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84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1.9654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1.0752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0429in"/>
    </style:style>
    <style:style style:name="co11" style:family="table-column">
      <style:table-column-properties fo:break-before="auto" style:column-width="1.2465in"/>
    </style:style>
    <style:style style:name="co12" style:family="table-column">
      <style:table-column-properties fo:break-before="auto" style:column-width="1.2043in"/>
    </style:style>
    <style:style style:name="co13" style:family="table-column">
      <style:table-column-properties fo:break-before="auto" style:column-width="2.8118in"/>
    </style:style>
    <style:style style:name="co14" style:family="table-column">
      <style:table-column-properties fo:break-before="auto" style:column-width="2.0835in"/>
    </style:style>
    <style:style style:name="co15" style:family="table-column">
      <style:table-column-properties fo:break-before="auto" style:column-width="2.0618in"/>
    </style:style>
    <style:style style:name="co16" style:family="table-column">
      <style:table-column-properties fo:break-before="auto" style:column-width="0.5929in"/>
    </style:style>
    <style:style style:name="co17" style:family="table-column">
      <style:table-column-properties fo:break-before="auto" style:column-width="1.9008in"/>
    </style:style>
    <style:style style:name="co18" style:family="table-column">
      <style:table-column-properties fo:break-before="auto" style:column-width="4.7417in"/>
    </style:style>
    <style:style style:name="co19" style:family="table-column">
      <style:table-column-properties fo:break-before="auto" style:column-width="7.9366in"/>
    </style:style>
    <style:style style:name="co20" style:family="table-column">
      <style:table-column-properties fo:break-before="auto" style:column-width="4.7528in"/>
    </style:style>
    <style:style style:name="co21" style:family="table-column">
      <style:table-column-properties fo:break-before="auto" style:column-width="0.9146in"/>
    </style:style>
    <style:style style:name="co22" style:family="table-column">
      <style:table-column-properties fo:break-before="auto" style:column-width="1in"/>
    </style:style>
    <style:style style:name="co23" style:family="table-column">
      <style:table-column-properties fo:break-before="auto" style:column-width="1.2362in"/>
    </style:style>
    <style:style style:name="co24" style:family="table-column">
      <style:table-column-properties fo:break-before="auto" style:column-width="1.7291in"/>
    </style:style>
    <style:style style:name="co25" style:family="table-column">
      <style:table-column-properties fo:break-before="auto" style:column-width="1.3327in"/>
    </style:style>
    <style:style style:name="co26" style:family="table-column">
      <style:table-column-properties fo:break-before="auto" style:column-width="1.9118in"/>
    </style:style>
    <style:style style:name="co27" style:family="table-column">
      <style:table-column-properties fo:break-before="auto" style:column-width="1.6756in"/>
    </style:style>
    <style:style style:name="co28" style:family="table-column">
      <style:table-column-properties fo:break-before="auto" style:column-width="20.739in"/>
    </style:style>
    <style:style style:name="co29" style:family="table-column">
      <style:table-column-properties fo:break-before="auto" style:column-width="0.5181in"/>
    </style:style>
    <style:style style:name="co30" style:family="table-column">
      <style:table-column-properties fo:break-before="auto" style:column-width="9.578in"/>
    </style:style>
    <style:style style:name="co31" style:family="table-column">
      <style:table-column-properties fo:break-before="auto" style:column-width="1.6862in"/>
    </style:style>
    <style:style style:name="co32" style:family="table-column">
      <style:table-column-properties fo:break-before="auto" style:column-width="1.2252in"/>
    </style:style>
    <style:style style:name="co33" style:family="table-column">
      <style:table-column-properties fo:break-before="auto" style:column-width="6.6827in"/>
    </style:style>
    <style:style style:name="co34" style:family="table-column">
      <style:table-column-properties fo:break-before="auto" style:column-width="0.4752in"/>
    </style:style>
    <style:style style:name="co35" style:family="table-column">
      <style:table-column-properties fo:break-before="auto" style:column-width="0.9252in"/>
    </style:style>
    <style:style style:name="co36" style:family="table-column">
      <style:table-column-properties fo:break-before="auto" style:column-width="0.5283in"/>
    </style:style>
    <style:style style:name="co3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tems-2023-08-12 21_06_5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 Name</text:p>
          </table:table-cell>
          <table:table-cell office:value-type="string" calcext:value-type="string">
            <text:p>Category Parent 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Warranty Date</text:p>
          </table:table-cell>
          <table:table-cell office:value-type="string" calcext:value-type="string">
            <text:p>Purchase Price</text:p>
          </table:table-cell>
          <table:table-cell table:style-name="Default" office:value-type="string" calcext:value-type="string">
            <text:p>Purchase Date</text:p>
          </table:table-cell>
          <table:table-cell office:value-type="string" calcext:value-type="string">
            <text:p>Residual Value</text:p>
          </table:table-cell>
          <table:table-cell office:value-type="string" calcext:value-type="string">
            <text:p>Depreciated Valu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Location</text:p>
          </table:table-cell>
          <table:table-cell table:style-name="Default" office:value-type="string" calcext:value-type="string">
            <text:p>Crea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mage Url</text:p>
          </table:table-cell>
          <table:table-cell office:value-type="string" calcext:value-type="string">
            <text:p>Barcodes</text:p>
          </table:table-cell>
          <table:table-cell office:value-type="string" calcext:value-type="string">
            <text:p>Check-out Started</text:p>
          </table:table-cell>
          <table:table-cell office:value-type="string" calcext:value-type="string">
            <text:p>Check-out Due</text:p>
          </table:table-cell>
          <table:table-cell office:value-type="string" calcext:value-type="string">
            <text:p>Check-out Finished</text:p>
          </table:table-cell>
          <table:table-cell office:value-type="string" calcext:value-type="string">
            <text:p>Check-out Id</text:p>
          </table:table-cell>
          <table:table-cell office:value-type="string" calcext:value-type="string">
            <text:p>Contact Name</text:p>
          </table:table-cell>
          <table:table-cell office:value-type="string" calcext:value-type="string">
            <text:p>Contact Email</text:p>
          </table:table-cell>
          <table:table-cell office:value-type="string" calcext:value-type="string">
            <text:p>Contact Company</text:p>
          </table:table-cell>
          <table:table-cell office:value-type="string" calcext:value-type="string">
            <text:p>Check-out Location Name</text:p>
          </table:table-cell>
          <table:table-cell office:value-type="string" calcext:value-type="string">
            <text:p>Custody (via name)</text:p>
          </table:table-cell>
          <table:table-cell office:value-type="string" calcext:value-type="string">
            <text:p>Custody (via email)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yperlink</text:p>
          </table:table-cell>
          <table:table-cell office:value-type="string" calcext:value-type="string">
            <text:p>BH ID</text:p>
          </table:table-cell>
          <table:table-cell office:value-type="string" calcext:value-type="string">
            <text:p>Model Number</text:p>
          </table:table-cell>
          <table:table-cell office:value-type="string" calcext:value-type="string">
            <text:p>Inventory Number</text:p>
          </table:table-cell>
          <table:table-cell office:value-type="string" calcext:value-type="string">
            <text:p>Online Link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urchase Date</text:p>
          </table:table-cell>
          <table:table-cell office:value-type="string" calcext:value-type="string">
            <text:p>Item Number</text:p>
          </table:table-cell>
          <table:table-cell office:value-type="string" calcext:value-type="string">
            <text:p>MSRP</text:p>
          </table:table-cell>
        </table:table-row>
        <table:table-row table:style-name="ro1">
          <table:table-cell office:value-type="string" calcext:value-type="string">
            <text:p>Cloudlifter CL-1 Mic Activa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loud Microphones</text:p>
          </table:table-cell>
          <table:table-cell office:value-type="string" calcext:value-type="string">
            <text:p>CL-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6:03:57</text:p>
          </table:table-cell>
          <table:table-cell/>
          <table:table-cell office:value-type="string" calcext:value-type="string">
            <text:p>grG27ZCeqqKfvjZmoNauWU</text:p>
          </table:table-cell>
          <table:table-cell/>
          <table:table-cell office:value-type="string" calcext:value-type="string">
            <text:p>https://attachments.cheqroomcdn.com/app/groups/PcxFCbYNX5ZroUMdZeaUs/f69e99b8-d33c-11ed-bd23-0a58a9feac02.jpg</text:p>
          </table:table-cell>
          <table:table-cell office:value-type="string" calcext:value-type="string">
            <text:p>D1-0004</text:p>
          </table:table-cell>
          <table:table-cell table:number-columns-repeated="13"/>
          <table:table-cell office:value-type="string" calcext:value-type="string">
            <text:p>https://www.bhphotovideo.com/c/product/1177578-REG/cloud_microphones_cl_1_cloudlifter_mic_activator.html</text:p>
          </table:table-cell>
          <table:table-cell office:value-type="string" calcext:value-type="string">
            <text:p>CLCL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oudlifter CL-1 Mic Activa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loud Microphones</text:p>
          </table:table-cell>
          <table:table-cell office:value-type="string" calcext:value-type="string">
            <text:p>CL-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6:03:57</text:p>
          </table:table-cell>
          <table:table-cell/>
          <table:table-cell office:value-type="string" calcext:value-type="string">
            <text:p>WReNx462o4HFffopmeSFWM</text:p>
          </table:table-cell>
          <table:table-cell/>
          <table:table-cell office:value-type="string" calcext:value-type="string">
            <text:p>https://attachments.cheqroomcdn.com/app/groups/PcxFCbYNX5ZroUMdZeaUs/f69e99b8-d33c-11ed-bd23-0a58a9feac02.jpg</text:p>
          </table:table-cell>
          <table:table-cell office:value-type="string" calcext:value-type="string">
            <text:p>D1-0013</text:p>
          </table:table-cell>
          <table:table-cell table:number-columns-repeated="13"/>
          <table:table-cell office:value-type="string" calcext:value-type="string">
            <text:p>https://www.bhphotovideo.com/c/product/1177578-REG/cloud_microphones_cl_1_cloudlifter_mic_activator.html</text:p>
          </table:table-cell>
          <table:table-cell office:value-type="string" calcext:value-type="string">
            <text:p>CLCL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ad Wombat Windscreen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table:number-columns-repeated="2"/>
          <table:table-cell office:value-type="float" office:value="49.95" calcext:value-type="float">
            <text:p>4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Audio | Shotgun Mic and Blimp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2:59:33</text:p>
          </table:table-cell>
          <table:table-cell/>
          <table:table-cell office:value-type="string" calcext:value-type="string">
            <text:p>k7gtTekdgq5HCeJ6grQEMD</text:p>
          </table:table-cell>
          <table:table-cell/>
          <table:table-cell office:value-type="string" calcext:value-type="string">
            <text:p>https://attachments.cheqroomcdn.com/app/groups/PcxFCbYNX5ZroUMdZeaUs/7f68c386-7d84-11ed-9d98-0a58a9feac02.jpg</text:p>
          </table:table-cell>
          <table:table-cell office:value-type="string" calcext:value-type="string">
            <text:p>E2-035</text:p>
          </table:table-cell>
          <table:table-cell table:number-columns-repeated="14"/>
          <table:table-cell office:value-type="string" calcext:value-type="string">
            <text:p>RODEADWOMBAT</text:p>
          </table:table-cell>
          <table:table-cell office:value-type="string" calcext:value-type="string">
            <text:p>DEADWOMBA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nin 2 Batteries</text:p>
          </table:table-cell>
          <table:table-cell office:value-type="string" calcext:value-type="string">
            <text:p>Ronin 2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BX.00020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8</text:p>
          </table:table-cell>
          <table:table-cell/>
          <table:table-cell office:value-type="string" calcext:value-type="string">
            <text:p>pFz59oABfCbGzMmYXNLEeF</text:p>
          </table:table-cell>
          <table:table-cell/>
          <table:table-cell office:value-type="string" calcext:value-type="string">
            <text:p>https://attachments.cheqroomcdn.com/app/groups/PcxFCbYNX5ZroUMdZeaUs/1fe7a226-7c51-11ed-85d1-0a58a9feac02.jpg</text:p>
          </table:table-cell>
          <table:table-cell table:number-columns-repeated="12"/>
          <table:table-cell office:value-type="string" calcext:value-type="string">
            <text:p>Batteries</text:p>
          </table:table-cell>
          <table:table-cell/>
          <table:table-cell office:value-type="string" calcext:value-type="string">
            <text:p>https://www.bhphotovideo.com/c/product/1301742-REG/dji_cp_bx_000179_inspire_2_part_05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udio Mic Boom Arm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SA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55:46</text:p>
          </table:table-cell>
          <table:table-cell/>
          <table:table-cell office:value-type="string" calcext:value-type="string">
            <text:p>KbUgYBffVNZGd7Bdujw69i</text:p>
          </table:table-cell>
          <table:table-cell/>
          <table:table-cell office:value-type="string" calcext:value-type="string">
            <text:p>https://attachments.cheqroomcdn.com/app/groups/PcxFCbYNX5ZroUMdZeaUs/1d40d2c6-a9a7-11ed-a5c9-0a58a9feac02.jpg</text:p>
          </table:table-cell>
          <table:table-cell office:value-type="string" calcext:value-type="string">
            <text:p>B4-0074, B4-0098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484972-REG/Rode_PSA1_PSA_1_Studio_Boom_Arm.html</text:p>
          </table:table-cell>
          <table:table-cell office:value-type="string" calcext:value-type="string">
            <text:p>ROPSA1</text:p>
          </table:table-cell>
          <table:table-cell office:value-type="string" calcext:value-type="string">
            <text:p>PSA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dio Mic Boom Arm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SA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537, -94.214704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55:46</text:p>
          </table:table-cell>
          <table:table-cell/>
          <table:table-cell office:value-type="string" calcext:value-type="string">
            <text:p>9Cu4hLskgxDk6SVtFma9P5</text:p>
          </table:table-cell>
          <table:table-cell/>
          <table:table-cell office:value-type="string" calcext:value-type="string">
            <text:p>https://attachments.cheqroomcdn.com/app/groups/PcxFCbYNX5ZroUMdZeaUs/1d40d2c6-a9a7-11ed-a5c9-0a58a9feac02.jpg</text:p>
          </table:table-cell>
          <table:table-cell office:value-type="string" calcext:value-type="string">
            <text:p>B4-0086, B4-0097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484972-REG/Rode_PSA1_PSA_1_Studio_Boom_Arm.html</text:p>
          </table:table-cell>
          <table:table-cell office:value-type="string" calcext:value-type="string">
            <text:p>ROPSA1</text:p>
          </table:table-cell>
          <table:table-cell office:value-type="string" calcext:value-type="string">
            <text:p>PSA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udio Mic Boom Arm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SA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55:46</text:p>
          </table:table-cell>
          <table:table-cell/>
          <table:table-cell office:value-type="string" calcext:value-type="string">
            <text:p>2cjbHMFrcYDhZUNvFUefmW</text:p>
          </table:table-cell>
          <table:table-cell/>
          <table:table-cell office:value-type="string" calcext:value-type="string">
            <text:p>https://attachments.cheqroomcdn.com/app/groups/PcxFCbYNX5ZroUMdZeaUs/1d40d2c6-a9a7-11ed-a5c9-0a58a9feac02.jpg</text:p>
          </table:table-cell>
          <table:table-cell office:value-type="string" calcext:value-type="string">
            <text:p>B4-0077, B4-0089</text:p>
          </table:table-cell>
          <table:table-cell table:number-columns-repeated="13"/>
          <table:table-cell office:value-type="string" calcext:value-type="string">
            <text:p>https://www.bhphotovideo.com/c/product/484972-REG/Rode_PSA1_PSA_1_Studio_Boom_Arm.html</text:p>
          </table:table-cell>
          <table:table-cell office:value-type="string" calcext:value-type="string">
            <text:p>ROPSA1</text:p>
          </table:table-cell>
          <table:table-cell office:value-type="string" calcext:value-type="string">
            <text:p>PSA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udio Mic Boom Arm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SA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55:46</text:p>
          </table:table-cell>
          <table:table-cell/>
          <table:table-cell office:value-type="string" calcext:value-type="string">
            <text:p>YPmspiLEKgyVGDuXfftfTf</text:p>
          </table:table-cell>
          <table:table-cell/>
          <table:table-cell office:value-type="string" calcext:value-type="string">
            <text:p>https://attachments.cheqroomcdn.com/app/groups/PcxFCbYNX5ZroUMdZeaUs/1d40d2c6-a9a7-11ed-a5c9-0a58a9feac02.jpg</text:p>
          </table:table-cell>
          <table:table-cell office:value-type="string" calcext:value-type="string">
            <text:p>B4-0093</text:p>
          </table:table-cell>
          <table:table-cell table:number-columns-repeated="13"/>
          <table:table-cell office:value-type="string" calcext:value-type="string">
            <text:p>https://www.bhphotovideo.com/c/product/484972-REG/Rode_PSA1_PSA_1_Studio_Boom_Arm.html</text:p>
          </table:table-cell>
          <table:table-cell office:value-type="string" calcext:value-type="string">
            <text:p>ROPSA1</text:p>
          </table:table-cell>
          <table:table-cell office:value-type="string" calcext:value-type="string">
            <text:p>PSA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udio Mic Boom Arm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SA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55:46</text:p>
          </table:table-cell>
          <table:table-cell/>
          <table:table-cell office:value-type="string" calcext:value-type="string">
            <text:p>YLpoKqTecHFfVdL9V2Pg9n</text:p>
          </table:table-cell>
          <table:table-cell/>
          <table:table-cell office:value-type="string" calcext:value-type="string">
            <text:p>https://attachments.cheqroomcdn.com/app/groups/PcxFCbYNX5ZroUMdZeaUs/1d40d2c6-a9a7-11ed-a5c9-0a58a9feac02.jpg</text:p>
          </table:table-cell>
          <table:table-cell office:value-type="string" calcext:value-type="string">
            <text:p>B4-0090</text:p>
          </table:table-cell>
          <table:table-cell table:number-columns-repeated="13"/>
          <table:table-cell office:value-type="string" calcext:value-type="string">
            <text:p>https://www.bhphotovideo.com/c/product/484972-REG/Rode_PSA1_PSA_1_Studio_Boom_Arm.html</text:p>
          </table:table-cell>
          <table:table-cell office:value-type="string" calcext:value-type="string">
            <text:p>ROPSA1</text:p>
          </table:table-cell>
          <table:table-cell office:value-type="string" calcext:value-type="string">
            <text:p>PSA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udio Mic Boom Arm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SA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55:46</text:p>
          </table:table-cell>
          <table:table-cell/>
          <table:table-cell office:value-type="string" calcext:value-type="string">
            <text:p>6bSDgLD5P32nkoR2vLr7T4</text:p>
          </table:table-cell>
          <table:table-cell/>
          <table:table-cell office:value-type="string" calcext:value-type="string">
            <text:p>https://attachments.cheqroomcdn.com/app/groups/PcxFCbYNX5ZroUMdZeaUs/1d40d2c6-a9a7-11ed-a5c9-0a58a9feac02.jpg</text:p>
          </table:table-cell>
          <table:table-cell office:value-type="string" calcext:value-type="string">
            <text:p>B4-0095, B4-0094</text:p>
          </table:table-cell>
          <table:table-cell table:number-columns-repeated="13"/>
          <table:table-cell office:value-type="string" calcext:value-type="string">
            <text:p>https://www.bhphotovideo.com/c/product/484972-REG/Rode_PSA1_PSA_1_Studio_Boom_Arm.html</text:p>
          </table:table-cell>
          <table:table-cell office:value-type="string" calcext:value-type="string">
            <text:p>ROPSA1</text:p>
          </table:table-cell>
          <table:table-cell office:value-type="string" calcext:value-type="string">
            <text:p>PSA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tudio Mic Boom Arm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SA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537, -94.214704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55:46</text:p>
          </table:table-cell>
          <table:table-cell/>
          <table:table-cell office:value-type="string" calcext:value-type="string">
            <text:p>dmyCZbANAYfVJ42Mp97hJc</text:p>
          </table:table-cell>
          <table:table-cell/>
          <table:table-cell office:value-type="string" calcext:value-type="string">
            <text:p>https://attachments.cheqroomcdn.com/app/groups/PcxFCbYNX5ZroUMdZeaUs/1d40d2c6-a9a7-11ed-a5c9-0a58a9feac02.jpg</text:p>
          </table:table-cell>
          <table:table-cell office:value-type="string" calcext:value-type="string">
            <text:p>B4-0096, B4-0079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484972-REG/Rode_PSA1_PSA_1_Studio_Boom_Arm.html</text:p>
          </table:table-cell>
          <table:table-cell office:value-type="string" calcext:value-type="string">
            <text:p>ROPSA1</text:p>
          </table:table-cell>
          <table:table-cell office:value-type="string" calcext:value-type="string">
            <text:p>PSA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ble Top Microphone Stand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&amp;M</text:p>
          </table:table-cell>
          <table:table-cell office:value-type="string" calcext:value-type="string">
            <text:p>23200-500-55</text:p>
          </table:table-cell>
          <table:table-cell/>
          <table:table-cell office:value-type="float" office:value="42.99" calcext:value-type="float">
            <text:p>42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67, -94.195097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6:23:07</text:p>
          </table:table-cell>
          <table:table-cell/>
          <table:table-cell office:value-type="string" calcext:value-type="string">
            <text:p>us4JtcNNkc75K7pbAEzW3C</text:p>
          </table:table-cell>
          <table:table-cell office:value-type="string" calcext:value-type="string">
            <text:p>d88be425</text:p>
          </table:table-cell>
          <table:table-cell office:value-type="string" calcext:value-type="string">
            <text:p>https://attachments.cheqroomcdn.com/app/groups/PcxFCbYNX5ZroUMdZeaUs/e445618e-d4d1-11ed-b819-0a58a9feac02.jpg</text:p>
          </table:table-cell>
          <table:table-cell table:number-columns-repeated="14"/>
          <table:table-cell office:value-type="string" calcext:value-type="string">
            <text:p>https://www.bhphotovideo.com/c/product/154670-REG/K_M_23200_500_55_Table_Top_Microphone_Stand.html</text:p>
          </table:table-cell>
          <table:table-cell office:value-type="string" calcext:value-type="string">
            <text:p>KM232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ble Top Microphone Stand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&amp;M</text:p>
          </table:table-cell>
          <table:table-cell office:value-type="string" calcext:value-type="string">
            <text:p>23200-500-55</text:p>
          </table:table-cell>
          <table:table-cell/>
          <table:table-cell office:value-type="float" office:value="42.99" calcext:value-type="float">
            <text:p>42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67, -94.195097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6:24:46</text:p>
          </table:table-cell>
          <table:table-cell/>
          <table:table-cell office:value-type="string" calcext:value-type="string">
            <text:p>amSu8KacXJCW2gmUwXiR3V</text:p>
          </table:table-cell>
          <table:table-cell office:value-type="string" calcext:value-type="string">
            <text:p>d9ee28b8</text:p>
          </table:table-cell>
          <table:table-cell office:value-type="string" calcext:value-type="string">
            <text:p>https://attachments.cheqroomcdn.com/app/groups/PcxFCbYNX5ZroUMdZeaUs/e445618e-d4d1-11ed-b819-0a58a9feac02.jpg</text:p>
          </table:table-cell>
          <table:table-cell table:number-columns-repeated="14"/>
          <table:table-cell office:value-type="string" calcext:value-type="string">
            <text:p>https://www.bhphotovideo.com/c/product/154670-REG/K_M_23200_500_55_Table_Top_Microphone_Stand.html</text:p>
          </table:table-cell>
          <table:table-cell office:value-type="string" calcext:value-type="string">
            <text:p>KM232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abletop Mic Stand | Foldable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Hamilton Stands</text:p>
          </table:table-cell>
          <table:table-cell office:value-type="string" calcext:value-type="string">
            <text:p>KB810</text:p>
          </table:table-cell>
          <table:table-cell/>
          <table:table-cell office:value-type="float" office:value="14.99" calcext:value-type="float">
            <text:p>14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6:17:28</text:p>
          </table:table-cell>
          <table:table-cell/>
          <table:table-cell office:value-type="string" calcext:value-type="string">
            <text:p>nPeb7WCWWfwb4HvqFWwX9c</text:p>
          </table:table-cell>
          <table:table-cell/>
          <table:table-cell office:value-type="string" calcext:value-type="string">
            <text:p>https://attachments.cheqroomcdn.com/app/groups/PcxFCbYNX5ZroUMdZeaUs/cb1ed468-d33e-11ed-91c4-0a58a9feac02.jpg</text:p>
          </table:table-cell>
          <table:table-cell office:value-type="string" calcext:value-type="string">
            <text:p>D1-0030</text:p>
          </table:table-cell>
          <table:table-cell table:number-columns-repeated="13"/>
          <table:table-cell office:value-type="string" calcext:value-type="string">
            <text:p>https://www.bhphotovideo.com/c/product/1078258-REG/hamilton_stands_kb810_nuera_tabletop_mic_stand.html</text:p>
          </table:table-cell>
          <table:table-cell office:value-type="string" calcext:value-type="string">
            <text:p>HAKB8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bletop Mic Stand | Foldable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Hamilton Stands</text:p>
          </table:table-cell>
          <table:table-cell office:value-type="string" calcext:value-type="string">
            <text:p>KB810</text:p>
          </table:table-cell>
          <table:table-cell/>
          <table:table-cell office:value-type="float" office:value="14.99" calcext:value-type="float">
            <text:p>14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6:17:28</text:p>
          </table:table-cell>
          <table:table-cell/>
          <table:table-cell office:value-type="string" calcext:value-type="string">
            <text:p>UrKxMAZSrhdkTFrxrTnq8C</text:p>
          </table:table-cell>
          <table:table-cell/>
          <table:table-cell office:value-type="string" calcext:value-type="string">
            <text:p>https://attachments.cheqroomcdn.com/app/groups/PcxFCbYNX5ZroUMdZeaUs/cb1ed468-d33e-11ed-91c4-0a58a9feac02.jpg</text:p>
          </table:table-cell>
          <table:table-cell office:value-type="string" calcext:value-type="string">
            <text:p>D1-0022</text:p>
          </table:table-cell>
          <table:table-cell table:number-columns-repeated="13"/>
          <table:table-cell office:value-type="string" calcext:value-type="string">
            <text:p>https://www.bhphotovideo.com/c/product/1078258-REG/hamilton_stands_kb810_nuera_tabletop_mic_stand.html</text:p>
          </table:table-cell>
          <table:table-cell office:value-type="string" calcext:value-type="string">
            <text:p>HAKB81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by Pin Adapter 5/8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861833" calcext:value-type="float">
            <text:p>861833</text:p>
          </table:table-cell>
          <table:table-cell/>
          <table:table-cell office:value-type="float" office:value="27.99" calcext:value-type="float">
            <text:p>27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9.4375" calcext:value-type="float">
            <text:p>19.4375</text:p>
          </table:table-cell>
          <table:table-cell table:number-columns-repeated="2"/>
          <table:table-cell office:value-type="string" calcext:value-type="string">
            <text:p>HD Light Stands | 05 | PORTL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4</text:p>
          </table:table-cell>
          <table:table-cell/>
          <table:table-cell office:value-type="string" calcext:value-type="string">
            <text:p>67sKUTeLwjuh6mP3DGfZmH</text:p>
          </table:table-cell>
          <table:table-cell/>
          <table:table-cell office:value-type="string" calcext:value-type="string">
            <text:p>https://attachments.cheqroomcdn.com/app/groups/PcxFCbYNX5ZroUMdZeaUs/41af7caa-8db6-11ed-8e87-0a58a9feac02.jpg</text:p>
          </table:table-cell>
          <table:table-cell table:number-columns-repeated="12"/>
          <table:table-cell office:value-type="string" calcext:value-type="string">
            <text:p>Shock Mount Adapter</text:p>
          </table:table-cell>
          <table:table-cell/>
          <table:table-cell office:value-type="string" calcext:value-type="string">
            <text:p>https://www.bhphotovideo.com/c/product/1047269-REG/matthews_861833_baby_pin_adapter.html</text:p>
          </table:table-cell>
          <table:table-cell office:value-type="string" calcext:value-type="string">
            <text:p>MA58F3816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1</text:p>
          </table:table-cell>
          <table:table-cell/>
          <table:table-cell office:value-type="string" calcext:value-type="string">
            <text:p>PqBivRCsRovGjwjwr4zpzK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1</text:p>
          </table:table-cell>
          <table:table-cell/>
          <table:table-cell office:value-type="string" calcext:value-type="string">
            <text:p>JaLzhBwvEUTGXhNCYTH8A3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1</text:p>
          </table:table-cell>
          <table:table-cell/>
          <table:table-cell office:value-type="string" calcext:value-type="string">
            <text:p>E7VNKkohApZYK2WnF5pvnc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2</text:p>
          </table:table-cell>
          <table:table-cell/>
          <table:table-cell office:value-type="string" calcext:value-type="string">
            <text:p>Rm7wYML2ZCHnAhoyf4JWKG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2</text:p>
          </table:table-cell>
          <table:table-cell/>
          <table:table-cell office:value-type="string" calcext:value-type="string">
            <text:p>QSB5YCwUJANDwFzjaBQ5J5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2</text:p>
          </table:table-cell>
          <table:table-cell/>
          <table:table-cell office:value-type="string" calcext:value-type="string">
            <text:p>iM82Sy33iJximfXvsYQTVR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3</text:p>
          </table:table-cell>
          <table:table-cell/>
          <table:table-cell office:value-type="string" calcext:value-type="string">
            <text:p>YmUit4dWZUHsjyRccDjeF3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3</text:p>
          </table:table-cell>
          <table:table-cell/>
          <table:table-cell office:value-type="string" calcext:value-type="string">
            <text:p>uSVeFPDrWVrkA2PojZtJVg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7</text:p>
          </table:table-cell>
          <table:table-cell/>
          <table:table-cell office:value-type="string" calcext:value-type="string">
            <text:p>nhhake4uvUgEaLAsPGcxb4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8</text:p>
          </table:table-cell>
          <table:table-cell/>
          <table:table-cell office:value-type="string" calcext:value-type="string">
            <text:p>gQ9UiePxXxnWZ2GHJniZUi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8</text:p>
          </table:table-cell>
          <table:table-cell/>
          <table:table-cell office:value-type="string" calcext:value-type="string">
            <text:p>rdrBZtzfK4b5qGwXs6iS4F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8</text:p>
          </table:table-cell>
          <table:table-cell/>
          <table:table-cell office:value-type="string" calcext:value-type="string">
            <text:p>96kZZC6Cujfs8PEMZWirtY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9</text:p>
          </table:table-cell>
          <table:table-cell/>
          <table:table-cell office:value-type="string" calcext:value-type="string">
            <text:p>xYQCvSqfEgNLYot44Qpbq3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9</text:p>
          </table:table-cell>
          <table:table-cell/>
          <table:table-cell office:value-type="string" calcext:value-type="string">
            <text:p>vcQqB2rpwHrX6GhWq8Qzy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9</text:p>
          </table:table-cell>
          <table:table-cell/>
          <table:table-cell office:value-type="string" calcext:value-type="string">
            <text:p>uLmwJ8ooTeJH4WSvxJ3g4j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9</text:p>
          </table:table-cell>
          <table:table-cell/>
          <table:table-cell office:value-type="string" calcext:value-type="string">
            <text:p>FB4GKtaPn3tPnudcX64duQ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0</text:p>
          </table:table-cell>
          <table:table-cell/>
          <table:table-cell office:value-type="string" calcext:value-type="string">
            <text:p>PP6yJaFD8LBstKXdKDNc2F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0</text:p>
          </table:table-cell>
          <table:table-cell/>
          <table:table-cell office:value-type="string" calcext:value-type="string">
            <text:p>CpaQW4vztZaNE8izUNqJsE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0</text:p>
          </table:table-cell>
          <table:table-cell/>
          <table:table-cell office:value-type="string" calcext:value-type="string">
            <text:p>wPY5EVCVeu3XMGYcPF2sgh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1</text:p>
          </table:table-cell>
          <table:table-cell/>
          <table:table-cell office:value-type="string" calcext:value-type="string">
            <text:p>hGjVQQSVvFDaU73UTEcSHP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1</text:p>
          </table:table-cell>
          <table:table-cell/>
          <table:table-cell office:value-type="string" calcext:value-type="string">
            <text:p>QdkU7s28kWGmLsF9KxmYrB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1</text:p>
          </table:table-cell>
          <table:table-cell/>
          <table:table-cell office:value-type="string" calcext:value-type="string">
            <text:p>wkdwpCnikEp5GTuN2xvok8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2</text:p>
          </table:table-cell>
          <table:table-cell/>
          <table:table-cell office:value-type="string" calcext:value-type="string">
            <text:p>yJhs9ofhTqNas5eWRXSsfb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2</text:p>
          </table:table-cell>
          <table:table-cell/>
          <table:table-cell office:value-type="string" calcext:value-type="string">
            <text:p>NHWzm7WrmvDNDnNWnfEGqP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2</text:p>
          </table:table-cell>
          <table:table-cell/>
          <table:table-cell office:value-type="string" calcext:value-type="string">
            <text:p>Mb6urYwwREp4t2PMQbzJB3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3</text:p>
          </table:table-cell>
          <table:table-cell/>
          <table:table-cell office:value-type="string" calcext:value-type="string">
            <text:p>kVHNEeJ7rroHeJZG9eVN6J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3</text:p>
          </table:table-cell>
          <table:table-cell/>
          <table:table-cell office:value-type="string" calcext:value-type="string">
            <text:p>fyd2EJMurg2zkpVFSjS3pF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3</text:p>
          </table:table-cell>
          <table:table-cell/>
          <table:table-cell office:value-type="string" calcext:value-type="string">
            <text:p>QvEooBsKNDcuGn6Pu3obt3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C1000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7.28472222222222" calcext:value-type="float">
            <text:p>7.28472222222222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3</text:p>
          </table:table-cell>
          <table:table-cell/>
          <table:table-cell office:value-type="string" calcext:value-type="string">
            <text:p>2Wsasn957kiFTWe7u6gMND</text:p>
          </table:table-cell>
          <table:table-cell/>
          <table:table-cell office:value-type="string" calcext:value-type="string">
            <text:p>https://attachments.cheqroomcdn.com/app/groups/PcxFCbYNX5ZroUMdZeaUs/3b820e4c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3569-REG/Avenger_C1000_C1000_Drop_Ceiling_Scissor_Clamp.html</text:p>
          </table:table-cell>
          <table:table-cell office:value-type="string" calcext:value-type="string">
            <text:p>AVC1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C1000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7.28472222222222" calcext:value-type="float">
            <text:p>7.28472222222222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4</text:p>
          </table:table-cell>
          <table:table-cell/>
          <table:table-cell office:value-type="string" calcext:value-type="string">
            <text:p>XgXj76wY2VwWYTF75uFvTH</text:p>
          </table:table-cell>
          <table:table-cell/>
          <table:table-cell office:value-type="string" calcext:value-type="string">
            <text:p>https://attachments.cheqroomcdn.com/app/groups/PcxFCbYNX5ZroUMdZeaUs/3b820e4c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3569-REG/Avenger_C1000_C1000_Drop_Ceiling_Scissor_Clamp.html</text:p>
          </table:table-cell>
          <table:table-cell office:value-type="string" calcext:value-type="string">
            <text:p>AVC1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C1000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7.28472222222222" calcext:value-type="float">
            <text:p>7.28472222222222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4</text:p>
          </table:table-cell>
          <table:table-cell/>
          <table:table-cell office:value-type="string" calcext:value-type="string">
            <text:p>ZBnhTqUdrnr7rTHeo8YM7T</text:p>
          </table:table-cell>
          <table:table-cell/>
          <table:table-cell office:value-type="string" calcext:value-type="string">
            <text:p>https://attachments.cheqroomcdn.com/app/groups/PcxFCbYNX5ZroUMdZeaUs/3b820e4c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3569-REG/Avenger_C1000_C1000_Drop_Ceiling_Scissor_Clamp.html</text:p>
          </table:table-cell>
          <table:table-cell office:value-type="string" calcext:value-type="string">
            <text:p>AVC1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C1000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7.28472222222222" calcext:value-type="float">
            <text:p>7.28472222222222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5</text:p>
          </table:table-cell>
          <table:table-cell/>
          <table:table-cell office:value-type="string" calcext:value-type="string">
            <text:p>ZSuftnG4ZU5w89B4tigLki</text:p>
          </table:table-cell>
          <table:table-cell/>
          <table:table-cell office:value-type="string" calcext:value-type="string">
            <text:p>https://attachments.cheqroomcdn.com/app/groups/PcxFCbYNX5ZroUMdZeaUs/3b820e4c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3569-REG/Avenger_C1000_C1000_Drop_Ceiling_Scissor_Clamp.html</text:p>
          </table:table-cell>
          <table:table-cell office:value-type="string" calcext:value-type="string">
            <text:p>AVC1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C1000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7.28472222222222" calcext:value-type="float">
            <text:p>7.28472222222222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5</text:p>
          </table:table-cell>
          <table:table-cell/>
          <table:table-cell office:value-type="string" calcext:value-type="string">
            <text:p>Ckve242gKoChZzPZKjmETZ</text:p>
          </table:table-cell>
          <table:table-cell/>
          <table:table-cell office:value-type="string" calcext:value-type="string">
            <text:p>https://attachments.cheqroomcdn.com/app/groups/PcxFCbYNX5ZroUMdZeaUs/3b820e4c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3569-REG/Avenger_C1000_C1000_Drop_Ceiling_Scissor_Clamp.html</text:p>
          </table:table-cell>
          <table:table-cell office:value-type="string" calcext:value-type="string">
            <text:p>AVC10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4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.38194444444445" calcext:value-type="float">
            <text:p>5.3819444444444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5</text:p>
          </table:table-cell>
          <table:table-cell/>
          <table:table-cell office:value-type="string" calcext:value-type="string">
            <text:p>fuTfC6W85VAdc7F26vVLSk</text:p>
          </table:table-cell>
          <table:table-cell/>
          <table:table-cell office:value-type="string" calcext:value-type="string">
            <text:p>https://attachments.cheqroomcdn.com/app/groups/PcxFCbYNX5ZroUMdZeaUs/3cb5fe54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857311-REG/impact_srp_124_scissor_mount_for_drop.html</text:p>
          </table:table-cell>
          <table:table-cell office:value-type="string" calcext:value-type="string">
            <text:p>IMSRP12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4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.38194444444445" calcext:value-type="float">
            <text:p>5.3819444444444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6</text:p>
          </table:table-cell>
          <table:table-cell/>
          <table:table-cell office:value-type="string" calcext:value-type="string">
            <text:p>Lfp3xxKnDYM65dVnATntkn</text:p>
          </table:table-cell>
          <table:table-cell/>
          <table:table-cell office:value-type="string" calcext:value-type="string">
            <text:p>https://attachments.cheqroomcdn.com/app/groups/PcxFCbYNX5ZroUMdZeaUs/3cb5fe54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857311-REG/impact_srp_124_scissor_mount_for_drop.html</text:p>
          </table:table-cell>
          <table:table-cell office:value-type="string" calcext:value-type="string">
            <text:p>IMSRP12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4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.38194444444445" calcext:value-type="float">
            <text:p>5.3819444444444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6</text:p>
          </table:table-cell>
          <table:table-cell/>
          <table:table-cell office:value-type="string" calcext:value-type="string">
            <text:p>h3prSpmmNrNQDPrsxKjw5Q</text:p>
          </table:table-cell>
          <table:table-cell/>
          <table:table-cell office:value-type="string" calcext:value-type="string">
            <text:p>https://attachments.cheqroomcdn.com/app/groups/PcxFCbYNX5ZroUMdZeaUs/3cb5fe54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857311-REG/impact_srp_124_scissor_mount_for_drop.html</text:p>
          </table:table-cell>
          <table:table-cell office:value-type="string" calcext:value-type="string">
            <text:p>IMSRP12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4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.38194444444445" calcext:value-type="float">
            <text:p>5.3819444444444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7</text:p>
          </table:table-cell>
          <table:table-cell/>
          <table:table-cell office:value-type="string" calcext:value-type="string">
            <text:p>9zqcEJMtAUAqvb3DUQUs7N</text:p>
          </table:table-cell>
          <table:table-cell/>
          <table:table-cell office:value-type="string" calcext:value-type="string">
            <text:p>https://attachments.cheqroomcdn.com/app/groups/PcxFCbYNX5ZroUMdZeaUs/3cb5fe54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857311-REG/impact_srp_124_scissor_mount_for_drop.html</text:p>
          </table:table-cell>
          <table:table-cell office:value-type="string" calcext:value-type="string">
            <text:p>IMSRP12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4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.38194444444445" calcext:value-type="float">
            <text:p>5.3819444444444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7</text:p>
          </table:table-cell>
          <table:table-cell/>
          <table:table-cell office:value-type="string" calcext:value-type="string">
            <text:p>xxmzwMh3idZ2MhysA7qKKc</text:p>
          </table:table-cell>
          <table:table-cell/>
          <table:table-cell office:value-type="string" calcext:value-type="string">
            <text:p>https://attachments.cheqroomcdn.com/app/groups/PcxFCbYNX5ZroUMdZeaUs/3cb5fe54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857311-REG/impact_srp_124_scissor_mount_for_drop.html</text:p>
          </table:table-cell>
          <table:table-cell office:value-type="string" calcext:value-type="string">
            <text:p>IMSRP12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ckbill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ME-111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1.6319444444444" calcext:value-type="float">
            <text:p>41.6319444444444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0</text:p>
          </table:table-cell>
          <table:table-cell/>
          <table:table-cell office:value-type="string" calcext:value-type="string">
            <text:p>V2Fg2rg7zkzDnaukG5ZQ6B</text:p>
          </table:table-cell>
          <table:table-cell/>
          <table:table-cell office:value-type="string" calcext:value-type="string">
            <text:p>https://attachments.cheqroomcdn.com/app/groups/PcxFCbYNX5ZroUMdZeaUs/3374f6c4-8db6-11ed-8e87-0a58a9feac02.jpg</text:p>
          </table:table-cell>
          <table:table-cell table:number-columns-repeated="12"/>
          <table:table-cell office:value-type="string" calcext:value-type="string">
            <text:p>Duckbill Clamp</text:p>
          </table:table-cell>
          <table:table-cell/>
          <table:table-cell office:value-type="string" calcext:value-type="string">
            <text:p>https://www.bhphotovideo.com/c/product/1281602-REG/impact_me_111_plate_clamp_duckbill_style.html</text:p>
          </table:table-cell>
          <table:table-cell office:value-type="string" calcext:value-type="string">
            <text:p>IMME1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ckbill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ME-111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1.6319444444444" calcext:value-type="float">
            <text:p>41.6319444444444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0</text:p>
          </table:table-cell>
          <table:table-cell/>
          <table:table-cell office:value-type="string" calcext:value-type="string">
            <text:p>hdEXTavMSsq5vEG2BMH3kY</text:p>
          </table:table-cell>
          <table:table-cell/>
          <table:table-cell office:value-type="string" calcext:value-type="string">
            <text:p>https://attachments.cheqroomcdn.com/app/groups/PcxFCbYNX5ZroUMdZeaUs/3374f6c4-8db6-11ed-8e87-0a58a9feac02.jpg</text:p>
          </table:table-cell>
          <table:table-cell table:number-columns-repeated="12"/>
          <table:table-cell office:value-type="string" calcext:value-type="string">
            <text:p>Duckbill Clamp</text:p>
          </table:table-cell>
          <table:table-cell/>
          <table:table-cell office:value-type="string" calcext:value-type="string">
            <text:p>https://www.bhphotovideo.com/c/product/1281602-REG/impact_me_111_plate_clamp_duckbill_style.html</text:p>
          </table:table-cell>
          <table:table-cell office:value-type="string" calcext:value-type="string">
            <text:p>IMME11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uckbill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ME-111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1.6319444444444" calcext:value-type="float">
            <text:p>41.6319444444444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1</text:p>
          </table:table-cell>
          <table:table-cell/>
          <table:table-cell office:value-type="string" calcext:value-type="string">
            <text:p>vEFBJz8Lm2gbv8JSkh3P8n</text:p>
          </table:table-cell>
          <table:table-cell/>
          <table:table-cell office:value-type="string" calcext:value-type="string">
            <text:p>https://attachments.cheqroomcdn.com/app/groups/PcxFCbYNX5ZroUMdZeaUs/3374f6c4-8db6-11ed-8e87-0a58a9feac02.jpg</text:p>
          </table:table-cell>
          <table:table-cell table:number-columns-repeated="12"/>
          <table:table-cell office:value-type="string" calcext:value-type="string">
            <text:p>Duckbill Clamp</text:p>
          </table:table-cell>
          <table:table-cell/>
          <table:table-cell office:value-type="string" calcext:value-type="string">
            <text:p>https://www.bhphotovideo.com/c/product/1281602-REG/impact_me_111_plate_clamp_duckbill_style.html</text:p>
          </table:table-cell>
          <table:table-cell office:value-type="string" calcext:value-type="string">
            <text:p>IMME11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uckbill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ME-111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1.6319444444444" calcext:value-type="float">
            <text:p>41.6319444444444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1</text:p>
          </table:table-cell>
          <table:table-cell/>
          <table:table-cell office:value-type="string" calcext:value-type="string">
            <text:p>nt9uZWVBG6sdNpBHjiMU8Q</text:p>
          </table:table-cell>
          <table:table-cell/>
          <table:table-cell office:value-type="string" calcext:value-type="string">
            <text:p>https://attachments.cheqroomcdn.com/app/groups/PcxFCbYNX5ZroUMdZeaUs/3374f6c4-8db6-11ed-8e87-0a58a9feac02.jpg</text:p>
          </table:table-cell>
          <table:table-cell table:number-columns-repeated="12"/>
          <table:table-cell office:value-type="string" calcext:value-type="string">
            <text:p>Duckbill Clamp</text:p>
          </table:table-cell>
          <table:table-cell/>
          <table:table-cell office:value-type="string" calcext:value-type="string">
            <text:p>https://www.bhphotovideo.com/c/product/1281602-REG/impact_me_111_plate_clamp_duckbill_style.html</text:p>
          </table:table-cell>
          <table:table-cell office:value-type="string" calcext:value-type="string">
            <text:p>IMME11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oom Arm (Black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B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3</text:p>
          </table:table-cell>
          <table:table-cell/>
          <table:table-cell office:value-type="string" calcext:value-type="string">
            <text:p>RKimMUVJWbPeZgsiXc9yW9</text:p>
          </table:table-cell>
          <table:table-cell/>
          <table:table-cell office:value-type="string" calcext:value-type="string">
            <text:p>https://attachments.cheqroomcdn.com/app/groups/PcxFCbYNX5ZroUMdZeaUs/29917d4e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1-REG/impact_lsa_basb_boom_arm_steel.html</text:p>
          </table:table-cell>
          <table:table-cell office:value-type="string" calcext:value-type="string">
            <text:p>IMLSABAS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om Arm (Black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B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4</text:p>
          </table:table-cell>
          <table:table-cell/>
          <table:table-cell office:value-type="string" calcext:value-type="string">
            <text:p>MoQ7XwMhdJKTt7S5KFptBd</text:p>
          </table:table-cell>
          <table:table-cell/>
          <table:table-cell office:value-type="string" calcext:value-type="string">
            <text:p>https://attachments.cheqroomcdn.com/app/groups/PcxFCbYNX5ZroUMdZeaUs/29917d4e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1-REG/impact_lsa_basb_boom_arm_steel.html</text:p>
          </table:table-cell>
          <table:table-cell office:value-type="string" calcext:value-type="string">
            <text:p>IMLSABAS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om Arm (Chrome-plated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1</text:p>
          </table:table-cell>
          <table:table-cell/>
          <table:table-cell office:value-type="string" calcext:value-type="string">
            <text:p>mhZoX3feprb2quidpjbJgE</text:p>
          </table:table-cell>
          <table:table-cell/>
          <table:table-cell office:value-type="string" calcext:value-type="string">
            <text:p>https://attachments.cheqroomcdn.com/app/groups/PcxFCbYNX5ZroUMdZeaUs/2845ca76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0-REG/impact_lsa_bas_boom_arm_steel.html</text:p>
          </table:table-cell>
          <table:table-cell office:value-type="string" calcext:value-type="string">
            <text:p>IMLSABA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om Arm (Chrome-plated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2</text:p>
          </table:table-cell>
          <table:table-cell/>
          <table:table-cell office:value-type="string" calcext:value-type="string">
            <text:p>cna7j84QtyGrn9w8msFxbe</text:p>
          </table:table-cell>
          <table:table-cell/>
          <table:table-cell office:value-type="string" calcext:value-type="string">
            <text:p>https://attachments.cheqroomcdn.com/app/groups/PcxFCbYNX5ZroUMdZeaUs/2845ca76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0-REG/impact_lsa_bas_boom_arm_steel.html</text:p>
          </table:table-cell>
          <table:table-cell office:value-type="string" calcext:value-type="string">
            <text:p>IMLSABA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om Arm (Chrome-plated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2</text:p>
          </table:table-cell>
          <table:table-cell/>
          <table:table-cell office:value-type="string" calcext:value-type="string">
            <text:p>s35j3qPGxnSpqwQYDtC7L7</text:p>
          </table:table-cell>
          <table:table-cell/>
          <table:table-cell office:value-type="string" calcext:value-type="string">
            <text:p>https://attachments.cheqroomcdn.com/app/groups/PcxFCbYNX5ZroUMdZeaUs/2845ca76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0-REG/impact_lsa_bas_boom_arm_steel.html</text:p>
          </table:table-cell>
          <table:table-cell office:value-type="string" calcext:value-type="string">
            <text:p>IMLSABAS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oom Arm (Chrome-plated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2</text:p>
          </table:table-cell>
          <table:table-cell/>
          <table:table-cell office:value-type="string" calcext:value-type="string">
            <text:p>GyzZdSrfSCJKyCDnsqbtmd</text:p>
          </table:table-cell>
          <table:table-cell/>
          <table:table-cell office:value-type="string" calcext:value-type="string">
            <text:p>https://attachments.cheqroomcdn.com/app/groups/PcxFCbYNX5ZroUMdZeaUs/2845ca76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0-REG/impact_lsa_bas_boom_arm_steel.html</text:p>
          </table:table-cell>
          <table:table-cell office:value-type="string" calcext:value-type="string">
            <text:p>IMLSABA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oom Arm (Chrome-plated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3</text:p>
          </table:table-cell>
          <table:table-cell/>
          <table:table-cell office:value-type="string" calcext:value-type="string">
            <text:p>Cz9CJJ2Mz4dbsXa5kC3MRf</text:p>
          </table:table-cell>
          <table:table-cell/>
          <table:table-cell office:value-type="string" calcext:value-type="string">
            <text:p>https://attachments.cheqroomcdn.com/app/groups/PcxFCbYNX5ZroUMdZeaUs/2845ca76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0-REG/impact_lsa_bas_boom_arm_steel.html</text:p>
          </table:table-cell>
          <table:table-cell office:value-type="string" calcext:value-type="string">
            <text:p>IMLSABAS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oom Arm (Chrome-plated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3</text:p>
          </table:table-cell>
          <table:table-cell/>
          <table:table-cell office:value-type="string" calcext:value-type="string">
            <text:p>BefxuSY4CUer2hAuMDBTHH</text:p>
          </table:table-cell>
          <table:table-cell/>
          <table:table-cell office:value-type="string" calcext:value-type="string">
            <text:p>https://attachments.cheqroomcdn.com/app/groups/PcxFCbYNX5ZroUMdZeaUs/2845ca76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0-REG/impact_lsa_bas_boom_arm_steel.html</text:p>
          </table:table-cell>
          <table:table-cell office:value-type="string" calcext:value-type="string">
            <text:p>IMLSABA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600CB Mini Boo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D600CB</text:p>
          </table:table-cell>
          <table:table-cell/>
          <table:table-cell office:value-type="float" office:value="140.88" calcext:value-type="float">
            <text:p>140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7.8333333333333" calcext:value-type="float">
            <text:p>97.8333333333333</text:p>
          </table:table-cell>
          <table:table-cell table:number-columns-repeated="2"/>
          <table:table-cell office:value-type="string" calcext:value-type="string">
            <text:p>HD Light Stands | 05 | PORTL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3</text:p>
          </table:table-cell>
          <table:table-cell/>
          <table:table-cell office:value-type="string" calcext:value-type="string">
            <text:p>B3BNJiKwkm9Y4nYZ7Lbrqc</text:p>
          </table:table-cell>
          <table:table-cell/>
          <table:table-cell office:value-type="string" calcext:value-type="string">
            <text:p>https://attachments.cheqroomcdn.com/app/groups/PcxFCbYNX5ZroUMdZeaUs/23470562-8db6-11ed-8e87-0a58a9feac02.jpg</text:p>
          </table:table-cell>
          <table:table-cell office:value-type="string" calcext:value-type="string">
            <text:p>B4-0038</text:p>
          </table:table-cell>
          <table:table-cell table:number-columns-repeated="11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331474-REG/Avenger_D600CB_D600CB_Mini_Boom.html</text:p>
          </table:table-cell>
          <table:table-cell office:value-type="string" calcext:value-type="string">
            <text:p>AVD600C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cro Boompole 3-Section Telescopic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MICRO BOOMPOLE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D4MFjFx86yHz8ujiDj8fRU</text:p>
          </table:table-cell>
          <table:table-cell/>
          <table:table-cell office:value-type="string" calcext:value-type="string">
            <text:p>https://attachments.cheqroomcdn.com/app/groups/PcxFCbYNX5ZroUMdZeaUs/33090e28-8db6-11ed-8e87-0a58a9feac02.jpg</text:p>
          </table:table-cell>
          <table:table-cell office:value-type="string" calcext:value-type="string">
            <text:p>D1-0041</text:p>
          </table:table-cell>
          <table:table-cell table:number-columns-repeated="11"/>
          <table:table-cell office:value-type="string" calcext:value-type="string">
            <text:p>Boompole</text:p>
          </table:table-cell>
          <table:table-cell/>
          <table:table-cell office:value-type="string" calcext:value-type="string">
            <text:p>https://www.bhphotovideo.com/c/product/757123-REG/Rode_MICRO_BOOMPOLE_Micro_Boompole_3_Section.html</text:p>
          </table:table-cell>
          <table:table-cell office:value-type="string" calcext:value-type="string">
            <text:p>ROMICROBOOM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scopic Collapsible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081, -94.2147123</text:p>
          </table:table-cell>
          <table:table-cell office:value-type="string" calcext:value-type="string">
            <text:p>Telescopic Reflector Holders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7</text:p>
          </table:table-cell>
          <table:table-cell/>
          <table:table-cell office:value-type="string" calcext:value-type="string">
            <text:p>jRthr3GY24xjfQpo5B7FAP</text:p>
          </table:table-cell>
          <table:table-cell/>
          <table:table-cell office:value-type="string" calcext:value-type="string">
            <text:p>https://attachments.cheqroomcdn.com/app/groups/PcxFCbYNX5ZroUMdZeaUs/2bb62b1a-8db6-11ed-8e87-0a58a9feac02.jpg</text:p>
          </table:table-cell>
          <table:table-cell table:number-columns-repeated="12"/>
          <table:table-cell office:value-type="string" calcext:value-type="string">
            <text:p>Reflector Holder</text:p>
          </table:table-cell>
          <table:table-cell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lescopic Collapsible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081, -94.2147123</text:p>
          </table:table-cell>
          <table:table-cell office:value-type="string" calcext:value-type="string">
            <text:p>Telescopic Reflector Holders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7</text:p>
          </table:table-cell>
          <table:table-cell/>
          <table:table-cell office:value-type="string" calcext:value-type="string">
            <text:p>Jyq4xMBoPPviiptWifH5bR</text:p>
          </table:table-cell>
          <table:table-cell/>
          <table:table-cell office:value-type="string" calcext:value-type="string">
            <text:p>https://attachments.cheqroomcdn.com/app/groups/PcxFCbYNX5ZroUMdZeaUs/2bb62b1a-8db6-11ed-8e87-0a58a9feac02.jpg</text:p>
          </table:table-cell>
          <table:table-cell table:number-columns-repeated="12"/>
          <table:table-cell office:value-type="string" calcext:value-type="string">
            <text:p>Reflector Holder</text:p>
          </table:table-cell>
          <table:table-cell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lescopic Collapsible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081, -94.2147123</text:p>
          </table:table-cell>
          <table:table-cell office:value-type="string" calcext:value-type="string">
            <text:p>Telescopic Reflector Holders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8</text:p>
          </table:table-cell>
          <table:table-cell/>
          <table:table-cell office:value-type="string" calcext:value-type="string">
            <text:p>MHX5y8e7nZjLkkTk5mfJeh</text:p>
          </table:table-cell>
          <table:table-cell/>
          <table:table-cell office:value-type="string" calcext:value-type="string">
            <text:p>https://attachments.cheqroomcdn.com/app/groups/PcxFCbYNX5ZroUMdZeaUs/2bb62b1a-8db6-11ed-8e87-0a58a9feac02.jpg</text:p>
          </table:table-cell>
          <table:table-cell table:number-columns-repeated="12"/>
          <table:table-cell office:value-type="string" calcext:value-type="string">
            <text:p>Reflector Holder</text:p>
          </table:table-cell>
          <table:table-cell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lescopic Collapsible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081, -94.2147123</text:p>
          </table:table-cell>
          <table:table-cell office:value-type="string" calcext:value-type="string">
            <text:p>Telescopic Reflector Holders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8</text:p>
          </table:table-cell>
          <table:table-cell/>
          <table:table-cell office:value-type="string" calcext:value-type="string">
            <text:p>ZLRNPdghKDLExXpweh6tKh</text:p>
          </table:table-cell>
          <table:table-cell/>
          <table:table-cell office:value-type="string" calcext:value-type="string">
            <text:p>https://attachments.cheqroomcdn.com/app/groups/PcxFCbYNX5ZroUMdZeaUs/2bb62b1a-8db6-11ed-8e87-0a58a9feac02.jpg</text:p>
          </table:table-cell>
          <table:table-cell table:number-columns-repeated="12"/>
          <table:table-cell office:value-type="string" calcext:value-type="string">
            <text:p>Reflector Holder</text:p>
          </table:table-cell>
          <table:table-cell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ESA to C-Stand Adapter</text:p>
          </table:table-cell>
          <table:table-cell office:value-type="string" calcext:value-type="string">
            <text:p>Arms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FSI</text:p>
          </table:table-cell>
          <table:table-cell office:value-type="string" calcext:value-type="string">
            <text:p>MM100-LP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0</text:p>
          </table:table-cell>
          <table:table-cell/>
          <table:table-cell office:value-type="string" calcext:value-type="string">
            <text:p>m4g4KYbzAVjs83VpXkGkXG</text:p>
          </table:table-cell>
          <table:table-cell/>
          <table:table-cell office:value-type="string" calcext:value-type="string">
            <text:p>https://attachments.cheqroomcdn.com/app/groups/PcxFCbYNX5ZroUMdZeaUs/27c3f8fc-8db6-11ed-8e87-0a58a9feac02.jpg</text:p>
          </table:table-cell>
          <table:table-cell table:number-columns-repeated="12"/>
          <table:table-cell office:value-type="string" calcext:value-type="string">
            <text:p>Vesa Mount</text:p>
          </table:table-cell>
          <table:table-cell/>
          <table:table-cell office:value-type="string" calcext:value-type="string">
            <text:p>https://www.bhphotovideo.com/c/product/1087169-REG/fsi_solutions_mm100_lp_75_100_mm_vesa_to.html</text:p>
          </table:table-cell>
          <table:table-cell office:value-type="string" calcext:value-type="string">
            <text:p>FSMM100L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G Windshield (25mm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ycote</text:p>
          </table:table-cell>
          <table:table-cell office:value-type="float" office:value="11003" calcext:value-type="float">
            <text:p>1100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4</text:p>
          </table:table-cell>
          <table:table-cell/>
          <table:table-cell office:value-type="string" calcext:value-type="string">
            <text:p>uRTxYnysQT644M8gWcdgSA</text:p>
          </table:table-cell>
          <table:table-cell table:number-columns-repeated="14"/>
          <table:table-cell office:value-type="string" calcext:value-type="string">
            <text:p>Mic Windshield</text:p>
          </table:table-cell>
          <table:table-cell/>
          <table:table-cell office:value-type="string" calcext:value-type="string">
            <text:p>https://www.bhphotovideo.com/c/product/322366-REG/Rycote_011003_Baby_Ball_Gag_Windshield.html</text:p>
          </table:table-cell>
          <table:table-cell office:value-type="string" calcext:value-type="string">
            <text:p>RYBBG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Audio | Shotgun Mic and Blimp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29</text:p>
          </table:table-cell>
          <table:table-cell/>
          <table:table-cell office:value-type="string" calcext:value-type="string">
            <text:p>Bd2ssv8UTNuxf6J78o5pYi</text:p>
          </table:table-cell>
          <table:table-cell office:value-type="string" calcext:value-type="string">
            <text:p>6e9f8d88</text:p>
          </table:table-cell>
          <table:table-cell office:value-type="string" calcext:value-type="string">
            <text:p>https://attachments.cheqroomcdn.com/app/groups/PcxFCbYNX5ZroUMdZeaUs/b2570b00-7d88-11ed-9069-0a58a9feac02.jp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om Pole adjustable to 5.5 f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Audio | Shotgun Mic and Blimp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34:07</text:p>
          </table:table-cell>
          <table:table-cell/>
          <table:table-cell office:value-type="string" calcext:value-type="string">
            <text:p>QkNdFnQWyC9LkkjTAjHCTd</text:p>
          </table:table-cell>
          <table:table-cell office:value-type="string" calcext:value-type="string">
            <text:p>4b04639f</text:p>
          </table:table-cell>
          <table:table-cell office:value-type="string" calcext:value-type="string">
            <text:p>https://attachments.cheqroomcdn.com/app/groups/PcxFCbYNX5ZroUMdZeaUs/647e52aa-7d8b-11ed-b957-0a58a9feac02.p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lassic 8"</text:p>
          </table:table-cell>
          <table:table-cell office:value-type="string" calcext:value-type="string">
            <text:p>Speak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RK</text:p>
          </table:table-cell>
          <table:table-cell office:value-type="string" calcext:value-type="string">
            <text:p>CL8G3-NA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5</text:p>
          </table:table-cell>
          <table:table-cell/>
          <table:table-cell office:value-type="string" calcext:value-type="string">
            <text:p>3gubKRezSrsK93gTDXRfvT</text:p>
          </table:table-cell>
          <table:table-cell table:number-columns-repeated="14"/>
          <table:table-cell office:value-type="string" calcext:value-type="string">
            <text:p>Studio Speaker</text:p>
          </table:table-cell>
          <table:table-cell/>
          <table:table-cell office:value-type="string" calcext:value-type="string">
            <text:p>https://www.bhphotovideo.com/c/product/1647495-REG/krk_cl8g3_na_8_classic_studio_monitor.html</text:p>
          </table:table-cell>
          <table:table-cell office:value-type="string" calcext:value-type="string">
            <text:p>KRCL8G3N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assic 8"</text:p>
          </table:table-cell>
          <table:table-cell office:value-type="string" calcext:value-type="string">
            <text:p>Speak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RK</text:p>
          </table:table-cell>
          <table:table-cell office:value-type="string" calcext:value-type="string">
            <text:p>CL8G3-NA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5</text:p>
          </table:table-cell>
          <table:table-cell/>
          <table:table-cell office:value-type="string" calcext:value-type="string">
            <text:p>DGAMBNhyXiJ3iWAJEQ76PN</text:p>
          </table:table-cell>
          <table:table-cell table:number-columns-repeated="14"/>
          <table:table-cell office:value-type="string" calcext:value-type="string">
            <text:p>Studio Speaker</text:p>
          </table:table-cell>
          <table:table-cell/>
          <table:table-cell office:value-type="string" calcext:value-type="string">
            <text:p>https://www.bhphotovideo.com/c/product/1647495-REG/krk_cl8g3_na_8_classic_studio_monitor.html</text:p>
          </table:table-cell>
          <table:table-cell office:value-type="string" calcext:value-type="string">
            <text:p>KRCL8G3N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solating Desktop Microphone St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uray</text:p>
          </table:table-cell>
          <table:table-cell office:value-type="string" calcext:value-type="string">
            <text:p>TT-ISO</text:p>
          </table:table-cell>
          <table:table-cell/>
          <table:table-cell office:value-type="float" office:value="29.95" calcext:value-type="float">
            <text:p>2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6:05:14</text:p>
          </table:table-cell>
          <table:table-cell/>
          <table:table-cell office:value-type="string" calcext:value-type="string">
            <text:p>4LnwEsuP7fo4sfhK6dUpyf</text:p>
          </table:table-cell>
          <table:table-cell office:value-type="string" calcext:value-type="string">
            <text:p>da169eb5</text:p>
          </table:table-cell>
          <table:table-cell office:value-type="string" calcext:value-type="string">
            <text:p>https://attachments.cheqroomcdn.com/app/groups/PcxFCbYNX5ZroUMdZeaUs/758338c2-d4cf-11ed-912e-0a58a9feac02.jpg</text:p>
          </table:table-cell>
          <table:table-cell table:number-columns-repeated="14"/>
          <table:table-cell office:value-type="string" calcext:value-type="string">
            <text:p>https://www.bhphotovideo.com/c/product/1049788-REG/auray_tt_iso_padded_desk_mic_stand_12.html</text:p>
          </table:table-cell>
          <table:table-cell office:value-type="string" calcext:value-type="string">
            <text:p>AUTTI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 Shock Mount | DUSM-1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uray</text:p>
          </table:table-cell>
          <table:table-cell office:value-type="string" calcext:value-type="string">
            <text:p>DUSM-1</text:p>
          </table:table-cell>
          <table:table-cell/>
          <table:table-cell office:value-type="float" office:value="28.95" calcext:value-type="float">
            <text:p>28.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HD Light Stands | 05 | PORTL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3</text:p>
          </table:table-cell>
          <table:table-cell/>
          <table:table-cell office:value-type="string" calcext:value-type="string">
            <text:p>XVeya7wAQDdCEpp9xeybn3</text:p>
          </table:table-cell>
          <table:table-cell/>
          <table:table-cell office:value-type="string" calcext:value-type="string">
            <text:p>https://attachments.cheqroomcdn.com/app/groups/PcxFCbYNX5ZroUMdZeaUs/4e927696-a983-11ed-b362-0a58a9feac02.png</text:p>
          </table:table-cell>
          <table:table-cell table:number-columns-repeated="12"/>
          <table:table-cell office:value-type="string" calcext:value-type="string">
            <text:p>Microhpone Shock Mnt</text:p>
          </table:table-cell>
          <table:table-cell/>
          <table:table-cell office:value-type="string" calcext:value-type="string">
            <text:p>https://www.bhphotovideo.com/c/product/885660-REG/auray_dusm_1_universal_shock_mount.html</text:p>
          </table:table-cell>
          <table:table-cell office:value-type="string" calcext:value-type="string">
            <text:p>AUDUSM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 XLR to XLR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XLRMINI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9</text:p>
          </table:table-cell>
          <table:table-cell/>
          <table:table-cell office:value-type="string" calcext:value-type="string">
            <text:p>s5QfHsWzJFpGkkB2bD2Vg8</text:p>
          </table:table-cell>
          <table:table-cell table:number-columns-repeated="14"/>
          <table:table-cell office:value-type="string" calcext:value-type="string">
            <text:p>XLR Cable Adapters</text:p>
          </table:table-cell>
          <table:table-cell/>
          <table:table-cell office:value-type="string" calcext:value-type="string">
            <text:p>https://www.bhphotovideo.com/c/product/1261971-REG/blackmagic_design_hyperd_axlrmini2_mini_xlr_cable_for.html</text:p>
          </table:table-cell>
          <table:table-cell office:value-type="string" calcext:value-type="string">
            <text:p>BLAXLRMINI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 XLR to XLR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XLRMINI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0</text:p>
          </table:table-cell>
          <table:table-cell/>
          <table:table-cell office:value-type="string" calcext:value-type="string">
            <text:p>eTsZaxB838UHQo4WKRi3HH</text:p>
          </table:table-cell>
          <table:table-cell table:number-columns-repeated="14"/>
          <table:table-cell office:value-type="string" calcext:value-type="string">
            <text:p>XLR Cable Adapters</text:p>
          </table:table-cell>
          <table:table-cell/>
          <table:table-cell office:value-type="string" calcext:value-type="string">
            <text:p>https://www.bhphotovideo.com/c/product/1261971-REG/blackmagic_design_hyperd_axlrmini2_mini_xlr_cable_for.html</text:p>
          </table:table-cell>
          <table:table-cell office:value-type="string" calcext:value-type="string">
            <text:p>BLAXLRMINI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i XLR to XLR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XLRMINI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0</text:p>
          </table:table-cell>
          <table:table-cell/>
          <table:table-cell office:value-type="string" calcext:value-type="string">
            <text:p>yHVq5azaCpFhnQYJhoQCh7</text:p>
          </table:table-cell>
          <table:table-cell table:number-columns-repeated="14"/>
          <table:table-cell office:value-type="string" calcext:value-type="string">
            <text:p>XLR Cable Adapters</text:p>
          </table:table-cell>
          <table:table-cell/>
          <table:table-cell office:value-type="string" calcext:value-type="string">
            <text:p>https://www.bhphotovideo.com/c/product/1261971-REG/blackmagic_design_hyperd_axlrmini2_mini_xlr_cable_for.html</text:p>
          </table:table-cell>
          <table:table-cell office:value-type="string" calcext:value-type="string">
            <text:p>BLAXLRMINI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ocket Wireless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PWLMK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4</text:p>
          </table:table-cell>
          <table:table-cell/>
          <table:table-cell office:value-type="string" calcext:value-type="string">
            <text:p>znrkff725YZLxDTWa4L68f</text:p>
          </table:table-cell>
          <table:table-cell/>
          <table:table-cell office:value-type="string" calcext:value-type="string">
            <text:p>https://attachments.cheqroomcdn.com/app/groups/PcxFCbYNX5ZroUMdZeaUs/6d52713c-e293-11ed-b6ae-0a58a9feac02.jpg</text:p>
          </table:table-cell>
          <table:table-cell table:number-columns-repeated="12"/>
          <table:table-cell office:value-type="string" calcext:value-type="string">
            <text:p>Wireless Mic</text:p>
          </table:table-cell>
          <table:table-cell/>
          <table:table-cell office:value-type="string" calcext:value-type="string">
            <text:p>https://www.bhphotovideo.com/c/product/1665637-REG/deity_microphones_pwlmk_pocket_wireless_digital_microphone.html</text:p>
          </table:table-cell>
          <table:table-cell office:value-type="string" calcext:value-type="string">
            <text:p>DEPWLM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ycote Shock Mount Suspension Syste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ycote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Audio | Shotgun Mic and Blimp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2:56:56</text:p>
          </table:table-cell>
          <table:table-cell/>
          <table:table-cell office:value-type="string" calcext:value-type="string">
            <text:p>twSVwmcjb8KXPaojWfCaxL</text:p>
          </table:table-cell>
          <table:table-cell office:value-type="float" office:value="72032600" calcext:value-type="float">
            <text:p>72032600</text:p>
          </table:table-cell>
          <table:table-cell office:value-type="string" calcext:value-type="string">
            <text:p>https://attachments.cheqroomcdn.com/app/groups/PcxFCbYNX5ZroUMdZeaUs/20642614-7d84-11ed-b8f3-0a58a9feac02.jpe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-Mic 2S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SMS2S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0</text:p>
          </table:table-cell>
          <table:table-cell/>
          <table:table-cell office:value-type="string" calcext:value-type="string">
            <text:p>m4m2xBHi4Zpsi8cnDpSVLY</text:p>
          </table:table-cell>
          <table:table-cell/>
          <table:table-cell office:value-type="string" calcext:value-type="string">
            <text:p>https://attachments.cheqroomcdn.com/app/groups/PcxFCbYNX5ZroUMdZeaUs/4a837822-e293-11ed-b05b-0a58a9feac02.jpg</text:p>
          </table:table-cell>
          <table:table-cell table:number-columns-repeated="12"/>
          <table:table-cell office:value-type="string" calcext:value-type="string">
            <text:p>Microhpone</text:p>
          </table:table-cell>
          <table:table-cell/>
          <table:table-cell office:value-type="string" calcext:value-type="string">
            <text:p>https://www.bhphotovideo.com/c/product/1513937-REG/deity_microphones_s_mic_2s_shotgun_microphone.html</text:p>
          </table:table-cell>
          <table:table-cell office:value-type="string" calcext:value-type="string">
            <text:p>DESMIC2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12.4</text:p>
          </table:table-cell>
          <table:table-cell office:value-type="string" calcext:value-type="string">
            <text:p>Speak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RK</text:p>
          </table:table-cell>
          <table:table-cell office:value-type="string" calcext:value-type="string">
            <text:p>S12.4-NA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5</text:p>
          </table:table-cell>
          <table:table-cell/>
          <table:table-cell office:value-type="string" calcext:value-type="string">
            <text:p>wtBu93opy6Yb6AqE2jsonQ</text:p>
          </table:table-cell>
          <table:table-cell table:number-columns-repeated="14"/>
          <table:table-cell office:value-type="string" calcext:value-type="string">
            <text:p>Studio Subwoofer</text:p>
          </table:table-cell>
          <table:table-cell/>
          <table:table-cell office:value-type="string" calcext:value-type="string">
            <text:p>https://www.bhphotovideo.com/c/product/1633989-REG/krk_s12_4_na_s12_generation_4_studio.html</text:p>
          </table:table-cell>
          <table:table-cell office:value-type="string" calcext:value-type="string">
            <text:p>KRS124N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reless Audio | HD-TX Plug-On Transmitt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HD-TX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XQoC3ToWTCJVgXuGEaXKaM</text:p>
          </table:table-cell>
          <table:table-cell/>
          <table:table-cell office:value-type="string" calcext:value-type="string">
            <text:p>https://attachments.cheqroomcdn.com/app/groups/PcxFCbYNX5ZroUMdZeaUs/a1919c06-a784-11ed-9260-0a58a9feac02.jpg</text:p>
          </table:table-cell>
          <table:table-cell table:number-columns-repeated="11"/>
          <table:table-cell office:value-type="string" calcext:value-type="string">
            <text:p>6FD00E11335</text:p>
          </table:table-cell>
          <table:table-cell office:value-type="string" calcext:value-type="string">
            <text:p>Wireless - Transmitter</text:p>
          </table:table-cell>
          <table:table-cell/>
          <table:table-cell office:value-type="string" calcext:value-type="string">
            <text:p>https://www.bhphotovideo.com/c/product/1509136-REG/deity_microphones_hd_tx_24_bit_48_khz_2_4ghz_transmitter_with.html</text:p>
          </table:table-cell>
          <table:table-cell office:value-type="string" calcext:value-type="string">
            <text:p>DEHDT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reless Audio | HD-TX Plug-On Transmitt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HD-TX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52VLycYK6Kkm22sgT6ByL6</text:p>
          </table:table-cell>
          <table:table-cell/>
          <table:table-cell office:value-type="string" calcext:value-type="string">
            <text:p>https://attachments.cheqroomcdn.com/app/groups/PcxFCbYNX5ZroUMdZeaUs/a1919c06-a784-11ed-9260-0a58a9feac02.jpg</text:p>
          </table:table-cell>
          <table:table-cell table:number-columns-repeated="11"/>
          <table:table-cell office:value-type="string" calcext:value-type="string">
            <text:p>6FD00M11252</text:p>
          </table:table-cell>
          <table:table-cell office:value-type="string" calcext:value-type="string">
            <text:p>Wireless - Transmitter</text:p>
          </table:table-cell>
          <table:table-cell/>
          <table:table-cell office:value-type="string" calcext:value-type="string">
            <text:p>https://www.bhphotovideo.com/c/product/1509136-REG/deity_microphones_hd_tx_24_bit_48_khz_2_4ghz_transmitter_with.html</text:p>
          </table:table-cell>
          <table:table-cell office:value-type="string" calcext:value-type="string">
            <text:p>DEHDT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reless Audio | HD-TX Plug-On Transmitt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HD-TX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4</text:p>
          </table:table-cell>
          <table:table-cell/>
          <table:table-cell office:value-type="string" calcext:value-type="string">
            <text:p>whzHK7SexRMdYHUYGiNEtg</text:p>
          </table:table-cell>
          <table:table-cell/>
          <table:table-cell office:value-type="string" calcext:value-type="string">
            <text:p>https://attachments.cheqroomcdn.com/app/groups/PcxFCbYNX5ZroUMdZeaUs/a1919c06-a784-11ed-9260-0a58a9feac02.jpg</text:p>
          </table:table-cell>
          <table:table-cell table:number-columns-repeated="11"/>
          <table:table-cell office:value-type="string" calcext:value-type="string">
            <text:p>6FD00N11296</text:p>
          </table:table-cell>
          <table:table-cell office:value-type="string" calcext:value-type="string">
            <text:p>Wireless - Transmitter</text:p>
          </table:table-cell>
          <table:table-cell/>
          <table:table-cell office:value-type="string" calcext:value-type="string">
            <text:p>https://www.bhphotovideo.com/c/product/1509136-REG/deity_microphones_hd_tx_24_bit_48_khz_2_4ghz_transmitter_with.html</text:p>
          </table:table-cell>
          <table:table-cell office:value-type="string" calcext:value-type="string">
            <text:p>DEHDTX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ireless Audio | HD-TX Plug-On Transmitt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HD-TX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4</text:p>
          </table:table-cell>
          <table:table-cell/>
          <table:table-cell office:value-type="string" calcext:value-type="string">
            <text:p>JP2X9gee4mUjsDHqRvKKYC</text:p>
          </table:table-cell>
          <table:table-cell/>
          <table:table-cell office:value-type="string" calcext:value-type="string">
            <text:p>https://attachments.cheqroomcdn.com/app/groups/PcxFCbYNX5ZroUMdZeaUs/a1919c06-a784-11ed-9260-0a58a9feac02.jpg</text:p>
          </table:table-cell>
          <table:table-cell table:number-columns-repeated="11"/>
          <table:table-cell office:value-type="string" calcext:value-type="string">
            <text:p>6FD00U11300</text:p>
          </table:table-cell>
          <table:table-cell office:value-type="string" calcext:value-type="string">
            <text:p>Wireless - Transmitter</text:p>
          </table:table-cell>
          <table:table-cell/>
          <table:table-cell office:value-type="string" calcext:value-type="string">
            <text:p>https://www.bhphotovideo.com/c/product/1509136-REG/deity_microphones_hd_tx_24_bit_48_khz_2_4ghz_transmitter_with.html</text:p>
          </table:table-cell>
          <table:table-cell office:value-type="string" calcext:value-type="string">
            <text:p>DEHDTX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ireless Audio | HD-TX Plug-On Transmitt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HD-TX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4</text:p>
          </table:table-cell>
          <table:table-cell/>
          <table:table-cell office:value-type="string" calcext:value-type="string">
            <text:p>6TZn6HsaYmxe6vS7A6G2wU</text:p>
          </table:table-cell>
          <table:table-cell/>
          <table:table-cell office:value-type="string" calcext:value-type="string">
            <text:p>https://attachments.cheqroomcdn.com/app/groups/PcxFCbYNX5ZroUMdZeaUs/a1919c06-a784-11ed-9260-0a58a9feac02.jpg</text:p>
          </table:table-cell>
          <table:table-cell table:number-columns-repeated="11"/>
          <table:table-cell office:value-type="string" calcext:value-type="string">
            <text:p>6FD00W11313</text:p>
          </table:table-cell>
          <table:table-cell office:value-type="string" calcext:value-type="string">
            <text:p>Wireless - Transmitter</text:p>
          </table:table-cell>
          <table:table-cell/>
          <table:table-cell office:value-type="string" calcext:value-type="string">
            <text:p>https://www.bhphotovideo.com/c/product/1509136-REG/deity_microphones_hd_tx_24_bit_48_khz_2_4ghz_transmitter_with.html</text:p>
          </table:table-cell>
          <table:table-cell office:value-type="string" calcext:value-type="string">
            <text:p>DEHDTX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ireless Audio | HD-TX Plug-On Transmitt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HD-TX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4</text:p>
          </table:table-cell>
          <table:table-cell/>
          <table:table-cell office:value-type="string" calcext:value-type="string">
            <text:p>MNpGjwQ3rYDW8BEXcQCFtA</text:p>
          </table:table-cell>
          <table:table-cell/>
          <table:table-cell office:value-type="string" calcext:value-type="string">
            <text:p>https://attachments.cheqroomcdn.com/app/groups/PcxFCbYNX5ZroUMdZeaUs/a1919c06-a784-11ed-9260-0a58a9feac02.jpg</text:p>
          </table:table-cell>
          <table:table-cell table:number-columns-repeated="11"/>
          <table:table-cell office:value-type="string" calcext:value-type="string">
            <text:p>6FD00X11327</text:p>
          </table:table-cell>
          <table:table-cell office:value-type="string" calcext:value-type="string">
            <text:p>Wireless - Transmitter</text:p>
          </table:table-cell>
          <table:table-cell/>
          <table:table-cell office:value-type="string" calcext:value-type="string">
            <text:p>https://www.bhphotovideo.com/c/product/1509136-REG/deity_microphones_hd_tx_24_bit_48_khz_2_4ghz_transmitter_with.html</text:p>
          </table:table-cell>
          <table:table-cell office:value-type="string" calcext:value-type="string">
            <text:p>DEHDTX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VO 4 USB Audio Interface</text:p>
          </table:table-cell>
          <table:table-cell office:value-type="string" calcext:value-type="string">
            <text:p>Interface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udient</text:p>
          </table:table-cell>
          <table:table-cell office:value-type="string" calcext:value-type="string">
            <text:p>EVO 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MKs4avAY3deU7i9Mq9pgwg</text:p>
          </table:table-cell>
          <table:table-cell/>
          <table:table-cell office:value-type="string" calcext:value-type="string">
            <text:p>https://attachments.cheqroomcdn.com/app/groups/PcxFCbYNX5ZroUMdZeaUs/4019a8f4-808a-11ed-813d-0a58a9feac02.jpg</text:p>
          </table:table-cell>
          <table:table-cell office:value-type="string" calcext:value-type="string">
            <text:p>B2-0076</text:p>
          </table:table-cell>
          <table:table-cell table:number-columns-repeated="10"/>
          <table:table-cell office:value-type="string" calcext:value-type="string">
            <text:p>24-02-0120-0083</text:p>
          </table:table-cell>
          <table:table-cell office:value-type="string" calcext:value-type="string">
            <text:p>Audio Interface</text:p>
          </table:table-cell>
          <table:table-cell/>
          <table:table-cell office:value-type="string" calcext:value-type="string">
            <text:p>https://www.bhphotovideo.com/c/product/1548377-REG/audient_evo_4_evo4_2_in_2.html</text:p>
          </table:table-cell>
          <table:table-cell office:value-type="string" calcext:value-type="string">
            <text:p>AUEVO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VO 4 USB Audio Interface</text:p>
          </table:table-cell>
          <table:table-cell office:value-type="string" calcext:value-type="string">
            <text:p>Interface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udient</text:p>
          </table:table-cell>
          <table:table-cell office:value-type="string" calcext:value-type="string">
            <text:p>EVO 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nCgoqjsNss2EwdxMdBqBDb</text:p>
          </table:table-cell>
          <table:table-cell/>
          <table:table-cell office:value-type="string" calcext:value-type="string">
            <text:p>https://attachments.cheqroomcdn.com/app/groups/PcxFCbYNX5ZroUMdZeaUs/4019a8f4-808a-11ed-813d-0a58a9feac02.jpg</text:p>
          </table:table-cell>
          <table:table-cell office:value-type="string" calcext:value-type="string">
            <text:p>B2-0099</text:p>
          </table:table-cell>
          <table:table-cell table:number-columns-repeated="10"/>
          <table:table-cell office:value-type="string" calcext:value-type="string">
            <text:p>24-02-0120-0069</text:p>
          </table:table-cell>
          <table:table-cell office:value-type="string" calcext:value-type="string">
            <text:p>Audio Interface</text:p>
          </table:table-cell>
          <table:table-cell/>
          <table:table-cell office:value-type="string" calcext:value-type="string">
            <text:p>https://www.bhphotovideo.com/c/product/1548377-REG/audient_evo_4_evo4_2_in_2.html</text:p>
          </table:table-cell>
          <table:table-cell office:value-type="string" calcext:value-type="string">
            <text:p>AUEVO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cusrite iTrack Solo</text:p>
          </table:table-cell>
          <table:table-cell office:value-type="string" calcext:value-type="string">
            <text:p>Interface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ocusrite</text:p>
          </table:table-cell>
          <table:table-cell office:value-type="string" calcext:value-type="string">
            <text:p>ITRACK-SOLO-LIGHTNING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2958, -94.1951064</text:p>
          </table:table-cell>
          <table:table-cell office:value-type="string" calcext:value-type="string">
            <text:p>Field Audio Recording Kit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4:59:18</text:p>
          </table:table-cell>
          <table:table-cell/>
          <table:table-cell office:value-type="string" calcext:value-type="string">
            <text:p>B4itKVfcHRMuNNCHzPSWaY</text:p>
          </table:table-cell>
          <table:table-cell/>
          <table:table-cell office:value-type="string" calcext:value-type="string">
            <text:p>https://attachments.cheqroomcdn.com/app/groups/PcxFCbYNX5ZroUMdZeaUs/245c4318-d334-11ed-97bd-0a58a9feac02.jpg</text:p>
          </table:table-cell>
          <table:table-cell office:value-type="string" calcext:value-type="string">
            <text:p>B5-0013, CB1-0005</text:p>
          </table:table-cell>
          <table:table-cell table:number-columns-repeated="10"/>
          <table:table-cell office:value-type="string" calcext:value-type="string">
            <text:p>Fl6230223531</text:p>
          </table:table-cell>
          <table:table-cell table:number-columns-repeated="2"/>
          <table:table-cell office:value-type="string" calcext:value-type="string">
            <text:p>https://www.bhphotovideo.com/c/product/1114371-REG/focusrite_mois0010_itrack_solo_ipad_compatible.html</text:p>
          </table:table-cell>
          <table:table-cell office:value-type="string" calcext:value-type="string">
            <text:p>FOMOIS00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Sonus AUDIOBOX 96K</text:p>
          </table:table-cell>
          <table:table-cell office:value-type="string" calcext:value-type="string">
            <text:p>Interface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reSonus</text:p>
          </table:table-cell>
          <table:table-cell office:value-type="string" calcext:value-type="string">
            <text:p>AUDIOBOX 96K 25TH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5:55:29</text:p>
          </table:table-cell>
          <table:table-cell/>
          <table:table-cell office:value-type="string" calcext:value-type="string">
            <text:p>CjtVfmRHPxMFs8PMEbkaVS</text:p>
          </table:table-cell>
          <table:table-cell/>
          <table:table-cell office:value-type="string" calcext:value-type="string">
            <text:p>https://attachments.cheqroomcdn.com/app/groups/PcxFCbYNX5ZroUMdZeaUs/c817fcc0-d33b-11ed-8f66-0a58a9feac02.jpg</text:p>
          </table:table-cell>
          <table:table-cell office:value-type="string" calcext:value-type="string">
            <text:p>B5-0028, CB1-0011</text:p>
          </table:table-cell>
          <table:table-cell table:number-columns-repeated="10"/>
          <table:table-cell office:value-type="string" calcext:value-type="string">
            <text:p>U40L0308671</text:p>
          </table:table-cell>
          <table:table-cell table:number-columns-repeated="2"/>
          <table:table-cell office:value-type="string" calcext:value-type="string">
            <text:p>https://www.bhphotovideo.com/c/product/1573361-REG/presonus_audiobox_96k_25th_audiobox_usb_96_2x2.html</text:p>
          </table:table-cell>
          <table:table-cell office:value-type="string" calcext:value-type="string">
            <text:p>PRSOA25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A Battery Charger</text:p>
          </table:table-cell>
          <table:table-cell office:value-type="string" calcext:value-type="string">
            <text:p>Batteries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ProMaster</text:p>
          </table:table-cell>
          <table:table-cell office:value-type="string" calcext:value-type="string">
            <text:p>Speed Charger 6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462958, -94.1951064</text:p>
          </table:table-cell>
          <table:table-cell office:value-type="string" calcext:value-type="string">
            <text:p>Field Audio Recording Kit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18 02:51:35</text:p>
          </table:table-cell>
          <table:table-cell/>
          <table:table-cell office:value-type="string" calcext:value-type="string">
            <text:p>frss65fMXfKxSgsp3HdYKB</text:p>
          </table:table-cell>
          <table:table-cell/>
          <table:table-cell office:value-type="string" calcext:value-type="string">
            <text:p>https://attachments.cheqroomcdn.com/app/groups/PcxFCbYNX5ZroUMdZeaUs/6d0a1a4c-de22-11ed-9edf-0a58a9feac02.jpg</text:p>
          </table:table-cell>
          <table:table-cell office:value-type="string" calcext:value-type="string">
            <text:p>D1-003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0 Barndoors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Barndoo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F10 BARNDOORS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5</text:p>
          </table:table-cell>
          <table:table-cell/>
          <table:table-cell office:value-type="string" calcext:value-type="string">
            <text:p>VcLo6YzsRGBc3UowkRdCmk</text:p>
          </table:table-cell>
          <table:table-cell/>
          <table:table-cell office:value-type="string" calcext:value-type="string">
            <text:p>https://attachments.cheqroomcdn.com/app/groups/PcxFCbYNX5ZroUMdZeaUs/03858cc6-a783-11ed-8032-0a58a9feac02.jpg</text:p>
          </table:table-cell>
          <table:table-cell table:number-columns-repeated="12"/>
          <table:table-cell office:value-type="string" calcext:value-type="string">
            <text:p>Barndoors</text:p>
          </table:table-cell>
          <table:table-cell/>
          <table:table-cell office:value-type="string" calcext:value-type="string">
            <text:p>https://www.bhphotovideo.com/c/product/1561976-REG/aputure_f10_barndoors_for_ls.html</text:p>
          </table:table-cell>
          <table:table-cell office:value-type="string" calcext:value-type="string">
            <text:p>APFT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0 Barndoors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Barndoo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F10 BARNDOORS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6</text:p>
          </table:table-cell>
          <table:table-cell/>
          <table:table-cell office:value-type="string" calcext:value-type="string">
            <text:p>iJBW3iXzNTMgwNgtWJXmUB</text:p>
          </table:table-cell>
          <table:table-cell/>
          <table:table-cell office:value-type="string" calcext:value-type="string">
            <text:p>https://attachments.cheqroomcdn.com/app/groups/PcxFCbYNX5ZroUMdZeaUs/03858cc6-a783-11ed-8032-0a58a9feac02.jpg</text:p>
          </table:table-cell>
          <table:table-cell table:number-columns-repeated="12"/>
          <table:table-cell office:value-type="string" calcext:value-type="string">
            <text:p>Barndoors</text:p>
          </table:table-cell>
          <table:table-cell/>
          <table:table-cell office:value-type="string" calcext:value-type="string">
            <text:p>https://www.bhphotovideo.com/c/product/1561976-REG/aputure_f10_barndoors_for_ls.html</text:p>
          </table:table-cell>
          <table:table-cell office:value-type="string" calcext:value-type="string">
            <text:p>APFT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10 Fresnel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Fresnel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F10 FRESNEL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4</text:p>
          </table:table-cell>
          <table:table-cell/>
          <table:table-cell office:value-type="string" calcext:value-type="string">
            <text:p>cjmMnLqDBdoobVa3vSgAP</text:p>
          </table:table-cell>
          <table:table-cell office:value-type="string" calcext:value-type="string">
            <text:p>f50b69be</text:p>
          </table:table-cell>
          <table:table-cell office:value-type="string" calcext:value-type="string">
            <text:p>https://attachments.cheqroomcdn.com/app/groups/PcxFCbYNX5ZroUMdZeaUs/030e49a4-a783-11ed-8032-0a58a9feac02.jpg</text:p>
          </table:table-cell>
          <table:table-cell table:number-columns-repeated="12"/>
          <table:table-cell office:value-type="string" calcext:value-type="string">
            <text:p>Fresnel</text:p>
          </table:table-cell>
          <table:table-cell/>
          <table:table-cell office:value-type="string" calcext:value-type="string">
            <text:p>https://www.bhphotovideo.com/c/product/1561975-REG/aputure_f10_fresnel_attachment_for.html</text:p>
          </table:table-cell>
          <table:table-cell office:value-type="string" calcext:value-type="string">
            <text:p>APF10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0 Fresnel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Fresnel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F10 FRESNEL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5</text:p>
          </table:table-cell>
          <table:table-cell/>
          <table:table-cell office:value-type="string" calcext:value-type="string">
            <text:p>TC7rExuVTmC25c44RJeekG</text:p>
          </table:table-cell>
          <table:table-cell office:value-type="string" calcext:value-type="string">
            <text:p>485b3d0e</text:p>
          </table:table-cell>
          <table:table-cell office:value-type="string" calcext:value-type="string">
            <text:p>https://attachments.cheqroomcdn.com/app/groups/PcxFCbYNX5ZroUMdZeaUs/030e49a4-a783-11ed-8032-0a58a9feac02.jpg</text:p>
          </table:table-cell>
          <table:table-cell table:number-columns-repeated="12"/>
          <table:table-cell office:value-type="string" calcext:value-type="string">
            <text:p>Fresnel</text:p>
          </table:table-cell>
          <table:table-cell/>
          <table:table-cell office:value-type="string" calcext:value-type="string">
            <text:p>https://www.bhphotovideo.com/c/product/1561975-REG/aputure_f10_fresnel_attachment_for.html</text:p>
          </table:table-cell>
          <table:table-cell office:value-type="string" calcext:value-type="string">
            <text:p>APF10F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resnel 2X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Fresnel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FRESNEL 2X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818, -94.2146662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2</text:p>
          </table:table-cell>
          <table:table-cell/>
          <table:table-cell office:value-type="string" calcext:value-type="string">
            <text:p>bfc4cgAH93oVp8RQHMwGMi</text:p>
          </table:table-cell>
          <table:table-cell office:value-type="string" calcext:value-type="string">
            <text:p>f44600e0</text:p>
          </table:table-cell>
          <table:table-cell office:value-type="string" calcext:value-type="string">
            <text:p>https://attachments.cheqroomcdn.com/app/groups/PcxFCbYNX5ZroUMdZeaUs/fbcf2406-a782-11ed-8032-0a58a9feac02.jpg</text:p>
          </table:table-cell>
          <table:table-cell table:number-columns-repeated="12"/>
          <table:table-cell office:value-type="string" calcext:value-type="string">
            <text:p>Fresnel</text:p>
          </table:table-cell>
          <table:table-cell/>
          <table:table-cell office:value-type="string" calcext:value-type="string">
            <text:p>https://www.bhphotovideo.com/c/product/1466569-REG/aputure_fresnal_2x_fresnel_mount.html</text:p>
          </table:table-cell>
          <table:table-cell office:value-type="string" calcext:value-type="string">
            <text:p>APFRESNEL2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snel 2X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Fresnel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FRESNEL 2X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3</text:p>
          </table:table-cell>
          <table:table-cell/>
          <table:table-cell office:value-type="string" calcext:value-type="string">
            <text:p>cEjoQL3z3tSRUPv4gChdjS</text:p>
          </table:table-cell>
          <table:table-cell office:value-type="string" calcext:value-type="string">
            <text:p>986fb56c</text:p>
          </table:table-cell>
          <table:table-cell office:value-type="string" calcext:value-type="string">
            <text:p>https://attachments.cheqroomcdn.com/app/groups/PcxFCbYNX5ZroUMdZeaUs/fbcf2406-a782-11ed-8032-0a58a9feac02.jpg</text:p>
          </table:table-cell>
          <table:table-cell table:number-columns-repeated="12"/>
          <table:table-cell office:value-type="string" calcext:value-type="string">
            <text:p>Fresnel</text:p>
          </table:table-cell>
          <table:table-cell/>
          <table:table-cell office:value-type="string" calcext:value-type="string">
            <text:p>https://www.bhphotovideo.com/c/product/1466569-REG/aputure_fresnal_2x_fresnel_mount.html</text:p>
          </table:table-cell>
          <table:table-cell office:value-type="string" calcext:value-type="string">
            <text:p>APFRESNEL2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ntern 90 (3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LANTERN9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6</text:p>
          </table:table-cell>
          <table:table-cell/>
          <table:table-cell office:value-type="string" calcext:value-type="string">
            <text:p>2HLFjNdRo97BHnputsSxrD</text:p>
          </table:table-cell>
          <table:table-cell office:value-type="string" calcext:value-type="string">
            <text:p>aef54d2b</text:p>
          </table:table-cell>
          <table:table-cell office:value-type="string" calcext:value-type="string">
            <text:p>https://attachments.cheqroomcdn.com/app/groups/PcxFCbYNX5ZroUMdZeaUs/0400689c-a783-11ed-8032-0a58a9feac02.jpg</text:p>
          </table:table-cell>
          <table:table-cell table:number-columns-repeated="12"/>
          <table:table-cell office:value-type="string" calcext:value-type="string">
            <text:p>Large Lantern</text:p>
          </table:table-cell>
          <table:table-cell/>
          <table:table-cell office:value-type="string" calcext:value-type="string">
            <text:p>https://www.bhphotovideo.com/c/product/1607491-REG/amaran_amolantern90_lantern_90.html</text:p>
          </table:table-cell>
          <table:table-cell office:value-type="string" calcext:value-type="string">
            <text:p>APAMOLANTER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tern 90 (3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LANTERN9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7</text:p>
          </table:table-cell>
          <table:table-cell/>
          <table:table-cell office:value-type="string" calcext:value-type="string">
            <text:p>u4F2ArriSYcxDwsVsADJ4Y</text:p>
          </table:table-cell>
          <table:table-cell office:value-type="string" calcext:value-type="string">
            <text:p>74568b5b</text:p>
          </table:table-cell>
          <table:table-cell office:value-type="string" calcext:value-type="string">
            <text:p>https://attachments.cheqroomcdn.com/app/groups/PcxFCbYNX5ZroUMdZeaUs/0400689c-a783-11ed-8032-0a58a9feac02.jpg</text:p>
          </table:table-cell>
          <table:table-cell table:number-columns-repeated="12"/>
          <table:table-cell office:value-type="string" calcext:value-type="string">
            <text:p>Large Lantern</text:p>
          </table:table-cell>
          <table:table-cell/>
          <table:table-cell office:value-type="string" calcext:value-type="string">
            <text:p>https://www.bhphotovideo.com/c/product/1607491-REG/amaran_amolantern90_lantern_90.html</text:p>
          </table:table-cell>
          <table:table-cell office:value-type="string" calcext:value-type="string">
            <text:p>APAMOLANTER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ntern Softbox (2.2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ANTERN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1</text:p>
          </table:table-cell>
          <table:table-cell/>
          <table:table-cell office:value-type="string" calcext:value-type="string">
            <text:p>rc7AhPV9hL5BhRyvwLAtfK</text:p>
          </table:table-cell>
          <table:table-cell office:value-type="string" calcext:value-type="string">
            <text:p>0a5aabf1</text:p>
          </table:table-cell>
          <table:table-cell office:value-type="string" calcext:value-type="string">
            <text:p>https://attachments.cheqroomcdn.com/app/groups/PcxFCbYNX5ZroUMdZeaUs/fb365a8c-a782-11ed-8032-0a58a9feac02.jpg</text:p>
          </table:table-cell>
          <table:table-cell table:number-columns-repeated="11"/>
          <table:table-cell office:value-type="string" calcext:value-type="string">
            <text:p>6EM00C80480</text:p>
          </table:table-cell>
          <table:table-cell office:value-type="string" calcext:value-type="string">
            <text:p>Lantern Softbox (2.2')</text:p>
          </table:table-cell>
          <table:table-cell/>
          <table:table-cell office:value-type="string" calcext:value-type="string">
            <text:p>https://www.bhphotovideo.com/c/product/1484381-REG/aputure_lantern_360_degrees_softbox.html</text:p>
          </table:table-cell>
          <table:table-cell office:value-type="string" calcext:value-type="string">
            <text:p>APLANTER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tern Softbox (2.2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ANTERN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2</text:p>
          </table:table-cell>
          <table:table-cell/>
          <table:table-cell office:value-type="string" calcext:value-type="string">
            <text:p>FsQMap8Ka7FCMKchmRotdH</text:p>
          </table:table-cell>
          <table:table-cell office:value-type="string" calcext:value-type="string">
            <text:p>5a3629eb</text:p>
          </table:table-cell>
          <table:table-cell office:value-type="string" calcext:value-type="string">
            <text:p>https://attachments.cheqroomcdn.com/app/groups/PcxFCbYNX5ZroUMdZeaUs/fb365a8c-a782-11ed-8032-0a58a9feac02.jpg</text:p>
          </table:table-cell>
          <table:table-cell table:number-columns-repeated="11"/>
          <table:table-cell office:value-type="string" calcext:value-type="string">
            <text:p>6EM00M80497</text:p>
          </table:table-cell>
          <table:table-cell office:value-type="string" calcext:value-type="string">
            <text:p>Lantern Softbox (2.2')</text:p>
          </table:table-cell>
          <table:table-cell/>
          <table:table-cell office:value-type="string" calcext:value-type="string">
            <text:p>https://www.bhphotovideo.com/c/product/1484381-REG/aputure_lantern_360_degrees_softbox.html</text:p>
          </table:table-cell>
          <table:table-cell office:value-type="string" calcext:value-type="string">
            <text:p>APLANTER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ntern Softbox (2.2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ANTERN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2</text:p>
          </table:table-cell>
          <table:table-cell/>
          <table:table-cell office:value-type="string" calcext:value-type="string">
            <text:p>V67ZwxK8r8uGWM4He5oXQ7</text:p>
          </table:table-cell>
          <table:table-cell office:value-type="string" calcext:value-type="string">
            <text:p>0abbab00</text:p>
          </table:table-cell>
          <table:table-cell office:value-type="string" calcext:value-type="string">
            <text:p>https://attachments.cheqroomcdn.com/app/groups/PcxFCbYNX5ZroUMdZeaUs/fb365a8c-a782-11ed-8032-0a58a9feac02.jpg</text:p>
          </table:table-cell>
          <table:table-cell table:number-columns-repeated="11"/>
          <table:table-cell office:value-type="string" calcext:value-type="string">
            <text:p>6EM00Q80502</text:p>
          </table:table-cell>
          <table:table-cell office:value-type="string" calcext:value-type="string">
            <text:p>Lantern Softbox (2.2')</text:p>
          </table:table-cell>
          <table:table-cell/>
          <table:table-cell office:value-type="string" calcext:value-type="string">
            <text:p>https://www.bhphotovideo.com/c/product/1484381-REG/aputure_lantern_360_degrees_softbox.html</text:p>
          </table:table-cell>
          <table:table-cell office:value-type="string" calcext:value-type="string">
            <text:p>APLANTER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ntern Softbox (2.2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ANTERN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2</text:p>
          </table:table-cell>
          <table:table-cell/>
          <table:table-cell office:value-type="string" calcext:value-type="string">
            <text:p>e4e9dG3BcxuroLxabT2JaK</text:p>
          </table:table-cell>
          <table:table-cell office:value-type="string" calcext:value-type="string">
            <text:p>b11b8291</text:p>
          </table:table-cell>
          <table:table-cell office:value-type="string" calcext:value-type="string">
            <text:p>https://attachments.cheqroomcdn.com/app/groups/PcxFCbYNX5ZroUMdZeaUs/fb365a8c-a782-11ed-8032-0a58a9feac02.jpg</text:p>
          </table:table-cell>
          <table:table-cell table:number-columns-repeated="11"/>
          <table:table-cell office:value-type="string" calcext:value-type="string">
            <text:p>6EM00W80518</text:p>
          </table:table-cell>
          <table:table-cell office:value-type="string" calcext:value-type="string">
            <text:p>Lantern Softbox (2.2')</text:p>
          </table:table-cell>
          <table:table-cell/>
          <table:table-cell office:value-type="string" calcext:value-type="string">
            <text:p>https://www.bhphotovideo.com/c/product/1484381-REG/aputure_lantern_360_degrees_softbox.html</text:p>
          </table:table-cell>
          <table:table-cell office:value-type="string" calcext:value-type="string">
            <text:p>APLANTERN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antern Softbox (2.2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ANTERN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Redbird | 117</text:p>
          </table:table-cell>
          <table:table-cell office:value-type="string" calcext:value-type="string">
            <text:p>2023-04-06 06:07:56</text:p>
          </table:table-cell>
          <table:table-cell/>
          <table:table-cell office:value-type="string" calcext:value-type="string">
            <text:p>y3PfA4Nzj78KLWSqpPxMYb</text:p>
          </table:table-cell>
          <table:table-cell/>
          <table:table-cell office:value-type="string" calcext:value-type="string">
            <text:p>https://attachments.cheqroomcdn.com/app/groups/PcxFCbYNX5ZroUMdZeaUs/fb365a8c-a782-11ed-8032-0a58a9feac02.jpg</text:p>
          </table:table-cell>
          <table:table-cell table:number-columns-repeated="11"/>
          <table:table-cell office:value-type="string" calcext:value-type="string">
            <text:p>6EM03J79455</text:p>
          </table:table-cell>
          <table:table-cell office:value-type="string" calcext:value-type="string">
            <text:p>Lantern Softbox (2.2')</text:p>
          </table:table-cell>
          <table:table-cell/>
          <table:table-cell office:value-type="string" calcext:value-type="string">
            <text:p>https://www.bhphotovideo.com/c/product/1484381-REG/aputure_lantern_360_degrees_softbox.html</text:p>
          </table:table-cell>
          <table:table-cell office:value-type="string" calcext:value-type="string">
            <text:p>APLANTERN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ght Dome 150 Softbox (5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LIGHTDOME15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7</text:p>
          </table:table-cell>
          <table:table-cell/>
          <table:table-cell office:value-type="string" calcext:value-type="string">
            <text:p>iHUAZwKiC3ja57pLhraf9F</text:p>
          </table:table-cell>
          <table:table-cell office:value-type="string" calcext:value-type="string">
            <text:p>4a005ffd</text:p>
          </table:table-cell>
          <table:table-cell office:value-type="string" calcext:value-type="string">
            <text:p>https://attachments.cheqroomcdn.com/app/groups/PcxFCbYNX5ZroUMdZeaUs/0469d4c6-a783-11ed-8032-0a58a9feac02.jpg</text:p>
          </table:table-cell>
          <table:table-cell table:number-columns-repeated="12"/>
          <table:table-cell office:value-type="string" calcext:value-type="string">
            <text:p>Large SoftBox</text:p>
          </table:table-cell>
          <table:table-cell/>
          <table:table-cell office:value-type="string" calcext:value-type="string">
            <text:p>https://www.bhphotovideo.com/c/product/1657992-REG/aputure_amolightdome150_light_dome_150_softbox.html</text:p>
          </table:table-cell>
          <table:table-cell office:value-type="string" calcext:value-type="string">
            <text:p>APAMOLIGH1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 Dome 150 Softbox (5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LIGHTDOME15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7</text:p>
          </table:table-cell>
          <table:table-cell/>
          <table:table-cell office:value-type="string" calcext:value-type="string">
            <text:p>PLVFj2u3rTtuwwoFSdFgz8</text:p>
          </table:table-cell>
          <table:table-cell office:value-type="string" calcext:value-type="string">
            <text:p>24bf652e</text:p>
          </table:table-cell>
          <table:table-cell office:value-type="string" calcext:value-type="string">
            <text:p>https://attachments.cheqroomcdn.com/app/groups/PcxFCbYNX5ZroUMdZeaUs/0469d4c6-a783-11ed-8032-0a58a9feac02.jpg</text:p>
          </table:table-cell>
          <table:table-cell table:number-columns-repeated="12"/>
          <table:table-cell office:value-type="string" calcext:value-type="string">
            <text:p>Large SoftBox</text:p>
          </table:table-cell>
          <table:table-cell/>
          <table:table-cell office:value-type="string" calcext:value-type="string">
            <text:p>https://www.bhphotovideo.com/c/product/1657992-REG/aputure_amolightdome150_light_dome_150_softbox.html</text:p>
          </table:table-cell>
          <table:table-cell office:value-type="string" calcext:value-type="string">
            <text:p>APAMOLIGH1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ght Dome 150 Softbox (5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LIGHTDOME15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2022-03-23 12:00:00</text:p>
          </table:table-cell>
          <table:table-cell table:number-columns-repeated="4"/>
          <table:table-cell office:value-type="string" calcext:value-type="string">
            <text:p>PORTL-LIGHT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7</text:p>
          </table:table-cell>
          <table:table-cell/>
          <table:table-cell office:value-type="string" calcext:value-type="string">
            <text:p>kQg5s4h7n27W2oQasL4fTU</text:p>
          </table:table-cell>
          <table:table-cell office:value-type="string" calcext:value-type="string">
            <text:p>225fa63f</text:p>
          </table:table-cell>
          <table:table-cell office:value-type="string" calcext:value-type="string">
            <text:p>https://attachments.cheqroomcdn.com/app/groups/PcxFCbYNX5ZroUMdZeaUs/0469d4c6-a783-11ed-8032-0a58a9feac02.jpg</text:p>
          </table:table-cell>
          <table:table-cell table:number-columns-repeated="12"/>
          <table:table-cell office:value-type="string" calcext:value-type="string">
            <text:p>Large SoftBox</text:p>
          </table:table-cell>
          <table:table-cell/>
          <table:table-cell office:value-type="string" calcext:value-type="string">
            <text:p>https://www.bhphotovideo.com/c/product/1657992-REG/aputure_amolightdome150_light_dome_150_softbox.html</text:p>
          </table:table-cell>
          <table:table-cell office:value-type="string" calcext:value-type="string">
            <text:p>APAMOLIGH1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ght Dome II (34.8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IGHTDOME II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818, -94.2146662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0</text:p>
          </table:table-cell>
          <table:table-cell/>
          <table:table-cell office:value-type="string" calcext:value-type="string">
            <text:p>ExDu3KnM6nosKn3g2hMF6T</text:p>
          </table:table-cell>
          <table:table-cell office:value-type="string" calcext:value-type="string">
            <text:p>f168b9bd</text:p>
          </table:table-cell>
          <table:table-cell office:value-type="string" calcext:value-type="string">
            <text:p>https://attachments.cheqroomcdn.com/app/groups/PcxFCbYNX5ZroUMdZeaUs/fa3e3500-a782-11ed-8032-0a58a9feac02.jpg</text:p>
          </table:table-cell>
          <table:table-cell table:number-columns-repeated="12"/>
          <table:table-cell office:value-type="string" calcext:value-type="string">
            <text:p>Light Dome II (34.8")</text:p>
          </table:table-cell>
          <table:table-cell/>
          <table:table-cell office:value-type="string" calcext:value-type="string">
            <text:p>https://www.bhphotovideo.com/c/product/1426991-REG/aputure_lightdome_ii_light_dome_ii_34_8.html</text:p>
          </table:table-cell>
          <table:table-cell office:value-type="string" calcext:value-type="string">
            <text:p>APLIGHTDOM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 Dome II (34.8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IGHTDOME II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0</text:p>
          </table:table-cell>
          <table:table-cell/>
          <table:table-cell office:value-type="string" calcext:value-type="string">
            <text:p>mgbH8VN59fHVwAZ6hnkzwR</text:p>
          </table:table-cell>
          <table:table-cell office:value-type="string" calcext:value-type="string">
            <text:p>4610b13f</text:p>
          </table:table-cell>
          <table:table-cell office:value-type="string" calcext:value-type="string">
            <text:p>https://attachments.cheqroomcdn.com/app/groups/PcxFCbYNX5ZroUMdZeaUs/fa3e3500-a782-11ed-8032-0a58a9feac02.jpg</text:p>
          </table:table-cell>
          <table:table-cell table:number-columns-repeated="12"/>
          <table:table-cell office:value-type="string" calcext:value-type="string">
            <text:p>Light Dome II (34.8")</text:p>
          </table:table-cell>
          <table:table-cell/>
          <table:table-cell office:value-type="string" calcext:value-type="string">
            <text:p>https://www.bhphotovideo.com/c/product/1426991-REG/aputure_lightdome_ii_light_dome_ii_34_8.html</text:p>
          </table:table-cell>
          <table:table-cell office:value-type="string" calcext:value-type="string">
            <text:p>APLIGHTDOME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ght Dome II (34.8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IGHTDOME II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0</text:p>
          </table:table-cell>
          <table:table-cell/>
          <table:table-cell office:value-type="string" calcext:value-type="string">
            <text:p>rpnv3WhZa7ifByhk9v4n7b</text:p>
          </table:table-cell>
          <table:table-cell office:value-type="string" calcext:value-type="string">
            <text:p>93716dfc</text:p>
          </table:table-cell>
          <table:table-cell office:value-type="string" calcext:value-type="string">
            <text:p>https://attachments.cheqroomcdn.com/app/groups/PcxFCbYNX5ZroUMdZeaUs/fa3e3500-a782-11ed-8032-0a58a9feac02.jpg</text:p>
          </table:table-cell>
          <table:table-cell table:number-columns-repeated="12"/>
          <table:table-cell office:value-type="string" calcext:value-type="string">
            <text:p>Light Dome II (34.8")</text:p>
          </table:table-cell>
          <table:table-cell/>
          <table:table-cell office:value-type="string" calcext:value-type="string">
            <text:p>https://www.bhphotovideo.com/c/product/1426991-REG/aputure_lightdome_ii_light_dome_ii_34_8.html</text:p>
          </table:table-cell>
          <table:table-cell office:value-type="string" calcext:value-type="string">
            <text:p>APLIGHTDOME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ght Dome II (34.8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IGHTDOME II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1</text:p>
          </table:table-cell>
          <table:table-cell/>
          <table:table-cell office:value-type="string" calcext:value-type="string">
            <text:p>K8pgwWm2CrxyqXhtHK3oK6</text:p>
          </table:table-cell>
          <table:table-cell office:value-type="string" calcext:value-type="string">
            <text:p>b00002ec</text:p>
          </table:table-cell>
          <table:table-cell office:value-type="string" calcext:value-type="string">
            <text:p>https://attachments.cheqroomcdn.com/app/groups/PcxFCbYNX5ZroUMdZeaUs/fa3e3500-a782-11ed-8032-0a58a9feac02.jpg</text:p>
          </table:table-cell>
          <table:table-cell table:number-columns-repeated="12"/>
          <table:table-cell office:value-type="string" calcext:value-type="string">
            <text:p>Light Dome II (34.8")</text:p>
          </table:table-cell>
          <table:table-cell/>
          <table:table-cell office:value-type="string" calcext:value-type="string">
            <text:p>https://www.bhphotovideo.com/c/product/1426991-REG/aputure_lightdome_ii_light_dome_ii_34_8.html</text:p>
          </table:table-cell>
          <table:table-cell office:value-type="string" calcext:value-type="string">
            <text:p>APLIGHTDOME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ght Dome II (34.8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IGHTDOME II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PORTL-LIGHT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1</text:p>
          </table:table-cell>
          <table:table-cell/>
          <table:table-cell office:value-type="string" calcext:value-type="string">
            <text:p>FtmYep32GBPZJXVHCTJ7ji</text:p>
          </table:table-cell>
          <table:table-cell office:value-type="string" calcext:value-type="string">
            <text:p>08e81f95</text:p>
          </table:table-cell>
          <table:table-cell office:value-type="string" calcext:value-type="string">
            <text:p>https://attachments.cheqroomcdn.com/app/groups/PcxFCbYNX5ZroUMdZeaUs/fa3e3500-a782-11ed-8032-0a58a9feac02.jpg</text:p>
          </table:table-cell>
          <table:table-cell table:number-columns-repeated="12"/>
          <table:table-cell office:value-type="string" calcext:value-type="string">
            <text:p>Light Dome II (34.8")</text:p>
          </table:table-cell>
          <table:table-cell/>
          <table:table-cell office:value-type="string" calcext:value-type="string">
            <text:p>https://www.bhphotovideo.com/c/product/1426991-REG/aputure_lightdome_ii_light_dome_ii_34_8.html</text:p>
          </table:table-cell>
          <table:table-cell office:value-type="string" calcext:value-type="string">
            <text:p>APLIGHTDOME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ght Dome Mini II (21.5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MINIDOME II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1</text:p>
          </table:table-cell>
          <table:table-cell/>
          <table:table-cell office:value-type="string" calcext:value-type="string">
            <text:p>sxzM9NRpTBgRGEep4A59Lg</text:p>
          </table:table-cell>
          <table:table-cell office:value-type="string" calcext:value-type="string">
            <text:p>92cd2405</text:p>
          </table:table-cell>
          <table:table-cell office:value-type="string" calcext:value-type="string">
            <text:p>https://attachments.cheqroomcdn.com/app/groups/PcxFCbYNX5ZroUMdZeaUs/00c63224-a783-11ed-8032-0a58a9feac02.jpg</text:p>
          </table:table-cell>
          <table:table-cell table:number-columns-repeated="12"/>
          <table:table-cell office:value-type="string" calcext:value-type="string">
            <text:p>Small Light Dome</text:p>
          </table:table-cell>
          <table:table-cell/>
          <table:table-cell office:value-type="string" calcext:value-type="string">
            <text:p>https://www.bhphotovideo.com/c/product/1426992-REG/aputure_minidome_ii_light_dome_mini_ii.html</text:p>
          </table:table-cell>
          <table:table-cell office:value-type="string" calcext:value-type="string">
            <text:p>APMINIDOM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 Dome Mini II (21.5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MINIDOME II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1</text:p>
          </table:table-cell>
          <table:table-cell/>
          <table:table-cell office:value-type="string" calcext:value-type="string">
            <text:p>XwrfjMPA4adicDrQmzTKEe</text:p>
          </table:table-cell>
          <table:table-cell table:style-name="ce1" office:value-type="string" calcext:value-type="string">
            <text:p>457e7206</text:p>
          </table:table-cell>
          <table:table-cell office:value-type="string" calcext:value-type="string">
            <text:p>https://attachments.cheqroomcdn.com/app/groups/PcxFCbYNX5ZroUMdZeaUs/00c63224-a783-11ed-8032-0a58a9feac02.jpg</text:p>
          </table:table-cell>
          <table:table-cell table:number-columns-repeated="12"/>
          <table:table-cell office:value-type="string" calcext:value-type="string">
            <text:p>Small Light Dome</text:p>
          </table:table-cell>
          <table:table-cell/>
          <table:table-cell office:value-type="string" calcext:value-type="string">
            <text:p>https://www.bhphotovideo.com/c/product/1426992-REG/aputure_minidome_ii_light_dome_mini_ii.html</text:p>
          </table:table-cell>
          <table:table-cell office:value-type="string" calcext:value-type="string">
            <text:p>APMINIDOME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noot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noo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N-1000</text:p>
          </table:table-cell>
          <table:table-cell/>
          <table:table-cell office:value-type="float" office:value="19.47" calcext:value-type="float">
            <text:p>19.47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4</text:p>
          </table:table-cell>
          <table:table-cell/>
          <table:table-cell office:value-type="string" calcext:value-type="string">
            <text:p>yRr4VdMXAPLPpAijUPQGZH</text:p>
          </table:table-cell>
          <table:table-cell/>
          <table:table-cell office:value-type="string" calcext:value-type="string">
            <text:p>https://attachments.cheqroomcdn.com/app/groups/PcxFCbYNX5ZroUMdZeaUs/418e5926-a783-11ed-af3d-0a58a9feac02.jpg</text:p>
          </table:table-cell>
          <table:table-cell table:number-columns-repeated="12"/>
          <table:table-cell office:value-type="string" calcext:value-type="string">
            <text:p>Snoot</text:p>
          </table:table-cell>
          <table:table-cell/>
          <table:table-cell office:value-type="string" calcext:value-type="string">
            <text:p>https://www.bhphotovideo.com/c/product/852250-REG/impact_sn_1000_snoot_for_monolight.html</text:p>
          </table:table-cell>
          <table:table-cell office:value-type="string" calcext:value-type="string">
            <text:p>IMSIM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noot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noo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N-1000</text:p>
          </table:table-cell>
          <table:table-cell/>
          <table:table-cell office:value-type="float" office:value="19.47" calcext:value-type="float">
            <text:p>19.47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4</text:p>
          </table:table-cell>
          <table:table-cell/>
          <table:table-cell office:value-type="string" calcext:value-type="string">
            <text:p>cRz5Q6f2Nkbb84ydyi6yAn</text:p>
          </table:table-cell>
          <table:table-cell/>
          <table:table-cell office:value-type="string" calcext:value-type="string">
            <text:p>https://attachments.cheqroomcdn.com/app/groups/PcxFCbYNX5ZroUMdZeaUs/418e5926-a783-11ed-af3d-0a58a9feac02.jpg</text:p>
          </table:table-cell>
          <table:table-cell table:number-columns-repeated="12"/>
          <table:table-cell office:value-type="string" calcext:value-type="string">
            <text:p>Snoot</text:p>
          </table:table-cell>
          <table:table-cell/>
          <table:table-cell office:value-type="string" calcext:value-type="string">
            <text:p>https://www.bhphotovideo.com/c/product/852250-REG/impact_sn_1000_snoot_for_monolight.html</text:p>
          </table:table-cell>
          <table:table-cell office:value-type="string" calcext:value-type="string">
            <text:p>IMSIML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otlight Mount Set with 19° Lens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Projection 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SPOTLIGHT 19 SET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9</text:p>
          </table:table-cell>
          <table:table-cell/>
          <table:table-cell office:value-type="string" calcext:value-type="string">
            <text:p>g8EbhNnP66GGjJTwLp65w7</text:p>
          </table:table-cell>
          <table:table-cell/>
          <table:table-cell office:value-type="string" calcext:value-type="string">
            <text:p>https://attachments.cheqroomcdn.com/app/groups/PcxFCbYNX5ZroUMdZeaUs/f995c96a-a782-11ed-8032-0a58a9feac02.jpg</text:p>
          </table:table-cell>
          <table:table-cell table:number-columns-repeated="11"/>
          <table:table-cell office:value-type="string" calcext:value-type="string">
            <text:p>6DY00E38566</text:p>
          </table:table-cell>
          <table:table-cell office:value-type="string" calcext:value-type="string">
            <text:p>Spotlight Mount 19°</text:p>
          </table:table-cell>
          <table:table-cell/>
          <table:table-cell office:value-type="string" calcext:value-type="string">
            <text:p>https://www.bhphotovideo.com/c/product/1476273-REG/aputure_spotlight_19_set_spotlight_mount_set_with.html</text:p>
          </table:table-cell>
          <table:table-cell office:value-type="string" calcext:value-type="string">
            <text:p>APJ0118A3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otlight Mount Set with 19° Lens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Projection 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SPOTLIGHT 19 SET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9</text:p>
          </table:table-cell>
          <table:table-cell/>
          <table:table-cell office:value-type="string" calcext:value-type="string">
            <text:p>VscR2zwXtqLxqsfLSQodTL</text:p>
          </table:table-cell>
          <table:table-cell/>
          <table:table-cell office:value-type="string" calcext:value-type="string">
            <text:p>https://attachments.cheqroomcdn.com/app/groups/PcxFCbYNX5ZroUMdZeaUs/f995c96a-a782-11ed-8032-0a58a9feac02.jpg</text:p>
          </table:table-cell>
          <table:table-cell table:number-columns-repeated="11"/>
          <table:table-cell office:value-type="string" calcext:value-type="string">
            <text:p>6DY00L32287</text:p>
          </table:table-cell>
          <table:table-cell office:value-type="string" calcext:value-type="string">
            <text:p>Spotlight Mount 19°</text:p>
          </table:table-cell>
          <table:table-cell/>
          <table:table-cell office:value-type="string" calcext:value-type="string">
            <text:p>https://www.bhphotovideo.com/c/product/1476273-REG/aputure_spotlight_19_set_spotlight_mount_set_with.html</text:p>
          </table:table-cell>
          <table:table-cell office:value-type="string" calcext:value-type="string">
            <text:p>APJ0118A3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otlight Mount Set with 19° Lens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Projection 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SPOTLIGHT 19 SET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9</text:p>
          </table:table-cell>
          <table:table-cell/>
          <table:table-cell office:value-type="string" calcext:value-type="string">
            <text:p>NqjF9uLG7SoHHU5sZuHbfN</text:p>
          </table:table-cell>
          <table:table-cell/>
          <table:table-cell office:value-type="string" calcext:value-type="string">
            <text:p>https://attachments.cheqroomcdn.com/app/groups/PcxFCbYNX5ZroUMdZeaUs/f995c96a-a782-11ed-8032-0a58a9feac02.jpg</text:p>
          </table:table-cell>
          <table:table-cell table:number-columns-repeated="11"/>
          <table:table-cell office:value-type="string" calcext:value-type="string">
            <text:p>6DY00N33166</text:p>
          </table:table-cell>
          <table:table-cell office:value-type="string" calcext:value-type="string">
            <text:p>Spotlight Mount 19°</text:p>
          </table:table-cell>
          <table:table-cell/>
          <table:table-cell office:value-type="string" calcext:value-type="string">
            <text:p>https://www.bhphotovideo.com/c/product/1476273-REG/aputure_spotlight_19_set_spotlight_mount_set_with.html</text:p>
          </table:table-cell>
          <table:table-cell office:value-type="string" calcext:value-type="string">
            <text:p>APJ0118A3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otlight Mount Set with 19° Lens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Projection 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SPOTLIGHT 19 SET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9</text:p>
          </table:table-cell>
          <table:table-cell/>
          <table:table-cell office:value-type="string" calcext:value-type="string">
            <text:p>nF7Gn6ecFvpceq8MTien8P</text:p>
          </table:table-cell>
          <table:table-cell/>
          <table:table-cell office:value-type="string" calcext:value-type="string">
            <text:p>https://attachments.cheqroomcdn.com/app/groups/PcxFCbYNX5ZroUMdZeaUs/f995c96a-a782-11ed-8032-0a58a9feac02.jpg</text:p>
          </table:table-cell>
          <table:table-cell table:number-columns-repeated="11"/>
          <table:table-cell office:value-type="string" calcext:value-type="string">
            <text:p>6DY00R33774</text:p>
          </table:table-cell>
          <table:table-cell office:value-type="string" calcext:value-type="string">
            <text:p>Spotlight Mount 19°</text:p>
          </table:table-cell>
          <table:table-cell/>
          <table:table-cell office:value-type="string" calcext:value-type="string">
            <text:p>https://www.bhphotovideo.com/c/product/1476273-REG/aputure_spotlight_19_set_spotlight_mount_set_with.html</text:p>
          </table:table-cell>
          <table:table-cell office:value-type="string" calcext:value-type="string">
            <text:p>APJ0118A3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rip Softbox (12 x 56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otodioX</text:p>
          </table:table-cell>
          <table:table-cell office:value-type="string" calcext:value-type="string">
            <text:p>EZPRO-12X56-BOWENS</text:p>
          </table:table-cell>
          <table:table-cell/>
          <table:table-cell office:value-type="float" office:value="87.83" calcext:value-type="float">
            <text:p>87.83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3</text:p>
          </table:table-cell>
          <table:table-cell/>
          <table:table-cell office:value-type="string" calcext:value-type="string">
            <text:p>555YkeZX9od6P8oggYZ5YQ</text:p>
          </table:table-cell>
          <table:table-cell/>
          <table:table-cell office:value-type="string" calcext:value-type="string">
            <text:p>https://attachments.cheqroomcdn.com/app/groups/PcxFCbYNX5ZroUMdZeaUs/fc375e4a-a782-11ed-8032-0a58a9feac02.jpg</text:p>
          </table:table-cell>
          <table:table-cell table:number-columns-repeated="12"/>
          <table:table-cell office:value-type="string" calcext:value-type="string">
            <text:p>Strip Box</text:p>
          </table:table-cell>
          <table:table-cell/>
          <table:table-cell office:value-type="string" calcext:value-type="string">
            <text:p>https://www.bhphotovideo.com/c/product/1344245-REG/fotodiox_ezpro_12x56_bowens_12x56_ez_pro_strip.html</text:p>
          </table:table-cell>
          <table:table-cell office:value-type="string" calcext:value-type="string">
            <text:p>FOEZP1256BOW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ip Softbox (12 x 56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otodioX</text:p>
          </table:table-cell>
          <table:table-cell office:value-type="string" calcext:value-type="string">
            <text:p>EZPRO-12X56-BOWENS</text:p>
          </table:table-cell>
          <table:table-cell/>
          <table:table-cell office:value-type="float" office:value="87.83" calcext:value-type="float">
            <text:p>87.83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3</text:p>
          </table:table-cell>
          <table:table-cell/>
          <table:table-cell office:value-type="string" calcext:value-type="string">
            <text:p>fjexnXN4JhnVg4xE2vGgq5</text:p>
          </table:table-cell>
          <table:table-cell/>
          <table:table-cell office:value-type="string" calcext:value-type="string">
            <text:p>https://attachments.cheqroomcdn.com/app/groups/PcxFCbYNX5ZroUMdZeaUs/fc375e4a-a782-11ed-8032-0a58a9feac02.jpg</text:p>
          </table:table-cell>
          <table:table-cell table:number-columns-repeated="12"/>
          <table:table-cell office:value-type="string" calcext:value-type="string">
            <text:p>Strip Box</text:p>
          </table:table-cell>
          <table:table-cell/>
          <table:table-cell office:value-type="string" calcext:value-type="string">
            <text:p>https://www.bhphotovideo.com/c/product/1344245-REG/fotodiox_ezpro_12x56_bowens_12x56_ez_pro_strip.html</text:p>
          </table:table-cell>
          <table:table-cell office:value-type="string" calcext:value-type="string">
            <text:p>FOEZP1256BOW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inefinity GripBAT</text:p>
          </table:table-cell>
          <table:table-cell office:value-type="string" calcext:value-type="string">
            <text:p>BP-U30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GripBAT 4S 45Wh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4:42:38</text:p>
          </table:table-cell>
          <table:table-cell/>
          <table:table-cell office:value-type="string" calcext:value-type="string">
            <text:p>8QtMfATJKGgCRxJYYET4BH</text:p>
          </table:table-cell>
          <table:table-cell office:value-type="string" calcext:value-type="string">
            <text:p>6d6d7737</text:p>
          </table:table-cell>
          <table:table-cell office:value-type="string" calcext:value-type="string">
            <text:p>https://attachments.cheqroomcdn.com/app/groups/PcxFCbYNX5ZroUMdZeaUs/a5b91f58-a738-11ed-b0a2-0a58a9feac02.jpg</text:p>
          </table:table-cell>
          <table:table-cell office:value-type="string" calcext:value-type="string">
            <text:p>BAT-664816</text:p>
          </table:table-cell>
          <table:table-cell table:number-columns-repeated="10"/>
          <table:table-cell office:value-type="string" calcext:value-type="string">
            <text:p>BAT-664816</text:p>
          </table:table-cell>
          <table:table-cell table:number-columns-repeated="2"/>
          <table:table-cell office:value-type="string" calcext:value-type="string">
            <text:p>https://www.kinefinity.com/en/shop/gripbat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efinity GripBAT</text:p>
          </table:table-cell>
          <table:table-cell office:value-type="string" calcext:value-type="string">
            <text:p>BP-U30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GripBAT 4S 45Wh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4:42:38</text:p>
          </table:table-cell>
          <table:table-cell/>
          <table:table-cell office:value-type="string" calcext:value-type="string">
            <text:p>t6pwccgBPnbXmqzXRttGtR</text:p>
          </table:table-cell>
          <table:table-cell office:value-type="string" calcext:value-type="string">
            <text:p>6d816b8a</text:p>
          </table:table-cell>
          <table:table-cell office:value-type="string" calcext:value-type="string">
            <text:p>https://attachments.cheqroomcdn.com/app/groups/PcxFCbYNX5ZroUMdZeaUs/a5b91f58-a738-11ed-b0a2-0a58a9feac02.jpg</text:p>
          </table:table-cell>
          <table:table-cell office:value-type="string" calcext:value-type="string">
            <text:p>BAT-121520</text:p>
          </table:table-cell>
          <table:table-cell table:number-columns-repeated="10"/>
          <table:table-cell office:value-type="string" calcext:value-type="string">
            <text:p>BAT-121520</text:p>
          </table:table-cell>
          <table:table-cell table:number-columns-repeated="2"/>
          <table:table-cell office:value-type="string" calcext:value-type="string">
            <text:p>https://www.kinefinity.com/en/shop/gripbat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inefinity GripBAT</text:p>
          </table:table-cell>
          <table:table-cell office:value-type="string" calcext:value-type="string">
            <text:p>BP-U30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GripBAT 4S 45Wh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4:42:38</text:p>
          </table:table-cell>
          <table:table-cell/>
          <table:table-cell office:value-type="string" calcext:value-type="string">
            <text:p>2mQjzRVw8xxWwFW8KXZiJ9</text:p>
          </table:table-cell>
          <table:table-cell office:value-type="string" calcext:value-type="string">
            <text:p>6c81a8b2</text:p>
          </table:table-cell>
          <table:table-cell office:value-type="string" calcext:value-type="string">
            <text:p>https://attachments.cheqroomcdn.com/app/groups/PcxFCbYNX5ZroUMdZeaUs/a5b91f58-a738-11ed-b0a2-0a58a9feac02.jpg</text:p>
          </table:table-cell>
          <table:table-cell office:value-type="string" calcext:value-type="string">
            <text:p>BAT-964181</text:p>
          </table:table-cell>
          <table:table-cell table:number-columns-repeated="10"/>
          <table:table-cell office:value-type="string" calcext:value-type="string">
            <text:p>BAT-964181</text:p>
          </table:table-cell>
          <table:table-cell table:number-columns-repeated="2"/>
          <table:table-cell office:value-type="string" calcext:value-type="string">
            <text:p>https://www.kinefinity.com/en/shop/gripbat/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inefinity GripBAT</text:p>
          </table:table-cell>
          <table:table-cell office:value-type="string" calcext:value-type="string">
            <text:p>BP-U30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GripBAT 4S 45Wh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4:42:38</text:p>
          </table:table-cell>
          <table:table-cell/>
          <table:table-cell office:value-type="string" calcext:value-type="string">
            <text:p>jSsaSkQbv9pj35cVQWAaW3</text:p>
          </table:table-cell>
          <table:table-cell office:value-type="string" calcext:value-type="string">
            <text:p>6c80e1ba</text:p>
          </table:table-cell>
          <table:table-cell office:value-type="string" calcext:value-type="string">
            <text:p>https://attachments.cheqroomcdn.com/app/groups/PcxFCbYNX5ZroUMdZeaUs/a5b91f58-a738-11ed-b0a2-0a58a9feac02.jpg</text:p>
          </table:table-cell>
          <table:table-cell office:value-type="string" calcext:value-type="string">
            <text:p>BAT-656148</text:p>
          </table:table-cell>
          <table:table-cell table:number-columns-repeated="10"/>
          <table:table-cell office:value-type="string" calcext:value-type="string">
            <text:p>BAT-656148</text:p>
          </table:table-cell>
          <table:table-cell table:number-columns-repeated="2"/>
          <table:table-cell office:value-type="string" calcext:value-type="string">
            <text:p>https://www.kinefinity.com/en/shop/gripbat/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655192, -94.2146928</text:p>
          </table:table-cell>
          <table:table-cell office:value-type="string" calcext:value-type="string">
            <text:p>C-Stand Kit |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eNZBqHTzAQ8yr95iEm2M35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69, B4-0056, B4-0043, B4-0067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655192, -94.2146928</text:p>
          </table:table-cell>
          <table:table-cell office:value-type="string" calcext:value-type="string">
            <text:p>C-Stand Kit |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NNbXew7HiJFRJWthPtScd9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44, B4-0068, B4-0055, B4-0066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4"/>
          <table:table-cell office:value-type="string" calcext:value-type="string">
            <text:p>C-Stand Kit |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vLLsvpsGJE6fKRTifA88J8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57, B4-0059, B4-0058, CY1-0018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4"/>
          <table:table-cell office:value-type="string" calcext:value-type="string">
            <text:p>C-Stand Kit |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oRqvsTvBn57vSbUGmb3SgN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45, B4-0046, B4-0070, B4-0047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656276, -94.2147202</text:p>
          </table:table-cell>
          <table:table-cell office:value-type="string" calcext:value-type="string">
            <text:p>C-Stand Kit |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B5cchSMgZYF8aerqJGXDzh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40, B4-0054, B4-0041, B4-0065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656276, -94.2147202</text:p>
          </table:table-cell>
          <table:table-cell office:value-type="string" calcext:value-type="string">
            <text:p>C-Stand Kit |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e66vw6LMFfcxrKh87zZnkT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52, B4-0053, B4-0064, B4-0042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65635, -94.2147181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uiWDURSdC92sXg2bzPZKBY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71, B4-0100, B4-0076, B4-0072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cqKUEHhPPRHbbTKK64TXra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48, B4-0088, B4-0060, B4-0075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3-Way Microphone Splitter Box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ro Co</text:p>
          </table:table-cell>
          <table:table-cell office:value-type="string" calcext:value-type="string">
            <text:p>MS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xiE5aAiqcjZtwhU5WYscb3</text:p>
          </table:table-cell>
          <table:table-cell/>
          <table:table-cell office:value-type="string" calcext:value-type="string">
            <text:p>https://attachments.cheqroomcdn.com/app/groups/PcxFCbYNX5ZroUMdZeaUs/970f795e-8d4b-11ed-bee7-0a58a9feac02.jpg</text:p>
          </table:table-cell>
          <table:table-cell table:number-columns-repeated="12"/>
          <table:table-cell office:value-type="string" calcext:value-type="string">
            <text:p>XLR Splitter</text:p>
          </table:table-cell>
          <table:table-cell/>
          <table:table-cell office:value-type="string" calcext:value-type="string">
            <text:p>https://www.bhphotovideo.com/c/product/227977-REG/Pro_Co_Sound_MS3_MS3_1_into.html</text:p>
          </table:table-cell>
          <table:table-cell office:value-type="string" calcext:value-type="string">
            <text:p>PRMS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-Way Microphone Splitter Box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ro Co</text:p>
          </table:table-cell>
          <table:table-cell office:value-type="string" calcext:value-type="string">
            <text:p>MS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zJttFys8BoHF6TiEuuTge6</text:p>
          </table:table-cell>
          <table:table-cell/>
          <table:table-cell office:value-type="string" calcext:value-type="string">
            <text:p>https://attachments.cheqroomcdn.com/app/groups/PcxFCbYNX5ZroUMdZeaUs/970f795e-8d4b-11ed-bee7-0a58a9feac02.jpg</text:p>
          </table:table-cell>
          <table:table-cell table:number-columns-repeated="12"/>
          <table:table-cell office:value-type="string" calcext:value-type="string">
            <text:p>XLR Splitter</text:p>
          </table:table-cell>
          <table:table-cell/>
          <table:table-cell office:value-type="string" calcext:value-type="string">
            <text:p>https://www.bhphotovideo.com/c/product/227977-REG/Pro_Co_Sound_MS3_MS3_1_into.html</text:p>
          </table:table-cell>
          <table:table-cell office:value-type="string" calcext:value-type="string">
            <text:p>PRMS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apt-a-Pak Pro Kit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emote Audio</text:p>
          </table:table-cell>
          <table:table-cell office:value-type="string" calcext:value-type="string">
            <text:p>APPKIT PRO</text:p>
          </table:table-cell>
          <table:table-cell/>
          <table:table-cell office:value-type="float" office:value="238.99" calcext:value-type="float">
            <text:p>238.99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2:41:04</text:p>
          </table:table-cell>
          <table:table-cell/>
          <table:table-cell office:value-type="string" calcext:value-type="string">
            <text:p>wUwgKvUmGdeFB7nH8Y4KCG</text:p>
          </table:table-cell>
          <table:table-cell office:value-type="string" calcext:value-type="string">
            <text:p>cf2fc7a5</text:p>
          </table:table-cell>
          <table:table-cell office:value-type="string" calcext:value-type="string">
            <text:p>https://attachments.cheqroomcdn.com/app/groups/PcxFCbYNX5ZroUMdZeaUs/f29ce4ca-de20-11ed-8ec0-0a58a9feac02.jpg</text:p>
          </table:table-cell>
          <table:table-cell table:number-columns-repeated="14"/>
          <table:table-cell office:value-type="string" calcext:value-type="string">
            <text:p>https://www.bhphotovideo.com/c/product/766139-REG/Remote_Audio_APPKITPRO_Adapt_a_Pak_Pro_Kit.html</text:p>
          </table:table-cell>
          <table:table-cell office:value-type="string" calcext:value-type="string">
            <text:p>REAPPKITPR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 XLR to XLR Audio Cables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XLRMINI2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9:53:37</text:p>
          </table:table-cell>
          <table:table-cell/>
          <table:table-cell office:value-type="string" calcext:value-type="string">
            <text:p>ZEBVVKcM7nQLZhR5rYiVGW</text:p>
          </table:table-cell>
          <table:table-cell/>
          <table:table-cell office:value-type="string" calcext:value-type="string">
            <text:p>https://attachments.cheqroomcdn.com/app/groups/PcxFCbYNX5ZroUMdZeaUs/643c39ac-7c90-11ed-922e-0a58a9feac02.jpg</text:p>
          </table:table-cell>
          <table:table-cell office:value-type="string" calcext:value-type="string">
            <text:p>CW1-0001</text:p>
          </table:table-cell>
          <table:table-cell table:number-columns-repeated="13"/>
          <table:table-cell office:value-type="string" calcext:value-type="string">
            <text:p>https://www.bhphotovideo.com/c/product/1261971-REG/blackmagic_design_hyperd_axlrmini2_mini_xlr_cable_for.html</text:p>
          </table:table-cell>
          <table:table-cell office:value-type="string" calcext:value-type="string">
            <text:p>BLAXLRMINI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 XLR to XLR Audio Cables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XLRMINI2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9:53:38</text:p>
          </table:table-cell>
          <table:table-cell/>
          <table:table-cell office:value-type="string" calcext:value-type="string">
            <text:p>4w76T3mmbDAYDpx8CqRJSM</text:p>
          </table:table-cell>
          <table:table-cell/>
          <table:table-cell office:value-type="string" calcext:value-type="string">
            <text:p>https://attachments.cheqroomcdn.com/app/groups/PcxFCbYNX5ZroUMdZeaUs/643c39ac-7c90-11ed-922e-0a58a9feac02.jpg</text:p>
          </table:table-cell>
          <table:table-cell office:value-type="string" calcext:value-type="string">
            <text:p>CW1-0002</text:p>
          </table:table-cell>
          <table:table-cell table:number-columns-repeated="13"/>
          <table:table-cell office:value-type="string" calcext:value-type="string">
            <text:p>https://www.bhphotovideo.com/c/product/1261971-REG/blackmagic_design_hyperd_axlrmini2_mini_xlr_cable_for.html</text:p>
          </table:table-cell>
          <table:table-cell office:value-type="string" calcext:value-type="string">
            <text:p>BLAXLRMINI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i XLR to XLR Audio Cables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XLRMINI2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9:53:38</text:p>
          </table:table-cell>
          <table:table-cell/>
          <table:table-cell office:value-type="string" calcext:value-type="string">
            <text:p>C7sg7VajCpHXKLJgpffdEM</text:p>
          </table:table-cell>
          <table:table-cell/>
          <table:table-cell office:value-type="string" calcext:value-type="string">
            <text:p>https://attachments.cheqroomcdn.com/app/groups/PcxFCbYNX5ZroUMdZeaUs/643c39ac-7c90-11ed-922e-0a58a9feac02.jpg</text:p>
          </table:table-cell>
          <table:table-cell table:number-columns-repeated="14"/>
          <table:table-cell office:value-type="string" calcext:value-type="string">
            <text:p>https://www.bhphotovideo.com/c/product/1261971-REG/blackmagic_design_hyperd_axlrmini2_mini_xlr_cable_for.html</text:p>
          </table:table-cell>
          <table:table-cell office:value-type="string" calcext:value-type="string">
            <text:p>BLAXLRMIN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 XLR to XLR Audio Cables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XLRMINI2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9:53:38</text:p>
          </table:table-cell>
          <table:table-cell/>
          <table:table-cell office:value-type="string" calcext:value-type="string">
            <text:p>piB8rpuVjHs3vnpCJu8Xv4</text:p>
          </table:table-cell>
          <table:table-cell/>
          <table:table-cell office:value-type="string" calcext:value-type="string">
            <text:p>https://attachments.cheqroomcdn.com/app/groups/PcxFCbYNX5ZroUMdZeaUs/643c39ac-7c90-11ed-922e-0a58a9feac02.jpg</text:p>
          </table:table-cell>
          <table:table-cell table:number-columns-repeated="14"/>
          <table:table-cell office:value-type="string" calcext:value-type="string">
            <text:p>https://www.bhphotovideo.com/c/product/1261971-REG/blackmagic_design_hyperd_axlrmini2_mini_xlr_cable_for.html</text:p>
          </table:table-cell>
          <table:table-cell office:value-type="string" calcext:value-type="string">
            <text:p>BLAXLRMIN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artRig+ 2-Channel XLR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ramonic</text:p>
          </table:table-cell>
          <table:table-cell office:value-type="string" calcext:value-type="string">
            <text:p>SMARTRIG+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1.8055555555556" calcext:value-type="float">
            <text:p>61.8055555555556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5</text:p>
          </table:table-cell>
          <table:table-cell/>
          <table:table-cell office:value-type="string" calcext:value-type="string">
            <text:p>a44as8eNDtWtp3GAWnPT5U</text:p>
          </table:table-cell>
          <table:table-cell table:number-columns-repeated="13"/>
          <table:table-cell office:value-type="string" calcext:value-type="string">
            <text:p>SR2103200899</text:p>
          </table:table-cell>
          <table:table-cell office:value-type="string" calcext:value-type="string">
            <text:p>Mic Adapter</text:p>
          </table:table-cell>
          <table:table-cell/>
          <table:table-cell office:value-type="string" calcext:value-type="string">
            <text:p>https://www.bhphotovideo.com/c/product/1301929-REG/saramonic_smartrigp_2_channel_mic_instrument_interface.html</text:p>
          </table:table-cell>
          <table:table-cell office:value-type="string" calcext:value-type="string">
            <text:p>SASMARTRIGP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.5mm Mini Jack to 5-pin ARRI Timecode Cab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MVATE</text:p>
          </table:table-cell>
          <table:table-cell office:value-type="string" calcext:value-type="string">
            <text:p>C25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25:32</text:p>
          </table:table-cell>
          <table:table-cell/>
          <table:table-cell office:value-type="string" calcext:value-type="string">
            <text:p>hTYmUFRa2q5U9Cqfd7wzPS</text:p>
          </table:table-cell>
          <table:table-cell/>
          <table:table-cell office:value-type="string" calcext:value-type="string">
            <text:p>https://attachments.cheqroomcdn.com/app/groups/PcxFCbYNX5ZroUMdZeaUs/ed9c590e-7cb6-11ed-9beb-0a58a9feac02.jpg</text:p>
          </table:table-cell>
          <table:table-cell table:number-columns-repeated="14"/>
          <table:table-cell office:value-type="string" calcext:value-type="string">
            <text:p>https://www.bhphotovideo.com/c/product/1570262-REG/camvate_c2526_3_5mm_mini_jack_to.html</text:p>
          </table:table-cell>
          <table:table-cell office:value-type="string" calcext:value-type="string">
            <text:p>CAC2526</text:p>
          </table:table-cell>
          <table:table-cell table:number-columns-repeated="2"/>
          <table:table-cell office:value-type="string" calcext:value-type="string">
            <text:p>https://www.bhphotovideo.com/c/product/1570262-REG/camvate_c2526_3_5mm_mini_jack_to.htm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.5mm Mini Jack to 5-pin ARRI Timecode Cab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MVATE</text:p>
          </table:table-cell>
          <table:table-cell office:value-type="string" calcext:value-type="string">
            <text:p>C25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25:32</text:p>
          </table:table-cell>
          <table:table-cell/>
          <table:table-cell office:value-type="string" calcext:value-type="string">
            <text:p>vdjdcgit8V29XTGXjEbxsh</text:p>
          </table:table-cell>
          <table:table-cell/>
          <table:table-cell office:value-type="string" calcext:value-type="string">
            <text:p>https://attachments.cheqroomcdn.com/app/groups/PcxFCbYNX5ZroUMdZeaUs/f7f6c98e-7cb6-11ed-a77d-0a58a9feac02.jpg</text:p>
          </table:table-cell>
          <table:table-cell table:number-columns-repeated="14"/>
          <table:table-cell office:value-type="string" calcext:value-type="string">
            <text:p>https://www.bhphotovideo.com/c/product/1570262-REG/camvate_c2526_3_5mm_mini_jack_to.html</text:p>
          </table:table-cell>
          <table:table-cell office:value-type="string" calcext:value-type="string">
            <text:p>CAC252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ttery Plat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BTP-F970-G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4</text:p>
          </table:table-cell>
          <table:table-cell/>
          <table:table-cell office:value-type="string" calcext:value-type="string">
            <text:p>AEdvw94ChuNUx2U7eNPd8G</text:p>
          </table:table-cell>
          <table:table-cell/>
          <table:table-cell office:value-type="string" calcext:value-type="string">
            <text:p>https://attachments.cheqroomcdn.com/app/groups/PcxFCbYNX5ZroUMdZeaUs/dbc49932-7c50-11ed-85d1-0a58a9feac02.jpg</text:p>
          </table:table-cell>
          <table:table-cell table:number-columns-repeated="12"/>
          <table:table-cell office:value-type="string" calcext:value-type="string">
            <text:p>Battery Plate</text:p>
          </table:table-cell>
          <table:table-cell/>
          <table:table-cell office:value-type="string" calcext:value-type="string">
            <text:p>https://www.bhphotovideo.com/c/product/1488837-REG/tilta_ta_btp_f970_g_bmpcc4k_f970_battery.html</text:p>
          </table:table-cell>
          <table:table-cell office:value-type="string" calcext:value-type="string">
            <text:p>TITABTPF970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ttery Plat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BTP-F970-G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4</text:p>
          </table:table-cell>
          <table:table-cell/>
          <table:table-cell office:value-type="string" calcext:value-type="string">
            <text:p>4bTCjRzM6cDAoL87RgU6fK</text:p>
          </table:table-cell>
          <table:table-cell/>
          <table:table-cell office:value-type="string" calcext:value-type="string">
            <text:p>https://attachments.cheqroomcdn.com/app/groups/PcxFCbYNX5ZroUMdZeaUs/dbc49932-7c50-11ed-85d1-0a58a9feac02.jpg</text:p>
          </table:table-cell>
          <table:table-cell table:number-columns-repeated="12"/>
          <table:table-cell office:value-type="string" calcext:value-type="string">
            <text:p>Battery Plate</text:p>
          </table:table-cell>
          <table:table-cell/>
          <table:table-cell office:value-type="string" calcext:value-type="string">
            <text:p>https://www.bhphotovideo.com/c/product/1488837-REG/tilta_ta_btp_f970_g_bmpcc4k_f970_battery.html</text:p>
          </table:table-cell>
          <table:table-cell office:value-type="string" calcext:value-type="string">
            <text:p>TITABTPF970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era AC Power Supply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54:12</text:p>
          </table:table-cell>
          <table:table-cell/>
          <table:table-cell office:value-type="string" calcext:value-type="string">
            <text:p>F8DCcYtto6FZzFwcB6eQBC</text:p>
          </table:table-cell>
          <table:table-cell/>
          <table:table-cell office:value-type="string" calcext:value-type="string">
            <text:p>https://attachments.cheqroomcdn.com/app/groups/PcxFCbYNX5ZroUMdZeaUs/8f32c26e-7cba-11ed-a1e8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era AC Power Supply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54:12</text:p>
          </table:table-cell>
          <table:table-cell/>
          <table:table-cell office:value-type="string" calcext:value-type="string">
            <text:p>MBWSWZPgtovKAWxT6Gn6an</text:p>
          </table:table-cell>
          <table:table-cell/>
          <table:table-cell office:value-type="string" calcext:value-type="string">
            <text:p>https://attachments.cheqroomcdn.com/app/groups/PcxFCbYNX5ZroUMdZeaUs/8f32c26e-7cba-11ed-a1e8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mera Cag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T01-B-G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5</text:p>
          </table:table-cell>
          <table:table-cell/>
          <table:table-cell office:value-type="string" calcext:value-type="string">
            <text:p>7A9593UB9vVytzxLZbktZP</text:p>
          </table:table-cell>
          <table:table-cell/>
          <table:table-cell office:value-type="string" calcext:value-type="string">
            <text:p>https://attachments.cheqroomcdn.com/app/groups/PcxFCbYNX5ZroUMdZeaUs/dc488dd2-7c50-11ed-85d1-0a58a9feac02.jpg</text:p>
          </table:table-cell>
          <table:table-cell table:number-columns-repeated="12"/>
          <table:table-cell office:value-type="string" calcext:value-type="string">
            <text:p>Camera Cage</text:p>
          </table:table-cell>
          <table:table-cell/>
          <table:table-cell office:value-type="string" calcext:value-type="string">
            <text:p>https://www.bhphotovideo.com/c/product/1490897-REG/tilta_ta_t01_b_g_tactical_assault_armor_camera.html</text:p>
          </table:table-cell>
          <table:table-cell office:value-type="string" calcext:value-type="string">
            <text:p>TITAT01B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era Cag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T01-B-G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5</text:p>
          </table:table-cell>
          <table:table-cell/>
          <table:table-cell office:value-type="string" calcext:value-type="string">
            <text:p>2rGHdRWqQiD8CUGwPQJuAF</text:p>
          </table:table-cell>
          <table:table-cell/>
          <table:table-cell office:value-type="string" calcext:value-type="string">
            <text:p>https://attachments.cheqroomcdn.com/app/groups/PcxFCbYNX5ZroUMdZeaUs/dc488dd2-7c50-11ed-85d1-0a58a9feac02.jpg</text:p>
          </table:table-cell>
          <table:table-cell table:number-columns-repeated="12"/>
          <table:table-cell office:value-type="string" calcext:value-type="string">
            <text:p>Camera Cage</text:p>
          </table:table-cell>
          <table:table-cell/>
          <table:table-cell office:value-type="string" calcext:value-type="string">
            <text:p>https://www.bhphotovideo.com/c/product/1490897-REG/tilta_ta_t01_b_g_tactical_assault_armor_camera.html</text:p>
          </table:table-cell>
          <table:table-cell office:value-type="string" calcext:value-type="string">
            <text:p>TITAT01B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-Tap to 2-Pin Power Cable (2.6'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CBL-DC-08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42:57</text:p>
          </table:table-cell>
          <table:table-cell/>
          <table:table-cell office:value-type="string" calcext:value-type="string">
            <text:p>vaMPAP4yCCn7ch8sj5gwn4</text:p>
          </table:table-cell>
          <table:table-cell/>
          <table:table-cell office:value-type="string" calcext:value-type="string">
            <text:p>https://attachments.cheqroomcdn.com/app/groups/PcxFCbYNX5ZroUMdZeaUs/f8d45aea-7cb8-11ed-a990-0a58a9feac02.jpg</text:p>
          </table:table-cell>
          <table:table-cell table:number-columns-repeated="14"/>
          <table:table-cell office:value-type="string" calcext:value-type="string">
            <text:p>https://www.bhphotovideo.com/c/product/1676777-REG/kinefinity_cbl_dc_08_kine_d_tap_power_cord.html</text:p>
          </table:table-cell>
          <table:table-cell office:value-type="string" calcext:value-type="string">
            <text:p>KICBLDC0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-Tap to 2-Pin Power Cable (2.6'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CBL-DC-08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18-01-01 12:00:00</text:p>
          </table:table-cell>
          <table:table-cell table:number-columns-repeated="4"/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42:57</text:p>
          </table:table-cell>
          <table:table-cell/>
          <table:table-cell office:value-type="string" calcext:value-type="string">
            <text:p>wJuZgtRvrGXoemnvhDnx5X</text:p>
          </table:table-cell>
          <table:table-cell/>
          <table:table-cell office:value-type="string" calcext:value-type="string">
            <text:p>https://attachments.cheqroomcdn.com/app/groups/PcxFCbYNX5ZroUMdZeaUs/f8d45aea-7cb8-11ed-a990-0a58a9feac02.jpg</text:p>
          </table:table-cell>
          <table:table-cell table:number-columns-repeated="14"/>
          <table:table-cell office:value-type="string" calcext:value-type="string">
            <text:p>https://www.bhphotovideo.com/c/product/1676777-REG/kinefinity_cbl_dc_08_kine_d_tap_power_cord.html</text:p>
          </table:table-cell>
          <table:table-cell office:value-type="string" calcext:value-type="string">
            <text:p>KICBLDC0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op-In Filter Clea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3444C001</text:p>
          </table:table-cell>
          <table:table-cell/>
          <table:table-cell office:value-type="float" office:value="129.95" calcext:value-type="float">
            <text:p>12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.2430555555555" calcext:value-type="float">
            <text:p>90.2430555555555</text:p>
          </table:table-cell>
          <table:table-cell table:number-columns-repeated="2"/>
          <table:table-cell office:value-type="string" calcext:value-type="string">
            <text:p>Camera | EOS R5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5</text:p>
          </table:table-cell>
          <table:table-cell/>
          <table:table-cell office:value-type="string" calcext:value-type="string">
            <text:p>QpQ5kGVPx94XMSLtMRBLhH</text:p>
          </table:table-cell>
          <table:table-cell/>
          <table:table-cell office:value-type="string" calcext:value-type="string">
            <text:p>https://attachments.cheqroomcdn.com/app/groups/PcxFCbYNX5ZroUMdZeaUs/fa12c274-7c50-11ed-85d1-0a58a9feac02.jpg</text:p>
          </table:table-cell>
          <table:table-cell table:number-columns-repeated="11"/>
          <table:table-cell office:value-type="string" calcext:value-type="string">
            <text:p>3444C001[AA] CX0-6314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34115-REG/canon_3444c001_drop_in_clear_filter_a.html</text:p>
          </table:table-cell>
          <table:table-cell office:value-type="string" calcext:value-type="string">
            <text:p>CADICF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p-In Filter Clea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3444C001</text:p>
          </table:table-cell>
          <table:table-cell/>
          <table:table-cell office:value-type="float" office:value="129.95" calcext:value-type="float">
            <text:p>12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.2430555555555" calcext:value-type="float">
            <text:p>90.2430555555555</text:p>
          </table:table-cell>
          <table:table-cell/>
          <table:table-cell office:value-type="string" calcext:value-type="string">
            <text:p>36.3656213, -94.2147243</text:p>
          </table:table-cell>
          <table:table-cell office:value-type="string" calcext:value-type="string">
            <text:p>Camera | EOS R5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7</text:p>
          </table:table-cell>
          <table:table-cell/>
          <table:table-cell office:value-type="string" calcext:value-type="string">
            <text:p>vdf5m5x6totF2effoLcGWo</text:p>
          </table:table-cell>
          <table:table-cell/>
          <table:table-cell office:value-type="string" calcext:value-type="string">
            <text:p>https://attachments.cheqroomcdn.com/app/groups/PcxFCbYNX5ZroUMdZeaUs/fa12c274-7c50-11ed-85d1-0a58a9feac02.jpg</text:p>
          </table:table-cell>
          <table:table-cell table:number-columns-repeated="11"/>
          <table:table-cell office:value-type="string" calcext:value-type="string">
            <text:p>3444C001[AA] CX0-6314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34115-REG/canon_3444c001_drop_in_clear_filter_a.html</text:p>
          </table:table-cell>
          <table:table-cell office:value-type="string" calcext:value-type="string">
            <text:p>CADICF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op-In Filter Clea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3444C001</text:p>
          </table:table-cell>
          <table:table-cell/>
          <table:table-cell office:value-type="float" office:value="129.95" calcext:value-type="float">
            <text:p>12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.2430555555555" calcext:value-type="float">
            <text:p>90.2430555555555</text:p>
          </table:table-cell>
          <table:table-cell table:number-columns-repeated="2"/>
          <table:table-cell office:value-type="string" calcext:value-type="string">
            <text:p>Portl Kit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9</text:p>
          </table:table-cell>
          <table:table-cell/>
          <table:table-cell office:value-type="string" calcext:value-type="string">
            <text:p>7o7Rve63SvCTpqmgyifcyn</text:p>
          </table:table-cell>
          <table:table-cell/>
          <table:table-cell office:value-type="string" calcext:value-type="string">
            <text:p>https://attachments.cheqroomcdn.com/app/groups/PcxFCbYNX5ZroUMdZeaUs/fa12c274-7c50-11ed-85d1-0a58a9feac02.jpg</text:p>
          </table:table-cell>
          <table:table-cell table:number-columns-repeated="11"/>
          <table:table-cell office:value-type="string" calcext:value-type="string">
            <text:p>3444C001[AA] CX0-6314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34115-REG/canon_3444c001_drop_in_clear_filter_a.html</text:p>
          </table:table-cell>
          <table:table-cell office:value-type="string" calcext:value-type="string">
            <text:p>CADICF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op-In Filter Moun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3443C002</text:p>
          </table:table-cell>
          <table:table-cell/>
          <table:table-cell office:value-type="float" office:value="399.99" calcext:value-type="float">
            <text:p>39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7.770833333333" calcext:value-type="float">
            <text:p>277.770833333333</text:p>
          </table:table-cell>
          <table:table-cell table:number-columns-repeated="2"/>
          <table:table-cell office:value-type="string" calcext:value-type="string">
            <text:p>Camera | EOS R5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4</text:p>
          </table:table-cell>
          <table:table-cell/>
          <table:table-cell office:value-type="string" calcext:value-type="string">
            <text:p>DPBArJFBE8MHmL3KUM6Boj</text:p>
          </table:table-cell>
          <table:table-cell/>
          <table:table-cell office:value-type="string" calcext:value-type="string">
            <text:p>https://attachments.cheqroomcdn.com/app/groups/PcxFCbYNX5ZroUMdZeaUs/f998887e-7c50-11ed-85d1-0a58a9feac02.jpg</text:p>
          </table:table-cell>
          <table:table-cell table:number-columns-repeated="11"/>
          <table:table-cell office:value-type="float" office:value="712500647" calcext:value-type="float">
            <text:p>712500647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33719-REG/canon_mount_adapter_ef_rf_with.html</text:p>
          </table:table-cell>
          <table:table-cell office:value-type="string" calcext:value-type="string">
            <text:p>CAMAEFRFDIN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p-In Filter Moun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3443C002</text:p>
          </table:table-cell>
          <table:table-cell/>
          <table:table-cell office:value-type="float" office:value="399.99" calcext:value-type="float">
            <text:p>39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7.770833333333" calcext:value-type="float">
            <text:p>277.770833333333</text:p>
          </table:table-cell>
          <table:table-cell/>
          <table:table-cell office:value-type="string" calcext:value-type="string">
            <text:p>36.3656213, -94.2147243</text:p>
          </table:table-cell>
          <table:table-cell office:value-type="string" calcext:value-type="string">
            <text:p>Camera | EOS R5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6</text:p>
          </table:table-cell>
          <table:table-cell/>
          <table:table-cell office:value-type="string" calcext:value-type="string">
            <text:p>kd4tQmXcEfbU63N7q9HjWA</text:p>
          </table:table-cell>
          <table:table-cell/>
          <table:table-cell office:value-type="string" calcext:value-type="string">
            <text:p>https://attachments.cheqroomcdn.com/app/groups/PcxFCbYNX5ZroUMdZeaUs/f998887e-7c50-11ed-85d1-0a58a9feac02.jpg</text:p>
          </table:table-cell>
          <table:table-cell table:number-columns-repeated="11"/>
          <table:table-cell office:value-type="float" office:value="712500823" calcext:value-type="float">
            <text:p>712500823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33719-REG/canon_mount_adapter_ef_rf_with.html</text:p>
          </table:table-cell>
          <table:table-cell office:value-type="string" calcext:value-type="string">
            <text:p>CAMAEFRFDIN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op-In Filter Moun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3443C002</text:p>
          </table:table-cell>
          <table:table-cell/>
          <table:table-cell office:value-type="float" office:value="399.99" calcext:value-type="float">
            <text:p>39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7.770833333333" calcext:value-type="float">
            <text:p>277.770833333333</text:p>
          </table:table-cell>
          <table:table-cell table:number-columns-repeated="2"/>
          <table:table-cell office:value-type="string" calcext:value-type="string">
            <text:p>Portl Kit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9</text:p>
          </table:table-cell>
          <table:table-cell/>
          <table:table-cell office:value-type="string" calcext:value-type="string">
            <text:p>iNUGzvSv2kPAxo7Y2Y2L5S</text:p>
          </table:table-cell>
          <table:table-cell/>
          <table:table-cell office:value-type="string" calcext:value-type="string">
            <text:p>https://attachments.cheqroomcdn.com/app/groups/PcxFCbYNX5ZroUMdZeaUs/f998887e-7c50-11ed-85d1-0a58a9feac02.jpg</text:p>
          </table:table-cell>
          <table:table-cell table:number-columns-repeated="11"/>
          <table:table-cell office:value-type="float" office:value="712500648" calcext:value-type="float">
            <text:p>712500648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33719-REG/canon_mount_adapter_ef_rf_with.html</text:p>
          </table:table-cell>
          <table:table-cell office:value-type="string" calcext:value-type="string">
            <text:p>CAMAEFRFDIN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F Mounting Adapter II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EF Mounting Adapter II</text:p>
          </table:table-cell>
          <table:table-cell/>
          <table:table-cell office:value-type="float" office:value="499" calcext:value-type="float">
            <text:p>499</text:p>
          </table:table-cell>
          <table:table-cell table:style-name="Default"/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33</text:p>
          </table:table-cell>
          <table:table-cell/>
          <table:table-cell office:value-type="string" calcext:value-type="string">
            <text:p>y7JVEVZk2XyvKpNCmTX27E</text:p>
          </table:table-cell>
          <table:table-cell/>
          <table:table-cell office:value-type="string" calcext:value-type="string">
            <text:p>https://attachments.cheqroomcdn.com/app/groups/PcxFCbYNX5ZroUMdZeaUs/11b3b398-7c51-11ed-85d1-0a58a9feac02.jpg</text:p>
          </table:table-cell>
          <table:table-cell table:number-columns-repeated="12"/>
          <table:table-cell office:value-type="string" calcext:value-type="string">
            <text:p>Lens Mount</text:p>
          </table:table-cell>
          <table:table-cell/>
          <table:table-cell office:value-type="string" calcext:value-type="string">
            <text:p>https://www.kinefinity.com/en/shop/k2ef_ii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Mounting Adapter II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EF Mounting Adapter II</text:p>
          </table:table-cell>
          <table:table-cell/>
          <table:table-cell office:value-type="float" office:value="499" calcext:value-type="float">
            <text:p>499</text:p>
          </table:table-cell>
          <table:table-cell table:style-name="Default"/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9</text:p>
          </table:table-cell>
          <table:table-cell/>
          <table:table-cell office:value-type="string" calcext:value-type="string">
            <text:p>n7d6uBRasfEe2ZCa65KF7N</text:p>
          </table:table-cell>
          <table:table-cell/>
          <table:table-cell office:value-type="string" calcext:value-type="string">
            <text:p>https://attachments.cheqroomcdn.com/app/groups/PcxFCbYNX5ZroUMdZeaUs/11b3b398-7c51-11ed-85d1-0a58a9feac02.jpg</text:p>
          </table:table-cell>
          <table:table-cell table:number-columns-repeated="12"/>
          <table:table-cell office:value-type="string" calcext:value-type="string">
            <text:p>Lens Mount</text:p>
          </table:table-cell>
          <table:table-cell/>
          <table:table-cell office:value-type="string" calcext:value-type="string">
            <text:p>https://www.kinefinity.com/en/shop/k2ef_ii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Mounting Adapter w/ e-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EF Mounting Adapter w/ e-ND</text:p>
          </table:table-cell>
          <table:table-cell/>
          <table:table-cell office:value-type="float" office:value="799" calcext:value-type="float">
            <text:p>799</text:p>
          </table:table-cell>
          <table:table-cell table:style-name="Default"/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35</text:p>
          </table:table-cell>
          <table:table-cell/>
          <table:table-cell office:value-type="string" calcext:value-type="string">
            <text:p>j3cK6YqsM9qrLDJUbUo527</text:p>
          </table:table-cell>
          <table:table-cell/>
          <table:table-cell office:value-type="string" calcext:value-type="string">
            <text:p>https://attachments.cheqroomcdn.com/app/groups/PcxFCbYNX5ZroUMdZeaUs/129c7704-7c51-11ed-85d1-0a58a9feac02.jpg</text:p>
          </table:table-cell>
          <table:table-cell table:number-columns-repeated="12"/>
          <table:table-cell office:value-type="string" calcext:value-type="string">
            <text:p>E-ND Lens Mount</text:p>
          </table:table-cell>
          <table:table-cell/>
          <table:table-cell office:value-type="string" calcext:value-type="string">
            <text:p>https://www.kinefinity.com/en/shop/k2ef_ii_e_nd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Mounting Adapter w/ e-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EF Mounting Adapter w/ e-ND</text:p>
          </table:table-cell>
          <table:table-cell/>
          <table:table-cell office:value-type="float" office:value="799" calcext:value-type="float">
            <text:p>799</text:p>
          </table:table-cell>
          <table:table-cell table:style-name="Default"/>
          <table:table-cell table:number-columns-repeated="4"/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0</text:p>
          </table:table-cell>
          <table:table-cell/>
          <table:table-cell office:value-type="string" calcext:value-type="string">
            <text:p>DJMMs23C7EXkNw7t7akxgR</text:p>
          </table:table-cell>
          <table:table-cell/>
          <table:table-cell office:value-type="string" calcext:value-type="string">
            <text:p>https://attachments.cheqroomcdn.com/app/groups/PcxFCbYNX5ZroUMdZeaUs/129c7704-7c51-11ed-85d1-0a58a9feac02.jpg</text:p>
          </table:table-cell>
          <table:table-cell table:number-columns-repeated="12"/>
          <table:table-cell office:value-type="string" calcext:value-type="string">
            <text:p>E-ND Lens Mount</text:p>
          </table:table-cell>
          <table:table-cell/>
          <table:table-cell office:value-type="string" calcext:value-type="string">
            <text:p>https://www.kinefinity.com/en/shop/k2ef_ii_e_nd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Z Hand Uni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FIZ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0</text:p>
          </table:table-cell>
          <table:table-cell/>
          <table:table-cell office:value-type="string" calcext:value-type="string">
            <text:p>5aLaZ7mDEaPeatRKnTpPyc</text:p>
          </table:table-cell>
          <table:table-cell office:value-type="string" calcext:value-type="string">
            <text:p>70d60a42</text:p>
          </table:table-cell>
          <table:table-cell office:value-type="string" calcext:value-type="string">
            <text:p>https://attachments.cheqroomcdn.com/app/groups/PcxFCbYNX5ZroUMdZeaUs/eb675b7c-7c50-11ed-85d1-0a58a9feac02.jpg</text:p>
          </table:table-cell>
          <table:table-cell table:number-columns-repeated="11"/>
          <table:table-cell office:value-type="string" calcext:value-type="string">
            <text:p>K0191212771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431664-REG/tilta_wlc_t03_fiz_nucleus_m_fiz_unit.html</text:p>
          </table:table-cell>
          <table:table-cell office:value-type="string" calcext:value-type="string">
            <text:p>TIWLCT03FIZ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Z Hand Uni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FIZ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4</text:p>
          </table:table-cell>
          <table:table-cell/>
          <table:table-cell office:value-type="string" calcext:value-type="string">
            <text:p>RxKbtAUgaNCuLPtpCHZiiF</text:p>
          </table:table-cell>
          <table:table-cell office:value-type="string" calcext:value-type="string">
            <text:p>709b703f</text:p>
          </table:table-cell>
          <table:table-cell office:value-type="string" calcext:value-type="string">
            <text:p>https://attachments.cheqroomcdn.com/app/groups/PcxFCbYNX5ZroUMdZeaUs/eb675b7c-7c50-11ed-85d1-0a58a9feac02.jpg</text:p>
          </table:table-cell>
          <table:table-cell table:number-columns-repeated="11"/>
          <table:table-cell office:value-type="string" calcext:value-type="string">
            <text:p>K0191212801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431664-REG/tilta_wlc_t03_fiz_nucleus_m_fiz_unit.html</text:p>
          </table:table-cell>
          <table:table-cell office:value-type="string" calcext:value-type="string">
            <text:p>TIWLCT03FIZ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Z Left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HL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1</text:p>
          </table:table-cell>
          <table:table-cell/>
          <table:table-cell office:value-type="string" calcext:value-type="string">
            <text:p>7SMCU2HcCbw97zjpPpuAfA</text:p>
          </table:table-cell>
          <table:table-cell office:value-type="string" calcext:value-type="string">
            <text:p>70d44d34</text:p>
          </table:table-cell>
          <table:table-cell office:value-type="string" calcext:value-type="string">
            <text:p>https://attachments.cheqroomcdn.com/app/groups/PcxFCbYNX5ZroUMdZeaUs/ebedb96a-7c50-11ed-85d1-0a58a9feac02.jpg</text:p>
          </table:table-cell>
          <table:table-cell table:number-columns-repeated="11"/>
          <table:table-cell office:value-type="string" calcext:value-type="string">
            <text:p>HL191112392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431667-REG/tilta_wlc_t03_hl_nucleus_m_handgrip_left.html</text:p>
          </table:table-cell>
          <table:table-cell office:value-type="string" calcext:value-type="string">
            <text:p>TIWLCT03H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Z Left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HL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5</text:p>
          </table:table-cell>
          <table:table-cell/>
          <table:table-cell office:value-type="string" calcext:value-type="string">
            <text:p>JicBjjHCexxExKZAqRwuPo</text:p>
          </table:table-cell>
          <table:table-cell office:value-type="string" calcext:value-type="string">
            <text:p>70936d22</text:p>
          </table:table-cell>
          <table:table-cell office:value-type="string" calcext:value-type="string">
            <text:p>https://attachments.cheqroomcdn.com/app/groups/PcxFCbYNX5ZroUMdZeaUs/ebedb96a-7c50-11ed-85d1-0a58a9feac02.jpg</text:p>
          </table:table-cell>
          <table:table-cell table:number-columns-repeated="11"/>
          <table:table-cell office:value-type="string" calcext:value-type="string">
            <text:p>HL191112358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431667-REG/tilta_wlc_t03_hl_nucleus_m_handgrip_left.html</text:p>
          </table:table-cell>
          <table:table-cell office:value-type="string" calcext:value-type="string">
            <text:p>TIWLCT03HL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Z Mo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M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2</text:p>
          </table:table-cell>
          <table:table-cell/>
          <table:table-cell office:value-type="string" calcext:value-type="string">
            <text:p>MUFZek5FY8X6QRGB5ffxWC</text:p>
          </table:table-cell>
          <table:table-cell office:value-type="string" calcext:value-type="string">
            <text:p>706ec8d8</text:p>
          </table:table-cell>
          <table:table-cell office:value-type="string" calcext:value-type="string">
            <text:p>https://attachments.cheqroomcdn.com/app/groups/PcxFCbYNX5ZroUMdZeaUs/ece53e24-7c50-11ed-85d1-0a58a9feac02.jpg</text:p>
          </table:table-cell>
          <table:table-cell table:number-columns-repeated="11"/>
          <table:table-cell office:value-type="string" calcext:value-type="string">
            <text:p>M0191126726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514010-REG/tilta_wlc_t03_m1_nucleus_m_motor_kit.html</text:p>
          </table:table-cell>
          <table:table-cell office:value-type="string" calcext:value-type="string">
            <text:p>TIWLCT03M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Z Mo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M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3</text:p>
          </table:table-cell>
          <table:table-cell/>
          <table:table-cell office:value-type="string" calcext:value-type="string">
            <text:p>qYDUqaUiZAPXh2x8hiW5S8</text:p>
          </table:table-cell>
          <table:table-cell office:value-type="string" calcext:value-type="string">
            <text:p>707b7cd4</text:p>
          </table:table-cell>
          <table:table-cell office:value-type="string" calcext:value-type="string">
            <text:p>https://attachments.cheqroomcdn.com/app/groups/PcxFCbYNX5ZroUMdZeaUs/ece53e24-7c50-11ed-85d1-0a58a9feac02.jpg</text:p>
          </table:table-cell>
          <table:table-cell table:number-columns-repeated="11"/>
          <table:table-cell office:value-type="string" calcext:value-type="string">
            <text:p>M0191126725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514010-REG/tilta_wlc_t03_m1_nucleus_m_motor_kit.html</text:p>
          </table:table-cell>
          <table:table-cell office:value-type="string" calcext:value-type="string">
            <text:p>TIWLCT03M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Z Mo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M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4</text:p>
          </table:table-cell>
          <table:table-cell/>
          <table:table-cell office:value-type="string" calcext:value-type="string">
            <text:p>ZTvGyeDgS7LMT8S8zyk2Pc</text:p>
          </table:table-cell>
          <table:table-cell office:value-type="string" calcext:value-type="string">
            <text:p>70864c56</text:p>
          </table:table-cell>
          <table:table-cell office:value-type="string" calcext:value-type="string">
            <text:p>https://attachments.cheqroomcdn.com/app/groups/PcxFCbYNX5ZroUMdZeaUs/ece53e24-7c50-11ed-85d1-0a58a9feac02.jpg</text:p>
          </table:table-cell>
          <table:table-cell table:number-columns-repeated="11"/>
          <table:table-cell office:value-type="string" calcext:value-type="string">
            <text:p>M0191025743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514010-REG/tilta_wlc_t03_m1_nucleus_m_motor_kit.html</text:p>
          </table:table-cell>
          <table:table-cell office:value-type="string" calcext:value-type="string">
            <text:p>TIWLCT03M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Z Mo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M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5</text:p>
          </table:table-cell>
          <table:table-cell/>
          <table:table-cell office:value-type="string" calcext:value-type="string">
            <text:p>skoRgF2RnyPm7H9ufXfRZD</text:p>
          </table:table-cell>
          <table:table-cell office:value-type="string" calcext:value-type="string">
            <text:p>701903d5</text:p>
          </table:table-cell>
          <table:table-cell office:value-type="string" calcext:value-type="string">
            <text:p>https://attachments.cheqroomcdn.com/app/groups/PcxFCbYNX5ZroUMdZeaUs/ece53e24-7c50-11ed-85d1-0a58a9feac02.jpg</text:p>
          </table:table-cell>
          <table:table-cell table:number-columns-repeated="11"/>
          <table:table-cell office:value-type="string" calcext:value-type="string">
            <text:p>M0191227035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514010-REG/tilta_wlc_t03_m1_nucleus_m_motor_kit.html</text:p>
          </table:table-cell>
          <table:table-cell office:value-type="string" calcext:value-type="string">
            <text:p>TIWLCT03M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IZ Mo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M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6</text:p>
          </table:table-cell>
          <table:table-cell/>
          <table:table-cell office:value-type="string" calcext:value-type="string">
            <text:p>GsaFQs76WFDrUss56yuwu8</text:p>
          </table:table-cell>
          <table:table-cell office:value-type="float" office:value="70198777" calcext:value-type="float">
            <text:p>70198777</text:p>
          </table:table-cell>
          <table:table-cell office:value-type="string" calcext:value-type="string">
            <text:p>https://attachments.cheqroomcdn.com/app/groups/PcxFCbYNX5ZroUMdZeaUs/ece53e24-7c50-11ed-85d1-0a58a9feac02.jpg</text:p>
          </table:table-cell>
          <table:table-cell table:number-columns-repeated="11"/>
          <table:table-cell office:value-type="string" calcext:value-type="string">
            <text:p>M0191227040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514010-REG/tilta_wlc_t03_m1_nucleus_m_motor_kit.html</text:p>
          </table:table-cell>
          <table:table-cell office:value-type="string" calcext:value-type="string">
            <text:p>TIWLCT03M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IZ Mo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M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6</text:p>
          </table:table-cell>
          <table:table-cell/>
          <table:table-cell office:value-type="string" calcext:value-type="string">
            <text:p>2qHg4ZNZjNMGyE7ykCBo5C</text:p>
          </table:table-cell>
          <table:table-cell office:value-type="string" calcext:value-type="string">
            <text:p>701b2d65</text:p>
          </table:table-cell>
          <table:table-cell office:value-type="string" calcext:value-type="string">
            <text:p>https://attachments.cheqroomcdn.com/app/groups/PcxFCbYNX5ZroUMdZeaUs/ece53e24-7c50-11ed-85d1-0a58a9feac02.jpg</text:p>
          </table:table-cell>
          <table:table-cell table:number-columns-repeated="11"/>
          <table:table-cell office:value-type="string" calcext:value-type="string">
            <text:p>M0200128107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514010-REG/tilta_wlc_t03_m1_nucleus_m_motor_kit.html</text:p>
          </table:table-cell>
          <table:table-cell office:value-type="string" calcext:value-type="string">
            <text:p>TIWLCT03M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IZ Right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HR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2</text:p>
          </table:table-cell>
          <table:table-cell/>
          <table:table-cell office:value-type="string" calcext:value-type="string">
            <text:p>bRixFjYcohtwut2ypCG8aL</text:p>
          </table:table-cell>
          <table:table-cell office:value-type="string" calcext:value-type="string">
            <text:p>704eb694</text:p>
          </table:table-cell>
          <table:table-cell office:value-type="string" calcext:value-type="string">
            <text:p>https://attachments.cheqroomcdn.com/app/groups/PcxFCbYNX5ZroUMdZeaUs/ec5eec16-7c50-11ed-85d1-0a58a9feac02.jpg</text:p>
          </table:table-cell>
          <table:table-cell table:number-columns-repeated="11"/>
          <table:table-cell office:value-type="string" calcext:value-type="string">
            <text:p>HR191112392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431668-REG/tilta_wlc_t03_hr_nucleus_m_handgrip_right.html</text:p>
          </table:table-cell>
          <table:table-cell office:value-type="string" calcext:value-type="string">
            <text:p>TIWLCT03H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Z Right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HR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5</text:p>
          </table:table-cell>
          <table:table-cell/>
          <table:table-cell office:value-type="string" calcext:value-type="string">
            <text:p>v7SCnfQTHoMFVKWkNgG2pK</text:p>
          </table:table-cell>
          <table:table-cell office:value-type="string" calcext:value-type="string">
            <text:p>7095750f</text:p>
          </table:table-cell>
          <table:table-cell office:value-type="string" calcext:value-type="string">
            <text:p>https://attachments.cheqroomcdn.com/app/groups/PcxFCbYNX5ZroUMdZeaUs/ec5eec16-7c50-11ed-85d1-0a58a9feac02.jpg</text:p>
          </table:table-cell>
          <table:table-cell table:number-columns-repeated="11"/>
          <table:table-cell office:value-type="string" calcext:value-type="string">
            <text:p>HR191112358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431668-REG/tilta_wlc_t03_hr_nucleus_m_handgrip_right.html</text:p>
          </table:table-cell>
          <table:table-cell office:value-type="string" calcext:value-type="string">
            <text:p>TIWLCT03H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cus Dem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STUDMFT/H/FD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70.138888888889" calcext:value-type="float">
            <text:p>170.138888888889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1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48</text:p>
          </table:table-cell>
          <table:table-cell/>
          <table:table-cell office:value-type="string" calcext:value-type="string">
            <text:p>Bo92YPshqX3rik3UcjbCS3</text:p>
          </table:table-cell>
          <table:table-cell/>
          <table:table-cell office:value-type="string" calcext:value-type="string">
            <text:p>https://attachments.cheqroomcdn.com/app/groups/PcxFCbYNX5ZroUMdZeaUs/f5ead286-7c50-11ed-85d1-0a58a9feac02.jpg</text:p>
          </table:table-cell>
          <table:table-cell office:value-type="string" calcext:value-type="string">
            <text:p>D1-0047, CW1-0032</text:p>
          </table:table-cell>
          <table:table-cell table:number-columns-repeated="10"/>
          <table:table-cell office:value-type="float" office:value="9340101" calcext:value-type="float">
            <text:p>9340101</text:p>
          </table:table-cell>
          <table:table-cell office:value-type="string" calcext:value-type="string">
            <text:p>Studio Camera</text:p>
          </table:table-cell>
          <table:table-cell/>
          <table:table-cell office:value-type="string" calcext:value-type="string">
            <text:p>https://www.bhphotovideo.com/c/product/1657291-REG/blackmagic_design_cinstudmft_h_fd_focus_demand.html</text:p>
          </table:table-cell>
          <table:table-cell office:value-type="string" calcext:value-type="string">
            <text:p>BLF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cus Dem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STUDMFT/H/FD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70.138888888889" calcext:value-type="float">
            <text:p>170.138888888889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2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48</text:p>
          </table:table-cell>
          <table:table-cell/>
          <table:table-cell office:value-type="string" calcext:value-type="string">
            <text:p>aUSAHQjhu6c8kMVchBhoFn</text:p>
          </table:table-cell>
          <table:table-cell/>
          <table:table-cell office:value-type="string" calcext:value-type="string">
            <text:p>https://attachments.cheqroomcdn.com/app/groups/PcxFCbYNX5ZroUMdZeaUs/f5ead286-7c50-11ed-85d1-0a58a9feac02.jpg</text:p>
          </table:table-cell>
          <table:table-cell office:value-type="string" calcext:value-type="string">
            <text:p>D1-0020, CW1-0030</text:p>
          </table:table-cell>
          <table:table-cell table:number-columns-repeated="10"/>
          <table:table-cell office:value-type="float" office:value="9340140" calcext:value-type="float">
            <text:p>9340140</text:p>
          </table:table-cell>
          <table:table-cell office:value-type="string" calcext:value-type="string">
            <text:p>Studio Camera</text:p>
          </table:table-cell>
          <table:table-cell/>
          <table:table-cell office:value-type="string" calcext:value-type="string">
            <text:p>https://www.bhphotovideo.com/c/product/1657291-REG/blackmagic_design_cinstudmft_h_fd_focus_demand.html</text:p>
          </table:table-cell>
          <table:table-cell office:value-type="string" calcext:value-type="string">
            <text:p>BLF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cus Dem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STUDMFT/H/FD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70.138888888889" calcext:value-type="float">
            <text:p>170.138888888889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3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49</text:p>
          </table:table-cell>
          <table:table-cell/>
          <table:table-cell office:value-type="string" calcext:value-type="string">
            <text:p>te9P6YooUMPb9YcHHBx53U</text:p>
          </table:table-cell>
          <table:table-cell/>
          <table:table-cell office:value-type="string" calcext:value-type="string">
            <text:p>https://attachments.cheqroomcdn.com/app/groups/PcxFCbYNX5ZroUMdZeaUs/f5ead286-7c50-11ed-85d1-0a58a9feac02.jpg</text:p>
          </table:table-cell>
          <table:table-cell office:value-type="string" calcext:value-type="string">
            <text:p>D1-0011, CW1-0033</text:p>
          </table:table-cell>
          <table:table-cell table:number-columns-repeated="10"/>
          <table:table-cell office:value-type="float" office:value="9340176" calcext:value-type="float">
            <text:p>9340176</text:p>
          </table:table-cell>
          <table:table-cell office:value-type="string" calcext:value-type="string">
            <text:p>Studio Camera</text:p>
          </table:table-cell>
          <table:table-cell/>
          <table:table-cell office:value-type="string" calcext:value-type="string">
            <text:p>https://www.bhphotovideo.com/c/product/1657291-REG/blackmagic_design_cinstudmft_h_fd_focus_demand.html</text:p>
          </table:table-cell>
          <table:table-cell office:value-type="string" calcext:value-type="string">
            <text:p>BLF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cus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SFH1-97-G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6</text:p>
          </table:table-cell>
          <table:table-cell/>
          <table:table-cell office:value-type="string" calcext:value-type="string">
            <text:p>7kd6eTNf5PekN65AcS8bB3</text:p>
          </table:table-cell>
          <table:table-cell office:value-type="string" calcext:value-type="string">
            <text:p>733078a9</text:p>
          </table:table-cell>
          <table:table-cell office:value-type="string" calcext:value-type="string">
            <text:p>https://attachments.cheqroomcdn.com/app/groups/PcxFCbYNX5ZroUMdZeaUs/dce8e1a6-7c50-11ed-85d1-0a58a9feac02.jpg</text:p>
          </table:table-cell>
          <table:table-cell table:number-columns-repeated="12"/>
          <table:table-cell office:value-type="string" calcext:value-type="string">
            <text:p>Focus Handle</text:p>
          </table:table-cell>
          <table:table-cell/>
          <table:table-cell office:value-type="string" calcext:value-type="string">
            <text:p>https://www.bhphotovideo.com/c/product/1497930-REG/tilta_ta_sfh1_97_g_tiltaing_side_focus_handle.html</text:p>
          </table:table-cell>
          <table:table-cell office:value-type="string" calcext:value-type="string">
            <text:p>TITASFH197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cus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SFH1-97-G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6</text:p>
          </table:table-cell>
          <table:table-cell/>
          <table:table-cell office:value-type="string" calcext:value-type="string">
            <text:p>AgHEwBQbzvYWwAKiNRibZe</text:p>
          </table:table-cell>
          <table:table-cell office:value-type="string" calcext:value-type="string">
            <text:p>7331979f</text:p>
          </table:table-cell>
          <table:table-cell office:value-type="string" calcext:value-type="string">
            <text:p>https://attachments.cheqroomcdn.com/app/groups/PcxFCbYNX5ZroUMdZeaUs/dce8e1a6-7c50-11ed-85d1-0a58a9feac02.jpg</text:p>
          </table:table-cell>
          <table:table-cell table:number-columns-repeated="12"/>
          <table:table-cell office:value-type="string" calcext:value-type="string">
            <text:p>Focus Handle</text:p>
          </table:table-cell>
          <table:table-cell/>
          <table:table-cell office:value-type="string" calcext:value-type="string">
            <text:p>https://www.bhphotovideo.com/c/product/1497930-REG/tilta_ta_sfh1_97_g_tiltaing_side_focus_handle.html</text:p>
          </table:table-cell>
          <table:table-cell office:value-type="string" calcext:value-type="string">
            <text:p>TITASFH197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ine Video Cord .3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 Video Cord</text:p>
          </table:table-cell>
          <table:table-cell/>
          <table:table-cell office:value-type="float" office:value="99" calcext:value-type="float">
            <text:p>99</text:p>
          </table:table-cell>
          <table:table-cell table:style-name="Default"/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38</text:p>
          </table:table-cell>
          <table:table-cell/>
          <table:table-cell office:value-type="string" calcext:value-type="string">
            <text:p>bNE5ZpCc5oVCSYkrKZeWWe</text:p>
          </table:table-cell>
          <table:table-cell/>
          <table:table-cell office:value-type="string" calcext:value-type="string">
            <text:p>https://attachments.cheqroomcdn.com/app/groups/PcxFCbYNX5ZroUMdZeaUs/14afebca-7c51-11ed-85d1-0a58a9feac02.jpg</text:p>
          </table:table-cell>
          <table:table-cell table:number-columns-repeated="12"/>
          <table:table-cell office:value-type="string" calcext:value-type="string">
            <text:p>Monitor Cable</text:p>
          </table:table-cell>
          <table:table-cell/>
          <table:table-cell office:value-type="string" calcext:value-type="string">
            <text:p>https://www.kinefinity.com/en/shop/battle-tested_lcd_evf_cord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e Video Cord .3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 Video Cord</text:p>
          </table:table-cell>
          <table:table-cell/>
          <table:table-cell office:value-type="float" office:value="99" calcext:value-type="float">
            <text:p>99</text:p>
          </table:table-cell>
          <table:table-cell table:style-name="Default"/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0</text:p>
          </table:table-cell>
          <table:table-cell/>
          <table:table-cell office:value-type="string" calcext:value-type="string">
            <text:p>tBtdZaA3Q3KsKHpQUe33YM</text:p>
          </table:table-cell>
          <table:table-cell/>
          <table:table-cell office:value-type="string" calcext:value-type="string">
            <text:p>https://attachments.cheqroomcdn.com/app/groups/PcxFCbYNX5ZroUMdZeaUs/14afebca-7c51-11ed-85d1-0a58a9feac02.jpg</text:p>
          </table:table-cell>
          <table:table-cell table:number-columns-repeated="12"/>
          <table:table-cell office:value-type="string" calcext:value-type="string">
            <text:p>Monitor Cable</text:p>
          </table:table-cell>
          <table:table-cell/>
          <table:table-cell office:value-type="string" calcext:value-type="string">
            <text:p>https://www.kinefinity.com/en/shop/battle-tested_lcd_evf_cord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ineBACK-W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BACK-W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Default"/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2</text:p>
          </table:table-cell>
          <table:table-cell/>
          <table:table-cell office:value-type="string" calcext:value-type="string">
            <text:p>kj5YE2FjX4WggMS9WJZfW3</text:p>
          </table:table-cell>
          <table:table-cell/>
          <table:table-cell office:value-type="string" calcext:value-type="string">
            <text:p>https://attachments.cheqroomcdn.com/app/groups/PcxFCbYNX5ZroUMdZeaUs/172abeb6-7c51-11ed-85d1-0a58a9feac02.jpg</text:p>
          </table:table-cell>
          <table:table-cell table:number-columns-repeated="11"/>
          <table:table-cell office:value-type="string" calcext:value-type="string">
            <text:p>BACK_831576</text:p>
          </table:table-cell>
          <table:table-cell office:value-type="string" calcext:value-type="string">
            <text:p>Expansion Module</text:p>
          </table:table-cell>
          <table:table-cell/>
          <table:table-cell office:value-type="string" calcext:value-type="string">
            <text:p>https://www.kinefinity.com/en/shop/battle_tested_kineback-w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eBACK-W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BACK-W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Default"/>
          <table:table-cell table:number-columns-repeated="4"/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1</text:p>
          </table:table-cell>
          <table:table-cell/>
          <table:table-cell office:value-type="string" calcext:value-type="string">
            <text:p>5CZY77JiRjAemiXs48gUMo</text:p>
          </table:table-cell>
          <table:table-cell/>
          <table:table-cell office:value-type="string" calcext:value-type="string">
            <text:p>https://attachments.cheqroomcdn.com/app/groups/PcxFCbYNX5ZroUMdZeaUs/172abeb6-7c51-11ed-85d1-0a58a9feac02.jpg</text:p>
          </table:table-cell>
          <table:table-cell table:number-columns-repeated="12"/>
          <table:table-cell office:value-type="string" calcext:value-type="string">
            <text:p>Expansion Module</text:p>
          </table:table-cell>
          <table:table-cell/>
          <table:table-cell office:value-type="string" calcext:value-type="string">
            <text:p>https://www.kinefinity.com/en/shop/battle_tested_kineback-w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ucleus-Nano Controll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4-HW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Wireless Focu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4</text:p>
          </table:table-cell>
          <table:table-cell/>
          <table:table-cell office:value-type="string" calcext:value-type="string">
            <text:p>mNEhxvJZzAv9HJjbgPTUAa</text:p>
          </table:table-cell>
          <table:table-cell office:value-type="float" office:value="71246882" calcext:value-type="float">
            <text:p>71246882</text:p>
          </table:table-cell>
          <table:table-cell office:value-type="string" calcext:value-type="string">
            <text:p>https://attachments.cheqroomcdn.com/app/groups/PcxFCbYNX5ZroUMdZeaUs/d6394fe4-7c50-11ed-85d1-0a58a9feac02.jpg</text:p>
          </table:table-cell>
          <table:table-cell table:number-columns-repeated="11"/>
          <table:table-cell office:value-type="string" calcext:value-type="string">
            <text:p>NK0190610505</text:p>
          </table:table-cell>
          <table:table-cell office:value-type="string" calcext:value-type="string">
            <text:p>Wireless Focus Controller</text:p>
          </table:table-cell>
          <table:table-cell/>
          <table:table-cell office:value-type="string" calcext:value-type="string">
            <text:p>https://www.bhphotovideo.com/c/product/1442800-REG/tilta_wlc_t04_hwc_nucleus_nano_hand_wheel_controller.html</text:p>
          </table:table-cell>
          <table:table-cell office:value-type="string" calcext:value-type="string">
            <text:p>TIWLCT04HW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cleus-Nano Controll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4-HW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Wireless Focu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6</text:p>
          </table:table-cell>
          <table:table-cell/>
          <table:table-cell office:value-type="string" calcext:value-type="string">
            <text:p>bK9PZqpn3mTkY7cofhVRGD</text:p>
          </table:table-cell>
          <table:table-cell office:value-type="string" calcext:value-type="string">
            <text:p>70ad46e3</text:p>
          </table:table-cell>
          <table:table-cell office:value-type="string" calcext:value-type="string">
            <text:p>https://attachments.cheqroomcdn.com/app/groups/PcxFCbYNX5ZroUMdZeaUs/d6394fe4-7c50-11ed-85d1-0a58a9feac02.jpg</text:p>
          </table:table-cell>
          <table:table-cell table:number-columns-repeated="11"/>
          <table:table-cell office:value-type="string" calcext:value-type="string">
            <text:p>NK0190610091</text:p>
          </table:table-cell>
          <table:table-cell office:value-type="string" calcext:value-type="string">
            <text:p>Wireless Focus Controller</text:p>
          </table:table-cell>
          <table:table-cell/>
          <table:table-cell office:value-type="string" calcext:value-type="string">
            <text:p>https://www.bhphotovideo.com/c/product/1442800-REG/tilta_wlc_t04_hwc_nucleus_nano_hand_wheel_controller.html</text:p>
          </table:table-cell>
          <table:table-cell office:value-type="string" calcext:value-type="string">
            <text:p>TIWLCT04HW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wer Cab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CB-BMPC-DCM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7</text:p>
          </table:table-cell>
          <table:table-cell/>
          <table:table-cell office:value-type="string" calcext:value-type="string">
            <text:p>VVrpbnTLPn84XHuLDrnKVX</text:p>
          </table:table-cell>
          <table:table-cell/>
          <table:table-cell office:value-type="string" calcext:value-type="string">
            <text:p>https://attachments.cheqroomcdn.com/app/groups/PcxFCbYNX5ZroUMdZeaUs/dd8a2dd6-7c50-11ed-85d1-0a58a9feac02.jpg</text:p>
          </table:table-cell>
          <table:table-cell office:value-type="string" calcext:value-type="string">
            <text:p>CW1-0004</text:p>
          </table:table-cell>
          <table:table-cell table:number-columns-repeated="11"/>
          <table:table-cell office:value-type="string" calcext:value-type="string">
            <text:p>Power Cable</text:p>
          </table:table-cell>
          <table:table-cell/>
          <table:table-cell office:value-type="string" calcext:value-type="string">
            <text:p>https://www.bhphotovideo.com/c/product/1505228-REG/tilta_tcb_bmpc_dcm12_12v_micro_dc_male.html</text:p>
          </table:table-cell>
          <table:table-cell office:value-type="string" calcext:value-type="string">
            <text:p>TIBBMPCDCM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wer Cab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CB-BMPC-DCM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7</text:p>
          </table:table-cell>
          <table:table-cell/>
          <table:table-cell office:value-type="string" calcext:value-type="string">
            <text:p>MxzdrULDn43ejboTf7WWcJ</text:p>
          </table:table-cell>
          <table:table-cell/>
          <table:table-cell office:value-type="string" calcext:value-type="string">
            <text:p>https://attachments.cheqroomcdn.com/app/groups/PcxFCbYNX5ZroUMdZeaUs/dd8a2dd6-7c50-11ed-85d1-0a58a9feac02.jpg</text:p>
          </table:table-cell>
          <table:table-cell office:value-type="string" calcext:value-type="string">
            <text:p>CW1-0003</text:p>
          </table:table-cell>
          <table:table-cell table:number-columns-repeated="11"/>
          <table:table-cell office:value-type="string" calcext:value-type="string">
            <text:p>Power Cable</text:p>
          </table:table-cell>
          <table:table-cell/>
          <table:table-cell office:value-type="string" calcext:value-type="string">
            <text:p>https://www.bhphotovideo.com/c/product/1505228-REG/tilta_tcb_bmpc_dcm12_12v_micro_dc_male.html</text:p>
          </table:table-cell>
          <table:table-cell office:value-type="string" calcext:value-type="string">
            <text:p>TIBBMPCDCM1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wer Supply for Pocket Cinema Camera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PSUPPLY-PC4K/30W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10:02:00</text:p>
          </table:table-cell>
          <table:table-cell/>
          <table:table-cell office:value-type="string" calcext:value-type="string">
            <text:p>AvM2Dw6gwJyRsz7HxDeWbk</text:p>
          </table:table-cell>
          <table:table-cell office:value-type="float" office:value="73489750" calcext:value-type="float">
            <text:p>73489750</text:p>
          </table:table-cell>
          <table:table-cell office:value-type="string" calcext:value-type="string">
            <text:p>https://attachments.cheqroomcdn.com/app/groups/PcxFCbYNX5ZroUMdZeaUs/d00a90ba-7c91-11ed-8d8d-0a58a9feac02.jpg</text:p>
          </table:table-cell>
          <table:table-cell table:number-columns-repeated="14"/>
          <table:table-cell office:value-type="string" calcext:value-type="string">
            <text:p>https://www.bhphotovideo.com/c/product/1445196-REG/blackmagic_design_psupply_pc4k_30w_power_supply_pocket.html</text:p>
          </table:table-cell>
          <table:table-cell office:value-type="string" calcext:value-type="string">
            <text:p>BLPSYPC4K30W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wer Supply for Pocket Cinema Camera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PSUPPLY-PC4K/30W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10:02:00</text:p>
          </table:table-cell>
          <table:table-cell/>
          <table:table-cell office:value-type="string" calcext:value-type="string">
            <text:p>M5DTQuWKrH54YFTBxHi77h</text:p>
          </table:table-cell>
          <table:table-cell office:value-type="string" calcext:value-type="string">
            <text:p>734207da</text:p>
          </table:table-cell>
          <table:table-cell office:value-type="string" calcext:value-type="string">
            <text:p>https://attachments.cheqroomcdn.com/app/groups/PcxFCbYNX5ZroUMdZeaUs/d00a90ba-7c91-11ed-8d8d-0a58a9feac02.jpg</text:p>
          </table:table-cell>
          <table:table-cell table:number-columns-repeated="14"/>
          <table:table-cell office:value-type="string" calcext:value-type="string">
            <text:p>https://www.bhphotovideo.com/c/product/1445196-REG/blackmagic_design_psupply_pc4k_30w_power_supply_pocket.html</text:p>
          </table:table-cell>
          <table:table-cell office:value-type="string" calcext:value-type="string">
            <text:p>BLPSYPC4K30W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 Hold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BSP-15-G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1</text:p>
          </table:table-cell>
          <table:table-cell/>
          <table:table-cell office:value-type="string" calcext:value-type="string">
            <text:p>ZSabjVm4e64YTALDWCXUSQ</text:p>
          </table:table-cell>
          <table:table-cell/>
          <table:table-cell office:value-type="string" calcext:value-type="string">
            <text:p>https://attachments.cheqroomcdn.com/app/groups/PcxFCbYNX5ZroUMdZeaUs/e00dbf6e-7c50-11ed-85d1-0a58a9feac02.jpg</text:p>
          </table:table-cell>
          <table:table-cell table:number-columns-repeated="12"/>
          <table:table-cell office:value-type="string" calcext:value-type="string">
            <text:p>Rail Holder</text:p>
          </table:table-cell>
          <table:table-cell/>
          <table:table-cell office:value-type="string" calcext:value-type="string">
            <text:p>https://www.bhphotovideo.com/c/product/1488831-REG/tilta_ta_bsp_15_g_bmpcc4k_15mm_lws_baseplate.html</text:p>
          </table:table-cell>
          <table:table-cell office:value-type="string" calcext:value-type="string">
            <text:p>TITABSP15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il Hold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BSP-15-G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2</text:p>
          </table:table-cell>
          <table:table-cell/>
          <table:table-cell office:value-type="string" calcext:value-type="string">
            <text:p>etLeXXsMvze72jCSCgSc6Z</text:p>
          </table:table-cell>
          <table:table-cell/>
          <table:table-cell office:value-type="string" calcext:value-type="string">
            <text:p>https://attachments.cheqroomcdn.com/app/groups/PcxFCbYNX5ZroUMdZeaUs/e00dbf6e-7c50-11ed-85d1-0a58a9feac02.jpg</text:p>
          </table:table-cell>
          <table:table-cell table:number-columns-repeated="12"/>
          <table:table-cell office:value-type="string" calcext:value-type="string">
            <text:p>Rail Holder</text:p>
          </table:table-cell>
          <table:table-cell/>
          <table:table-cell office:value-type="string" calcext:value-type="string">
            <text:p>https://www.bhphotovideo.com/c/product/1488831-REG/tilta_ta_bsp_15_g_bmpcc4k_15mm_lws_baseplate.html</text:p>
          </table:table-cell>
          <table:table-cell office:value-type="string" calcext:value-type="string">
            <text:p>TITABSP15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il Holder Botto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BSRA-15-G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8</text:p>
          </table:table-cell>
          <table:table-cell/>
          <table:table-cell office:value-type="string" calcext:value-type="string">
            <text:p>WijZc2pxUZPyDa6EmoQVAR</text:p>
          </table:table-cell>
          <table:table-cell/>
          <table:table-cell office:value-type="string" calcext:value-type="string">
            <text:p>https://attachments.cheqroomcdn.com/app/groups/PcxFCbYNX5ZroUMdZeaUs/de2e73c8-7c50-11ed-85d1-0a58a9feac02.jpg</text:p>
          </table:table-cell>
          <table:table-cell table:number-columns-repeated="12"/>
          <table:table-cell office:value-type="string" calcext:value-type="string">
            <text:p>Rail Holder Bottom</text:p>
          </table:table-cell>
          <table:table-cell/>
          <table:table-cell office:value-type="string" calcext:value-type="string">
            <text:p>https://www.bhphotovideo.com/c/product/1488835-REG/tilta_ta_bsra_15_g_15mm_bottom_single_rod.html</text:p>
          </table:table-cell>
          <table:table-cell office:value-type="string" calcext:value-type="string">
            <text:p>TITABSRA15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il Holder Botto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BSRA-15-G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8</text:p>
          </table:table-cell>
          <table:table-cell/>
          <table:table-cell office:value-type="string" calcext:value-type="string">
            <text:p>weqLNBTpSjQgYzqhv9Do3T</text:p>
          </table:table-cell>
          <table:table-cell/>
          <table:table-cell office:value-type="string" calcext:value-type="string">
            <text:p>https://attachments.cheqroomcdn.com/app/groups/PcxFCbYNX5ZroUMdZeaUs/de2e73c8-7c50-11ed-85d1-0a58a9feac02.jpg</text:p>
          </table:table-cell>
          <table:table-cell table:number-columns-repeated="12"/>
          <table:table-cell office:value-type="string" calcext:value-type="string">
            <text:p>Rail Holder Bottom</text:p>
          </table:table-cell>
          <table:table-cell/>
          <table:table-cell office:value-type="string" calcext:value-type="string">
            <text:p>https://www.bhphotovideo.com/c/product/1488835-REG/tilta_ta_bsra_15_g_15mm_bottom_single_rod.html</text:p>
          </table:table-cell>
          <table:table-cell office:value-type="string" calcext:value-type="string">
            <text:p>TITABSRA15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 Holder Sid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SRA-15-G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9</text:p>
          </table:table-cell>
          <table:table-cell/>
          <table:table-cell office:value-type="string" calcext:value-type="string">
            <text:p>yNS4KTWBBNBUvc7efnu2si</text:p>
          </table:table-cell>
          <table:table-cell/>
          <table:table-cell office:value-type="string" calcext:value-type="string">
            <text:p>https://attachments.cheqroomcdn.com/app/groups/PcxFCbYNX5ZroUMdZeaUs/deb61b48-7c50-11ed-85d1-0a58a9feac02.jpg</text:p>
          </table:table-cell>
          <table:table-cell table:number-columns-repeated="12"/>
          <table:table-cell office:value-type="string" calcext:value-type="string">
            <text:p>Rail Holder Side</text:p>
          </table:table-cell>
          <table:table-cell/>
          <table:table-cell office:value-type="string" calcext:value-type="string">
            <text:p>https://www.bhphotovideo.com/c/product/1490893-REG/tilta_ta_sra_15_g_15mm_side_single_rod.html</text:p>
          </table:table-cell>
          <table:table-cell office:value-type="string" calcext:value-type="string">
            <text:p>TITASRA15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il Holder Sid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SRA-15-G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9</text:p>
          </table:table-cell>
          <table:table-cell/>
          <table:table-cell office:value-type="string" calcext:value-type="string">
            <text:p>WrdFFaSMiYoeCzyPsvT9cA</text:p>
          </table:table-cell>
          <table:table-cell/>
          <table:table-cell office:value-type="string" calcext:value-type="string">
            <text:p>https://attachments.cheqroomcdn.com/app/groups/PcxFCbYNX5ZroUMdZeaUs/deb61b48-7c50-11ed-85d1-0a58a9feac02.jpg</text:p>
          </table:table-cell>
          <table:table-cell table:number-columns-repeated="12"/>
          <table:table-cell office:value-type="string" calcext:value-type="string">
            <text:p>Rail Holder Side</text:p>
          </table:table-cell>
          <table:table-cell/>
          <table:table-cell office:value-type="string" calcext:value-type="string">
            <text:p>https://www.bhphotovideo.com/c/product/1490893-REG/tilta_ta_sra_15_g_15mm_side_single_rod.html</text:p>
          </table:table-cell>
          <table:table-cell office:value-type="string" calcext:value-type="string">
            <text:p>TITASRA15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de Battery Grip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Side Battery Grip</text:p>
          </table:table-cell>
          <table:table-cell/>
          <table:table-cell office:value-type="float" office:value="499" calcext:value-type="float">
            <text:p>499</text:p>
          </table:table-cell>
          <table:table-cell table:style-name="Default"/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1</text:p>
          </table:table-cell>
          <table:table-cell/>
          <table:table-cell office:value-type="string" calcext:value-type="string">
            <text:p>BAsgzZSmKXwAhHbH8Y8Wfb</text:p>
          </table:table-cell>
          <table:table-cell/>
          <table:table-cell office:value-type="string" calcext:value-type="string">
            <text:p>https://attachments.cheqroomcdn.com/app/groups/PcxFCbYNX5ZroUMdZeaUs/1626d8a6-7c51-11ed-85d1-0a58a9feac02.jpg</text:p>
          </table:table-cell>
          <table:table-cell table:number-columns-repeated="11"/>
          <table:table-cell office:value-type="string" calcext:value-type="string">
            <text:p>GRIP_330371</text:p>
          </table:table-cell>
          <table:table-cell office:value-type="string" calcext:value-type="string">
            <text:p>Side Grip</text:p>
          </table:table-cell>
          <table:table-cell/>
          <table:table-cell office:value-type="string" calcext:value-type="string">
            <text:p>https://www.kinefinity.com/en/shop/sidegrip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de Battery Grip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Side Battery Grip</text:p>
          </table:table-cell>
          <table:table-cell/>
          <table:table-cell office:value-type="float" office:value="499" calcext:value-type="float">
            <text:p>499</text:p>
          </table:table-cell>
          <table:table-cell table:style-name="Default"/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1</text:p>
          </table:table-cell>
          <table:table-cell/>
          <table:table-cell office:value-type="string" calcext:value-type="string">
            <text:p>sbfhh4JE72gbd2hEQwVYfi</text:p>
          </table:table-cell>
          <table:table-cell/>
          <table:table-cell office:value-type="string" calcext:value-type="string">
            <text:p>https://attachments.cheqroomcdn.com/app/groups/PcxFCbYNX5ZroUMdZeaUs/1626d8a6-7c51-11ed-85d1-0a58a9feac02.jpg</text:p>
          </table:table-cell>
          <table:table-cell table:number-columns-repeated="11"/>
          <table:table-cell office:value-type="string" calcext:value-type="string">
            <text:p>GRIP_684932</text:p>
          </table:table-cell>
          <table:table-cell office:value-type="string" calcext:value-type="string">
            <text:p>Side Grip</text:p>
          </table:table-cell>
          <table:table-cell/>
          <table:table-cell office:value-type="string" calcext:value-type="string">
            <text:p>https://www.kinefinity.com/en/shop/sidegrip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eed Booster ULTRA 0.71x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etabones</text:p>
          </table:table-cell>
          <table:table-cell office:value-type="string" calcext:value-type="string">
            <text:p>MBSPEF-M43-BT8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50.694444444444" calcext:value-type="float">
            <text:p>450.694444444444</text:p>
          </table:table-cell>
          <table:table-cell table:number-columns-repeated="2"/>
          <table:table-cell office:value-type="string" calcext:value-type="string">
            <text:p>Camera | Studio Cam 01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49</text:p>
          </table:table-cell>
          <table:table-cell/>
          <table:table-cell office:value-type="string" calcext:value-type="string">
            <text:p>KoTiVFiH8ZUevjDeSYTVN</text:p>
          </table:table-cell>
          <table:table-cell/>
          <table:table-cell office:value-type="string" calcext:value-type="string">
            <text:p>https://attachments.cheqroomcdn.com/app/groups/PcxFCbYNX5ZroUMdZeaUs/f6ec3c92-7c50-11ed-85d1-0a58a9feac02.jpg</text:p>
          </table:table-cell>
          <table:table-cell table:number-columns-repeated="11"/>
          <table:table-cell office:value-type="float" office:value="3018003771" calcext:value-type="float">
            <text:p>3018003771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92781-REG/metabones_mbspef_m43_bt8_t_speed_booster_ultra.html</text:p>
          </table:table-cell>
          <table:table-cell office:value-type="string" calcext:value-type="string">
            <text:p>MESPEFM43BT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ed Booster ULTRA 0.71x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etabones</text:p>
          </table:table-cell>
          <table:table-cell office:value-type="string" calcext:value-type="string">
            <text:p>MBSPEF-M43-BT8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50.694444444444" calcext:value-type="float">
            <text:p>450.694444444444</text:p>
          </table:table-cell>
          <table:table-cell table:number-columns-repeated="2"/>
          <table:table-cell office:value-type="string" calcext:value-type="string">
            <text:p>Camera | Studio Cam 02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50</text:p>
          </table:table-cell>
          <table:table-cell/>
          <table:table-cell office:value-type="string" calcext:value-type="string">
            <text:p>eDyAafptKMQbv2XGZTdBBi</text:p>
          </table:table-cell>
          <table:table-cell/>
          <table:table-cell office:value-type="string" calcext:value-type="string">
            <text:p>https://attachments.cheqroomcdn.com/app/groups/PcxFCbYNX5ZroUMdZeaUs/f6ec3c92-7c50-11ed-85d1-0a58a9feac02.jpg</text:p>
          </table:table-cell>
          <table:table-cell table:number-columns-repeated="11"/>
          <table:table-cell office:value-type="float" office:value="3018003804" calcext:value-type="float">
            <text:p>3018003804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92781-REG/metabones_mbspef_m43_bt8_t_speed_booster_ultra.html</text:p>
          </table:table-cell>
          <table:table-cell office:value-type="string" calcext:value-type="string">
            <text:p>MESPEFM43BT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eed Booster ULTRA 0.71x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etabones</text:p>
          </table:table-cell>
          <table:table-cell office:value-type="string" calcext:value-type="string">
            <text:p>MBSPEF-M43-BT8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50.694444444444" calcext:value-type="float">
            <text:p>450.694444444444</text:p>
          </table:table-cell>
          <table:table-cell table:number-columns-repeated="2"/>
          <table:table-cell office:value-type="string" calcext:value-type="string">
            <text:p>Camera | Studio Cam 03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50</text:p>
          </table:table-cell>
          <table:table-cell/>
          <table:table-cell office:value-type="string" calcext:value-type="string">
            <text:p>d9wRAFouavhsnDBjzkeLJ5</text:p>
          </table:table-cell>
          <table:table-cell/>
          <table:table-cell office:value-type="string" calcext:value-type="string">
            <text:p>https://attachments.cheqroomcdn.com/app/groups/PcxFCbYNX5ZroUMdZeaUs/f6ec3c92-7c50-11ed-85d1-0a58a9feac02.jpg</text:p>
          </table:table-cell>
          <table:table-cell table:number-columns-repeated="11"/>
          <table:table-cell office:value-type="float" office:value="3018003807" calcext:value-type="float">
            <text:p>3018003807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92781-REG/metabones_mbspef_m43_bt8_t_speed_booster_ultra.html</text:p>
          </table:table-cell>
          <table:table-cell office:value-type="string" calcext:value-type="string">
            <text:p>MESPEFM43BT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eedlite 430EX III-R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0585C003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9</text:p>
          </table:table-cell>
          <table:table-cell/>
          <table:table-cell office:value-type="string" calcext:value-type="string">
            <text:p>ioyWfqycrqu36AQxDfpyAm</text:p>
          </table:table-cell>
          <table:table-cell/>
          <table:table-cell office:value-type="string" calcext:value-type="string">
            <text:p>https://attachments.cheqroomcdn.com/app/groups/PcxFCbYNX5ZroUMdZeaUs/0ec39c5c-7c51-11ed-85d1-0a58a9feac02.jpg</text:p>
          </table:table-cell>
          <table:table-cell table:number-columns-repeated="11"/>
          <table:table-cell office:value-type="float" office:value="1313005709" calcext:value-type="float">
            <text:p>1313005709</text:p>
          </table:table-cell>
          <table:table-cell office:value-type="string" calcext:value-type="string">
            <text:p>Flash</text:p>
          </table:table-cell>
          <table:table-cell/>
          <table:table-cell office:value-type="string" calcext:value-type="string">
            <text:p>https://www.bhphotovideo.com/c/product/1165079-REG/canon_0585c006_speedlite_430ex_iii_rt.html</text:p>
          </table:table-cell>
          <table:table-cell office:value-type="string" calcext:value-type="string">
            <text:p>CA430EX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n Ho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T01-HSH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0</text:p>
          </table:table-cell>
          <table:table-cell/>
          <table:table-cell office:value-type="string" calcext:value-type="string">
            <text:p>SMF2J3LXCZSVyS4Gwp9tbZ</text:p>
          </table:table-cell>
          <table:table-cell office:value-type="string" calcext:value-type="string">
            <text:p>7341f536</text:p>
          </table:table-cell>
          <table:table-cell office:value-type="string" calcext:value-type="string">
            <text:p>https://attachments.cheqroomcdn.com/app/groups/PcxFCbYNX5ZroUMdZeaUs/df4462e0-7c50-11ed-85d1-0a58a9feac02.jpg</text:p>
          </table:table-cell>
          <table:table-cell table:number-columns-repeated="12"/>
          <table:table-cell office:value-type="string" calcext:value-type="string">
            <text:p>Sun Hood</text:p>
          </table:table-cell>
          <table:table-cell/>
          <table:table-cell office:value-type="string" calcext:value-type="string">
            <text:p>https://www.bhphotovideo.com/c/product/1490736-REG/tilta_ta_t01_hsh_bmpcc4k_half_sunhood.html</text:p>
          </table:table-cell>
          <table:table-cell office:value-type="string" calcext:value-type="string">
            <text:p>TITAT01HSH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n Ho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T01-HSH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0</text:p>
          </table:table-cell>
          <table:table-cell/>
          <table:table-cell office:value-type="string" calcext:value-type="string">
            <text:p>TG2u9k4bwcAXYif6SjegLo</text:p>
          </table:table-cell>
          <table:table-cell office:value-type="string" calcext:value-type="string">
            <text:p>733468a9</text:p>
          </table:table-cell>
          <table:table-cell office:value-type="string" calcext:value-type="string">
            <text:p>https://attachments.cheqroomcdn.com/app/groups/PcxFCbYNX5ZroUMdZeaUs/df4462e0-7c50-11ed-85d1-0a58a9feac02.jpg</text:p>
          </table:table-cell>
          <table:table-cell table:number-columns-repeated="12"/>
          <table:table-cell office:value-type="string" calcext:value-type="string">
            <text:p>Sun Hood</text:p>
          </table:table-cell>
          <table:table-cell/>
          <table:table-cell office:value-type="string" calcext:value-type="string">
            <text:p>https://www.bhphotovideo.com/c/product/1490736-REG/tilta_ta_t01_hsh_bmpcc4k_half_sunhood.html</text:p>
          </table:table-cell>
          <table:table-cell office:value-type="string" calcext:value-type="string">
            <text:p>TITAT01HS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Gold Mount Plat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VBATTGOL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4</text:p>
          </table:table-cell>
          <table:table-cell/>
          <table:table-cell office:value-type="string" calcext:value-type="string">
            <text:p>ekqhrGbWyEfCBRssUg8Hud</text:p>
          </table:table-cell>
          <table:table-cell/>
          <table:table-cell office:value-type="string" calcext:value-type="string">
            <text:p>https://attachments.cheqroomcdn.com/app/groups/PcxFCbYNX5ZroUMdZeaUs/050d7a16-7c06-11ed-9519-0a58a9feac02.jpg</text:p>
          </table:table-cell>
          <table:table-cell table:number-columns-repeated="11"/>
          <table:table-cell office:value-type="float" office:value="5845950" calcext:value-type="float">
            <text:p>5845950</text:p>
          </table:table-cell>
          <table:table-cell office:value-type="string" calcext:value-type="string">
            <text:p>Battery Mount</text:p>
          </table:table-cell>
          <table:table-cell/>
          <table:table-cell office:value-type="string" calcext:value-type="string">
            <text:p>https://www.bhphotovideo.com/c/product/1372083-REG/blackmagic_design_cineurvbattgold_ursa_gold_battery_plate.html</text:p>
          </table:table-cell>
          <table:table-cell office:value-type="string" calcext:value-type="string">
            <text:p>BLCINEURBAT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Gold Mount Plat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VBATTGOL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6</text:p>
          </table:table-cell>
          <table:table-cell/>
          <table:table-cell office:value-type="string" calcext:value-type="string">
            <text:p>hG9bEKFT9J5abfdT9WJy89</text:p>
          </table:table-cell>
          <table:table-cell/>
          <table:table-cell office:value-type="string" calcext:value-type="string">
            <text:p>https://attachments.cheqroomcdn.com/app/groups/PcxFCbYNX5ZroUMdZeaUs/050d7a16-7c06-11ed-9519-0a58a9feac02.jpg</text:p>
          </table:table-cell>
          <table:table-cell table:number-columns-repeated="11"/>
          <table:table-cell office:value-type="float" office:value="5845964" calcext:value-type="float">
            <text:p>5845964</text:p>
          </table:table-cell>
          <table:table-cell office:value-type="string" calcext:value-type="string">
            <text:p>Battery Mount</text:p>
          </table:table-cell>
          <table:table-cell/>
          <table:table-cell office:value-type="string" calcext:value-type="string">
            <text:p>https://www.bhphotovideo.com/c/product/1372083-REG/blackmagic_design_cineurvbattgold_ursa_gold_battery_plate.html</text:p>
          </table:table-cell>
          <table:table-cell office:value-type="string" calcext:value-type="string">
            <text:p>BLCINEURBAT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Mic Moun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SMC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5</text:p>
          </table:table-cell>
          <table:table-cell/>
          <table:table-cell office:value-type="string" calcext:value-type="string">
            <text:p>UPh5Bs6GRKgdb2eDmckGY</text:p>
          </table:table-cell>
          <table:table-cell/>
          <table:table-cell office:value-type="string" calcext:value-type="string">
            <text:p>https://attachments.cheqroomcdn.com/app/groups/PcxFCbYNX5ZroUMdZeaUs/38f28a1a-7c06-11ed-9bdf-0a58a9feac02.jpg</text:p>
          </table:table-cell>
          <table:table-cell table:number-columns-repeated="11"/>
          <table:table-cell office:value-type="float" office:value="5317103" calcext:value-type="float">
            <text:p>5317103</text:p>
          </table:table-cell>
          <table:table-cell office:value-type="string" calcext:value-type="string">
            <text:p>Mic Mount</text:p>
          </table:table-cell>
          <table:table-cell/>
          <table:table-cell office:value-type="string" calcext:value-type="string">
            <text:p>https://www.bhphotovideo.com/c/product/1361386-REG/blackmagic_design_cineursashsmc_blackmagic_ursa_mini_mic.html</text:p>
          </table:table-cell>
          <table:table-cell office:value-type="string" calcext:value-type="string">
            <text:p>BLUMM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Mic Moun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SMC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7</text:p>
          </table:table-cell>
          <table:table-cell/>
          <table:table-cell office:value-type="string" calcext:value-type="string">
            <text:p>krVWxJuVhJzN8MLjoNtBxd</text:p>
          </table:table-cell>
          <table:table-cell/>
          <table:table-cell office:value-type="string" calcext:value-type="string">
            <text:p>https://attachments.cheqroomcdn.com/app/groups/PcxFCbYNX5ZroUMdZeaUs/38f28a1a-7c06-11ed-9bdf-0a58a9feac02.jpg</text:p>
          </table:table-cell>
          <table:table-cell table:number-columns-repeated="11"/>
          <table:table-cell office:value-type="float" office:value="5967624" calcext:value-type="float">
            <text:p>5967624</text:p>
          </table:table-cell>
          <table:table-cell office:value-type="string" calcext:value-type="string">
            <text:p>Mic Mount</text:p>
          </table:table-cell>
          <table:table-cell/>
          <table:table-cell office:value-type="string" calcext:value-type="string">
            <text:p>https://www.bhphotovideo.com/c/product/1361386-REG/blackmagic_design_cineursashsmc_blackmagic_ursa_mini_mic.html</text:p>
          </table:table-cell>
          <table:table-cell office:value-type="string" calcext:value-type="string">
            <text:p>BLUMMM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Mini - BNC to 3.5mm Timecode Cab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MVATE</text:p>
          </table:table-cell>
          <table:table-cell office:value-type="string" calcext:value-type="string">
            <text:p>C238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6:25:20</text:p>
          </table:table-cell>
          <table:table-cell/>
          <table:table-cell office:value-type="string" calcext:value-type="string">
            <text:p>nBY9wqfNFPN6YJpKcRy2iS</text:p>
          </table:table-cell>
          <table:table-cell/>
          <table:table-cell office:value-type="string" calcext:value-type="string">
            <text:p>https://attachments.cheqroomcdn.com/app/groups/PcxFCbYNX5ZroUMdZeaUs/d8dba69e-7c0e-11ed-8fcf-0a58a9feac02.jpg</text:p>
          </table:table-cell>
          <table:table-cell office:value-type="string" calcext:value-type="string">
            <text:p>CW1-0011</text:p>
          </table:table-cell>
          <table:table-cell table:number-columns-repeated="14"/>
          <table:table-cell office:value-type="string" calcext:value-type="string">
            <text:p>CAC2385</text:p>
          </table:table-cell>
          <table:table-cell table:number-columns-repeated="2"/>
          <table:table-cell office:value-type="string" calcext:value-type="string">
            <text:p>https://www.bhphotovideo.com/c/product/1539238-REG/camvate_c2385_right_angle_bnc_to_3_5mm.htm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Mini - BNC to 3.5mm Timecode Cab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MVATE</text:p>
          </table:table-cell>
          <table:table-cell office:value-type="string" calcext:value-type="string">
            <text:p>C238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6:25:20</text:p>
          </table:table-cell>
          <table:table-cell/>
          <table:table-cell office:value-type="string" calcext:value-type="string">
            <text:p>iRwMRZth3xqSxGVKWb8bzf</text:p>
          </table:table-cell>
          <table:table-cell/>
          <table:table-cell office:value-type="string" calcext:value-type="string">
            <text:p>https://attachments.cheqroomcdn.com/app/groups/PcxFCbYNX5ZroUMdZeaUs/d8dba69e-7c0e-11ed-8fcf-0a58a9feac02.jpg</text:p>
          </table:table-cell>
          <table:table-cell office:value-type="string" calcext:value-type="string">
            <text:p>CW1-0010</text:p>
          </table:table-cell>
          <table:table-cell table:number-columns-repeated="13"/>
          <table:table-cell office:value-type="string" calcext:value-type="string">
            <text:p>https://www.bhphotovideo.com/c/product/1539238-REG/camvate_c2385_right_angle_bnc_to_3_5mm.html</text:p>
          </table:table-cell>
          <table:table-cell office:value-type="string" calcext:value-type="string">
            <text:p>CAC238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Mini Handgrip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BMURSACA/HGRIP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5</text:p>
          </table:table-cell>
          <table:table-cell/>
          <table:table-cell office:value-type="string" calcext:value-type="string">
            <text:p>JKeJvf26sEvm6Y5EDmRtXk</text:p>
          </table:table-cell>
          <table:table-cell/>
          <table:table-cell office:value-type="string" calcext:value-type="string">
            <text:p>https://attachments.cheqroomcdn.com/app/groups/PcxFCbYNX5ZroUMdZeaUs/52f386d0-7c06-11ed-958f-0a58a9feac02.jpg</text:p>
          </table:table-cell>
          <table:table-cell table:number-columns-repeated="11"/>
          <table:table-cell office:value-type="float" office:value="6082753" calcext:value-type="float">
            <text:p>6082753</text:p>
          </table:table-cell>
          <table:table-cell office:value-type="string" calcext:value-type="string">
            <text:p>Handle</text:p>
          </table:table-cell>
          <table:table-cell/>
          <table:table-cell office:value-type="string" calcext:value-type="string">
            <text:p>https://www.bhphotovideo.com/c/product/1277020-REG/blackmagic_design_bmursaca_hgrip_camera_ursa_handgrip.html</text:p>
          </table:table-cell>
          <table:table-cell office:value-type="string" calcext:value-type="string">
            <text:p>BLCAMURHAND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Mini Handgrip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BMURSACA/HGRIP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7</text:p>
          </table:table-cell>
          <table:table-cell/>
          <table:table-cell office:value-type="string" calcext:value-type="string">
            <text:p>C6aRgQwKpkadn2qnZQiufK</text:p>
          </table:table-cell>
          <table:table-cell office:value-type="string" calcext:value-type="string">
            <text:p>73c431d3</text:p>
          </table:table-cell>
          <table:table-cell office:value-type="string" calcext:value-type="string">
            <text:p>https://attachments.cheqroomcdn.com/app/groups/PcxFCbYNX5ZroUMdZeaUs/52f386d0-7c06-11ed-958f-0a58a9feac02.jpg</text:p>
          </table:table-cell>
          <table:table-cell table:number-columns-repeated="11"/>
          <table:table-cell office:value-type="float" office:value="6091059" calcext:value-type="float">
            <text:p>6091059</text:p>
          </table:table-cell>
          <table:table-cell office:value-type="string" calcext:value-type="string">
            <text:p>Handle</text:p>
          </table:table-cell>
          <table:table-cell/>
          <table:table-cell office:value-type="string" calcext:value-type="string">
            <text:p>https://www.bhphotovideo.com/c/product/1277020-REG/blackmagic_design_bmursaca_hgrip_camera_ursa_handgrip.html</text:p>
          </table:table-cell>
          <table:table-cell office:value-type="string" calcext:value-type="string">
            <text:p>BLCAMURHAND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Mini Handgrip Ar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MKM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55:06</text:p>
          </table:table-cell>
          <table:table-cell/>
          <table:table-cell office:value-type="string" calcext:value-type="string">
            <text:p>RHmNAA2ffZGgsUgwFVn4vf</text:p>
          </table:table-cell>
          <table:table-cell/>
          <table:table-cell office:value-type="string" calcext:value-type="string">
            <text:p>https://attachments.cheqroomcdn.com/app/groups/PcxFCbYNX5ZroUMdZeaUs/2bcf3c20-7c0b-11ed-aef6-0a58a9feac02.jpg</text:p>
          </table:table-cell>
          <table:table-cell table:number-columns-repeated="12"/>
          <table:table-cell office:value-type="string" calcext:value-type="string">
            <text:p>Blackmagic Handgrip Arm</text:p>
          </table:table-cell>
          <table:table-cell/>
          <table:table-cell office:value-type="string" calcext:value-type="string">
            <text:p>https://www.bhphotovideo.com/c/product/1137315-REG/blackmagic_design_cinecamursashmkm_shoulder_mount_kit_for_the.html</text:p>
          </table:table-cell>
          <table:table-cell office:value-type="string" calcext:value-type="string">
            <text:p>BLURSAMS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Mini Handgrip Ar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MKM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55:06</text:p>
          </table:table-cell>
          <table:table-cell/>
          <table:table-cell office:value-type="string" calcext:value-type="string">
            <text:p>wcWdi4vWqP8n4oTnYnbuWR</text:p>
          </table:table-cell>
          <table:table-cell office:value-type="string" calcext:value-type="string">
            <text:p>7312a84d</text:p>
          </table:table-cell>
          <table:table-cell office:value-type="string" calcext:value-type="string">
            <text:p>https://attachments.cheqroomcdn.com/app/groups/PcxFCbYNX5ZroUMdZeaUs/2bcf3c20-7c0b-11ed-aef6-0a58a9feac02.jpg</text:p>
          </table:table-cell>
          <table:table-cell table:number-columns-repeated="12"/>
          <table:table-cell office:value-type="string" calcext:value-type="string">
            <text:p>Blackmagic Handgrip Arm</text:p>
          </table:table-cell>
          <table:table-cell/>
          <table:table-cell office:value-type="string" calcext:value-type="string">
            <text:p>https://www.bhphotovideo.com/c/product/1137315-REG/blackmagic_design_cinecamursashmkm_shoulder_mount_kit_for_the.html</text:p>
          </table:table-cell>
          <table:table-cell office:value-type="string" calcext:value-type="string">
            <text:p>BLURSAMS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Mini Shoulder Moun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MKM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4</text:p>
          </table:table-cell>
          <table:table-cell/>
          <table:table-cell office:value-type="string" calcext:value-type="string">
            <text:p>2VAuQGZ7oA4FCeuJJM65R4</text:p>
          </table:table-cell>
          <table:table-cell/>
          <table:table-cell office:value-type="string" calcext:value-type="string">
            <text:p>https://attachments.cheqroomcdn.com/app/groups/PcxFCbYNX5ZroUMdZeaUs/d67a80b2-7c06-11ed-958f-0a58a9feac02.jpg</text:p>
          </table:table-cell>
          <table:table-cell table:number-columns-repeated="11"/>
          <table:table-cell office:value-type="float" office:value="6051075" calcext:value-type="float">
            <text:p>6051075</text:p>
          </table:table-cell>
          <table:table-cell office:value-type="string" calcext:value-type="string">
            <text:p>Shoulder Mount</text:p>
          </table:table-cell>
          <table:table-cell/>
          <table:table-cell office:value-type="string" calcext:value-type="string">
            <text:p>https://www.bhphotovideo.com/c/product/1137315-REG/blackmagic_design_cinecamursashmkm_shoulder_mount_kit_for_the.html</text:p>
          </table:table-cell>
          <table:table-cell office:value-type="string" calcext:value-type="string">
            <text:p>BLURSAMS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Mini Shoulder Moun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MKM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7</text:p>
          </table:table-cell>
          <table:table-cell/>
          <table:table-cell office:value-type="string" calcext:value-type="string">
            <text:p>3XmUHWPkK5mAeeuriwSkvV</text:p>
          </table:table-cell>
          <table:table-cell office:value-type="string" calcext:value-type="string">
            <text:p>737c521b</text:p>
          </table:table-cell>
          <table:table-cell office:value-type="string" calcext:value-type="string">
            <text:p>https://attachments.cheqroomcdn.com/app/groups/PcxFCbYNX5ZroUMdZeaUs/d67a80b2-7c06-11ed-958f-0a58a9feac02.jpg</text:p>
          </table:table-cell>
          <table:table-cell table:number-columns-repeated="11"/>
          <table:table-cell office:value-type="float" office:value="6051812" calcext:value-type="float">
            <text:p>6051812</text:p>
          </table:table-cell>
          <table:table-cell office:value-type="string" calcext:value-type="string">
            <text:p>Shoulder Mount</text:p>
          </table:table-cell>
          <table:table-cell/>
          <table:table-cell office:value-type="string" calcext:value-type="string">
            <text:p>https://www.bhphotovideo.com/c/product/1137315-REG/blackmagic_design_cinecamursashmkm_shoulder_mount_kit_for_the.html</text:p>
          </table:table-cell>
          <table:table-cell office:value-type="string" calcext:value-type="string">
            <text:p>BLURSAMS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Mini Top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MKM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47:31</text:p>
          </table:table-cell>
          <table:table-cell/>
          <table:table-cell office:value-type="string" calcext:value-type="string">
            <text:p>UnLYBgo9CZoBTtvMmFwrgG</text:p>
          </table:table-cell>
          <table:table-cell/>
          <table:table-cell office:value-type="string" calcext:value-type="string">
            <text:p>https://attachments.cheqroomcdn.com/app/groups/PcxFCbYNX5ZroUMdZeaUs/e46d4d28-7c09-11ed-a3cc-0a58a9feac02.jpg</text:p>
          </table:table-cell>
          <table:table-cell table:number-columns-repeated="12"/>
          <table:table-cell office:value-type="string" calcext:value-type="string">
            <text:p>Top Handle</text:p>
          </table:table-cell>
          <table:table-cell/>
          <table:table-cell office:value-type="string" calcext:value-type="string">
            <text:p>https://www.bhphotovideo.com/c/product/1137315-REG/blackmagic_design_cinecamursashmkm_shoulder_mount_kit_for_the.html</text:p>
          </table:table-cell>
          <table:table-cell office:value-type="string" calcext:value-type="string">
            <text:p>BLURSAMS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Mini Top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MKM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47:31</text:p>
          </table:table-cell>
          <table:table-cell/>
          <table:table-cell office:value-type="string" calcext:value-type="string">
            <text:p>gPpp6oFDsaNAx6VhRb7QDh</text:p>
          </table:table-cell>
          <table:table-cell office:value-type="string" calcext:value-type="string">
            <text:p>7358d2f4</text:p>
          </table:table-cell>
          <table:table-cell office:value-type="string" calcext:value-type="string">
            <text:p>https://attachments.cheqroomcdn.com/app/groups/PcxFCbYNX5ZroUMdZeaUs/e46d4d28-7c09-11ed-a3cc-0a58a9feac02.jpg</text:p>
          </table:table-cell>
          <table:table-cell table:number-columns-repeated="12"/>
          <table:table-cell office:value-type="string" calcext:value-type="string">
            <text:p>Top Handle</text:p>
          </table:table-cell>
          <table:table-cell/>
          <table:table-cell office:value-type="string" calcext:value-type="string">
            <text:p>https://www.bhphotovideo.com/c/product/1137315-REG/blackmagic_design_cinecamursashmkm_shoulder_mount_kit_for_the.html</text:p>
          </table:table-cell>
          <table:table-cell office:value-type="string" calcext:value-type="string">
            <text:p>BLURSAMS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Power Supply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PSUPPLY/XLR12V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6:11:38</text:p>
          </table:table-cell>
          <table:table-cell/>
          <table:table-cell office:value-type="string" calcext:value-type="string">
            <text:p>QeNhbgc5N4MgpuwZ8XzgbK</text:p>
          </table:table-cell>
          <table:table-cell/>
          <table:table-cell office:value-type="string" calcext:value-type="string">
            <text:p>https://attachments.cheqroomcdn.com/app/groups/PcxFCbYNX5ZroUMdZeaUs/019ce892-7c0d-11ed-aacd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Power Supply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PSUPPLY/XLR12V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6:11:38</text:p>
          </table:table-cell>
          <table:table-cell/>
          <table:table-cell office:value-type="string" calcext:value-type="string">
            <text:p>Y2nBngaBoVDknaZYT2CWx3</text:p>
          </table:table-cell>
          <table:table-cell office:value-type="string" calcext:value-type="string">
            <text:p>7323affe</text:p>
          </table:table-cell>
          <table:table-cell office:value-type="string" calcext:value-type="string">
            <text:p>https://attachments.cheqroomcdn.com/app/groups/PcxFCbYNX5ZroUMdZeaUs/019ce892-7c0d-11ed-aacd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Viewfinder</text:p>
          </table:table-cell>
          <table:table-cell office:value-type="string" calcext:value-type="string">
            <text:p>EVF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NEVFP</text:p>
          </table:table-cell>
          <table:table-cell/>
          <table:table-cell office:value-type="float" office:value="1495" calcext:value-type="float">
            <text:p>14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5</text:p>
          </table:table-cell>
          <table:table-cell/>
          <table:table-cell office:value-type="string" calcext:value-type="string">
            <text:p>SSczhgqecmW5SHqpwgn6dn</text:p>
          </table:table-cell>
          <table:table-cell/>
          <table:table-cell office:value-type="string" calcext:value-type="string">
            <text:p>https://attachments.cheqroomcdn.com/app/groups/PcxFCbYNX5ZroUMdZeaUs/6bd5abec-7c06-11ed-9bdf-0a58a9feac02.jpg</text:p>
          </table:table-cell>
          <table:table-cell table:number-columns-repeated="11"/>
          <table:table-cell office:value-type="float" office:value="5997719" calcext:value-type="float">
            <text:p>5997719</text:p>
          </table:table-cell>
          <table:table-cell office:value-type="string" calcext:value-type="string">
            <text:p>Viewfinder</text:p>
          </table:table-cell>
          <table:table-cell/>
          <table:table-cell office:value-type="string" calcext:value-type="string">
            <text:p>https://www.bhphotovideo.com/c/product/1137318-REG/blackmagic_design_cinecamursanevfp_ursa_viewfinder.html</text:p>
          </table:table-cell>
          <table:table-cell office:value-type="string" calcext:value-type="string">
            <text:p>BLURSAV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Viewfinder</text:p>
          </table:table-cell>
          <table:table-cell office:value-type="string" calcext:value-type="string">
            <text:p>EVF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NEVFP</text:p>
          </table:table-cell>
          <table:table-cell/>
          <table:table-cell office:value-type="float" office:value="1495" calcext:value-type="float">
            <text:p>149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7</text:p>
          </table:table-cell>
          <table:table-cell/>
          <table:table-cell office:value-type="string" calcext:value-type="string">
            <text:p>S9VgnQbxJee6YW3SpvGEt7</text:p>
          </table:table-cell>
          <table:table-cell office:value-type="string" calcext:value-type="string">
            <text:p>739b2082</text:p>
          </table:table-cell>
          <table:table-cell office:value-type="string" calcext:value-type="string">
            <text:p>https://attachments.cheqroomcdn.com/app/groups/PcxFCbYNX5ZroUMdZeaUs/6bd5abec-7c06-11ed-9bdf-0a58a9feac02.jpg</text:p>
          </table:table-cell>
          <table:table-cell table:number-columns-repeated="11"/>
          <table:table-cell office:value-type="float" office:value="6050373" calcext:value-type="float">
            <text:p>6050373</text:p>
          </table:table-cell>
          <table:table-cell office:value-type="string" calcext:value-type="string">
            <text:p>Viewfinder</text:p>
          </table:table-cell>
          <table:table-cell/>
          <table:table-cell office:value-type="string" calcext:value-type="string">
            <text:p>https://www.bhphotovideo.com/c/product/1137318-REG/blackmagic_design_cinecamursanevfp_ursa_viewfinder.html</text:p>
          </table:table-cell>
          <table:table-cell office:value-type="string" calcext:value-type="string">
            <text:p>BLURSAVF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CT-14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mallRig</text:p>
          </table:table-cell>
          <table:table-cell office:value-type="float" office:value="2169" calcext:value-type="float">
            <text:p>216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5</text:p>
          </table:table-cell>
          <table:table-cell/>
          <table:table-cell office:value-type="string" calcext:value-type="string">
            <text:p>RWHJNqmb5eeUR5E5RguTKD</text:p>
          </table:table-cell>
          <table:table-cell/>
          <table:table-cell office:value-type="string" calcext:value-type="string">
            <text:p>https://attachments.cheqroomcdn.com/app/groups/PcxFCbYNX5ZroUMdZeaUs/1bc48d66-7c07-11ed-9519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436938-REG/smallrig_2169_vct_14_quick_release_tripod.html</text:p>
          </table:table-cell>
          <table:table-cell office:value-type="string" calcext:value-type="string">
            <text:p>SM216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CT-14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mallRig</text:p>
          </table:table-cell>
          <table:table-cell office:value-type="float" office:value="2169" calcext:value-type="float">
            <text:p>216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8</text:p>
          </table:table-cell>
          <table:table-cell/>
          <table:table-cell office:value-type="string" calcext:value-type="string">
            <text:p>Pg5EXgYMDv4PYLXtHUTFQP</text:p>
          </table:table-cell>
          <table:table-cell office:value-type="string" calcext:value-type="string">
            <text:p>73c72b47</text:p>
          </table:table-cell>
          <table:table-cell office:value-type="string" calcext:value-type="string">
            <text:p>https://attachments.cheqroomcdn.com/app/groups/PcxFCbYNX5ZroUMdZeaUs/1bc48d66-7c07-11ed-9519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436938-REG/smallrig_2169_vct_14_quick_release_tripod.html</text:p>
          </table:table-cell>
          <table:table-cell office:value-type="string" calcext:value-type="string">
            <text:p>SM216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OS R5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47C002</text:p>
          </table:table-cell>
          <table:table-cell/>
          <table:table-cell office:value-type="float" office:value="3899" calcext:value-type="float">
            <text:p>38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07.63888888889" calcext:value-type="float">
            <text:p>2707.63888888889</text:p>
          </table:table-cell>
          <table:table-cell table:number-columns-repeated="2"/>
          <table:table-cell office:value-type="string" calcext:value-type="string">
            <text:p>Camera | EOS R5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2</text:p>
          </table:table-cell>
          <table:table-cell/>
          <table:table-cell office:value-type="string" calcext:value-type="string">
            <text:p>QC9ZqyYwF9xfiqjYc4SdBh</text:p>
          </table:table-cell>
          <table:table-cell/>
          <table:table-cell office:value-type="string" calcext:value-type="string">
            <text:p>https://attachments.cheqroomcdn.com/app/groups/PcxFCbYNX5ZroUMdZeaUs/f8d51920-7c50-11ed-85d1-0a58a9feac02.jpg</text:p>
          </table:table-cell>
          <table:table-cell table:number-columns-repeated="11"/>
          <table:table-cell office:value-type="string" calcext:value-type="string">
            <text:p>(21)202024004319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s://www.bhphotovideo.com/c/product/1547009-REG/canon_eos_r5_mirrorless_digital.html</text:p>
          </table:table-cell>
          <table:table-cell office:value-type="string" calcext:value-type="string">
            <text:p>CAER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OS R5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47C002</text:p>
          </table:table-cell>
          <table:table-cell/>
          <table:table-cell office:value-type="float" office:value="3899" calcext:value-type="float">
            <text:p>38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07.63888888889" calcext:value-type="float">
            <text:p>2707.63888888889</text:p>
          </table:table-cell>
          <table:table-cell/>
          <table:table-cell office:value-type="string" calcext:value-type="string">
            <text:p>36.3656213, -94.2147243</text:p>
          </table:table-cell>
          <table:table-cell office:value-type="string" calcext:value-type="string">
            <text:p>Camera | EOS R5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5</text:p>
          </table:table-cell>
          <table:table-cell/>
          <table:table-cell office:value-type="string" calcext:value-type="string">
            <text:p>8LgeSdtss8YW7K45KieaS9</text:p>
          </table:table-cell>
          <table:table-cell/>
          <table:table-cell office:value-type="string" calcext:value-type="string">
            <text:p>https://attachments.cheqroomcdn.com/app/groups/PcxFCbYNX5ZroUMdZeaUs/f8d51920-7c50-11ed-85d1-0a58a9feac02.jpg</text:p>
          </table:table-cell>
          <table:table-cell table:number-columns-repeated="11"/>
          <table:table-cell office:value-type="string" calcext:value-type="string">
            <text:p>(21)202024004732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s://www.bhphotovideo.com/c/product/1547009-REG/canon_eos_r5_mirrorless_digital.html</text:p>
          </table:table-cell>
          <table:table-cell office:value-type="string" calcext:value-type="string">
            <text:p>CAER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OS R5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47C002</text:p>
          </table:table-cell>
          <table:table-cell/>
          <table:table-cell office:value-type="float" office:value="3899" calcext:value-type="float">
            <text:p>38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07.63888888889" calcext:value-type="float">
            <text:p>2707.63888888889</text:p>
          </table:table-cell>
          <table:table-cell table:number-columns-repeated="2"/>
          <table:table-cell office:value-type="string" calcext:value-type="string">
            <text:p>Portl Kit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7</text:p>
          </table:table-cell>
          <table:table-cell/>
          <table:table-cell office:value-type="string" calcext:value-type="string">
            <text:p>2CgE6HpqkvQoVJ7cKCsFTQ</text:p>
          </table:table-cell>
          <table:table-cell/>
          <table:table-cell office:value-type="string" calcext:value-type="string">
            <text:p>https://attachments.cheqroomcdn.com/app/groups/PcxFCbYNX5ZroUMdZeaUs/f8d51920-7c50-11ed-85d1-0a58a9feac02.jpg</text:p>
          </table:table-cell>
          <table:table-cell table:number-columns-repeated="11"/>
          <table:table-cell office:value-type="string" calcext:value-type="string">
            <text:p>(21)202024001205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s://www.bhphotovideo.com/c/product/1547009-REG/canon_eos_r5_mirrorless_digital.html</text:p>
          </table:table-cell>
          <table:table-cell office:value-type="string" calcext:value-type="string">
            <text:p>CAER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sta360 Titan 11K Cinematic 360/VR Camera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nsta360</text:p>
          </table:table-cell>
          <table:table-cell office:value-type="string" calcext:value-type="string">
            <text:p>TINTITA/A.B</text:p>
          </table:table-cell>
          <table:table-cell/>
          <table:table-cell office:value-type="float" office:value="15299" calcext:value-type="float">
            <text:p>15299</text:p>
          </table:table-cell>
          <table:table-cell office:value-type="string" calcext:value-type="string">
            <text:p>2020-01-01 12:00:00</text:p>
          </table:table-cell>
          <table:table-cell table:number-columns-repeated="3"/>
          <table:table-cell office:value-type="string" calcext:value-type="string">
            <text:p>36.3656007, -94.214743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27:51</text:p>
          </table:table-cell>
          <table:table-cell/>
          <table:table-cell office:value-type="string" calcext:value-type="string">
            <text:p>FU3tURWGcnepmSDG4Ds3mC</text:p>
          </table:table-cell>
          <table:table-cell/>
          <table:table-cell office:value-type="string" calcext:value-type="string">
            <text:p>https://attachments.cheqroomcdn.com/app/groups/PcxFCbYNX5ZroUMdZeaUs/605c1394-e468-11ed-b8ba-0a58a9feac02.png</text:p>
          </table:table-cell>
          <table:table-cell table:number-columns-repeated="11"/>
          <table:table-cell office:value-type="string" calcext:value-type="string">
            <text:p>ITG2821NMTCNJR</text:p>
          </table:table-cell>
          <table:table-cell table:number-columns-repeated="2"/>
          <table:table-cell office:value-type="string" calcext:value-type="string">
            <text:p>https://www.bhphotovideo.com/c/product/1654506-REG/insta360_tintita_a_b_titan_11k_cinematic_360_vr.html</text:p>
          </table:table-cell>
          <table:table-cell office:value-type="string" calcext:value-type="string">
            <text:p>INT11KCVRC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VO LF 6K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MAVO LF 6K</text:p>
          </table:table-cell>
          <table:table-cell/>
          <table:table-cell office:value-type="float" office:value="7999" calcext:value-type="float">
            <text:p>7999</text:p>
          </table:table-cell>
          <table:table-cell table:style-name="Default"/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30</text:p>
          </table:table-cell>
          <table:table-cell/>
          <table:table-cell office:value-type="string" calcext:value-type="string">
            <text:p>Xwa3EAYrCYmZUsq2mvXbZa</text:p>
          </table:table-cell>
          <table:table-cell/>
          <table:table-cell office:value-type="string" calcext:value-type="string">
            <text:p>https://attachments.cheqroomcdn.com/app/groups/PcxFCbYNX5ZroUMdZeaUs/1042b2de-7c51-11ed-85d1-0a58a9feac02.jpg</text:p>
          </table:table-cell>
          <table:table-cell office:value-type="string" calcext:value-type="string">
            <text:p>B2-0089</text:p>
          </table:table-cell>
          <table:table-cell table:number-columns-repeated="10"/>
          <table:table-cell office:value-type="string" calcext:value-type="string">
            <text:p>6614-435E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://www.kinefinity.com/shop/mavo_lf/?lang=e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VO LF 6K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MAVO LF 6K</text:p>
          </table:table-cell>
          <table:table-cell/>
          <table:table-cell office:value-type="float" office:value="7999" calcext:value-type="float">
            <text:p>7999</text:p>
          </table:table-cell>
          <table:table-cell table:style-name="Default"/>
          <table:table-cell table:number-columns-repeated="3"/>
          <table:table-cell office:value-type="string" calcext:value-type="string">
            <text:p>36.3655469, -94.2147715</text:p>
          </table:table-cell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8</text:p>
          </table:table-cell>
          <table:table-cell/>
          <table:table-cell office:value-type="string" calcext:value-type="string">
            <text:p>CHbynxsQZvbGFDdGi5CjP4</text:p>
          </table:table-cell>
          <table:table-cell/>
          <table:table-cell office:value-type="string" calcext:value-type="string">
            <text:p>https://attachments.cheqroomcdn.com/app/groups/PcxFCbYNX5ZroUMdZeaUs/1042b2de-7c51-11ed-85d1-0a58a9feac02.jpg</text:p>
          </table:table-cell>
          <table:table-cell office:value-type="string" calcext:value-type="string">
            <text:p>B2-0078</text:p>
          </table:table-cell>
          <table:table-cell table:number-columns-repeated="10"/>
          <table:table-cell office:value-type="string" calcext:value-type="string">
            <text:p>3E09-7130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://www.kinefinity.com/shop/mavo_lf/?lang=e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cket Cinema Camera 6K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CAMPOCHDEF6K</text:p>
          </table:table-cell>
          <table:table-cell/>
          <table:table-cell office:value-type="float" office:value="2495" calcext:value-type="float">
            <text:p>24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1</text:p>
          </table:table-cell>
          <table:table-cell/>
          <table:table-cell office:value-type="string" calcext:value-type="string">
            <text:p>7fg4Nh4xGLbc2ukTUakqU7</text:p>
          </table:table-cell>
          <table:table-cell/>
          <table:table-cell office:value-type="string" calcext:value-type="string">
            <text:p>https://attachments.cheqroomcdn.com/app/groups/PcxFCbYNX5ZroUMdZeaUs/d9ef177c-7c50-11ed-85d1-0a58a9feac02.jpg</text:p>
          </table:table-cell>
          <table:table-cell office:value-type="string" calcext:value-type="string">
            <text:p>B2-0004</text:p>
          </table:table-cell>
          <table:table-cell table:number-columns-repeated="10"/>
          <table:table-cell office:value-type="float" office:value="5921595" calcext:value-type="float">
            <text:p>5921595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s://www.bhphotovideo.com/c/product/1499529-REG/blackmagic_design_cinecampochdef6k_blackmagic_design_pocket_cinema.html?fromDisList=y</text:p>
          </table:table-cell>
          <table:table-cell office:value-type="string" calcext:value-type="string">
            <text:p>BL6KPKCA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cket Cinema Camera 6K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CAMPOCHDEF6K</text:p>
          </table:table-cell>
          <table:table-cell/>
          <table:table-cell office:value-type="float" office:value="2495" calcext:value-type="float">
            <text:p>24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2</text:p>
          </table:table-cell>
          <table:table-cell/>
          <table:table-cell office:value-type="string" calcext:value-type="string">
            <text:p>C3Qta6uf3JafC4STPJzBQL</text:p>
          </table:table-cell>
          <table:table-cell/>
          <table:table-cell office:value-type="string" calcext:value-type="string">
            <text:p>https://attachments.cheqroomcdn.com/app/groups/PcxFCbYNX5ZroUMdZeaUs/d9ef177c-7c50-11ed-85d1-0a58a9feac02.jpg</text:p>
          </table:table-cell>
          <table:table-cell office:value-type="string" calcext:value-type="string">
            <text:p>B2-0003</text:p>
          </table:table-cell>
          <table:table-cell table:number-columns-repeated="10"/>
          <table:table-cell office:value-type="float" office:value="5923271" calcext:value-type="float">
            <text:p>5923271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s://www.bhphotovideo.com/c/product/1499529-REG/blackmagic_design_cinecampochdef6k_blackmagic_design_pocket_cinema.html?fromDisList=y</text:p>
          </table:table-cell>
          <table:table-cell office:value-type="string" calcext:value-type="string">
            <text:p>BL6KPKCAM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udio Camera 4K Pro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</text:p>
          </table:table-cell>
          <table:table-cell office:value-type="string" calcext:value-type="string">
            <text:p>CINSTUDMFT/G24PDF</text:p>
          </table:table-cell>
          <table:table-cell/>
          <table:table-cell office:value-type="float" office:value="1795" calcext:value-type="float">
            <text:p>17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246.52777777778" calcext:value-type="float">
            <text:p>1246.52777777778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1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46</text:p>
          </table:table-cell>
          <table:table-cell/>
          <table:table-cell office:value-type="string" calcext:value-type="string">
            <text:p>P89sMoWpuPUC6qrUyeESdd</text:p>
          </table:table-cell>
          <table:table-cell/>
          <table:table-cell office:value-type="string" calcext:value-type="string">
            <text:p>https://attachments.cheqroomcdn.com/app/groups/PcxFCbYNX5ZroUMdZeaUs/f4cf3d88-7c50-11ed-85d1-0a58a9feac02.jpg</text:p>
          </table:table-cell>
          <table:table-cell office:value-type="string" calcext:value-type="string">
            <text:p>B5-0011, B5-0012, B5-0016</text:p>
          </table:table-cell>
          <table:table-cell table:number-columns-repeated="10"/>
          <table:table-cell office:value-type="float" office:value="8882431" calcext:value-type="float">
            <text:p>8882431</text:p>
          </table:table-cell>
          <table:table-cell office:value-type="string" calcext:value-type="string">
            <text:p>Studio Camera</text:p>
          </table:table-cell>
          <table:table-cell/>
          <table:table-cell office:value-type="string" calcext:value-type="string">
            <text:p>https://www.bhphotovideo.com/c/product/1657122-REG/blackmagic_design_studio_camera_4k_pro.html</text:p>
          </table:table-cell>
          <table:table-cell office:value-type="string" calcext:value-type="string">
            <text:p>BLSTUDCAM4KP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dio Camera 4K Pro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</text:p>
          </table:table-cell>
          <table:table-cell office:value-type="string" calcext:value-type="string">
            <text:p>CINSTUDMFT/G24PDF</text:p>
          </table:table-cell>
          <table:table-cell/>
          <table:table-cell office:value-type="float" office:value="1795" calcext:value-type="float">
            <text:p>17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246.52777777778" calcext:value-type="float">
            <text:p>1246.52777777778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2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47</text:p>
          </table:table-cell>
          <table:table-cell/>
          <table:table-cell office:value-type="string" calcext:value-type="string">
            <text:p>A2PFruD445ppTALA7hE4Dm</text:p>
          </table:table-cell>
          <table:table-cell/>
          <table:table-cell office:value-type="string" calcext:value-type="string">
            <text:p>https://attachments.cheqroomcdn.com/app/groups/PcxFCbYNX5ZroUMdZeaUs/f4cf3d88-7c50-11ed-85d1-0a58a9feac02.jpg</text:p>
          </table:table-cell>
          <table:table-cell office:value-type="string" calcext:value-type="string">
            <text:p>B5-0017, B5-0019, B5-0021</text:p>
          </table:table-cell>
          <table:table-cell table:number-columns-repeated="10"/>
          <table:table-cell office:value-type="float" office:value="8882581" calcext:value-type="float">
            <text:p>8882581</text:p>
          </table:table-cell>
          <table:table-cell office:value-type="string" calcext:value-type="string">
            <text:p>Studio Camera</text:p>
          </table:table-cell>
          <table:table-cell/>
          <table:table-cell office:value-type="string" calcext:value-type="string">
            <text:p>https://www.bhphotovideo.com/c/product/1657122-REG/blackmagic_design_studio_camera_4k_pro.html</text:p>
          </table:table-cell>
          <table:table-cell office:value-type="string" calcext:value-type="string">
            <text:p>BLSTUDCAM4KP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udio Camera 4K Pro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</text:p>
          </table:table-cell>
          <table:table-cell office:value-type="string" calcext:value-type="string">
            <text:p>CINSTUDMFT/G24PDF</text:p>
          </table:table-cell>
          <table:table-cell/>
          <table:table-cell office:value-type="float" office:value="1795" calcext:value-type="float">
            <text:p>17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246.52777777778" calcext:value-type="float">
            <text:p>1246.52777777778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3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47</text:p>
          </table:table-cell>
          <table:table-cell/>
          <table:table-cell office:value-type="string" calcext:value-type="string">
            <text:p>QLLiobLEEfDQaxgfJB5GCF</text:p>
          </table:table-cell>
          <table:table-cell/>
          <table:table-cell office:value-type="string" calcext:value-type="string">
            <text:p>https://attachments.cheqroomcdn.com/app/groups/PcxFCbYNX5ZroUMdZeaUs/f4cf3d88-7c50-11ed-85d1-0a58a9feac02.jpg</text:p>
          </table:table-cell>
          <table:table-cell office:value-type="string" calcext:value-type="string">
            <text:p>B5-0020, B5-0018, B5-0022</text:p>
          </table:table-cell>
          <table:table-cell table:number-columns-repeated="10"/>
          <table:table-cell office:value-type="float" office:value="9029662" calcext:value-type="float">
            <text:p>9029662</text:p>
          </table:table-cell>
          <table:table-cell office:value-type="string" calcext:value-type="string">
            <text:p>Studio Camera</text:p>
          </table:table-cell>
          <table:table-cell/>
          <table:table-cell office:value-type="string" calcext:value-type="string">
            <text:p>https://www.bhphotovideo.com/c/product/1657122-REG/blackmagic_design_studio_camera_4k_pro.html</text:p>
          </table:table-cell>
          <table:table-cell office:value-type="string" calcext:value-type="string">
            <text:p>BLSTUDCAM4KP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RSA Mini Pro 4.6K G2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MUPRO46KG2</text:p>
          </table:table-cell>
          <table:table-cell/>
          <table:table-cell office:value-type="float" office:value="5995" calcext:value-type="float">
            <text:p>59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4</text:p>
          </table:table-cell>
          <table:table-cell/>
          <table:table-cell office:value-type="string" calcext:value-type="string">
            <text:p>gztB3MGYKXcDgFY5Wm6678</text:p>
          </table:table-cell>
          <table:table-cell office:value-type="string" calcext:value-type="string">
            <text:p>73bb5ac1, 7317ecd2, 73f93f03, 73f4d542, 73184356, 73b65146, 732c1c02</text:p>
          </table:table-cell>
          <table:table-cell office:value-type="string" calcext:value-type="string">
            <text:p>https://attachments.cheqroomcdn.com/app/groups/PcxFCbYNX5ZroUMdZeaUs/92e0f986-7c05-11ed-9519-0a58a9feac02.jpg</text:p>
          </table:table-cell>
          <table:table-cell office:value-type="string" calcext:value-type="string">
            <text:p>B2-0001</text:p>
          </table:table-cell>
          <table:table-cell table:number-columns-repeated="10"/>
          <table:table-cell office:value-type="float" office:value="6016227" calcext:value-type="float">
            <text:p>6016227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s://www.bhphotovideo.com/c/product/1464917-REG/blackmagic_design_ursa_mini_pro_4_6k.html</text:p>
          </table:table-cell>
          <table:table-cell office:value-type="string" calcext:value-type="string">
            <text:p>BLURSAMPG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Mini Pro 4.6K G2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MUPRO46KG2</text:p>
          </table:table-cell>
          <table:table-cell/>
          <table:table-cell office:value-type="float" office:value="5995" calcext:value-type="float">
            <text:p>599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6</text:p>
          </table:table-cell>
          <table:table-cell/>
          <table:table-cell office:value-type="string" calcext:value-type="string">
            <text:p>u7yhRUxwTsb4SAw9QVo73F</text:p>
          </table:table-cell>
          <table:table-cell/>
          <table:table-cell office:value-type="string" calcext:value-type="string">
            <text:p>https://attachments.cheqroomcdn.com/app/groups/PcxFCbYNX5ZroUMdZeaUs/92e0f986-7c05-11ed-9519-0a58a9feac02.jpg</text:p>
          </table:table-cell>
          <table:table-cell office:value-type="string" calcext:value-type="string">
            <text:p>B2-0002</text:p>
          </table:table-cell>
          <table:table-cell table:number-columns-repeated="10"/>
          <table:table-cell office:value-type="float" office:value="6070167" calcext:value-type="float">
            <text:p>6070167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s://www.bhphotovideo.com/c/product/1464917-REG/blackmagic_design_ursa_mini_pro_4_6k.html</text:p>
          </table:table-cell>
          <table:table-cell office:value-type="string" calcext:value-type="string">
            <text:p>BLURSAMPG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20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200-000-110</text:p>
          </table:table-cell>
          <table:table-cell/>
          <table:table-cell office:value-type="float" office:value="69.95" calcext:value-type="float">
            <text:p>69.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Hollyland Wireles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3</text:p>
          </table:table-cell>
          <table:table-cell/>
          <table:table-cell office:value-type="string" calcext:value-type="string">
            <text:p>Ac8MW7sR5rM7pMmPr7YXEP</text:p>
          </table:table-cell>
          <table:table-cell/>
          <table:table-cell office:value-type="string" calcext:value-type="string">
            <text:p>https://attachments.cheqroomcdn.com/app/groups/PcxFCbYNX5ZroUMdZeaUs/1cce99c8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40631-REG/Pelican_1200_000_110_1200_Case_with_Foam.html</text:p>
          </table:table-cell>
          <table:table-cell office:value-type="string" calcext:value-type="string">
            <text:p>PE1200F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200-000-110</text:p>
          </table:table-cell>
          <table:table-cell/>
          <table:table-cell office:value-type="float" office:value="69.95" calcext:value-type="float">
            <text:p>69.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Hollyland Wireless B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23:33</text:p>
          </table:table-cell>
          <table:table-cell/>
          <table:table-cell office:value-type="string" calcext:value-type="string">
            <text:p>7fpbru36VMDzDh5h5ymrET</text:p>
          </table:table-cell>
          <table:table-cell/>
          <table:table-cell office:value-type="string" calcext:value-type="string">
            <text:p>https://attachments.cheqroomcdn.com/app/groups/PcxFCbYNX5ZroUMdZeaUs/1cce99c8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40631-REG/Pelican_1200_000_110_1200_Case_with_Foam.html</text:p>
          </table:table-cell>
          <table:table-cell office:value-type="string" calcext:value-type="string">
            <text:p>PE1200F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20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200-000-110</text:p>
          </table:table-cell>
          <table:table-cell/>
          <table:table-cell office:value-type="float" office:value="69.95" calcext:value-type="float">
            <text:p>6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23:33</text:p>
          </table:table-cell>
          <table:table-cell/>
          <table:table-cell office:value-type="string" calcext:value-type="string">
            <text:p>9wHXLQLPL4PG9tpwBRyb6E</text:p>
          </table:table-cell>
          <table:table-cell/>
          <table:table-cell office:value-type="string" calcext:value-type="string">
            <text:p>https://attachments.cheqroomcdn.com/app/groups/PcxFCbYNX5ZroUMdZeaUs/1cce99c8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40631-REG/Pelican_1200_000_110_1200_Case_with_Foam.html</text:p>
          </table:table-cell>
          <table:table-cell office:value-type="string" calcext:value-type="string">
            <text:p>PE1200F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0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400-000-110</text:p>
          </table:table-cell>
          <table:table-cell/>
          <table:table-cell office:value-type="float" office:value="109.95" calcext:value-type="float">
            <text:p>109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Lens Kit | Zoom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3</text:p>
          </table:table-cell>
          <table:table-cell/>
          <table:table-cell office:value-type="string" calcext:value-type="string">
            <text:p>HiT3T9sYVa4UKdYYDmHAiF</text:p>
          </table:table-cell>
          <table:table-cell/>
          <table:table-cell office:value-type="string" calcext:value-type="string">
            <text:p>https://attachments.cheqroomcdn.com/app/groups/PcxFCbYNX5ZroUMdZeaUs/0ae70f2e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40651-REG/Pelican_1400_000_110_1400_Case_with_Foam.html</text:p>
          </table:table-cell>
          <table:table-cell office:value-type="string" calcext:value-type="string">
            <text:p>PE1400F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400-000-110</text:p>
          </table:table-cell>
          <table:table-cell/>
          <table:table-cell office:value-type="float" office:value="109.95" calcext:value-type="float">
            <text:p>109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Lens Kit | Zoom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5</text:p>
          </table:table-cell>
          <table:table-cell/>
          <table:table-cell office:value-type="string" calcext:value-type="string">
            <text:p>XBXM8Bmgd2Qw2C5Q3fhEmX</text:p>
          </table:table-cell>
          <table:table-cell/>
          <table:table-cell office:value-type="string" calcext:value-type="string">
            <text:p>https://attachments.cheqroomcdn.com/app/groups/PcxFCbYNX5ZroUMdZeaUs/0ae70f2e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40651-REG/Pelican_1400_000_110_1400_Case_with_Foam.html</text:p>
          </table:table-cell>
          <table:table-cell office:value-type="string" calcext:value-type="string">
            <text:p>PE1400F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400-000-110</text:p>
          </table:table-cell>
          <table:table-cell/>
          <table:table-cell office:value-type="float" office:value="109.95" calcext:value-type="float">
            <text:p>10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4</text:p>
          </table:table-cell>
          <table:table-cell/>
          <table:table-cell office:value-type="string" calcext:value-type="string">
            <text:p>htokECZcUrNegYu7wZjfS9</text:p>
          </table:table-cell>
          <table:table-cell/>
          <table:table-cell office:value-type="string" calcext:value-type="string">
            <text:p>https://attachments.cheqroomcdn.com/app/groups/PcxFCbYNX5ZroUMdZeaUs/0ae70f2e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40651-REG/Pelican_1400_000_110_1400_Case_with_Foam.html</text:p>
          </table:table-cell>
          <table:table-cell office:value-type="string" calcext:value-type="string">
            <text:p>PE1400F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1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510-000-110</text:p>
          </table:table-cell>
          <table:table-cell/>
          <table:table-cell office:value-type="float" office:value="252.95" calcext:value-type="float">
            <text:p>252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4</text:p>
          </table:table-cell>
          <table:table-cell/>
          <table:table-cell office:value-type="string" calcext:value-type="string">
            <text:p>kLbQAvTzuLMVuo6HditwRR</text:p>
          </table:table-cell>
          <table:table-cell/>
          <table:table-cell office:value-type="string" calcext:value-type="string">
            <text:p>https://attachments.cheqroomcdn.com/app/groups/PcxFCbYNX5ZroUMdZeaUs/1da737d8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330231-REG/Pelican_1510_000_110_1510_Carry_On_Case.html</text:p>
          </table:table-cell>
          <table:table-cell office:value-type="string" calcext:value-type="string">
            <text:p>PE1510F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1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510-000-110</text:p>
          </table:table-cell>
          <table:table-cell/>
          <table:table-cell office:value-type="float" office:value="252.95" calcext:value-type="float">
            <text:p>252.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20:26</text:p>
          </table:table-cell>
          <table:table-cell/>
          <table:table-cell office:value-type="string" calcext:value-type="string">
            <text:p>VcMt49jwUNY289NzfMtrFo</text:p>
          </table:table-cell>
          <table:table-cell/>
          <table:table-cell office:value-type="string" calcext:value-type="string">
            <text:p>https://attachments.cheqroomcdn.com/app/groups/PcxFCbYNX5ZroUMdZeaUs/1da737d8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330231-REG/Pelican_1510_000_110_1510_Carry_On_Case.html</text:p>
          </table:table-cell>
          <table:table-cell office:value-type="string" calcext:value-type="string">
            <text:p>PE1510F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1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510-000-110</text:p>
          </table:table-cell>
          <table:table-cell/>
          <table:table-cell office:value-type="float" office:value="252.95" calcext:value-type="float">
            <text:p>252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20:26</text:p>
          </table:table-cell>
          <table:table-cell/>
          <table:table-cell office:value-type="string" calcext:value-type="string">
            <text:p>nnXoo7uFVFGNWPji2q7fiL</text:p>
          </table:table-cell>
          <table:table-cell/>
          <table:table-cell office:value-type="string" calcext:value-type="string">
            <text:p>https://attachments.cheqroomcdn.com/app/groups/PcxFCbYNX5ZroUMdZeaUs/1da737d8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330231-REG/Pelican_1510_000_110_1510_Carry_On_Case.html</text:p>
          </table:table-cell>
          <table:table-cell office:value-type="string" calcext:value-type="string">
            <text:p>PE1510F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d Case for 18-35mm &amp; 50-100mm Cine Zoom Lenses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CS021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Lens Kit | Sigma Cin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7</text:p>
          </table:table-cell>
          <table:table-cell/>
          <table:table-cell office:value-type="string" calcext:value-type="string">
            <text:p>LYSTmHcszFUMSYPQwbpcNY</text:p>
          </table:table-cell>
          <table:table-cell/>
          <table:table-cell office:value-type="string" calcext:value-type="string">
            <text:p>https://attachments.cheqroomcdn.com/app/groups/PcxFCbYNX5ZroUMdZeaUs/0d379794-7c51-11ed-85d1-0a58a9feac02.jpg</text:p>
          </table:table-cell>
          <table:table-cell table:number-columns-repeated="12"/>
          <table:table-cell office:value-type="string" calcext:value-type="string">
            <text:p>Lens Case</text:p>
          </table:table-cell>
          <table:table-cell/>
          <table:table-cell office:value-type="string" calcext:value-type="string">
            <text:p>https://www.bhphotovideo.com/c/product/1343627-REG/sigma_cs0213_polymer_multi_case_pmc_001_for.html</text:p>
          </table:table-cell>
          <table:table-cell office:value-type="string" calcext:value-type="string">
            <text:p>SIPMC0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ective Case for Rokinon Cine DS Lenses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Jason Cases</text:p>
          </table:table-cell>
          <table:table-cell office:value-type="string" calcext:value-type="string">
            <text:p>RKDS6LBK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498587804742, -94.21439798745217</text:p>
          </table:table-cell>
          <table:table-cell office:value-type="string" calcext:value-type="string">
            <text:p>Lens Kit | Prime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1</text:p>
          </table:table-cell>
          <table:table-cell/>
          <table:table-cell office:value-type="string" calcext:value-type="string">
            <text:p>2F7ei5rctcPYEwUhJtn98R</text:p>
          </table:table-cell>
          <table:table-cell/>
          <table:table-cell office:value-type="string" calcext:value-type="string">
            <text:p>https://attachments.cheqroomcdn.com/app/groups/PcxFCbYNX5ZroUMdZeaUs/03a06490-7c51-11ed-85d1-0a58a9feac02.jpg</text:p>
          </table:table-cell>
          <table:table-cell table:number-columns-repeated="12"/>
          <table:table-cell office:value-type="string" calcext:value-type="string">
            <text:p>Pelican Cine Lens Case</text:p>
          </table:table-cell>
          <table:table-cell/>
          <table:table-cell office:value-type="string" calcext:value-type="string">
            <text:p>https://www.bhphotovideo.com/c/product/1307075-REG/jason_cases_rkds6lpl_rokinon_cine_ds_6_lens.html</text:p>
          </table:table-cell>
          <table:table-cell office:value-type="string" calcext:value-type="string">
            <text:p>JARKDS6LP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ective Case for Rokinon Cine DS Lenses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Jason Cases</text:p>
          </table:table-cell>
          <table:table-cell office:value-type="string" calcext:value-type="string">
            <text:p>RKDS6LBK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Prime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4</text:p>
          </table:table-cell>
          <table:table-cell/>
          <table:table-cell office:value-type="string" calcext:value-type="string">
            <text:p>3tN5jgsPAYGeTiqKs7ktyb</text:p>
          </table:table-cell>
          <table:table-cell/>
          <table:table-cell office:value-type="string" calcext:value-type="string">
            <text:p>https://attachments.cheqroomcdn.com/app/groups/PcxFCbYNX5ZroUMdZeaUs/03a06490-7c51-11ed-85d1-0a58a9feac02.jpg</text:p>
          </table:table-cell>
          <table:table-cell table:number-columns-repeated="12"/>
          <table:table-cell office:value-type="string" calcext:value-type="string">
            <text:p>Pelican Cine Lens Case</text:p>
          </table:table-cell>
          <table:table-cell/>
          <table:table-cell office:value-type="string" calcext:value-type="string">
            <text:p>https://www.bhphotovideo.com/c/product/1307075-REG/jason_cases_rkds6lpl_rokinon_cine_ds_6_lens.html</text:p>
          </table:table-cell>
          <table:table-cell office:value-type="string" calcext:value-type="string">
            <text:p>JARKDS6LP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eries Case for Blackmagic URSA Mini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KB</text:p>
          </table:table-cell>
          <table:table-cell office:value-type="string" calcext:value-type="string">
            <text:p>3I-221312BKU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6</text:p>
          </table:table-cell>
          <table:table-cell/>
          <table:table-cell office:value-type="string" calcext:value-type="string">
            <text:p>UA8YEBLSE5g2H4y5xXHb3K</text:p>
          </table:table-cell>
          <table:table-cell/>
          <table:table-cell office:value-type="string" calcext:value-type="string">
            <text:p>https://attachments.cheqroomcdn.com/app/groups/PcxFCbYNX5ZroUMdZeaUs/7a55c4d8-7c09-11ed-b58c-0a58a9feac02.jpg</text:p>
          </table:table-cell>
          <table:table-cell table:number-columns-repeated="12"/>
          <table:table-cell office:value-type="string" calcext:value-type="string">
            <text:p>Camera Cases</text:p>
          </table:table-cell>
          <table:table-cell/>
          <table:table-cell office:value-type="string" calcext:value-type="string">
            <text:p>https://www.bhphotovideo.com/c/product/1302716-REG/skb_3i_221312bku_iseries_2213_12_case_for.html</text:p>
          </table:table-cell>
          <table:table-cell office:value-type="string" calcext:value-type="string">
            <text:p>SK221312BKU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eries Case for Blackmagic URSA Mini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KB</text:p>
          </table:table-cell>
          <table:table-cell office:value-type="string" calcext:value-type="string">
            <text:p>3I-221312BKU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8</text:p>
          </table:table-cell>
          <table:table-cell/>
          <table:table-cell office:value-type="string" calcext:value-type="string">
            <text:p>46fgEwBiMH3S6SZ7k6ncaN</text:p>
          </table:table-cell>
          <table:table-cell/>
          <table:table-cell office:value-type="string" calcext:value-type="string">
            <text:p>https://attachments.cheqroomcdn.com/app/groups/PcxFCbYNX5ZroUMdZeaUs/7a55c4d8-7c09-11ed-b58c-0a58a9feac02.jpg</text:p>
          </table:table-cell>
          <table:table-cell table:number-columns-repeated="12"/>
          <table:table-cell office:value-type="string" calcext:value-type="string">
            <text:p>Camera Cases</text:p>
          </table:table-cell>
          <table:table-cell/>
          <table:table-cell office:value-type="string" calcext:value-type="string">
            <text:p>https://www.bhphotovideo.com/c/product/1302716-REG/skb_3i_221312bku_iseries_2213_12_case_for.html</text:p>
          </table:table-cell>
          <table:table-cell office:value-type="string" calcext:value-type="string">
            <text:p>SK221312BKU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-Port USB 3.0 Hub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brent</text:p>
          </table:table-cell>
          <table:table-cell office:value-type="string" calcext:value-type="string">
            <text:p>HB-B7C3</text:p>
          </table:table-cell>
          <table:table-cell/>
          <table:table-cell office:value-type="float" office:value="49.99" calcext:value-type="float">
            <text:p>4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6:02:07</text:p>
          </table:table-cell>
          <table:table-cell/>
          <table:table-cell office:value-type="string" calcext:value-type="string">
            <text:p>ZRVcHpkgsZKNWL292Jk9tA</text:p>
          </table:table-cell>
          <table:table-cell/>
          <table:table-cell office:value-type="string" calcext:value-type="string">
            <text:p>https://attachments.cheqroomcdn.com/app/groups/PcxFCbYNX5ZroUMdZeaUs/09106958-d4cf-11ed-bc56-0a58a9feac02.jpg</text:p>
          </table:table-cell>
          <table:table-cell office:value-type="string" calcext:value-type="string">
            <text:p>B5-0015, B5-0086</text:p>
          </table:table-cell>
          <table:table-cell table:number-columns-repeated="13"/>
          <table:table-cell office:value-type="string" calcext:value-type="string">
            <text:p>https://www.bhphotovideo.com/c/product/1427147-REG/sabrent_hb_b7c3_usb_3_0_7_port_hub.html</text:p>
          </table:table-cell>
          <table:table-cell office:value-type="string" calcext:value-type="string">
            <text:p>SAHBB7C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l Pro Wireless Keyboard and Mouse | Green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kb3121wt/ms3121wt/sd-8160</text:p>
          </table:table-cell>
          <table:table-cell/>
          <table:table-cell office:value-type="float" office:value="49.99" calcext:value-type="float">
            <text:p>49.99</text:p>
          </table:table-cell>
          <table:table-cell office:value-type="string" calcext:value-type="string">
            <text:p>2019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41:42</text:p>
          </table:table-cell>
          <table:table-cell/>
          <table:table-cell office:value-type="string" calcext:value-type="string">
            <text:p>qezwg5xNESJi9SyzPFwZVT</text:p>
          </table:table-cell>
          <table:table-cell/>
          <table:table-cell office:value-type="string" calcext:value-type="string">
            <text:p>https://attachments.cheqroomcdn.com/app/groups/PcxFCbYNX5ZroUMdZeaUs/14ca8254-e46c-11ed-9fab-0a58a9feac02.pn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Pro Wireless Keyboard and Mouse | Pink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kb3121wt/ms3121wt/sd-8160</text:p>
          </table:table-cell>
          <table:table-cell/>
          <table:table-cell office:value-type="float" office:value="49.99" calcext:value-type="float">
            <text:p>49.99</text:p>
          </table:table-cell>
          <table:table-cell office:value-type="string" calcext:value-type="string">
            <text:p>2019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41:43</text:p>
          </table:table-cell>
          <table:table-cell/>
          <table:table-cell office:value-type="string" calcext:value-type="string">
            <text:p>D7mRzd2wq2MPQ3xnAW3aSL</text:p>
          </table:table-cell>
          <table:table-cell/>
          <table:table-cell office:value-type="string" calcext:value-type="string">
            <text:p>https://attachments.cheqroomcdn.com/app/groups/PcxFCbYNX5ZroUMdZeaUs/2670cde2-e46c-11ed-8435-0a58a9feac02.png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ll Pro Wireless Keyboard and Mouse | Yellow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kb3121wt/ms3121wt/sd-8160</text:p>
          </table:table-cell>
          <table:table-cell/>
          <table:table-cell office:value-type="float" office:value="49.99" calcext:value-type="float">
            <text:p>49.99</text:p>
          </table:table-cell>
          <table:table-cell office:value-type="string" calcext:value-type="string">
            <text:p>2019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41:42</text:p>
          </table:table-cell>
          <table:table-cell/>
          <table:table-cell office:value-type="string" calcext:value-type="string">
            <text:p>5SkzZqyvicwqDmA7SdH7LE</text:p>
          </table:table-cell>
          <table:table-cell/>
          <table:table-cell office:value-type="string" calcext:value-type="string">
            <text:p>https://attachments.cheqroomcdn.com/app/groups/PcxFCbYNX5ZroUMdZeaUs/1caa01f2-e46c-11ed-8ce6-0a58a9feac02.pn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ll Production Laptop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recision553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2020-01-10 05:00:16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06:10</text:p>
          </table:table-cell>
          <table:table-cell/>
          <table:table-cell office:value-type="string" calcext:value-type="string">
            <text:p>XjJGMpBG72TvpBPyNmAEsB</text:p>
          </table:table-cell>
          <table:table-cell/>
          <table:table-cell office:value-type="string" calcext:value-type="string">
            <text:p>https://attachments.cheqroomcdn.com/app/groups/PcxFCbYNX5ZroUMdZeaUs/e1ef6cd6-e296-11ed-b348-0a58a9feac02.jpg</text:p>
          </table:table-cell>
          <table:table-cell office:value-type="string" calcext:value-type="string">
            <text:p>B4-0023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ll Production Laptop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recision553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2020-01-10 05:00:16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06:24</text:p>
          </table:table-cell>
          <table:table-cell/>
          <table:table-cell office:value-type="string" calcext:value-type="string">
            <text:p>qbXLannNhZmCEX6dFm8thT</text:p>
          </table:table-cell>
          <table:table-cell/>
          <table:table-cell office:value-type="string" calcext:value-type="string">
            <text:p>https://attachments.cheqroomcdn.com/app/groups/PcxFCbYNX5ZroUMdZeaUs/d0fda83e-e296-11ed-94ac-0a58a9feac02.jpg</text:p>
          </table:table-cell>
          <table:table-cell office:value-type="string" calcext:value-type="string">
            <text:p>B4-001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Production Laptop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recision553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2020-01-10 05:00:16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06:24</text:p>
          </table:table-cell>
          <table:table-cell/>
          <table:table-cell office:value-type="string" calcext:value-type="string">
            <text:p>3deYQvYTNUTQ8kA9LdSHhg</text:p>
          </table:table-cell>
          <table:table-cell/>
          <table:table-cell office:value-type="string" calcext:value-type="string">
            <text:p>https://attachments.cheqroomcdn.com/app/groups/PcxFCbYNX5ZroUMdZeaUs/e755c670-e296-11ed-bbb7-0a58a9feac02.jpg</text:p>
          </table:table-cell>
          <table:table-cell office:value-type="string" calcext:value-type="string">
            <text:p>B4-0034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yderX Elite Colorimet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atacolor</text:p>
          </table:table-cell>
          <table:table-cell office:value-type="string" calcext:value-type="string">
            <text:p>SXE100</text:p>
          </table:table-cell>
          <table:table-cell/>
          <table:table-cell office:value-type="float" office:value="269.99" calcext:value-type="float">
            <text:p>269.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7</text:p>
          </table:table-cell>
          <table:table-cell/>
          <table:table-cell office:value-type="string" calcext:value-type="string">
            <text:p>riXRSe6PLDSNTbHNXGgSeQ</text:p>
          </table:table-cell>
          <table:table-cell/>
          <table:table-cell office:value-type="string" calcext:value-type="string">
            <text:p>https://attachments.cheqroomcdn.com/app/groups/PcxFCbYNX5ZroUMdZeaUs/d7b79d6c-7c50-11ed-85d1-0a58a9feac02.jpg</text:p>
          </table:table-cell>
          <table:table-cell table:number-columns-repeated="11"/>
          <table:table-cell office:value-type="string" calcext:value-type="string">
            <text:p>84BD40-A14360-F019</text:p>
          </table:table-cell>
          <table:table-cell office:value-type="string" calcext:value-type="string">
            <text:p>Monitor Calibrator</text:p>
          </table:table-cell>
          <table:table-cell/>
          <table:table-cell office:value-type="string" calcext:value-type="string">
            <text:p>https://www.bhphotovideo.com/c/product/1456249-REG/datacolor_sxe100_spyder_x_elite_colorimeter.html</text:p>
          </table:table-cell>
          <table:table-cell office:value-type="string" calcext:value-type="string">
            <text:p>DASXE1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OptiPlex3060</text:p>
          </table:table-cell>
          <table:table-cell office:value-type="string" calcext:value-type="string">
            <text:p>Desktop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‎OP3060MFFXKF5K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2019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32:11</text:p>
          </table:table-cell>
          <table:table-cell/>
          <table:table-cell office:value-type="string" calcext:value-type="string">
            <text:p>YWVD7WTRNA3GNNiSjqiqQD</text:p>
          </table:table-cell>
          <table:table-cell/>
          <table:table-cell office:value-type="string" calcext:value-type="string">
            <text:p>https://attachments.cheqroomcdn.com/app/groups/PcxFCbYNX5ZroUMdZeaUs/cb0d7138-e468-11ed-91e3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OptiPlex3060</text:p>
          </table:table-cell>
          <table:table-cell office:value-type="string" calcext:value-type="string">
            <text:p>Desktop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‎OP3060MFFXKF5K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2019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32:11</text:p>
          </table:table-cell>
          <table:table-cell/>
          <table:table-cell office:value-type="string" calcext:value-type="string">
            <text:p>a5xTDFrat8UPQMwVBKtES9</text:p>
          </table:table-cell>
          <table:table-cell/>
          <table:table-cell office:value-type="string" calcext:value-type="string">
            <text:p>https://attachments.cheqroomcdn.com/app/groups/PcxFCbYNX5ZroUMdZeaUs/cb0d7138-e468-11ed-91e3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ll Precision 3630</text:p>
          </table:table-cell>
          <table:table-cell office:value-type="string" calcext:value-type="string">
            <text:p>Desktop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YRKPF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35:33</text:p>
          </table:table-cell>
          <table:table-cell/>
          <table:table-cell office:value-type="string" calcext:value-type="string">
            <text:p>7MsJukYEWe7pyrYJF3PreF</text:p>
          </table:table-cell>
          <table:table-cell/>
          <table:table-cell office:value-type="string" calcext:value-type="string">
            <text:p>https://attachments.cheqroomcdn.com/app/groups/PcxFCbYNX5ZroUMdZeaUs/5ec8dd7c-e469-11ed-97fd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x4' Scrim Jim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estcott</text:p>
          </table:table-cell>
          <table:table-cell office:value-type="string" calcext:value-type="string">
            <text:p>1891-N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21:15</text:p>
          </table:table-cell>
          <table:table-cell/>
          <table:table-cell office:value-type="string" calcext:value-type="string">
            <text:p>rzLKVZaLxiUXgf5PPC9Nw8</text:p>
          </table:table-cell>
          <table:table-cell office:value-type="string" calcext:value-type="string">
            <text:p>93e0514a</text:p>
          </table:table-cell>
          <table:table-cell office:value-type="string" calcext:value-type="string">
            <text:p>https://attachments.cheqroomcdn.com/app/groups/PcxFCbYNX5ZroUMdZeaUs/0bea5004-a9b3-11ed-8d07-0a58a9feac02.jpg</text:p>
          </table:table-cell>
          <table:table-cell table:number-columns-repeated="15"/>
          <table:table-cell office:value-type="string" calcext:value-type="string">
            <text:p>WE1891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x6' Scrim Jim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estcott</text:p>
          </table:table-cell>
          <table:table-cell office:value-type="string" calcext:value-type="string">
            <text:p>1893-N</text:p>
          </table:table-cell>
          <table:table-cell/>
          <table:table-cell office:value-type="float" office:value="389.9" calcext:value-type="float">
            <text:p>389.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3984, -94.2146028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8</text:p>
          </table:table-cell>
          <table:table-cell/>
          <table:table-cell office:value-type="string" calcext:value-type="string">
            <text:p>9kHmcrXmcdnxuSXEtaFEMZ</text:p>
          </table:table-cell>
          <table:table-cell office:value-type="string" calcext:value-type="string">
            <text:p>f41d2339</text:p>
          </table:table-cell>
          <table:table-cell office:value-type="string" calcext:value-type="string">
            <text:p>https://attachments.cheqroomcdn.com/app/groups/PcxFCbYNX5ZroUMdZeaUs/04f7691c-a783-11ed-8032-0a58a9feac02.jpg</text:p>
          </table:table-cell>
          <table:table-cell table:number-columns-repeated="12"/>
          <table:table-cell office:value-type="string" calcext:value-type="string">
            <text:p>4x6 Scrim</text:p>
          </table:table-cell>
          <table:table-cell/>
          <table:table-cell office:value-type="string" calcext:value-type="string">
            <text:p>https://www.bhphotovideo.com/c/product/1220034-REG/westcott_1893_n_4x6_scrim_jim_cine.html</text:p>
          </table:table-cell>
          <table:table-cell office:value-type="string" calcext:value-type="string">
            <text:p>WE1893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x8' Scrim Jim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estcott</text:p>
          </table:table-cell>
          <table:table-cell office:value-type="string" calcext:value-type="string">
            <text:p>1819-N</text:p>
          </table:table-cell>
          <table:table-cell/>
          <table:table-cell office:value-type="float" office:value="649.9" calcext:value-type="float">
            <text:p>649.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8</text:p>
          </table:table-cell>
          <table:table-cell/>
          <table:table-cell office:value-type="string" calcext:value-type="string">
            <text:p>tEU7icQUb8cAe2jtzgMXvH</text:p>
          </table:table-cell>
          <table:table-cell office:value-type="string" calcext:value-type="string">
            <text:p>4707963c</text:p>
          </table:table-cell>
          <table:table-cell office:value-type="string" calcext:value-type="string">
            <text:p>https://attachments.cheqroomcdn.com/app/groups/PcxFCbYNX5ZroUMdZeaUs/0543c528-a783-11ed-8032-0a58a9feac02.jpg</text:p>
          </table:table-cell>
          <table:table-cell table:number-columns-repeated="12"/>
          <table:table-cell office:value-type="string" calcext:value-type="string">
            <text:p>8x8 Scrim</text:p>
          </table:table-cell>
          <table:table-cell/>
          <table:table-cell office:value-type="string" calcext:value-type="string">
            <text:p>https://www.bhphotovideo.com/c/product/1220032-REG/westcott_1819_n_8x8_scrim_jim_cine.html</text:p>
          </table:table-cell>
          <table:table-cell office:value-type="string" calcext:value-type="string">
            <text:p>WE1819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ce Ligh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PB047DD6J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08, -94.214724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6:06:34</text:p>
          </table:table-cell>
          <table:table-cell/>
          <table:table-cell office:value-type="string" calcext:value-type="string">
            <text:p>jL2VhfS9LMx2GVJAHAYhC3</text:p>
          </table:table-cell>
          <table:table-cell office:value-type="string" calcext:value-type="string">
            <text:p>6e9ffe05</text:p>
          </table:table-cell>
          <table:table-cell office:value-type="string" calcext:value-type="string">
            <text:p>https://attachments.cheqroomcdn.com/app/groups/PcxFCbYNX5ZroUMdZeaUs/73ca61c6-a744-11ed-98fa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<text:a xlink:href="https://www.bhphotovideo.com/c/product/1362794-REG/aputure_apsl_space_light_for_cob120.html" xlink:type="simple">https://www.bhphotovideo.com/c/product/1362794-REG/aputure_apsl_space_light_for_cob120.html</text:a></text:p>
          </table:table-cell>
          <table:table-cell office:value-type="string" calcext:value-type="string">
            <text:p>APS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ce Ligh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PB047DD6J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178, -94.214720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6:06:34</text:p>
          </table:table-cell>
          <table:table-cell/>
          <table:table-cell office:value-type="string" calcext:value-type="string">
            <text:p>SD4d63XTcNAjnBksCt4Eed</text:p>
          </table:table-cell>
          <table:table-cell office:value-type="string" calcext:value-type="string">
            <text:p>d1ab8e50</text:p>
          </table:table-cell>
          <table:table-cell office:value-type="string" calcext:value-type="string">
            <text:p>https://attachments.cheqroomcdn.com/app/groups/PcxFCbYNX5ZroUMdZeaUs/73ca61c6-a744-11ed-98fa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1362794-REG/aputure_apsl_space_light_for_cob120.html</text:p>
          </table:table-cell>
          <table:table-cell office:value-type="string" calcext:value-type="string">
            <text:p>APSL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-Battery Two-Way Charging Hub for Mini 2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Mini 2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328.0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.0833333333333" calcext:value-type="float">
            <text:p>27.0833333333333</text:p>
          </table:table-cell>
          <table:table-cell table:number-columns-repeated="2"/>
          <table:table-cell office:value-type="string" calcext:value-type="string">
            <text:p>DJI Mini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5</text:p>
          </table:table-cell>
          <table:table-cell/>
          <table:table-cell office:value-type="string" calcext:value-type="string">
            <text:p>oLXgwXUjmRv6hMKTrePYk3</text:p>
          </table:table-cell>
          <table:table-cell/>
          <table:table-cell office:value-type="string" calcext:value-type="string">
            <text:p>https://attachments.cheqroomcdn.com/app/groups/PcxFCbYNX5ZroUMdZeaUs/f44c9482-7c50-11ed-85d1-0a58a9feac02.jpg</text:p>
          </table:table-cell>
          <table:table-cell office:value-type="string" calcext:value-type="string">
            <text:p>B2-0014</text:p>
          </table:table-cell>
          <table:table-cell table:number-columns-repeated="10"/>
          <table:table-cell office:value-type="string" calcext:value-type="string">
            <text:p>3t2ZJ61004VS65</text:p>
          </table:table-cell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605027-REG/dji_cp_ma_00000328_01_mini_2_two_way_charging.html</text:p>
          </table:table-cell>
          <table:table-cell office:value-type="string" calcext:value-type="string">
            <text:p>DJM22WCHU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lligent Flight Battery for Mini 2</text:p>
          </table:table-cell>
          <table:table-cell office:value-type="string" calcext:value-type="string">
            <text:p>Mini 2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326.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944444444444" calcext:value-type="float">
            <text:p>38.1944444444444</text:p>
          </table:table-cell>
          <table:table-cell table:number-columns-repeated="2"/>
          <table:table-cell office:value-type="string" calcext:value-type="string">
            <text:p>DJI Mini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3</text:p>
          </table:table-cell>
          <table:table-cell/>
          <table:table-cell office:value-type="string" calcext:value-type="string">
            <text:p>z2ysuMuwMMTG8oPmeRDe37</text:p>
          </table:table-cell>
          <table:table-cell office:value-type="string" calcext:value-type="string">
            <text:p>72acabcf</text:p>
          </table:table-cell>
          <table:table-cell office:value-type="string" calcext:value-type="string">
            <text:p>https://attachments.cheqroomcdn.com/app/groups/PcxFCbYNX5ZroUMdZeaUs/f35d86a8-7c50-11ed-85d1-0a58a9feac02.jpg</text:p>
          </table:table-cell>
          <table:table-cell table:number-columns-repeated="11"/>
          <table:table-cell office:value-type="string" calcext:value-type="string">
            <text:p>3QFDJ5RCG45043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https://www.bhphotovideo.com/c/product/1605026-REG/dji_cp_ma_00000326_01_mini_2_intelligent_flight.html</text:p>
          </table:table-cell>
          <table:table-cell office:value-type="string" calcext:value-type="string">
            <text:p>DJM2INTF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lligent Flight Battery for Mini 2</text:p>
          </table:table-cell>
          <table:table-cell office:value-type="string" calcext:value-type="string">
            <text:p>Mini 2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326.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944444444444" calcext:value-type="float">
            <text:p>38.1944444444444</text:p>
          </table:table-cell>
          <table:table-cell table:number-columns-repeated="2"/>
          <table:table-cell office:value-type="string" calcext:value-type="string">
            <text:p>DJI Mini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4</text:p>
          </table:table-cell>
          <table:table-cell/>
          <table:table-cell office:value-type="string" calcext:value-type="string">
            <text:p>mUso4baguG58yisK8NTT6N</text:p>
          </table:table-cell>
          <table:table-cell office:value-type="string" calcext:value-type="string">
            <text:p>729ebb2c</text:p>
          </table:table-cell>
          <table:table-cell office:value-type="string" calcext:value-type="string">
            <text:p>https://attachments.cheqroomcdn.com/app/groups/PcxFCbYNX5ZroUMdZeaUs/f35d86a8-7c50-11ed-85d1-0a58a9feac02.jpg</text:p>
          </table:table-cell>
          <table:table-cell table:number-columns-repeated="11"/>
          <table:table-cell office:value-type="string" calcext:value-type="string">
            <text:p>3QFDJ5SCG40014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https://www.bhphotovideo.com/c/product/1605026-REG/dji_cp_ma_00000326_01_mini_2_intelligent_flight.html</text:p>
          </table:table-cell>
          <table:table-cell office:value-type="string" calcext:value-type="string">
            <text:p>DJM2INTF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telligent Flight Battery for Mini 2</text:p>
          </table:table-cell>
          <table:table-cell office:value-type="string" calcext:value-type="string">
            <text:p>Mini 2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326.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944444444444" calcext:value-type="float">
            <text:p>38.1944444444444</text:p>
          </table:table-cell>
          <table:table-cell table:number-columns-repeated="2"/>
          <table:table-cell office:value-type="string" calcext:value-type="string">
            <text:p>DJI Mini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4</text:p>
          </table:table-cell>
          <table:table-cell/>
          <table:table-cell office:value-type="string" calcext:value-type="string">
            <text:p>UGfTBzihuM9KDzsDQECWhL</text:p>
          </table:table-cell>
          <table:table-cell office:value-type="string" calcext:value-type="string">
            <text:p>726fb847</text:p>
          </table:table-cell>
          <table:table-cell office:value-type="string" calcext:value-type="string">
            <text:p>https://attachments.cheqroomcdn.com/app/groups/PcxFCbYNX5ZroUMdZeaUs/f35d86a8-7c50-11ed-85d1-0a58a9feac02.jpg</text:p>
          </table:table-cell>
          <table:table-cell table:number-columns-repeated="11"/>
          <table:table-cell office:value-type="string" calcext:value-type="string">
            <text:p>3QFPJ5XCA502GD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https://www.bhphotovideo.com/c/product/1605026-REG/dji_cp_ma_00000326_01_mini_2_intelligent_flight.html</text:p>
          </table:table-cell>
          <table:table-cell office:value-type="string" calcext:value-type="string">
            <text:p>DJM2INTFB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thium Ion Poylmyer Rechargable Battery</text:p>
          </table:table-cell>
          <table:table-cell office:value-type="string" calcext:value-type="string">
            <text:p>Mavic 3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423.0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45.138888888889" calcext:value-type="float">
            <text:p>145.138888888889</text:p>
          </table:table-cell>
          <table:table-cell table:number-columns-repeated="2"/>
          <table:table-cell office:value-type="string" calcext:value-type="string">
            <text:p>DJI Mavic 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8</text:p>
          </table:table-cell>
          <table:table-cell/>
          <table:table-cell office:value-type="string" calcext:value-type="string">
            <text:p>BSPMAUitynMsz68e6QJEsi</text:p>
          </table:table-cell>
          <table:table-cell office:value-type="string" calcext:value-type="string">
            <text:p>73000a90</text:p>
          </table:table-cell>
          <table:table-cell office:value-type="string" calcext:value-type="string">
            <text:p>https://attachments.cheqroomcdn.com/app/groups/PcxFCbYNX5ZroUMdZeaUs/f088ce1a-7c50-11ed-85d1-0a58a9feac02.jpg</text:p>
          </table:table-cell>
          <table:table-cell table:number-columns-repeated="11"/>
          <table:table-cell office:value-type="string" calcext:value-type="string">
            <text:p>4ERPJCPDA0B5DE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https://www.bhphotovideo.com/c/product/1670693-REG/dji_cp_ma_00000423_01_intelligent_flight_battery_for.html</text:p>
          </table:table-cell>
          <table:table-cell office:value-type="string" calcext:value-type="string">
            <text:p>DJM3IF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thium Ion Poylmyer Rechargable Battery</text:p>
          </table:table-cell>
          <table:table-cell office:value-type="string" calcext:value-type="string">
            <text:p>Mavic 3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423.0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45.138888888889" calcext:value-type="float">
            <text:p>145.138888888889</text:p>
          </table:table-cell>
          <table:table-cell table:number-columns-repeated="2"/>
          <table:table-cell office:value-type="string" calcext:value-type="string">
            <text:p>DJI Mavic 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9</text:p>
          </table:table-cell>
          <table:table-cell/>
          <table:table-cell office:value-type="string" calcext:value-type="string">
            <text:p>w6LPS6gxLbwmrCXAHWRDTn</text:p>
          </table:table-cell>
          <table:table-cell office:value-type="string" calcext:value-type="string">
            <text:p>730a21ab</text:p>
          </table:table-cell>
          <table:table-cell office:value-type="string" calcext:value-type="string">
            <text:p>https://attachments.cheqroomcdn.com/app/groups/PcxFCbYNX5ZroUMdZeaUs/f088ce1a-7c50-11ed-85d1-0a58a9feac02.jpg</text:p>
          </table:table-cell>
          <table:table-cell table:number-columns-repeated="11"/>
          <table:table-cell office:value-type="string" calcext:value-type="string">
            <text:p>4ERPJCPDA0B5DM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https://www.bhphotovideo.com/c/product/1670693-REG/dji_cp_ma_00000423_01_intelligent_flight_battery_for.html</text:p>
          </table:table-cell>
          <table:table-cell office:value-type="string" calcext:value-type="string">
            <text:p>DJM3IF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thium Ion Poylmyer Rechargable Battery</text:p>
          </table:table-cell>
          <table:table-cell office:value-type="string" calcext:value-type="string">
            <text:p>Mavic 3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423.0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45.138888888889" calcext:value-type="float">
            <text:p>145.138888888889</text:p>
          </table:table-cell>
          <table:table-cell table:number-columns-repeated="2"/>
          <table:table-cell office:value-type="string" calcext:value-type="string">
            <text:p>DJI Mavic 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0</text:p>
          </table:table-cell>
          <table:table-cell/>
          <table:table-cell office:value-type="string" calcext:value-type="string">
            <text:p>WL26Dx6aD874C9oFKCkSmA</text:p>
          </table:table-cell>
          <table:table-cell office:value-type="string" calcext:value-type="string">
            <text:p>7308eb52</text:p>
          </table:table-cell>
          <table:table-cell office:value-type="string" calcext:value-type="string">
            <text:p>https://attachments.cheqroomcdn.com/app/groups/PcxFCbYNX5ZroUMdZeaUs/f088ce1a-7c50-11ed-85d1-0a58a9feac02.jpg</text:p>
          </table:table-cell>
          <table:table-cell table:number-columns-repeated="11"/>
          <table:table-cell office:value-type="string" calcext:value-type="string">
            <text:p>4ERPJCPDA0B6HT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https://www.bhphotovideo.com/c/product/1670693-REG/dji_cp_ma_00000423_01_intelligent_flight_battery_for.html</text:p>
          </table:table-cell>
          <table:table-cell office:value-type="string" calcext:value-type="string">
            <text:p>DJM3IFB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vic 3 Battery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Mavic3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HX260-65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9.4375" calcext:value-type="float">
            <text:p>69.4375</text:p>
          </table:table-cell>
          <table:table-cell table:number-columns-repeated="2"/>
          <table:table-cell office:value-type="string" calcext:value-type="string">
            <text:p>DJI Mavic 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0</text:p>
          </table:table-cell>
          <table:table-cell/>
          <table:table-cell office:value-type="string" calcext:value-type="string">
            <text:p>sqLioMBSCHbiteyWhSrPbT</text:p>
          </table:table-cell>
          <table:table-cell office:value-type="string" calcext:value-type="string">
            <text:p>72b5b4db</text:p>
          </table:table-cell>
          <table:table-cell office:value-type="string" calcext:value-type="string">
            <text:p>https://attachments.cheqroomcdn.com/app/groups/PcxFCbYNX5ZroUMdZeaUs/f1ea7aec-7c50-11ed-85d1-0a58a9feac02.jpg</text:p>
          </table:table-cell>
          <table:table-cell table:number-columns-repeated="11"/>
          <table:table-cell office:value-type="string" calcext:value-type="string">
            <text:p>4QDNJBM0010GBA</text:p>
          </table:table-cell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665140-REG/dji_cp_ma_00000441_01_mavic_3_cine_combo.html</text:p>
          </table:table-cell>
          <table:table-cell office:value-type="string" calcext:value-type="string">
            <text:p>DJMAVIC3C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vic 3 Cine Combo</text:p>
          </table:table-cell>
          <table:table-cell office:value-type="string" calcext:value-type="string">
            <text:p>Drones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441.01</text:p>
          </table:table-cell>
          <table:table-cell/>
          <table:table-cell office:value-type="float" office:value="4999" calcext:value-type="float">
            <text:p>49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471.52777777778" calcext:value-type="float">
            <text:p>3471.52777777778</text:p>
          </table:table-cell>
          <table:table-cell table:number-columns-repeated="2"/>
          <table:table-cell office:value-type="string" calcext:value-type="string">
            <text:p>DJI Mavic 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7</text:p>
          </table:table-cell>
          <table:table-cell/>
          <table:table-cell office:value-type="string" calcext:value-type="string">
            <text:p>DfNDyn6GDpYzhTBDrPTFrM</text:p>
          </table:table-cell>
          <table:table-cell office:value-type="string" calcext:value-type="string">
            <text:p>81580c41, b752048f</text:p>
          </table:table-cell>
          <table:table-cell office:value-type="string" calcext:value-type="string">
            <text:p>https://attachments.cheqroomcdn.com/app/groups/PcxFCbYNX5ZroUMdZeaUs/ef530006-7c50-11ed-85d1-0a58a9feac02.jpg</text:p>
          </table:table-cell>
          <table:table-cell table:number-columns-repeated="11"/>
          <table:table-cell office:value-type="string" calcext:value-type="string">
            <text:p>1581F4QZB21BK1AE04BU</text:p>
          </table:table-cell>
          <table:table-cell office:value-type="string" calcext:value-type="string">
            <text:p>Drone Body</text:p>
          </table:table-cell>
          <table:table-cell/>
          <table:table-cell office:value-type="string" calcext:value-type="string">
            <text:p>https://www.bhphotovideo.com/c/product/1665140-REG/dji_cp_ma_00000441_01_mavic_3_cine_combo.html</text:p>
          </table:table-cell>
          <table:table-cell office:value-type="string" calcext:value-type="string">
            <text:p>DJMAVIC3C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 2 Fly More Combo</text:p>
          </table:table-cell>
          <table:table-cell office:value-type="string" calcext:value-type="string">
            <text:p>Drones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306.01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15.972222222222" calcext:value-type="float">
            <text:p>415.972222222222</text:p>
          </table:table-cell>
          <table:table-cell table:number-columns-repeated="2"/>
          <table:table-cell office:value-type="string" calcext:value-type="string">
            <text:p>DJI Mini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2</text:p>
          </table:table-cell>
          <table:table-cell/>
          <table:table-cell office:value-type="string" calcext:value-type="string">
            <text:p>MYQ2tbf7AurXc2DoJTcjch</text:p>
          </table:table-cell>
          <table:table-cell office:value-type="string" calcext:value-type="string">
            <text:p>dbc7e95d, b8d2cd52</text:p>
          </table:table-cell>
          <table:table-cell office:value-type="string" calcext:value-type="string">
            <text:p>https://attachments.cheqroomcdn.com/app/groups/PcxFCbYNX5ZroUMdZeaUs/f2682b54-7c50-11ed-85d1-0a58a9feac02.jpg</text:p>
          </table:table-cell>
          <table:table-cell table:number-columns-repeated="11"/>
          <table:table-cell office:value-type="string" calcext:value-type="string">
            <text:p>YCBZTZ00026905</text:p>
          </table:table-cell>
          <table:table-cell office:value-type="string" calcext:value-type="string">
            <text:p>Drone Body</text:p>
          </table:table-cell>
          <table:table-cell/>
          <table:table-cell office:value-type="string" calcext:value-type="string">
            <text:p>https://www.bhphotovideo.com/c/product/1598332-REG/dji_cp_ma_00000306_01_mini_2_fly_more.html</text:p>
          </table:table-cell>
          <table:table-cell office:value-type="string" calcext:value-type="string">
            <text:p>DJM2F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 2 Remot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Dr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RC2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72.9166666666667" calcext:value-type="float">
            <text:p>72.9166666666667</text:p>
          </table:table-cell>
          <table:table-cell table:number-columns-repeated="2"/>
          <table:table-cell office:value-type="string" calcext:value-type="string">
            <text:p>DJI Mini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3</text:p>
          </table:table-cell>
          <table:table-cell/>
          <table:table-cell office:value-type="string" calcext:value-type="string">
            <text:p>zHUbNyRb3iByzERkFagpyJ</text:p>
          </table:table-cell>
          <table:table-cell/>
          <table:table-cell office:value-type="string" calcext:value-type="string">
            <text:p>https://attachments.cheqroomcdn.com/app/groups/PcxFCbYNX5ZroUMdZeaUs/f2e0e3be-7c50-11ed-85d1-0a58a9feac02.png</text:p>
          </table:table-cell>
          <table:table-cell office:value-type="string" calcext:value-type="string">
            <text:p>B2-0013</text:p>
          </table:table-cell>
          <table:table-cell table:number-columns-repeated="10"/>
          <table:table-cell office:value-type="string" calcext:value-type="string">
            <text:p>3QDCJ6A004Z1QY</text:p>
          </table:table-cell>
          <table:table-cell office:value-type="string" calcext:value-type="string">
            <text:p>Controller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C Pro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Dr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RM510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32.638888888889" calcext:value-type="float">
            <text:p>832.638888888889</text:p>
          </table:table-cell>
          <table:table-cell table:number-columns-repeated="2"/>
          <table:table-cell office:value-type="string" calcext:value-type="string">
            <text:p>DJI Mavic 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7</text:p>
          </table:table-cell>
          <table:table-cell/>
          <table:table-cell office:value-type="string" calcext:value-type="string">
            <text:p>32p6LFramx5oBSgnWv3GxG</text:p>
          </table:table-cell>
          <table:table-cell/>
          <table:table-cell office:value-type="string" calcext:value-type="string">
            <text:p>https://attachments.cheqroomcdn.com/app/groups/PcxFCbYNX5ZroUMdZeaUs/efeb1bf2-7c50-11ed-85d1-0a58a9feac02.jpg</text:p>
          </table:table-cell>
          <table:table-cell office:value-type="string" calcext:value-type="string">
            <text:p>B2-0025</text:p>
          </table:table-cell>
          <table:table-cell table:number-columns-repeated="10"/>
          <table:table-cell office:value-type="string" calcext:value-type="string">
            <text:p>4QQZJBR0030FVN</text:p>
          </table:table-cell>
          <table:table-cell office:value-type="string" calcext:value-type="string">
            <text:p>Controller</text:p>
          </table:table-cell>
          <table:table-cell/>
          <table:table-cell office:value-type="string" calcext:value-type="string">
            <text:p>https://www.bhphotovideo.com/c/product/1670692-REG/dji_cp_ma_00000406_01_rc_pro_remote_controller.html</text:p>
          </table:table-cell>
          <table:table-cell office:value-type="string" calcext:value-type="string">
            <text:p>DJRC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ft Extension Cord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ACE16-15BU</text:p>
          </table:table-cell>
          <table:table-cell/>
          <table:table-cell office:value-type="float" office:value="9.95" calcext:value-type="float">
            <text:p>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7:06:37</text:p>
          </table:table-cell>
          <table:table-cell/>
          <table:table-cell office:value-type="string" calcext:value-type="string">
            <text:p>Q9TPbNrdRG9tQsFcLmbTkT</text:p>
          </table:table-cell>
          <table:table-cell/>
          <table:table-cell office:value-type="string" calcext:value-type="string">
            <text:p>https://attachments.cheqroomcdn.com/app/groups/PcxFCbYNX5ZroUMdZeaUs/b4934e34-d345-11ed-8132-0a58a9feac02.jpeg</text:p>
          </table:table-cell>
          <table:table-cell office:value-type="string" calcext:value-type="string">
            <text:p>CB1-0004</text:p>
          </table:table-cell>
          <table:table-cell table:number-columns-repeated="11"/>
          <table:table-cell office:value-type="string" calcext:value-type="string">
            <text:p>15ft Extension Cord</text:p>
          </table:table-cell>
          <table:table-cell/>
          <table:table-cell office:value-type="string" calcext:value-type="string">
            <text:p>https://www.bhphotovideo.com/c/product/1355103-REG/watson_ace16_15bu_ac_extension_cord_16.html</text:p>
          </table:table-cell>
          <table:table-cell office:value-type="string" calcext:value-type="string">
            <text:p>WAACE1615B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ft Extension Cord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ACE16-15BU</text:p>
          </table:table-cell>
          <table:table-cell/>
          <table:table-cell office:value-type="float" office:value="9.95" calcext:value-type="float">
            <text:p>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58, -94.1951064</text:p>
          </table:table-cell>
          <table:table-cell office:value-type="string" calcext:value-type="string">
            <text:p>Field Audio Recording Kit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18 02:46:41</text:p>
          </table:table-cell>
          <table:table-cell/>
          <table:table-cell office:value-type="string" calcext:value-type="string">
            <text:p>b6WVPKquuY8uzCQijdZwqk</text:p>
          </table:table-cell>
          <table:table-cell/>
          <table:table-cell office:value-type="string" calcext:value-type="string">
            <text:p>https://attachments.cheqroomcdn.com/app/groups/PcxFCbYNX5ZroUMdZeaUs/b4934e34-d345-11ed-8132-0a58a9feac02.jpeg</text:p>
          </table:table-cell>
          <table:table-cell office:value-type="string" calcext:value-type="string">
            <text:p>CB1-0003</text:p>
          </table:table-cell>
          <table:table-cell table:number-columns-repeated="11"/>
          <table:table-cell office:value-type="string" calcext:value-type="string">
            <text:p>15ft Extension Cord</text:p>
          </table:table-cell>
          <table:table-cell/>
          <table:table-cell office:value-type="string" calcext:value-type="string">
            <text:p>https://www.bhphotovideo.com/c/product/1355103-REG/watson_ace16_15bu_ac_extension_cord_16.html</text:p>
          </table:table-cell>
          <table:table-cell office:value-type="string" calcext:value-type="string">
            <text:p>WAACE1615B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' Power Reel 01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6406, -94.214717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enZx3N5TohHgRkVjfPg4FW</text:p>
          </table:table-cell>
          <table:table-cell table:style-name="ce1" office:value-type="string" calcext:value-type="string">
            <text:p>3482e820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' Power Reel 02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6406, -94.214717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gNiZE9GKWtNMTgoDmGATQB</text:p>
          </table:table-cell>
          <table:table-cell office:value-type="string" calcext:value-type="string">
            <text:p>4d5700b4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0' Power Reel 03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6EtQCT5xjUsjBzsHuV6DQe</text:p>
          </table:table-cell>
          <table:table-cell office:value-type="string" calcext:value-type="string">
            <text:p>38fc7b27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0' Power Reel 04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6213, -94.214724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P5S4tnaFmJ4LuSUVtm3Be7</text:p>
          </table:table-cell>
          <table:table-cell office:value-type="string" calcext:value-type="string">
            <text:p>45c69e2c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0' Power Reel 05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6158, -94.21473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swoz5aDuoyvy5p3ZaM3QiP</text:p>
          </table:table-cell>
          <table:table-cell office:value-type="string" calcext:value-type="string">
            <text:p>330b22fe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0' Power Reel 06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UoyUnqmQ6WeuVy5GsCnmRN</text:p>
          </table:table-cell>
          <table:table-cell office:value-type="string" calcext:value-type="string">
            <text:p>4e1cd533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30' Power Reel 07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pEM4TkfcngqPmg3XGdkeGP</text:p>
          </table:table-cell>
          <table:table-cell table:style-name="ce1" office:value-type="string" calcext:value-type="string">
            <text:p>43e23113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30' Power Reel 08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6213, -94.214724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i9tzuosonzCSD6cGH7xnt3</text:p>
          </table:table-cell>
          <table:table-cell office:value-type="string" calcext:value-type="string">
            <text:p>4ebed185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30' Power Reel 09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6FoDPwCLJzLm4WCBdnXKsj</text:p>
          </table:table-cell>
          <table:table-cell office:value-type="string" calcext:value-type="string">
            <text:p>4e80d600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30' Power Reel 10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2:57:26</text:p>
          </table:table-cell>
          <table:table-cell/>
          <table:table-cell office:value-type="string" calcext:value-type="string">
            <text:p>38K5CNJMgSbgrxvEUB6Jcc</text:p>
          </table:table-cell>
          <table:table-cell office:value-type="float" office:value="40816324" calcext:value-type="float">
            <text:p>40816324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30' Power Reel 11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HPg6Jcc5xEhk9bzCbdroCm</text:p>
          </table:table-cell>
          <table:table-cell office:value-type="string" calcext:value-type="string">
            <text:p>3ce17861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50' Power Reel 01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5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3:08:06</text:p>
          </table:table-cell>
          <table:table-cell/>
          <table:table-cell office:value-type="string" calcext:value-type="string">
            <text:p>Bpq4xQTA2A4654ZxGygTUi</text:p>
          </table:table-cell>
          <table:table-cell office:value-type="string" calcext:value-type="string">
            <text:p>f91fbc44</text:p>
          </table:table-cell>
          <table:table-cell office:value-type="string" calcext:value-type="string">
            <text:p>https://attachments.cheqroomcdn.com/app/groups/PcxFCbYNX5ZroUMdZeaUs/d7ce6abe-a735-11ed-b08f-0a58a9feac02.jpg</text:p>
          </table:table-cell>
          <table:table-cell table:number-columns-repeated="12"/>
          <table:table-cell office:value-type="string" calcext:value-type="string">
            <text:p>50ft Extension Ree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0' Power Reel 02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5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3:08:06</text:p>
          </table:table-cell>
          <table:table-cell/>
          <table:table-cell office:value-type="string" calcext:value-type="string">
            <text:p>sM5ZgQV8aGD9yCSseFh6xf</text:p>
          </table:table-cell>
          <table:table-cell office:value-type="string" calcext:value-type="string">
            <text:p>fae8fe10</text:p>
          </table:table-cell>
          <table:table-cell office:value-type="string" calcext:value-type="string">
            <text:p>https://attachments.cheqroomcdn.com/app/groups/PcxFCbYNX5ZroUMdZeaUs/d7ce6abe-a735-11ed-b08f-0a58a9feac02.jpg</text:p>
          </table:table-cell>
          <table:table-cell table:number-columns-repeated="12"/>
          <table:table-cell office:value-type="string" calcext:value-type="string">
            <text:p>50ft Extension Reel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' Power Reel 01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75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7:32</text:p>
          </table:table-cell>
          <table:table-cell/>
          <table:table-cell office:value-type="string" calcext:value-type="string">
            <text:p>gyja7WWTcTYwEBaVcxuzjN</text:p>
          </table:table-cell>
          <table:table-cell office:value-type="string" calcext:value-type="string">
            <text:p>f76e23e6</text:p>
          </table:table-cell>
          <table:table-cell office:value-type="string" calcext:value-type="string">
            <text:p>https://attachments.cheqroomcdn.com/app/groups/PcxFCbYNX5ZroUMdZeaUs/0dec652a-a71c-11ed-a4a9-0a58a9feac02.jpg</text:p>
          </table:table-cell>
          <table:table-cell table:number-columns-repeated="12"/>
          <table:table-cell office:value-type="string" calcext:value-type="string">
            <text:p>75ft Extension Ree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' Power Reel 02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75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7:32</text:p>
          </table:table-cell>
          <table:table-cell/>
          <table:table-cell office:value-type="string" calcext:value-type="string">
            <text:p>XgBFGcWpRoBuify8BbF6cK</text:p>
          </table:table-cell>
          <table:table-cell office:value-type="string" calcext:value-type="string">
            <text:p>f718701c</text:p>
          </table:table-cell>
          <table:table-cell office:value-type="string" calcext:value-type="string">
            <text:p>https://attachments.cheqroomcdn.com/app/groups/PcxFCbYNX5ZroUMdZeaUs/0dec652a-a71c-11ed-a4a9-0a58a9feac02.jpg</text:p>
          </table:table-cell>
          <table:table-cell table:number-columns-repeated="12"/>
          <table:table-cell office:value-type="string" calcext:value-type="string">
            <text:p>75ft Extension Reel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' Light Stand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6B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17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Old Light Stands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7:01:20</text:p>
          </table:table-cell>
          <table:table-cell/>
          <table:table-cell office:value-type="string" calcext:value-type="string">
            <text:p>xkvX4F8fKeCwGe5TevP5sT</text:p>
          </table:table-cell>
          <table:table-cell/>
          <table:table-cell office:value-type="string" calcext:value-type="string">
            <text:p>https://attachments.cheqroomcdn.com/app/groups/PcxFCbYNX5ZroUMdZeaUs/493684ce-d4d7-11ed-9c12-0a58a9feac02.jpg</text:p>
          </table:table-cell>
          <table:table-cell office:value-type="string" calcext:value-type="string">
            <text:p>B5-0002</text:p>
          </table:table-cell>
          <table:table-cell table:number-columns-repeated="11"/>
          <table:table-cell office:value-type="string" calcext:value-type="string">
            <text:p>6' Light Stand</text:p>
          </table:table-cell>
          <table:table-cell/>
          <table:table-cell office:value-type="string" calcext:value-type="string">
            <text:p>https://www.bhphotovideo.com/c/product/262758-REG/Impact_LS_6B_Light_Stand_Black.html</text:p>
          </table:table-cell>
          <table:table-cell office:value-type="string" calcext:value-type="string">
            <text:p>IMLS6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' Light Stand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24.99" calcext:value-type="float">
            <text:p>24.99</text:p>
          </table:table-cell>
          <table:table-cell office:value-type="string" calcext:value-type="string">
            <text:p>2017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Old Light Stands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6:58:37</text:p>
          </table:table-cell>
          <table:table-cell/>
          <table:table-cell office:value-type="string" calcext:value-type="string">
            <text:p>ToQcVVijyj6eFxvFiLiEUn</text:p>
          </table:table-cell>
          <table:table-cell/>
          <table:table-cell office:value-type="string" calcext:value-type="string">
            <text:p>https://attachments.cheqroomcdn.com/app/groups/PcxFCbYNX5ZroUMdZeaUs/e257bd5e-d4d6-11ed-9c12-0a58a9feac02.jpg</text:p>
          </table:table-cell>
          <table:table-cell office:value-type="string" calcext:value-type="string">
            <text:p>B5-0001</text:p>
          </table:table-cell>
          <table:table-cell table:number-columns-repeated="11"/>
          <table:table-cell office:value-type="string" calcext:value-type="string">
            <text:p>8' Light Stand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' Light Stand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24.99" calcext:value-type="float">
            <text:p>24.99</text:p>
          </table:table-cell>
          <table:table-cell office:value-type="string" calcext:value-type="string">
            <text:p>2017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Old Light Stands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6:59:23</text:p>
          </table:table-cell>
          <table:table-cell/>
          <table:table-cell office:value-type="string" calcext:value-type="string">
            <text:p>JeZgPnyyVynyrmeSKfDXYY</text:p>
          </table:table-cell>
          <table:table-cell/>
          <table:table-cell office:value-type="string" calcext:value-type="string">
            <text:p>https://attachments.cheqroomcdn.com/app/groups/PcxFCbYNX5ZroUMdZeaUs/e257bd5e-d4d6-11ed-9c12-0a58a9feac02.jpg</text:p>
          </table:table-cell>
          <table:table-cell office:value-type="string" calcext:value-type="string">
            <text:p>B5-0004</text:p>
          </table:table-cell>
          <table:table-cell table:number-columns-repeated="11"/>
          <table:table-cell office:value-type="string" calcext:value-type="string">
            <text:p>8' Light Stand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8' Light Stand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8AI</text:p>
          </table:table-cell>
          <table:table-cell/>
          <table:table-cell office:value-type="float" office:value="32.95" calcext:value-type="float">
            <text:p>32.95</text:p>
          </table:table-cell>
          <table:table-cell office:value-type="string" calcext:value-type="string">
            <text:p>2017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Old Light Stands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7:03:09</text:p>
          </table:table-cell>
          <table:table-cell/>
          <table:table-cell office:value-type="string" calcext:value-type="string">
            <text:p>Pruxbygfb3yABhkKARr2Sg</text:p>
          </table:table-cell>
          <table:table-cell/>
          <table:table-cell office:value-type="string" calcext:value-type="string">
            <text:p>https://attachments.cheqroomcdn.com/app/groups/PcxFCbYNX5ZroUMdZeaUs/950b3750-d4d7-11ed-a60f-0a58a9feac02.jpg</text:p>
          </table:table-cell>
          <table:table-cell office:value-type="string" calcext:value-type="string">
            <text:p>B5-0003</text:p>
          </table:table-cell>
          <table:table-cell table:number-columns-repeated="11"/>
          <table:table-cell office:value-type="string" calcext:value-type="string">
            <text:p>8' Light Stand</text:p>
          </table:table-cell>
          <table:table-cell/>
          <table:table-cell office:value-type="string" calcext:value-type="string">
            <text:p>https://www.bhphotovideo.com/c/product/1258466-REG/impact_ls_8ai_air_cushioned_light_stand_black.html</text:p>
          </table:table-cell>
          <table:table-cell office:value-type="string" calcext:value-type="string">
            <text:p>IMLS8A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' Light Stand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8AI</text:p>
          </table:table-cell>
          <table:table-cell/>
          <table:table-cell office:value-type="float" office:value="32.95" calcext:value-type="float">
            <text:p>32.95</text:p>
          </table:table-cell>
          <table:table-cell office:value-type="string" calcext:value-type="string">
            <text:p>2017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Old Light Stands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7:05:01</text:p>
          </table:table-cell>
          <table:table-cell/>
          <table:table-cell office:value-type="string" calcext:value-type="string">
            <text:p>nXRacQmE5ires4jtHdDP4Z</text:p>
          </table:table-cell>
          <table:table-cell/>
          <table:table-cell office:value-type="string" calcext:value-type="string">
            <text:p>https://attachments.cheqroomcdn.com/app/groups/PcxFCbYNX5ZroUMdZeaUs/950b3750-d4d7-11ed-a60f-0a58a9feac02.jpg</text:p>
          </table:table-cell>
          <table:table-cell office:value-type="string" calcext:value-type="string">
            <text:p>B5-0005</text:p>
          </table:table-cell>
          <table:table-cell table:number-columns-repeated="11"/>
          <table:table-cell office:value-type="string" calcext:value-type="string">
            <text:p>8' Light Stand</text:p>
          </table:table-cell>
          <table:table-cell/>
          <table:table-cell office:value-type="string" calcext:value-type="string">
            <text:p>https://www.bhphotovideo.com/c/product/1258466-REG/impact_ls_8ai_air_cushioned_light_stand_black.html</text:p>
          </table:table-cell>
          <table:table-cell office:value-type="string" calcext:value-type="string">
            <text:p>IMLS8AI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-LSMD Light Stand (8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1-06 05:35:11</text:p>
          </table:table-cell>
          <table:table-cell/>
          <table:table-cell office:value-type="string" calcext:value-type="string">
            <text:p>LKi7LNAVQ8BdhnHeSozNse</text:p>
          </table:table-cell>
          <table:table-cell/>
          <table:table-cell office:value-type="string" calcext:value-type="string">
            <text:p>https://attachments.cheqroomcdn.com/app/groups/PcxFCbYNX5ZroUMdZeaUs/2de90ff6-8db6-11ed-8e87-0a58a9feac02.jpg</text:p>
          </table:table-cell>
          <table:table-cell table:number-columns-repeated="12"/>
          <table:table-cell office:value-type="string" calcext:value-type="string">
            <text:p>Light Stands (Bag)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-LSMD Light Stand (8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1-06 05:35:11</text:p>
          </table:table-cell>
          <table:table-cell/>
          <table:table-cell office:value-type="string" calcext:value-type="string">
            <text:p>nav3hdS5EuHohnWavAxixJ</text:p>
          </table:table-cell>
          <table:table-cell/>
          <table:table-cell office:value-type="string" calcext:value-type="string">
            <text:p>https://attachments.cheqroomcdn.com/app/groups/PcxFCbYNX5ZroUMdZeaUs/2de90ff6-8db6-11ed-8e87-0a58a9feac02.jpg</text:p>
          </table:table-cell>
          <table:table-cell table:number-columns-repeated="12"/>
          <table:table-cell office:value-type="string" calcext:value-type="string">
            <text:p>Light Stands (Bag)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-LSMD Light Stand (8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1</text:p>
          </table:table-cell>
          <table:table-cell/>
          <table:table-cell office:value-type="string" calcext:value-type="string">
            <text:p>vuAy9YKJDtWyoyErp8anwQ</text:p>
          </table:table-cell>
          <table:table-cell/>
          <table:table-cell office:value-type="string" calcext:value-type="string">
            <text:p>https://attachments.cheqroomcdn.com/app/groups/PcxFCbYNX5ZroUMdZeaUs/2de90ff6-8db6-11ed-8e87-0a58a9feac02.jpg</text:p>
          </table:table-cell>
          <table:table-cell table:number-columns-repeated="12"/>
          <table:table-cell office:value-type="string" calcext:value-type="string">
            <text:p>Light Stands (Bag)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L-LSMD Light Stand (8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2</text:p>
          </table:table-cell>
          <table:table-cell/>
          <table:table-cell office:value-type="string" calcext:value-type="string">
            <text:p>MyfHyC2J8FVvNPQaPWqjQf</text:p>
          </table:table-cell>
          <table:table-cell/>
          <table:table-cell office:value-type="string" calcext:value-type="string">
            <text:p>https://attachments.cheqroomcdn.com/app/groups/PcxFCbYNX5ZroUMdZeaUs/2de90ff6-8db6-11ed-8e87-0a58a9feac02.jpg</text:p>
          </table:table-cell>
          <table:table-cell office:value-type="string" calcext:value-type="string">
            <text:p>B2-0030</text:p>
          </table:table-cell>
          <table:table-cell table:number-columns-repeated="11"/>
          <table:table-cell office:value-type="string" calcext:value-type="string">
            <text:p>Light Stands (Bag)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L-LSMD Light Stand (8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2</text:p>
          </table:table-cell>
          <table:table-cell/>
          <table:table-cell office:value-type="string" calcext:value-type="string">
            <text:p>3wzxutYjtpEjqYYmB9ju6J</text:p>
          </table:table-cell>
          <table:table-cell/>
          <table:table-cell office:value-type="string" calcext:value-type="string">
            <text:p>https://attachments.cheqroomcdn.com/app/groups/PcxFCbYNX5ZroUMdZeaUs/2de90ff6-8db6-11ed-8e87-0a58a9feac02.jpg</text:p>
          </table:table-cell>
          <table:table-cell office:value-type="string" calcext:value-type="string">
            <text:p>B2-0018</text:p>
          </table:table-cell>
          <table:table-cell table:number-columns-repeated="11"/>
          <table:table-cell office:value-type="string" calcext:value-type="string">
            <text:p>Light Stands (Bag)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L-LSMD Light Stand (8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2</text:p>
          </table:table-cell>
          <table:table-cell/>
          <table:table-cell office:value-type="string" calcext:value-type="string">
            <text:p>4CzqB5eoBrKzrjypPPyhpF</text:p>
          </table:table-cell>
          <table:table-cell/>
          <table:table-cell office:value-type="string" calcext:value-type="string">
            <text:p>https://attachments.cheqroomcdn.com/app/groups/PcxFCbYNX5ZroUMdZeaUs/2de90ff6-8db6-11ed-8e87-0a58a9feac02.jpg</text:p>
          </table:table-cell>
          <table:table-cell office:value-type="string" calcext:value-type="string">
            <text:p>B2-0029</text:p>
          </table:table-cell>
          <table:table-cell table:number-columns-repeated="11"/>
          <table:table-cell office:value-type="string" calcext:value-type="string">
            <text:p>Light Stands (Bag)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5</text:p>
          </table:table-cell>
          <table:table-cell/>
          <table:table-cell office:value-type="string" calcext:value-type="string">
            <text:p>z5wC253pCMbP8F5CKgfEKJ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31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HD Light Stands |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6</text:p>
          </table:table-cell>
          <table:table-cell/>
          <table:table-cell office:value-type="string" calcext:value-type="string">
            <text:p>9w4thtPTCYMEJKHjtGWeBj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19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6</text:p>
          </table:table-cell>
          <table:table-cell/>
          <table:table-cell office:value-type="string" calcext:value-type="string">
            <text:p>zqnd7PnWJwK8bVCGdkSD7e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20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7</text:p>
          </table:table-cell>
          <table:table-cell/>
          <table:table-cell office:value-type="string" calcext:value-type="string">
            <text:p>CATVbVWrtrtxt7McZfe4y6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table:number-columns-repeated="12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HD Light Stands |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7</text:p>
          </table:table-cell>
          <table:table-cell/>
          <table:table-cell office:value-type="string" calcext:value-type="string">
            <text:p>Ybhik9jdn99ndwkCZoE6ac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table:number-columns-repeated="12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HD Light Stands |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7</text:p>
          </table:table-cell>
          <table:table-cell/>
          <table:table-cell office:value-type="string" calcext:value-type="string">
            <text:p>fwfgHnohPKj9dPMdizBuub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table:number-columns-repeated="12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8</text:p>
          </table:table-cell>
          <table:table-cell/>
          <table:table-cell office:value-type="string" calcext:value-type="string">
            <text:p>oFZPfjUMvy38XuApokdMmC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17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8</text:p>
          </table:table-cell>
          <table:table-cell/>
          <table:table-cell office:value-type="string" calcext:value-type="string">
            <text:p>meGjBz5xbSCxZGdpyxbcgU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16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8</text:p>
          </table:table-cell>
          <table:table-cell/>
          <table:table-cell office:value-type="string" calcext:value-type="string">
            <text:p>9BXyxeGhXe28KEhwwz5dD7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28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4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9</text:p>
          </table:table-cell>
          <table:table-cell/>
          <table:table-cell office:value-type="string" calcext:value-type="string">
            <text:p>afmGXFMwrhR4XadNmXxup7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4-0051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4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9</text:p>
          </table:table-cell>
          <table:table-cell/>
          <table:table-cell office:value-type="string" calcext:value-type="string">
            <text:p>AAcoaazTc3VBWKhdWWm8qe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4-0039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4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9</text:p>
          </table:table-cell>
          <table:table-cell/>
          <table:table-cell office:value-type="string" calcext:value-type="string">
            <text:p>2etB7ML8WHwABazRv4tEU5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4-0063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944444444444" calcext:value-type="float">
            <text:p>38.1944444444444</text:p>
          </table:table-cell>
          <table:table-cell table:number-columns-repeated="2"/>
          <table:table-cell office:value-type="string" calcext:value-type="string">
            <text:p>HD Light Stands | 05 | PORTL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1</text:p>
          </table:table-cell>
          <table:table-cell/>
          <table:table-cell office:value-type="string" calcext:value-type="string">
            <text:p>j9n8ab5evnPvuCb9eWgDr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11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944444444444" calcext:value-type="float">
            <text:p>38.1944444444444</text:p>
          </table:table-cell>
          <table:table-cell table:number-columns-repeated="2"/>
          <table:table-cell office:value-type="string" calcext:value-type="string">
            <text:p>HD Light Stands | 05 | PORTL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2</text:p>
          </table:table-cell>
          <table:table-cell/>
          <table:table-cell office:value-type="string" calcext:value-type="string">
            <text:p>KMYW3DghVuhGJ2gPvButcM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27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944444444444" calcext:value-type="float">
            <text:p>38.1944444444444</text:p>
          </table:table-cell>
          <table:table-cell table:number-columns-repeated="2"/>
          <table:table-cell office:value-type="string" calcext:value-type="string">
            <text:p>HD Light Stands | 05 | PORTL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2</text:p>
          </table:table-cell>
          <table:table-cell/>
          <table:table-cell office:value-type="string" calcext:value-type="string">
            <text:p>JiUZjGcFdzYHdrXa2kVZwH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12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ight Kit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WB1119</text:p>
          </table:table-cell>
          <table:table-cell/>
          <table:table-cell office:value-type="float" office:value="49.95" calcext:value-type="float">
            <text:p>4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8</text:p>
          </table:table-cell>
          <table:table-cell/>
          <table:table-cell office:value-type="string" calcext:value-type="string">
            <text:p>GzXAqvFkYzGUXx5HQdSQzJ</text:p>
          </table:table-cell>
          <table:table-cell/>
          <table:table-cell office:value-type="string" calcext:value-type="string">
            <text:p>https://attachments.cheqroomcdn.com/app/groups/PcxFCbYNX5ZroUMdZeaUs/269471b4-8db6-11ed-8e87-0a58a9feac02.jpg</text:p>
          </table:table-cell>
          <table:table-cell table:number-columns-repeated="12"/>
          <table:table-cell office:value-type="string" calcext:value-type="string">
            <text:p>Light Stand Bags</text:p>
          </table:table-cell>
          <table:table-cell/>
          <table:table-cell office:value-type="string" calcext:value-type="string">
            <text:p>https://www.bhphotovideo.com/c/product/359556-REG/Impact_WB1119_Light_Kit_Bag_3.html</text:p>
          </table:table-cell>
          <table:table-cell office:value-type="string" calcext:value-type="string">
            <text:p>IMLKB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 Kit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WB1119</text:p>
          </table:table-cell>
          <table:table-cell/>
          <table:table-cell office:value-type="float" office:value="49.95" calcext:value-type="float">
            <text:p>4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9</text:p>
          </table:table-cell>
          <table:table-cell/>
          <table:table-cell office:value-type="string" calcext:value-type="string">
            <text:p>PQXzYKat8VFANDX7nCoo2E</text:p>
          </table:table-cell>
          <table:table-cell/>
          <table:table-cell office:value-type="string" calcext:value-type="string">
            <text:p>https://attachments.cheqroomcdn.com/app/groups/PcxFCbYNX5ZroUMdZeaUs/269471b4-8db6-11ed-8e87-0a58a9feac02.jpg</text:p>
          </table:table-cell>
          <table:table-cell table:number-columns-repeated="12"/>
          <table:table-cell office:value-type="string" calcext:value-type="string">
            <text:p>Light Stand Bags</text:p>
          </table:table-cell>
          <table:table-cell/>
          <table:table-cell office:value-type="string" calcext:value-type="string">
            <text:p>https://www.bhphotovideo.com/c/product/359556-REG/Impact_WB1119_Light_Kit_Bag_3.html</text:p>
          </table:table-cell>
          <table:table-cell office:value-type="string" calcext:value-type="string">
            <text:p>IMLKB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ght Kit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WB1119</text:p>
          </table:table-cell>
          <table:table-cell/>
          <table:table-cell office:value-type="float" office:value="49.95" calcext:value-type="float">
            <text:p>4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9</text:p>
          </table:table-cell>
          <table:table-cell/>
          <table:table-cell office:value-type="string" calcext:value-type="string">
            <text:p>Gmv6S6vmafJDHd2eKdv38H</text:p>
          </table:table-cell>
          <table:table-cell/>
          <table:table-cell office:value-type="string" calcext:value-type="string">
            <text:p>https://attachments.cheqroomcdn.com/app/groups/PcxFCbYNX5ZroUMdZeaUs/269471b4-8db6-11ed-8e87-0a58a9feac02.jpg</text:p>
          </table:table-cell>
          <table:table-cell table:number-columns-repeated="12"/>
          <table:table-cell office:value-type="string" calcext:value-type="string">
            <text:p>Light Stand Bags</text:p>
          </table:table-cell>
          <table:table-cell/>
          <table:table-cell office:value-type="string" calcext:value-type="string">
            <text:p>https://www.bhphotovideo.com/c/product/359556-REG/Impact_WB1119_Light_Kit_Bag_3.html</text:p>
          </table:table-cell>
          <table:table-cell office:value-type="string" calcext:value-type="string">
            <text:p>IMLKB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ght Kit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WB1119</text:p>
          </table:table-cell>
          <table:table-cell/>
          <table:table-cell office:value-type="float" office:value="49.95" calcext:value-type="float">
            <text:p>4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0</text:p>
          </table:table-cell>
          <table:table-cell/>
          <table:table-cell office:value-type="string" calcext:value-type="string">
            <text:p>nzZPUTV98MefE5FTcV5vQL</text:p>
          </table:table-cell>
          <table:table-cell/>
          <table:table-cell office:value-type="string" calcext:value-type="string">
            <text:p>https://attachments.cheqroomcdn.com/app/groups/PcxFCbYNX5ZroUMdZeaUs/269471b4-8db6-11ed-8e87-0a58a9feac02.jpg</text:p>
          </table:table-cell>
          <table:table-cell table:number-columns-repeated="12"/>
          <table:table-cell office:value-type="string" calcext:value-type="string">
            <text:p>Light Stand Bags</text:p>
          </table:table-cell>
          <table:table-cell/>
          <table:table-cell office:value-type="string" calcext:value-type="string">
            <text:p>https://www.bhphotovideo.com/c/product/359556-REG/Impact_WB1119_Light_Kit_Bag_3.html</text:p>
          </table:table-cell>
          <table:table-cell office:value-type="string" calcext:value-type="string">
            <text:p>IMLKB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ght Kit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WB1119</text:p>
          </table:table-cell>
          <table:table-cell/>
          <table:table-cell office:value-type="float" office:value="49.95" calcext:value-type="float">
            <text:p>4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Redbird | 117</text:p>
          </table:table-cell>
          <table:table-cell office:value-type="string" calcext:value-type="string">
            <text:p>2023-04-06 07:06:27</text:p>
          </table:table-cell>
          <table:table-cell/>
          <table:table-cell office:value-type="string" calcext:value-type="string">
            <text:p>mDiL8yMhQnFGEAvY2neffA</text:p>
          </table:table-cell>
          <table:table-cell/>
          <table:table-cell office:value-type="string" calcext:value-type="string">
            <text:p>https://attachments.cheqroomcdn.com/app/groups/PcxFCbYNX5ZroUMdZeaUs/269471b4-8db6-11ed-8e87-0a58a9feac02.jpg</text:p>
          </table:table-cell>
          <table:table-cell table:number-columns-repeated="12"/>
          <table:table-cell office:value-type="string" calcext:value-type="string">
            <text:p>Light Stand Bags</text:p>
          </table:table-cell>
          <table:table-cell/>
          <table:table-cell office:value-type="string" calcext:value-type="string">
            <text:p>https://www.bhphotovideo.com/c/product/359556-REG/Impact_WB1119_Light_Kit_Bag_3.html</text:p>
          </table:table-cell>
          <table:table-cell office:value-type="string" calcext:value-type="string">
            <text:p>IMLKB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ght Stand (Black, 6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6B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3</text:p>
          </table:table-cell>
          <table:table-cell/>
          <table:table-cell office:value-type="string" calcext:value-type="string">
            <text:p>RXcmbus7mHaxGTXxXFveZR</text:p>
          </table:table-cell>
          <table:table-cell/>
          <table:table-cell office:value-type="string" calcext:value-type="string">
            <text:p>https://attachments.cheqroomcdn.com/app/groups/PcxFCbYNX5ZroUMdZeaUs/2f23a520-8db6-11ed-8e87-0a58a9feac02.jpg</text:p>
          </table:table-cell>
          <table:table-cell table:number-columns-repeated="12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262758-REG/Impact_LS_6B_Light_Stand_Black.html</text:p>
          </table:table-cell>
          <table:table-cell office:value-type="string" calcext:value-type="string">
            <text:p>IMLS6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 Stand (Black, 6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6B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3</text:p>
          </table:table-cell>
          <table:table-cell/>
          <table:table-cell office:value-type="string" calcext:value-type="string">
            <text:p>ANvEexpTmkaqTvLr59E3SB</text:p>
          </table:table-cell>
          <table:table-cell/>
          <table:table-cell office:value-type="string" calcext:value-type="string">
            <text:p>https://attachments.cheqroomcdn.com/app/groups/PcxFCbYNX5ZroUMdZeaUs/2f23a520-8db6-11ed-8e87-0a58a9feac02.jpg</text:p>
          </table:table-cell>
          <table:table-cell table:number-columns-repeated="12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262758-REG/Impact_LS_6B_Light_Stand_Black.html</text:p>
          </table:table-cell>
          <table:table-cell office:value-type="string" calcext:value-type="string">
            <text:p>IMLS6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ng Light Stand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B-52L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5081, -94.214712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0</text:p>
          </table:table-cell>
          <table:table-cell/>
          <table:table-cell office:value-type="string" calcext:value-type="string">
            <text:p>wRGkGfKyj2HNjgBXk6SvzQ</text:p>
          </table:table-cell>
          <table:table-cell office:value-type="string" calcext:value-type="string">
            <text:p>0f87e9f8</text:p>
          </table:table-cell>
          <table:table-cell office:value-type="string" calcext:value-type="string">
            <text:p>https://attachments.cheqroomcdn.com/app/groups/PcxFCbYNX5ZroUMdZeaUs/21816772-8db6-11ed-8e87-0a58a9feac02.jpg</text:p>
          </table:table-cell>
          <table:table-cell table:number-columns-repeated="12"/>
          <table:table-cell office:value-type="string" calcext:value-type="string">
            <text:p>Light Stand Bag</text:p>
          </table:table-cell>
          <table:table-cell/>
          <table:table-cell office:value-type="string" calcext:value-type="string">
            <text:p>https://www.bhphotovideo.com/c/product/1357513-REG/impact_lsb_52l_long_light_stand_bag.html</text:p>
          </table:table-cell>
          <table:table-cell office:value-type="string" calcext:value-type="string">
            <text:p>IMLSB52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ng Light Stand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B-52L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0</text:p>
          </table:table-cell>
          <table:table-cell/>
          <table:table-cell office:value-type="string" calcext:value-type="string">
            <text:p>wF7m3YGoRwbit8CYPFz9Zj</text:p>
          </table:table-cell>
          <table:table-cell office:value-type="string" calcext:value-type="string">
            <text:p>0f14f59d</text:p>
          </table:table-cell>
          <table:table-cell office:value-type="string" calcext:value-type="string">
            <text:p>https://attachments.cheqroomcdn.com/app/groups/PcxFCbYNX5ZroUMdZeaUs/21816772-8db6-11ed-8e87-0a58a9feac02.jpg</text:p>
          </table:table-cell>
          <table:table-cell table:number-columns-repeated="12"/>
          <table:table-cell office:value-type="string" calcext:value-type="string">
            <text:p>Light Stand Bag</text:p>
          </table:table-cell>
          <table:table-cell/>
          <table:table-cell office:value-type="string" calcext:value-type="string">
            <text:p>https://www.bhphotovideo.com/c/product/1357513-REG/impact_lsb_52l_long_light_stand_bag.html</text:p>
          </table:table-cell>
          <table:table-cell office:value-type="string" calcext:value-type="string">
            <text:p>IMLSB52L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ng Light Stand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B-52L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52417825054, -94.214780425152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1</text:p>
          </table:table-cell>
          <table:table-cell/>
          <table:table-cell office:value-type="string" calcext:value-type="string">
            <text:p>eCbngaMBUHtxY4PA9GovSX</text:p>
          </table:table-cell>
          <table:table-cell office:value-type="string" calcext:value-type="string">
            <text:p>2cff7539</text:p>
          </table:table-cell>
          <table:table-cell office:value-type="string" calcext:value-type="string">
            <text:p>https://attachments.cheqroomcdn.com/app/groups/PcxFCbYNX5ZroUMdZeaUs/21816772-8db6-11ed-8e87-0a58a9feac02.jpg</text:p>
          </table:table-cell>
          <table:table-cell table:number-columns-repeated="12"/>
          <table:table-cell office:value-type="string" calcext:value-type="string">
            <text:p>Light Stand Bag</text:p>
          </table:table-cell>
          <table:table-cell/>
          <table:table-cell office:value-type="string" calcext:value-type="string">
            <text:p>https://www.bhphotovideo.com/c/product/1357513-REG/impact_lsb_52l_long_light_stand_bag.html</text:p>
          </table:table-cell>
          <table:table-cell office:value-type="string" calcext:value-type="string">
            <text:p>IMLSB52L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ng Light Stand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B-52L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1</text:p>
          </table:table-cell>
          <table:table-cell/>
          <table:table-cell office:value-type="string" calcext:value-type="string">
            <text:p>jeVDtMDYdgADfmeUg2gLd5</text:p>
          </table:table-cell>
          <table:table-cell office:value-type="string" calcext:value-type="string">
            <text:p>5d9577ac</text:p>
          </table:table-cell>
          <table:table-cell office:value-type="string" calcext:value-type="string">
            <text:p>https://attachments.cheqroomcdn.com/app/groups/PcxFCbYNX5ZroUMdZeaUs/21816772-8db6-11ed-8e87-0a58a9feac02.jpg</text:p>
          </table:table-cell>
          <table:table-cell table:number-columns-repeated="12"/>
          <table:table-cell office:value-type="string" calcext:value-type="string">
            <text:p>Light Stand Bag</text:p>
          </table:table-cell>
          <table:table-cell/>
          <table:table-cell office:value-type="string" calcext:value-type="string">
            <text:p>https://www.bhphotovideo.com/c/product/1357513-REG/impact_lsb_52l_long_light_stand_bag.html</text:p>
          </table:table-cell>
          <table:table-cell office:value-type="string" calcext:value-type="string">
            <text:p>IMLSB52L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ng Light Stand Bag (52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B-52L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6</text:p>
          </table:table-cell>
          <table:table-cell/>
          <table:table-cell office:value-type="string" calcext:value-type="string">
            <text:p>aZU7KexnD7HSLekkk5c7eN</text:p>
          </table:table-cell>
          <table:table-cell/>
          <table:table-cell office:value-type="string" calcext:value-type="string">
            <text:p>https://attachments.cheqroomcdn.com/app/groups/PcxFCbYNX5ZroUMdZeaUs/21816772-8db6-11ed-8e87-0a58a9feac02.jpg</text:p>
          </table:table-cell>
          <table:table-cell table:number-columns-repeated="12"/>
          <table:table-cell office:value-type="string" calcext:value-type="string">
            <text:p>Light Stand Bag</text:p>
          </table:table-cell>
          <table:table-cell/>
          <table:table-cell office:value-type="string" calcext:value-type="string">
            <text:p>https://www.bhphotovideo.com/c/product/1357513-REG/impact_lsb_52l_long_light_stand_bag.html</text:p>
          </table:table-cell>
          <table:table-cell office:value-type="string" calcext:value-type="string">
            <text:p>IMLSB52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g Light Stand Bag (52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B-52L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6</text:p>
          </table:table-cell>
          <table:table-cell/>
          <table:table-cell office:value-type="string" calcext:value-type="string">
            <text:p>UrQuSAZkgLy3hGTDd2oKjF</text:p>
          </table:table-cell>
          <table:table-cell/>
          <table:table-cell office:value-type="string" calcext:value-type="string">
            <text:p>https://attachments.cheqroomcdn.com/app/groups/PcxFCbYNX5ZroUMdZeaUs/21816772-8db6-11ed-8e87-0a58a9feac02.jpg</text:p>
          </table:table-cell>
          <table:table-cell table:number-columns-repeated="12"/>
          <table:table-cell office:value-type="string" calcext:value-type="string">
            <text:p>Light Stand Bag</text:p>
          </table:table-cell>
          <table:table-cell/>
          <table:table-cell office:value-type="string" calcext:value-type="string">
            <text:p>https://www.bhphotovideo.com/c/product/1357513-REG/impact_lsb_52l_long_light_stand_bag.html</text:p>
          </table:table-cell>
          <table:table-cell office:value-type="string" calcext:value-type="string">
            <text:p>IMLSB52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nin 2</text:p>
          </table:table-cell>
          <table:table-cell office:value-type="string" calcext:value-type="string">
            <text:p>Gimbals</text:p>
          </table:table-cell>
          <table:table-cell office:value-type="string" calcext:value-type="string">
            <text:p>Camera Sup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Ronin 2</text:p>
          </table:table-cell>
          <table:table-cell/>
          <table:table-cell office:value-type="float" office:value="15063.25" calcext:value-type="float">
            <text:p>15063.2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8</text:p>
          </table:table-cell>
          <table:table-cell/>
          <table:table-cell office:value-type="string" calcext:value-type="string">
            <text:p>CSC9QNEYupYTCL46M4pJ3W</text:p>
          </table:table-cell>
          <table:table-cell/>
          <table:table-cell office:value-type="string" calcext:value-type="string">
            <text:p>https://attachments.cheqroomcdn.com/app/groups/PcxFCbYNX5ZroUMdZeaUs/1f9ab47a-7c51-11ed-85d1-0a58a9feac02.png</text:p>
          </table:table-cell>
          <table:table-cell table:number-columns-repeated="12"/>
          <table:table-cell office:value-type="string" calcext:value-type="string">
            <text:p>Big Gimbal w/ Support</text:p>
          </table:table-cell>
          <table:table-cell/>
          <table:table-cell office:value-type="string" calcext:value-type="string">
            <text:p><text:a xlink:href="https://www.bhphotovideo.com/c/product/1333927-REG/dji_ronin_2_3_axis_stabilizer.html" xlink:type="simple">https://www.bhphotovideo.com/c/product/1333927-REG/dji_ronin_2_3_axis_stabilizer.html</text:a></text:p>
          </table:table-cell>
          <table:table-cell office:value-type="string" calcext:value-type="string">
            <text:p>DJRONINSC2P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onic 240Wh 26V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56</text:p>
          </table:table-cell>
          <table:table-cell/>
          <table:table-cell office:value-type="float" office:value="888.25" calcext:value-type="float">
            <text:p>888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16.840277777778" calcext:value-type="float">
            <text:p>616.840277777778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4</text:p>
          </table:table-cell>
          <table:table-cell/>
          <table:table-cell office:value-type="string" calcext:value-type="string">
            <text:p>YqPnKkeYhjAtVHHZ7p4EzL</text:p>
          </table:table-cell>
          <table:table-cell office:value-type="string" calcext:value-type="string">
            <text:p>73f485a1</text:p>
          </table:table-cell>
          <table:table-cell office:value-type="string" calcext:value-type="string">
            <text:p>https://attachments.cheqroomcdn.com/app/groups/PcxFCbYNX5ZroUMdZeaUs/96e48228-8da8-11ed-9b48-0a58a9feac02.jpg</text:p>
          </table:table-cell>
          <table:table-cell table:number-columns-repeated="11"/>
          <table:table-cell office:value-type="string" calcext:value-type="string">
            <text:p>JT04A12311911147</text:p>
          </table:table-cell>
          <table:table-cell office:value-type="string" calcext:value-type="string">
            <text:p>26v Battery</text:p>
          </table:table-cell>
          <table:table-cell/>
          <table:table-cell office:value-type="string" calcext:value-type="string">
            <text:p>https://www.bhphotovideo.com/c/product/1503679-REG/anton_bauer_8675_0156_dionic_240wh_26v_battery.html</text:p>
          </table:table-cell>
          <table:table-cell office:value-type="string" calcext:value-type="string">
            <text:p>AND26V240GM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onic 240Wh 26V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56</text:p>
          </table:table-cell>
          <table:table-cell/>
          <table:table-cell office:value-type="float" office:value="888.25" calcext:value-type="float">
            <text:p>888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16.840277777778" calcext:value-type="float">
            <text:p>616.840277777778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5</text:p>
          </table:table-cell>
          <table:table-cell/>
          <table:table-cell office:value-type="string" calcext:value-type="string">
            <text:p>YKwQZnJCZYoiL852iSn2y4</text:p>
          </table:table-cell>
          <table:table-cell office:value-type="float" office:value="73592646" calcext:value-type="float">
            <text:p>73592646</text:p>
          </table:table-cell>
          <table:table-cell office:value-type="string" calcext:value-type="string">
            <text:p>https://attachments.cheqroomcdn.com/app/groups/PcxFCbYNX5ZroUMdZeaUs/96e48228-8da8-11ed-9b48-0a58a9feac02.jpg</text:p>
          </table:table-cell>
          <table:table-cell table:number-columns-repeated="11"/>
          <table:table-cell office:value-type="string" calcext:value-type="string">
            <text:p>JT04A12311911146</text:p>
          </table:table-cell>
          <table:table-cell office:value-type="string" calcext:value-type="string">
            <text:p>26v Battery</text:p>
          </table:table-cell>
          <table:table-cell/>
          <table:table-cell office:value-type="string" calcext:value-type="string">
            <text:p>https://www.bhphotovideo.com/c/product/1503679-REG/anton_bauer_8675_0156_dionic_240wh_26v_battery.html</text:p>
          </table:table-cell>
          <table:table-cell office:value-type="string" calcext:value-type="string">
            <text:p>AND26V240GM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onic 240Wh 26V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56</text:p>
          </table:table-cell>
          <table:table-cell/>
          <table:table-cell office:value-type="float" office:value="888.25" calcext:value-type="float">
            <text:p>888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16.840277777778" calcext:value-type="float">
            <text:p>616.840277777778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5</text:p>
          </table:table-cell>
          <table:table-cell/>
          <table:table-cell office:value-type="string" calcext:value-type="string">
            <text:p>atyR9GNqvL4nnjeDCzSGFm</text:p>
          </table:table-cell>
          <table:table-cell office:value-type="float" office:value="73567663" calcext:value-type="float">
            <text:p>73567663</text:p>
          </table:table-cell>
          <table:table-cell office:value-type="string" calcext:value-type="string">
            <text:p>https://attachments.cheqroomcdn.com/app/groups/PcxFCbYNX5ZroUMdZeaUs/96e48228-8da8-11ed-9b48-0a58a9feac02.jpg</text:p>
          </table:table-cell>
          <table:table-cell table:number-columns-repeated="11"/>
          <table:table-cell office:value-type="string" calcext:value-type="string">
            <text:p>JT04A03232011159</text:p>
          </table:table-cell>
          <table:table-cell office:value-type="string" calcext:value-type="string">
            <text:p>26v Battery</text:p>
          </table:table-cell>
          <table:table-cell/>
          <table:table-cell office:value-type="string" calcext:value-type="string">
            <text:p>https://www.bhphotovideo.com/c/product/1503679-REG/anton_bauer_8675_0156_dionic_240wh_26v_battery.html</text:p>
          </table:table-cell>
          <table:table-cell office:value-type="string" calcext:value-type="string">
            <text:p>AND26V240GMB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onic 240Wh 26V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56</text:p>
          </table:table-cell>
          <table:table-cell/>
          <table:table-cell office:value-type="float" office:value="888.25" calcext:value-type="float">
            <text:p>888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16.840277777778" calcext:value-type="float">
            <text:p>616.840277777778</text:p>
          </table:table-cell>
          <table:table-cell/>
          <table:table-cell office:value-type="string" calcext:value-type="string">
            <text:p>36.3656288, -94.2146916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5</text:p>
          </table:table-cell>
          <table:table-cell/>
          <table:table-cell office:value-type="string" calcext:value-type="string">
            <text:p>ucSQnWnfdLbcmaf39Mj3S4</text:p>
          </table:table-cell>
          <table:table-cell office:value-type="string" calcext:value-type="string">
            <text:p>6cec764d</text:p>
          </table:table-cell>
          <table:table-cell office:value-type="string" calcext:value-type="string">
            <text:p>https://attachments.cheqroomcdn.com/app/groups/PcxFCbYNX5ZroUMdZeaUs/96e48228-8da8-11ed-9b48-0a58a9feac02.jpg</text:p>
          </table:table-cell>
          <table:table-cell table:number-columns-repeated="11"/>
          <table:table-cell office:value-type="string" calcext:value-type="string">
            <text:p>JT04A12311911409</text:p>
          </table:table-cell>
          <table:table-cell office:value-type="string" calcext:value-type="string">
            <text:p>26v Battery</text:p>
          </table:table-cell>
          <table:table-cell/>
          <table:table-cell office:value-type="string" calcext:value-type="string">
            <text:p>https://www.bhphotovideo.com/c/product/1503679-REG/anton_bauer_8675_0156_dionic_240wh_26v_battery.html</text:p>
          </table:table-cell>
          <table:table-cell office:value-type="string" calcext:value-type="string">
            <text:p>AND26V240GMB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2</text:p>
          </table:table-cell>
          <table:table-cell/>
          <table:table-cell office:value-type="string" calcext:value-type="string">
            <text:p>XqvMXmTX8nMYh3HvQBp7LT</text:p>
          </table:table-cell>
          <table:table-cell office:value-type="string" calcext:value-type="string">
            <text:p>55c7cce0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01052211221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3</text:p>
          </table:table-cell>
          <table:table-cell/>
          <table:table-cell office:value-type="string" calcext:value-type="string">
            <text:p>zUmpsGs9pN6GddeGahvKLg</text:p>
          </table:table-cell>
          <table:table-cell office:value-type="string" calcext:value-type="string">
            <text:p>5bcd25dc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11292111342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3</text:p>
          </table:table-cell>
          <table:table-cell/>
          <table:table-cell office:value-type="string" calcext:value-type="string">
            <text:p>vncLkuYoeWkPt8HiZA4s6j</text:p>
          </table:table-cell>
          <table:table-cell office:value-type="string" calcext:value-type="string">
            <text:p>5c84ef96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09302111113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3</text:p>
          </table:table-cell>
          <table:table-cell/>
          <table:table-cell office:value-type="string" calcext:value-type="string">
            <text:p>BqcJYrWqCxivzvYQZi8fTH</text:p>
          </table:table-cell>
          <table:table-cell office:value-type="string" calcext:value-type="string">
            <text:p>53faa288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01052211037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3</text:p>
          </table:table-cell>
          <table:table-cell/>
          <table:table-cell office:value-type="string" calcext:value-type="string">
            <text:p>fEc9J6Ez4kDo22p2uXYKWa</text:p>
          </table:table-cell>
          <table:table-cell office:value-type="string" calcext:value-type="string">
            <text:p>5a723126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09302111112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3</text:p>
          </table:table-cell>
          <table:table-cell/>
          <table:table-cell office:value-type="string" calcext:value-type="string">
            <text:p>pHotafQrU7EaYwxf8CxJfH</text:p>
          </table:table-cell>
          <table:table-cell office:value-type="string" calcext:value-type="string">
            <text:p>58fc0a10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09302111101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3</text:p>
          </table:table-cell>
          <table:table-cell/>
          <table:table-cell office:value-type="string" calcext:value-type="string">
            <text:p>3LvhQeKiFKnNnwtCLGpEoa</text:p>
          </table:table-cell>
          <table:table-cell office:value-type="string" calcext:value-type="string">
            <text:p>5770ad8e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01052211047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56288, -94.2146916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4</text:p>
          </table:table-cell>
          <table:table-cell/>
          <table:table-cell office:value-type="string" calcext:value-type="string">
            <text:p>iPGhcmr2WSCTkKQ8oXtxzZ</text:p>
          </table:table-cell>
          <table:table-cell office:value-type="string" calcext:value-type="string">
            <text:p>52d6d698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01052211044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0</text:p>
          </table:table-cell>
          <table:table-cell/>
          <table:table-cell office:value-type="string" calcext:value-type="string">
            <text:p>X3QEFiL2rPtYbCxa9EYjgf</text:p>
          </table:table-cell>
          <table:table-cell office:value-type="string" calcext:value-type="string">
            <text:p>604ee3eb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341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1</text:p>
          </table:table-cell>
          <table:table-cell/>
          <table:table-cell office:value-type="string" calcext:value-type="string">
            <text:p>EMWJVMd6QztBGrBfhW4cyS</text:p>
          </table:table-cell>
          <table:table-cell office:value-type="string" calcext:value-type="string">
            <text:p>6177adcb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337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1</text:p>
          </table:table-cell>
          <table:table-cell/>
          <table:table-cell office:value-type="string" calcext:value-type="string">
            <text:p>Aj2kmLdL3F6iSnoJNAuQGd</text:p>
          </table:table-cell>
          <table:table-cell office:value-type="float" office:value="14776715" calcext:value-type="float">
            <text:p>14776715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281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56288, -94.2146916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1</text:p>
          </table:table-cell>
          <table:table-cell/>
          <table:table-cell office:value-type="string" calcext:value-type="string">
            <text:p>VEG79YjhGAhnnt77C2hoMM</text:p>
          </table:table-cell>
          <table:table-cell office:value-type="string" calcext:value-type="string">
            <text:p>659ead0d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333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1</text:p>
          </table:table-cell>
          <table:table-cell/>
          <table:table-cell office:value-type="string" calcext:value-type="string">
            <text:p>a2xkBWJFBJv7Mj7nnHHzxX</text:p>
          </table:table-cell>
          <table:table-cell office:value-type="string" calcext:value-type="string">
            <text:p>15bf5431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283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1</text:p>
          </table:table-cell>
          <table:table-cell/>
          <table:table-cell office:value-type="string" calcext:value-type="string">
            <text:p>DLzNXBMiLMhZbKhBQkjUpC</text:p>
          </table:table-cell>
          <table:table-cell office:value-type="string" calcext:value-type="string">
            <text:p>730b6068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278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2</text:p>
          </table:table-cell>
          <table:table-cell/>
          <table:table-cell office:value-type="string" calcext:value-type="string">
            <text:p>WkBLJ3Lhyc5MExiQcBiCX7</text:p>
          </table:table-cell>
          <table:table-cell office:value-type="string" calcext:value-type="string">
            <text:p>6b26f975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336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56288, -94.2146916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2</text:p>
          </table:table-cell>
          <table:table-cell/>
          <table:table-cell office:value-type="string" calcext:value-type="string">
            <text:p>FAUicw667XR8K27RBGqjqW</text:p>
          </table:table-cell>
          <table:table-cell office:value-type="string" calcext:value-type="string">
            <text:p>65019f27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284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pple Box (Full)</text:p>
          </table:table-cell>
          <table:table-cell office:value-type="string" calcext:value-type="string">
            <text:p>Apple Boxe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259535" calcext:value-type="float">
            <text:p>25953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2019-01-16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02:06</text:p>
          </table:table-cell>
          <table:table-cell/>
          <table:table-cell office:value-type="string" calcext:value-type="string">
            <text:p>Y4kx8aFyKmHo7UwxEhsUPM</text:p>
          </table:table-cell>
          <table:table-cell office:value-type="float" office:value="89196687" calcext:value-type="float">
            <text:p>89196687</text:p>
          </table:table-cell>
          <table:table-cell office:value-type="string" calcext:value-type="string">
            <text:p>https://attachments.cheqroomcdn.com/app/groups/PcxFCbYNX5ZroUMdZeaUs/2c7fcbc0-a9b1-11ed-b510-0a58a9feac02.jpg</text:p>
          </table:table-cell>
          <table:table-cell table:number-columns-repeated="14"/>
          <table:table-cell office:value-type="string" calcext:value-type="string">
            <text:p>https://www.bhphotovideo.com/c/product/99401-REG/Matthews_259535_Apple_Box_Full.html</text:p>
          </table:table-cell>
          <table:table-cell office:value-type="string" calcext:value-type="string">
            <text:p>MAABF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le Box (Full)</text:p>
          </table:table-cell>
          <table:table-cell office:value-type="string" calcext:value-type="string">
            <text:p>Apple Boxe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259535" calcext:value-type="float">
            <text:p>25953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2019-01-16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02:06</text:p>
          </table:table-cell>
          <table:table-cell/>
          <table:table-cell office:value-type="string" calcext:value-type="string">
            <text:p>wY725xZVPbFtXu65Kw3MQb</text:p>
          </table:table-cell>
          <table:table-cell office:value-type="string" calcext:value-type="string">
            <text:p>8a8092da</text:p>
          </table:table-cell>
          <table:table-cell office:value-type="string" calcext:value-type="string">
            <text:p>https://attachments.cheqroomcdn.com/app/groups/PcxFCbYNX5ZroUMdZeaUs/2c7fcbc0-a9b1-11ed-b510-0a58a9feac02.jpg</text:p>
          </table:table-cell>
          <table:table-cell table:number-columns-repeated="14"/>
          <table:table-cell office:value-type="string" calcext:value-type="string">
            <text:p>https://www.bhphotovideo.com/c/product/99401-REG/Matthews_259535_Apple_Box_Full.html</text:p>
          </table:table-cell>
          <table:table-cell office:value-type="string" calcext:value-type="string">
            <text:p>MAABF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le Box (Half Full)</text:p>
          </table:table-cell>
          <table:table-cell office:value-type="string" calcext:value-type="string">
            <text:p>Apple Boxe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259536" calcext:value-type="float">
            <text:p>25953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2019-11-14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06:07</text:p>
          </table:table-cell>
          <table:table-cell/>
          <table:table-cell office:value-type="string" calcext:value-type="string">
            <text:p>HLTTEf3v5w2jCFyqGkJzMJ</text:p>
          </table:table-cell>
          <table:table-cell office:value-type="string" calcext:value-type="string">
            <text:p>8bcf056b</text:p>
          </table:table-cell>
          <table:table-cell office:value-type="string" calcext:value-type="string">
            <text:p>https://attachments.cheqroomcdn.com/app/groups/PcxFCbYNX5ZroUMdZeaUs/220b6122-a9b1-11ed-a69f-0a58a9feac02.jpg</text:p>
          </table:table-cell>
          <table:table-cell table:number-columns-repeated="14"/>
          <table:table-cell office:value-type="string" calcext:value-type="string">
            <text:p>https://www.bhphotovideo.com/c/product/99402-REG/Matthews_259536_Half_Apple_Box.html</text:p>
          </table:table-cell>
          <table:table-cell office:value-type="string" calcext:value-type="string">
            <text:p>MAAB.5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le Box (Half Full)</text:p>
          </table:table-cell>
          <table:table-cell office:value-type="string" calcext:value-type="string">
            <text:p>Apple Boxe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259536" calcext:value-type="float">
            <text:p>25953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2019-11-14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06:07</text:p>
          </table:table-cell>
          <table:table-cell/>
          <table:table-cell office:value-type="string" calcext:value-type="string">
            <text:p>coiatn6UfQsroMRPn77Cx8</text:p>
          </table:table-cell>
          <table:table-cell office:value-type="string" calcext:value-type="string">
            <text:p>8ae5fbf5</text:p>
          </table:table-cell>
          <table:table-cell office:value-type="string" calcext:value-type="string">
            <text:p>https://attachments.cheqroomcdn.com/app/groups/PcxFCbYNX5ZroUMdZeaUs/220b6122-a9b1-11ed-a69f-0a58a9feac02.jpg</text:p>
          </table:table-cell>
          <table:table-cell table:number-columns-repeated="14"/>
          <table:table-cell office:value-type="string" calcext:value-type="string">
            <text:p>https://www.bhphotovideo.com/c/product/99402-REG/Matthews_259536_Half_Apple_Box.html</text:p>
          </table:table-cell>
          <table:table-cell office:value-type="string" calcext:value-type="string">
            <text:p>MAAB.5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le Box (Quarter Full)</text:p>
          </table:table-cell>
          <table:table-cell office:value-type="string" calcext:value-type="string">
            <text:p>Apple Boxe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259537" calcext:value-type="float">
            <text:p>25953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19-11-14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07:56</text:p>
          </table:table-cell>
          <table:table-cell/>
          <table:table-cell office:value-type="string" calcext:value-type="string">
            <text:p>8Pkf4XoEt8TcVnDqM7xCrZ</text:p>
          </table:table-cell>
          <table:table-cell office:value-type="string" calcext:value-type="string">
            <text:p>006d3fb5</text:p>
          </table:table-cell>
          <table:table-cell office:value-type="string" calcext:value-type="string">
            <text:p>https://attachments.cheqroomcdn.com/app/groups/PcxFCbYNX5ZroUMdZeaUs/170ae64e-a9b1-11ed-bdd9-0a58a9feac02.jpg</text:p>
          </table:table-cell>
          <table:table-cell table:number-columns-repeated="14"/>
          <table:table-cell office:value-type="string" calcext:value-type="string">
            <text:p>https://www.bhphotovideo.com/c/product/99403-REG/Matthews_259537_Quarter_Apple_Box.html</text:p>
          </table:table-cell>
          <table:table-cell office:value-type="string" calcext:value-type="string">
            <text:p>MAAB.25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le Box (Quarter Full)</text:p>
          </table:table-cell>
          <table:table-cell office:value-type="string" calcext:value-type="string">
            <text:p>Apple Boxe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259537" calcext:value-type="float">
            <text:p>25953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07:56</text:p>
          </table:table-cell>
          <table:table-cell/>
          <table:table-cell office:value-type="string" calcext:value-type="string">
            <text:p>XgWrc6WdS69GLFAdauThJD</text:p>
          </table:table-cell>
          <table:table-cell office:value-type="string" calcext:value-type="string">
            <text:p>de47434c</text:p>
          </table:table-cell>
          <table:table-cell office:value-type="string" calcext:value-type="string">
            <text:p>https://attachments.cheqroomcdn.com/app/groups/PcxFCbYNX5ZroUMdZeaUs/170ae64e-a9b1-11ed-bdd9-0a58a9feac02.jpg</text:p>
          </table:table-cell>
          <table:table-cell table:number-columns-repeated="14"/>
          <table:table-cell office:value-type="string" calcext:value-type="string">
            <text:p>https://www.bhphotovideo.com/c/product/99403-REG/Matthews_259537_Quarter_Apple_Box.html</text:p>
          </table:table-cell>
          <table:table-cell office:value-type="string" calcext:value-type="string">
            <text:p>MAAB.25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quipment Cart</text:p>
          </table:table-cell>
          <table:table-cell office:value-type="string" calcext:value-type="string">
            <text:p>Cart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cknRoller</text:p>
          </table:table-cell>
          <table:table-cell office:value-type="string" calcext:value-type="string">
            <text:p>R12RT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2019-11-14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39:22</text:p>
          </table:table-cell>
          <table:table-cell/>
          <table:table-cell office:value-type="string" calcext:value-type="string">
            <text:p>afCFGzkmzGWWCvpVRfojC3</text:p>
          </table:table-cell>
          <table:table-cell/>
          <table:table-cell office:value-type="string" calcext:value-type="string">
            <text:p>https://attachments.cheqroomcdn.com/app/groups/PcxFCbYNX5ZroUMdZeaUs/5b3ea3f0-a9b6-11ed-b253-0a58a9feac02.jpg</text:p>
          </table:table-cell>
          <table:table-cell office:value-type="string" calcext:value-type="string">
            <text:p>B4-0081</text:p>
          </table:table-cell>
          <table:table-cell table:number-columns-repeated="13"/>
          <table:table-cell office:value-type="string" calcext:value-type="string">
            <text:p>https://www.bhphotovideo.com/c/product/664498-REG/MultiCart_R12NF_8_in_1_Equipment_Transporters.html</text:p>
          </table:table-cell>
          <table:table-cell office:value-type="string" calcext:value-type="string">
            <text:p>MUR12R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quipment Cart</text:p>
          </table:table-cell>
          <table:table-cell office:value-type="string" calcext:value-type="string">
            <text:p>Cart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cknRoller</text:p>
          </table:table-cell>
          <table:table-cell office:value-type="string" calcext:value-type="string">
            <text:p>R12RT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2019-11-14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39:22</text:p>
          </table:table-cell>
          <table:table-cell/>
          <table:table-cell office:value-type="string" calcext:value-type="string">
            <text:p>HRZ4T8ReuNAonpyWjavJs7</text:p>
          </table:table-cell>
          <table:table-cell/>
          <table:table-cell office:value-type="string" calcext:value-type="string">
            <text:p>https://attachments.cheqroomcdn.com/app/groups/PcxFCbYNX5ZroUMdZeaUs/5b3ea3f0-a9b6-11ed-b253-0a58a9feac02.jpg</text:p>
          </table:table-cell>
          <table:table-cell office:value-type="string" calcext:value-type="string">
            <text:p>B4-0082</text:p>
          </table:table-cell>
          <table:table-cell table:number-columns-repeated="13"/>
          <table:table-cell office:value-type="string" calcext:value-type="string">
            <text:p>https://www.bhphotovideo.com/c/product/664498-REG/MultiCart_R12NF_8_in_1_Equipment_Transporters.html</text:p>
          </table:table-cell>
          <table:table-cell office:value-type="string" calcext:value-type="string">
            <text:p>MUR12R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37</text:p>
          </table:table-cell>
          <table:table-cell/>
          <table:table-cell office:value-type="string" calcext:value-type="string">
            <text:p>Zfbz3jC9LKzHiwQ9a2NKAd</text:p>
          </table:table-cell>
          <table:table-cell office:value-type="float" office:value="54127307" calcext:value-type="float">
            <text:p>54127307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UYY417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37</text:p>
          </table:table-cell>
          <table:table-cell/>
          <table:table-cell office:value-type="string" calcext:value-type="string">
            <text:p>dfNwhQ9PpGmfTABiFV2cK9</text:p>
          </table:table-cell>
          <table:table-cell office:value-type="float" office:value="54776649" calcext:value-type="float">
            <text:p>54776649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UYY418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38</text:p>
          </table:table-cell>
          <table:table-cell/>
          <table:table-cell office:value-type="string" calcext:value-type="string">
            <text:p>MCSmV4mJKbMcued2inbPzg</text:p>
          </table:table-cell>
          <table:table-cell office:value-type="string" calcext:value-type="string">
            <text:p>54641ae5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VAQ208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38</text:p>
          </table:table-cell>
          <table:table-cell/>
          <table:table-cell office:value-type="string" calcext:value-type="string">
            <text:p>mFySroyikyMaJrUjwC7CQa</text:p>
          </table:table-cell>
          <table:table-cell office:value-type="string" calcext:value-type="string">
            <text:p>53d78977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VAQ209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39</text:p>
          </table:table-cell>
          <table:table-cell/>
          <table:table-cell office:value-type="string" calcext:value-type="string">
            <text:p>e7WKGxSBHCrdhNprbEpFyg</text:p>
          </table:table-cell>
          <table:table-cell office:value-type="string" calcext:value-type="string">
            <text:p>5406eccc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VAQ270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39</text:p>
          </table:table-cell>
          <table:table-cell/>
          <table:table-cell office:value-type="string" calcext:value-type="string">
            <text:p>HPCVYER2QDNvRnGUcW4hxB</text:p>
          </table:table-cell>
          <table:table-cell office:value-type="string" calcext:value-type="string">
            <text:p>53e87c29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VAQ271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0</text:p>
          </table:table-cell>
          <table:table-cell/>
          <table:table-cell office:value-type="string" calcext:value-type="string">
            <text:p>rDJvnpMJLPt8xanZyd5Q3</text:p>
          </table:table-cell>
          <table:table-cell office:value-type="string" calcext:value-type="string">
            <text:p>69cbd590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VFK612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0</text:p>
          </table:table-cell>
          <table:table-cell/>
          <table:table-cell office:value-type="string" calcext:value-type="string">
            <text:p>ig7eFkjR6HcwYJapKiP5Gd</text:p>
          </table:table-cell>
          <table:table-cell office:value-type="string" calcext:value-type="string">
            <text:p>697155ee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VFK613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0</text:p>
          </table:table-cell>
          <table:table-cell/>
          <table:table-cell office:value-type="string" calcext:value-type="string">
            <text:p>DtshVsnHAJ5TwfaCRWE2xQ</text:p>
          </table:table-cell>
          <table:table-cell office:value-type="string" calcext:value-type="string">
            <text:p>69bf9275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0905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1</text:p>
          </table:table-cell>
          <table:table-cell/>
          <table:table-cell office:value-type="string" calcext:value-type="string">
            <text:p>C9yUeuWUFYUWtzKjx5AQW4</text:p>
          </table:table-cell>
          <table:table-cell office:value-type="string" calcext:value-type="string">
            <text:p>695c95a7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0906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1</text:p>
          </table:table-cell>
          <table:table-cell/>
          <table:table-cell office:value-type="string" calcext:value-type="string">
            <text:p>N2FEHHvArsG77vureDMpw8</text:p>
          </table:table-cell>
          <table:table-cell office:value-type="string" calcext:value-type="string">
            <text:p>69ad16e8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0921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2</text:p>
          </table:table-cell>
          <table:table-cell/>
          <table:table-cell office:value-type="string" calcext:value-type="string">
            <text:p>aZXfxxw3jiwA6zZAL7dBdY</text:p>
          </table:table-cell>
          <table:table-cell office:value-type="string" calcext:value-type="string">
            <text:p>695c867e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0922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2</text:p>
          </table:table-cell>
          <table:table-cell/>
          <table:table-cell office:value-type="string" calcext:value-type="string">
            <text:p>dyRKh8KG265JERbZdkGy9A</text:p>
          </table:table-cell>
          <table:table-cell office:value-type="string" calcext:value-type="string">
            <text:p>699bd8e0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1043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3</text:p>
          </table:table-cell>
          <table:table-cell/>
          <table:table-cell office:value-type="string" calcext:value-type="string">
            <text:p>R9Koqv37RWAPkX4cZXQMhW</text:p>
          </table:table-cell>
          <table:table-cell office:value-type="string" calcext:value-type="string">
            <text:p>6a09afa2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1044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3</text:p>
          </table:table-cell>
          <table:table-cell/>
          <table:table-cell office:value-type="string" calcext:value-type="string">
            <text:p>TYECKnbsqRq4ZdhgD4rrc7</text:p>
          </table:table-cell>
          <table:table-cell office:value-type="string" calcext:value-type="string">
            <text:p>6987ee67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1045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4</text:p>
          </table:table-cell>
          <table:table-cell/>
          <table:table-cell office:value-type="string" calcext:value-type="string">
            <text:p>CZC9dZZWF4ELqPyHgGwDdN</text:p>
          </table:table-cell>
          <table:table-cell office:value-type="float" office:value="69809557" calcext:value-type="float">
            <text:p>69809557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1046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4</text:p>
          </table:table-cell>
          <table:table-cell/>
          <table:table-cell office:value-type="string" calcext:value-type="string">
            <text:p>ptRQemA3dABQsERSY6bCPf</text:p>
          </table:table-cell>
          <table:table-cell office:value-type="string" calcext:value-type="string">
            <text:p>69d1e4c5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1047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5</text:p>
          </table:table-cell>
          <table:table-cell/>
          <table:table-cell office:value-type="string" calcext:value-type="string">
            <text:p>XRcv6gDWVuntqLGfb7bSPm</text:p>
          </table:table-cell>
          <table:table-cell office:value-type="string" calcext:value-type="string">
            <text:p>697a6db2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1048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50' HDMI Cable</text:p>
          </table:table-cell>
          <table:table-cell office:value-type="string" calcext:value-type="string">
            <text:p>HDMI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arstone</text:p>
          </table:table-cell>
          <table:table-cell office:value-type="string" calcext:value-type="string">
            <text:p>HDA-A650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7:19:00</text:p>
          </table:table-cell>
          <table:table-cell/>
          <table:table-cell office:value-type="string" calcext:value-type="string">
            <text:p>H22fSo2dggfbJjankEKHBE</text:p>
          </table:table-cell>
          <table:table-cell/>
          <table:table-cell office:value-type="string" calcext:value-type="string">
            <text:p>https://attachments.cheqroomcdn.com/app/groups/PcxFCbYNX5ZroUMdZeaUs/cbd40332-d4d9-11ed-9e5c-0a58a9feac02.jpg</text:p>
          </table:table-cell>
          <table:table-cell office:value-type="string" calcext:value-type="string">
            <text:p>CW1-0036</text:p>
          </table:table-cell>
          <table:table-cell table:number-columns-repeated="13"/>
          <table:table-cell office:value-type="string" calcext:value-type="string">
            <text:p>https://www.bhphotovideo.com/c/product/1547667-REG/pearstone_hda_a650_50_active_18gbps_hdmi.html</text:p>
          </table:table-cell>
          <table:table-cell office:value-type="string" calcext:value-type="string">
            <text:p>PEHDAA6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0' HDMI Cable</text:p>
          </table:table-cell>
          <table:table-cell office:value-type="string" calcext:value-type="string">
            <text:p>HDMI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arstone</text:p>
          </table:table-cell>
          <table:table-cell office:value-type="string" calcext:value-type="string">
            <text:p>HDA-A650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7:20:00</text:p>
          </table:table-cell>
          <table:table-cell/>
          <table:table-cell office:value-type="string" calcext:value-type="string">
            <text:p>vCGyuVapewswMEX9CFZiHa</text:p>
          </table:table-cell>
          <table:table-cell/>
          <table:table-cell office:value-type="string" calcext:value-type="string">
            <text:p>https://attachments.cheqroomcdn.com/app/groups/PcxFCbYNX5ZroUMdZeaUs/cbd40332-d4d9-11ed-9e5c-0a58a9feac02.jpg</text:p>
          </table:table-cell>
          <table:table-cell office:value-type="string" calcext:value-type="string">
            <text:p>CW1-0034</text:p>
          </table:table-cell>
          <table:table-cell table:number-columns-repeated="13"/>
          <table:table-cell office:value-type="string" calcext:value-type="string">
            <text:p>https://www.bhphotovideo.com/c/product/1547667-REG/pearstone_hda_a650_50_active_18gbps_hdmi.html</text:p>
          </table:table-cell>
          <table:table-cell office:value-type="string" calcext:value-type="string">
            <text:p>PEHDAA6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0' HDMI Cable</text:p>
          </table:table-cell>
          <table:table-cell office:value-type="string" calcext:value-type="string">
            <text:p>HDMI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arstone</text:p>
          </table:table-cell>
          <table:table-cell office:value-type="string" calcext:value-type="string">
            <text:p>HDA-A650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7:20:23</text:p>
          </table:table-cell>
          <table:table-cell/>
          <table:table-cell office:value-type="string" calcext:value-type="string">
            <text:p>X6NFaCee9xHPrNiWmBKpg5</text:p>
          </table:table-cell>
          <table:table-cell/>
          <table:table-cell office:value-type="string" calcext:value-type="string">
            <text:p>https://attachments.cheqroomcdn.com/app/groups/PcxFCbYNX5ZroUMdZeaUs/cbd40332-d4d9-11ed-9e5c-0a58a9feac02.jpg</text:p>
          </table:table-cell>
          <table:table-cell office:value-type="string" calcext:value-type="string">
            <text:p>CW1-0039</text:p>
          </table:table-cell>
          <table:table-cell table:number-columns-repeated="13"/>
          <table:table-cell office:value-type="string" calcext:value-type="string">
            <text:p>https://www.bhphotovideo.com/c/product/1547667-REG/pearstone_hda_a650_50_active_18gbps_hdmi.html</text:p>
          </table:table-cell>
          <table:table-cell office:value-type="string" calcext:value-type="string">
            <text:p>PEHDAA6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0' HDMI Cable</text:p>
          </table:table-cell>
          <table:table-cell office:value-type="string" calcext:value-type="string">
            <text:p>HDMI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arstone</text:p>
          </table:table-cell>
          <table:table-cell office:value-type="string" calcext:value-type="string">
            <text:p>HDA-A650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5-02 02:08:21</text:p>
          </table:table-cell>
          <table:table-cell/>
          <table:table-cell office:value-type="string" calcext:value-type="string">
            <text:p>VYavqASJvWCgWAx7aEqY8k</text:p>
          </table:table-cell>
          <table:table-cell/>
          <table:table-cell office:value-type="string" calcext:value-type="string">
            <text:p>https://attachments.cheqroomcdn.com/app/groups/PcxFCbYNX5ZroUMdZeaUs/cbd40332-d4d9-11ed-9e5c-0a58a9feac02.jpg</text:p>
          </table:table-cell>
          <table:table-cell office:value-type="string" calcext:value-type="string">
            <text:p>CW1-0035</text:p>
          </table:table-cell>
          <table:table-cell table:number-columns-repeated="13"/>
          <table:table-cell office:value-type="string" calcext:value-type="string">
            <text:p>https://www.bhphotovideo.com/c/product/1547667-REG/pearstone_hda_a650_50_active_18gbps_hdmi.html</text:p>
          </table:table-cell>
          <table:table-cell office:value-type="string" calcext:value-type="string">
            <text:p>PEHDAA6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pple Pencil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05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11:16:25</text:p>
          </table:table-cell>
          <table:table-cell/>
          <table:table-cell office:value-type="string" calcext:value-type="string">
            <text:p>EKgenXQi88k8zvM2WKJHdd</text:p>
          </table:table-cell>
          <table:table-cell/>
          <table:table-cell office:value-type="string" calcext:value-type="string">
            <text:p>https://attachments.cheqroomcdn.com/app/groups/PcxFCbYNX5ZroUMdZeaUs/4bb4b0a2-d94d-11ed-af93-0a58a9feac02.jpg</text:p>
          </table:table-cell>
          <table:table-cell office:value-type="string" calcext:value-type="string">
            <text:p>B5-0050</text:p>
          </table:table-cell>
          <table:table-cell table:number-columns-repeated="8"/>
          <table:table-cell office:value-type="string" calcext:value-type="string">
            <text:p>Nate Ward</text:p>
          </table:table-cell>
          <table:table-cell office:value-type="string" calcext:value-type="string">
            <text:p>nathan.ward@walmart.com</text:p>
          </table:table-cell>
          <table:table-cell office:value-type="string" calcext:value-type="string">
            <text:p>GQYZ9LHBJKM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le Pencil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05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11:16:25</text:p>
          </table:table-cell>
          <table:table-cell/>
          <table:table-cell office:value-type="string" calcext:value-type="string">
            <text:p>ANsZ9t5oxHGs4pXNArDK43</text:p>
          </table:table-cell>
          <table:table-cell/>
          <table:table-cell office:value-type="string" calcext:value-type="string">
            <text:p>https://attachments.cheqroomcdn.com/app/groups/PcxFCbYNX5ZroUMdZeaUs/4bb4b0a2-d94d-11ed-af93-0a58a9feac02.jpg</text:p>
          </table:table-cell>
          <table:table-cell office:value-type="string" calcext:value-type="string">
            <text:p>B5-0066</text:p>
          </table:table-cell>
          <table:table-cell table:number-columns-repeated="10"/>
          <table:table-cell office:value-type="string" calcext:value-type="string">
            <text:p>GQYZ9HXUJKM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Pad Air | 9.7in | 32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D786LL/A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018-01-14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03:08:09</text:p>
          </table:table-cell>
          <table:table-cell/>
          <table:table-cell office:value-type="string" calcext:value-type="string">
            <text:p>DpxXsQSzutEt5FK3uov5Vn</text:p>
          </table:table-cell>
          <table:table-cell/>
          <table:table-cell office:value-type="string" calcext:value-type="string">
            <text:p>https://attachments.cheqroomcdn.com/app/groups/PcxFCbYNX5ZroUMdZeaUs/b8f3082e-d96d-11ed-8cc4-0a58a9feac02.jpeg</text:p>
          </table:table-cell>
          <table:table-cell office:value-type="string" calcext:value-type="string">
            <text:p>B4-0009</text:p>
          </table:table-cell>
          <table:table-cell table:number-columns-repeated="10"/>
          <table:table-cell office:value-type="string" calcext:value-type="string">
            <text:p>DMQLVU24FK1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Pad Air | 9.7in | 32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D786LL/A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018-01-14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03:08:09</text:p>
          </table:table-cell>
          <table:table-cell/>
          <table:table-cell office:value-type="string" calcext:value-type="string">
            <text:p>MEUFXNcUuRvcDAMMCUfWYE</text:p>
          </table:table-cell>
          <table:table-cell/>
          <table:table-cell office:value-type="string" calcext:value-type="string">
            <text:p>https://attachments.cheqroomcdn.com/app/groups/PcxFCbYNX5ZroUMdZeaUs/b8f3082e-d96d-11ed-8cc4-0a58a9feac02.jpeg</text:p>
          </table:table-cell>
          <table:table-cell office:value-type="string" calcext:value-type="string">
            <text:p>B4-0032</text:p>
          </table:table-cell>
          <table:table-cell table:number-columns-repeated="10"/>
          <table:table-cell office:value-type="string" calcext:value-type="string">
            <text:p>DMQLVK8CFK1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Pad Air | 9.7in | 32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D786LL/A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018-01-14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03:08:09</text:p>
          </table:table-cell>
          <table:table-cell/>
          <table:table-cell office:value-type="string" calcext:value-type="string">
            <text:p>XTicG7gQp6AiQFCsY3aiyE</text:p>
          </table:table-cell>
          <table:table-cell/>
          <table:table-cell office:value-type="string" calcext:value-type="string">
            <text:p>https://attachments.cheqroomcdn.com/app/groups/PcxFCbYNX5ZroUMdZeaUs/b8f3082e-d96d-11ed-8cc4-0a58a9feac02.jpeg</text:p>
          </table:table-cell>
          <table:table-cell office:value-type="string" calcext:value-type="string">
            <text:p>B4-0021</text:p>
          </table:table-cell>
          <table:table-cell table:number-columns-repeated="10"/>
          <table:table-cell office:value-type="string" calcext:value-type="string">
            <text:p>DMQLVJ8UFK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Pad Pro | 12.9in | 256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TFL2LL/A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11:13:19</text:p>
          </table:table-cell>
          <table:table-cell/>
          <table:table-cell office:value-type="string" calcext:value-type="string">
            <text:p>cETuxBLSEYytoz72PENVZS</text:p>
          </table:table-cell>
          <table:table-cell/>
          <table:table-cell office:value-type="string" calcext:value-type="string">
            <text:p>https://attachments.cheqroomcdn.com/app/groups/PcxFCbYNX5ZroUMdZeaUs/f1d9b2e4-d94c-11ed-8ba4-0a58a9feac02.jpg</text:p>
          </table:table-cell>
          <table:table-cell office:value-type="string" calcext:value-type="string">
            <text:p>B4-0022</text:p>
          </table:table-cell>
          <table:table-cell table:number-columns-repeated="10"/>
          <table:table-cell office:value-type="string" calcext:value-type="string">
            <text:p>DLXZT0JKK7RG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Pad Pro | 12.9in | 256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TFL2LL/A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5902, -94.214738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11:13:20</text:p>
          </table:table-cell>
          <table:table-cell/>
          <table:table-cell office:value-type="string" calcext:value-type="string">
            <text:p>WAqUZwGd3pBHygLMxnhpyj</text:p>
          </table:table-cell>
          <table:table-cell/>
          <table:table-cell office:value-type="string" calcext:value-type="string">
            <text:p>https://attachments.cheqroomcdn.com/app/groups/PcxFCbYNX5ZroUMdZeaUs/f1d9b2e4-d94c-11ed-8ba4-0a58a9feac02.jpg</text:p>
          </table:table-cell>
          <table:table-cell office:value-type="string" calcext:value-type="string">
            <text:p>B5-0049</text:p>
          </table:table-cell>
          <table:table-cell table:number-columns-repeated="8"/>
          <table:table-cell office:value-type="string" calcext:value-type="string">
            <text:p>Nate Ward</text:p>
          </table:table-cell>
          <table:table-cell office:value-type="string" calcext:value-type="string">
            <text:p>nathan.ward@walmart.com</text:p>
          </table:table-cell>
          <table:table-cell office:value-type="string" calcext:value-type="string">
            <text:p>DLXZT4HVK7RG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Pad Pro | 12.9in | 64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TEL2LL/A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2019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19:42</text:p>
          </table:table-cell>
          <table:table-cell/>
          <table:table-cell office:value-type="string" calcext:value-type="string">
            <text:p>aBbrqFnqfnbXFv8fUgmAAT</text:p>
          </table:table-cell>
          <table:table-cell/>
          <table:table-cell office:value-type="string" calcext:value-type="string">
            <text:p>https://attachments.cheqroomcdn.com/app/groups/PcxFCbYNX5ZroUMdZeaUs/cd87486e-e466-11ed-aa46-0a58a9feac02.jpg</text:p>
          </table:table-cell>
          <table:table-cell table:number-columns-repeated="11"/>
          <table:table-cell office:value-type="string" calcext:value-type="string">
            <text:p>DLXYH6MNK7M9</text:p>
          </table:table-cell>
          <table:table-cell table:number-columns-repeated="2"/>
          <table:table-cell office:value-type="string" calcext:value-type="string">
            <text:p>https://www.bhphotovideo.com/c/product/1441842-REG/apple_mtel2ll_a_12_9_ipad_pro_late.html</text:p>
          </table:table-cell>
          <table:table-cell office:value-type="string" calcext:value-type="string">
            <text:p>APMTEL2LLA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Pad mini 2 | 7.9in | 16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E276LL/A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2018-01-14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03:15:58</text:p>
          </table:table-cell>
          <table:table-cell/>
          <table:table-cell office:value-type="string" calcext:value-type="string">
            <text:p>futLPKu52MgsdTv6NKEdhK</text:p>
          </table:table-cell>
          <table:table-cell/>
          <table:table-cell office:value-type="string" calcext:value-type="string">
            <text:p>https://attachments.cheqroomcdn.com/app/groups/PcxFCbYNX5ZroUMdZeaUs/d7122c3a-d96e-11ed-998a-0a58a9feac02.jpg</text:p>
          </table:table-cell>
          <table:table-cell office:value-type="string" calcext:value-type="string">
            <text:p>B4-0010</text:p>
          </table:table-cell>
          <table:table-cell table:number-columns-repeated="10"/>
          <table:table-cell office:value-type="string" calcext:value-type="string">
            <text:p>DQTM2NUPFCM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Pad | 9.7in | 16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D942LL/A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015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03:02:34</text:p>
          </table:table-cell>
          <table:table-cell/>
          <table:table-cell office:value-type="string" calcext:value-type="string">
            <text:p>uiPNXujVm3zYEtmZHUkW3J</text:p>
          </table:table-cell>
          <table:table-cell/>
          <table:table-cell office:value-type="string" calcext:value-type="string">
            <text:p>https://attachments.cheqroomcdn.com/app/groups/PcxFCbYNX5ZroUMdZeaUs/f7e87c4a-d96c-11ed-9037-0a58a9feac02.jpg</text:p>
          </table:table-cell>
          <table:table-cell office:value-type="string" calcext:value-type="string">
            <text:p>B4-0033</text:p>
          </table:table-cell>
          <table:table-cell table:number-columns-repeated="10"/>
          <table:table-cell office:value-type="string" calcext:value-type="string">
            <text:p>DMPKD2NUF18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ent B7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ACB7C8KITUS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4</text:p>
          </table:table-cell>
          <table:table-cell/>
          <table:table-cell office:value-type="string" calcext:value-type="string">
            <text:p>U7Legn3qJ94gbPw2y3TYNL</text:p>
          </table:table-cell>
          <table:table-cell office:value-type="string" calcext:value-type="string">
            <text:p>c578e029</text:p>
          </table:table-cell>
          <table:table-cell office:value-type="string" calcext:value-type="string">
            <text:p>https://attachments.cheqroomcdn.com/app/groups/PcxFCbYNX5ZroUMdZeaUs/02bf30bc-a783-11ed-8032-0a58a9feac02.jpg</text:p>
          </table:table-cell>
          <table:table-cell table:number-columns-repeated="12"/>
          <table:table-cell office:value-type="string" calcext:value-type="string">
            <text:p>RGB Field Light Kit Case</text:p>
          </table:table-cell>
          <table:table-cell/>
          <table:table-cell office:value-type="string" calcext:value-type="string">
            <text:p>https://www.bhphotovideo.com/c/product/1606015-REG/aputure_aacb7c8kitus_accent_b7c_8_light_kit.html</text:p>
          </table:table-cell>
          <table:table-cell office:value-type="string" calcext:value-type="string">
            <text:p>APAACB7C8KI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12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PJ0119A2M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2016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4:25:34</text:p>
          </table:table-cell>
          <table:table-cell/>
          <table:table-cell office:value-type="string" calcext:value-type="string">
            <text:p>pZQspmz7JxoF4fcRfMksbn</text:p>
          </table:table-cell>
          <table:table-cell/>
          <table:table-cell office:value-type="string" calcext:value-type="string">
            <text:p>https://attachments.cheqroomcdn.com/app/groups/PcxFCbYNX5ZroUMdZeaUs/7ed2d5d2-d32f-11ed-87d5-0a58a9feac02.jpg</text:p>
          </table:table-cell>
          <table:table-cell table:number-columns-repeated="11"/>
          <table:table-cell office:value-type="string" calcext:value-type="string">
            <text:p>6BE008864</text:p>
          </table:table-cell>
          <table:table-cell table:number-columns-repeated="2"/>
          <table:table-cell office:value-type="string" calcext:value-type="string">
            <text:p>https://www.bhphotovideo.com/c/product/1432630-REG/aputure_lsc120diiakit_ls_c120d_ii_led.html</text:p>
          </table:table-cell>
          <table:table-cell office:value-type="string" calcext:value-type="string">
            <text:p>APLSC120D2A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12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PJ0119A2M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2016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4:25:34</text:p>
          </table:table-cell>
          <table:table-cell/>
          <table:table-cell office:value-type="string" calcext:value-type="string">
            <text:p>TaajbuBPNBW67yphgzvBMb</text:p>
          </table:table-cell>
          <table:table-cell/>
          <table:table-cell office:value-type="string" calcext:value-type="string">
            <text:p>https://attachments.cheqroomcdn.com/app/groups/PcxFCbYNX5ZroUMdZeaUs/7ed2d5d2-d32f-11ed-87d5-0a58a9feac02.jpg</text:p>
          </table:table-cell>
          <table:table-cell table:number-columns-repeated="11"/>
          <table:table-cell office:value-type="string" calcext:value-type="string">
            <text:p>6BE008884</text:p>
          </table:table-cell>
          <table:table-cell table:number-columns-repeated="2"/>
          <table:table-cell office:value-type="string" calcext:value-type="string">
            <text:p>https://www.bhphotovideo.com/c/product/1432630-REG/aputure_lsc120diiakit_ls_c120d_ii_led.html</text:p>
          </table:table-cell>
          <table:table-cell office:value-type="string" calcext:value-type="string">
            <text:p>APLSC120D2A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120d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120DAKIT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18-01-14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3:07:36</text:p>
          </table:table-cell>
          <table:table-cell/>
          <table:table-cell office:value-type="string" calcext:value-type="string">
            <text:p>JZuyFtsGdjCs3jpQr8JeV7</text:p>
          </table:table-cell>
          <table:table-cell office:value-type="string" calcext:value-type="string">
            <text:p>1e3e51e4</text:p>
          </table:table-cell>
          <table:table-cell office:value-type="string" calcext:value-type="string">
            <text:p>https://attachments.cheqroomcdn.com/app/groups/PcxFCbYNX5ZroUMdZeaUs/95e60da2-de24-11ed-8c52-0a58a9feac02.jpg</text:p>
          </table:table-cell>
          <table:table-cell office:value-type="string" calcext:value-type="string">
            <text:p>B5-0061, B5-0026, B5-0025, CY1-0020, CY1-0019, B5-0027</text:p>
          </table:table-cell>
          <table:table-cell table:number-columns-repeated="10"/>
          <table:table-cell office:value-type="string" calcext:value-type="string">
            <text:p>6BE008864</text:p>
          </table:table-cell>
          <table:table-cell table:number-columns-repeated="2"/>
          <table:table-cell office:value-type="string" calcext:value-type="string">
            <text:p>https://www.bhphotovideo.com/c/product/1383770-REG/aputure_lsc120dakit_ls_c120d_a_mount_kit.html</text:p>
          </table:table-cell>
          <table:table-cell office:value-type="string" calcext:value-type="string">
            <text:p>APLSC120DAK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120d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120DAKIT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18-01-14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3:07:36</text:p>
          </table:table-cell>
          <table:table-cell/>
          <table:table-cell office:value-type="string" calcext:value-type="string">
            <text:p>LVC7NfXutNjvFG8pAjTjXB</text:p>
          </table:table-cell>
          <table:table-cell table:style-name="ce1" office:value-type="string" calcext:value-type="string">
            <text:p>71e24673</text:p>
          </table:table-cell>
          <table:table-cell office:value-type="string" calcext:value-type="string">
            <text:p>https://attachments.cheqroomcdn.com/app/groups/PcxFCbYNX5ZroUMdZeaUs/95e60da2-de24-11ed-8c52-0a58a9feac02.jpg</text:p>
          </table:table-cell>
          <table:table-cell office:value-type="string" calcext:value-type="string">
            <text:p>B5-0064, B5-0062, CY1-0021, B5-0063, B5-0065</text:p>
          </table:table-cell>
          <table:table-cell table:number-columns-repeated="10"/>
          <table:table-cell office:value-type="string" calcext:value-type="string">
            <text:p>6BE008884</text:p>
          </table:table-cell>
          <table:table-cell table:number-columns-repeated="2"/>
          <table:table-cell office:value-type="string" calcext:value-type="string">
            <text:p>https://www.bhphotovideo.com/c/product/1383770-REG/aputure_lsc120dakit_ls_c120d_a_mount_kit.html</text:p>
          </table:table-cell>
          <table:table-cell office:value-type="string" calcext:value-type="string">
            <text:p>APLSC120DAK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2"/>
          <table:table-cell office:value-type="string" calcext:value-type="string">
            <text:p>Needs Inspection</text:p>
          </table:table-cell>
          <table:table-cell office:value-type="string" calcext:value-type="string">
            <text:p>36.3655841, -94.214675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7</text:p>
          </table:table-cell>
          <table:table-cell/>
          <table:table-cell office:value-type="string" calcext:value-type="string">
            <text:p>ozfNBS2FTzEgVqvcjt6bi4</text:p>
          </table:table-cell>
          <table:table-cell office:value-type="string" calcext:value-type="string">
            <text:p>55cf2f9c, 6be9fc4b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2-0053, B2-0065, B4-0080, CY1-0085, CY1-0086</text:p>
          </table:table-cell>
          <table:table-cell table:number-columns-repeated="10"/>
          <table:table-cell office:value-type="string" calcext:value-type="string">
            <text:p>6EB00R15353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39, -94.2147254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7</text:p>
          </table:table-cell>
          <table:table-cell/>
          <table:table-cell office:value-type="string" calcext:value-type="string">
            <text:p>BEjin4CuoiZszU9snxU6Yb</text:p>
          </table:table-cell>
          <table:table-cell office:value-type="string" calcext:value-type="string">
            <text:p>034bc8e5, 6beddcf9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4-0003, B4-0004, B2-0055, CY1-0068, CY1-0069</text:p>
          </table:table-cell>
          <table:table-cell table:number-columns-repeated="10"/>
          <table:table-cell office:value-type="string" calcext:value-type="string">
            <text:p>6EB00C15340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39, -94.2147254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7</text:p>
          </table:table-cell>
          <table:table-cell/>
          <table:table-cell office:value-type="string" calcext:value-type="string">
            <text:p>ejgsrYMtWZSbgYDyK2TBT8</text:p>
          </table:table-cell>
          <table:table-cell office:value-type="string" calcext:value-type="string">
            <text:p>a4591fe5, 6b8cee56, f5563397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4-0013, CY1-0072, CY1-0071, B4-0002, B4-0016</text:p>
          </table:table-cell>
          <table:table-cell table:number-columns-repeated="10"/>
          <table:table-cell office:value-type="string" calcext:value-type="string">
            <text:p>6EB00F15135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8</text:p>
          </table:table-cell>
          <table:table-cell/>
          <table:table-cell office:value-type="string" calcext:value-type="string">
            <text:p>3DaWE5gorQuRUkGxyAqVvm</text:p>
          </table:table-cell>
          <table:table-cell office:value-type="string" calcext:value-type="string">
            <text:p>a40d326e, 6b817c33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2-0041, B2-0054, B2-0042, CY1-0088, CY1-0087</text:p>
          </table:table-cell>
          <table:table-cell table:number-columns-repeated="10"/>
          <table:table-cell office:value-type="string" calcext:value-type="string">
            <text:p>6EB00J15229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04807673936, -94.2147208467308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8</text:p>
          </table:table-cell>
          <table:table-cell/>
          <table:table-cell office:value-type="string" calcext:value-type="string">
            <text:p>cem7LSDj2YSeP3Gr4h5aaJ</text:p>
          </table:table-cell>
          <table:table-cell office:value-type="string" calcext:value-type="string">
            <text:p>02b5a1f6, 6b76ca81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2-0064, CY1-0090, CY1-0089, B2-0043, B2-0066</text:p>
          </table:table-cell>
          <table:table-cell table:number-columns-repeated="10"/>
          <table:table-cell office:value-type="string" calcext:value-type="string">
            <text:p>6EB00R15129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2417825054, -94.214780425152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8</text:p>
          </table:table-cell>
          <table:table-cell/>
          <table:table-cell office:value-type="string" calcext:value-type="string">
            <text:p>oeLfeoQVNswGWaj3CsgZc4</text:p>
          </table:table-cell>
          <table:table-cell office:value-type="string" calcext:value-type="string">
            <text:p>553f83c5, 6b6d8899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2-0056, B2-0044, B2-0067, CY1-0083, CY1-0082, SKB_3I0907-4-BH1_01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office:value-type="string" calcext:value-type="string">
            <text:p>6EB00U15212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41, -94.214720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8</text:p>
          </table:table-cell>
          <table:table-cell/>
          <table:table-cell office:value-type="string" calcext:value-type="string">
            <text:p>Z5NMwAAhigZKhHPeyGKhwi</text:p>
          </table:table-cell>
          <table:table-cell office:value-type="string" calcext:value-type="string">
            <text:p>024b6e91, 6b68771d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2-0069, B2-0068, B2-0057, CY1-0079, CY1-0084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office:value-type="string" calcext:value-type="string">
            <text:p>6EB00V15374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806, -94.214751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8</text:p>
          </table:table-cell>
          <table:table-cell/>
          <table:table-cell office:value-type="string" calcext:value-type="string">
            <text:p>jZ4BgwsEx36eZz4chm4893</text:p>
          </table:table-cell>
          <table:table-cell office:value-type="string" calcext:value-type="string">
            <text:p>542404bc, 6b5a993b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2-0046, B2-0045, B2-0058, CY1-0080, CY1-0081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office:value-type="string" calcext:value-type="string">
            <text:p>6EB00X15308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300d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VKIT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4 04:42:43</text:p>
          </table:table-cell>
          <table:table-cell/>
          <table:table-cell office:value-type="string" calcext:value-type="string">
            <text:p>stmNvR5C35F3UKxSTEiSK</text:p>
          </table:table-cell>
          <table:table-cell/>
          <table:table-cell office:value-type="string" calcext:value-type="string">
            <text:p>https://attachments.cheqroomcdn.com/app/groups/PcxFCbYNX5ZroUMdZeaUs/b68b3698-d331-11ed-973b-0a58a9feac02.jpg</text:p>
          </table:table-cell>
          <table:table-cell office:value-type="string" calcext:value-type="string">
            <text:p>B5-0033, CY1-0011, B5-0036, CY1-0010, B5-0034, CY1-0012, B5-0035</text:p>
          </table:table-cell>
          <table:table-cell table:number-columns-repeated="10"/>
          <table:table-cell office:value-type="string" calcext:value-type="string">
            <text:p>6BN00D31956</text:p>
          </table:table-cell>
          <table:table-cell table:number-columns-repeated="2"/>
          <table:table-cell office:value-type="string" calcext:value-type="string">
            <text:p>https://www.bhphotovideo.com/c/product/802668576-USE/aputure_lsc300dvkit_light_storm_c300d_led.html</text:p>
          </table:table-cell>
          <table:table-cell office:value-type="float" office:value="2668576" calcext:value-type="float">
            <text:p>266857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300d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VKIT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4 04:42:43</text:p>
          </table:table-cell>
          <table:table-cell/>
          <table:table-cell office:value-type="string" calcext:value-type="string">
            <text:p>7UtJd7U4qbCuWB4DgNkbTS</text:p>
          </table:table-cell>
          <table:table-cell/>
          <table:table-cell office:value-type="string" calcext:value-type="string">
            <text:p>https://attachments.cheqroomcdn.com/app/groups/PcxFCbYNX5ZroUMdZeaUs/b68b3698-d331-11ed-973b-0a58a9feac02.jpg</text:p>
          </table:table-cell>
          <table:table-cell office:value-type="string" calcext:value-type="string">
            <text:p>B5-0031, B5-0032, CY1-0014, CY1-0017, CY1-0015, B5-0030, B5-0029</text:p>
          </table:table-cell>
          <table:table-cell table:number-columns-repeated="10"/>
          <table:table-cell office:value-type="string" calcext:value-type="string">
            <text:p>6BN00U32049</text:p>
          </table:table-cell>
          <table:table-cell table:number-columns-repeated="2"/>
          <table:table-cell office:value-type="string" calcext:value-type="string">
            <text:p>https://www.bhphotovideo.com/c/product/802668576-USE/aputure_lsc300dvkit_light_storm_c300d_led.html</text:p>
          </table:table-cell>
          <table:table-cell office:value-type="float" office:value="2668576" calcext:value-type="float">
            <text:p>266857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S 600x Pro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LS600XPROAUS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5806, -94.214751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7</text:p>
          </table:table-cell>
          <table:table-cell/>
          <table:table-cell office:value-type="string" calcext:value-type="string">
            <text:p>9Zo6yyPcTT3e8aze9MZ9Ce</text:p>
          </table:table-cell>
          <table:table-cell office:value-type="string" calcext:value-type="string">
            <text:p>a8e274ba, 6ad08ddb</text:p>
          </table:table-cell>
          <table:table-cell office:value-type="string" calcext:value-type="string">
            <text:p>https://attachments.cheqroomcdn.com/app/groups/PcxFCbYNX5ZroUMdZeaUs/fe940bd4-a782-11ed-8032-0a58a9feac02.jpg</text:p>
          </table:table-cell>
          <table:table-cell office:value-type="string" calcext:value-type="string">
            <text:p>B4-0001, B4-0025, B4-0028, CY1-0002, CY1-0003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600x Pro | Bi-Color LED</text:p>
          </table:table-cell>
          <table:table-cell/>
          <table:table-cell office:value-type="string" calcext:value-type="string">
            <text:p>https://www.bhphotovideo.com/c/product/1657956-REG/aputure_als600xproaus_ls_600x_pro_lamp.html?sts=pi&amp;pim=Y</text:p>
          </table:table-cell>
          <table:table-cell office:value-type="string" calcext:value-type="string">
            <text:p>APLS600XPRO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S 600x Pro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LS600XPROAUS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7</text:p>
          </table:table-cell>
          <table:table-cell/>
          <table:table-cell office:value-type="string" calcext:value-type="string">
            <text:p>JSBH5wxntgFqgYCzDdakNQ</text:p>
          </table:table-cell>
          <table:table-cell office:value-type="string" calcext:value-type="string">
            <text:p>d7371f83, 4fa7974d</text:p>
          </table:table-cell>
          <table:table-cell office:value-type="string" calcext:value-type="string">
            <text:p>https://attachments.cheqroomcdn.com/app/groups/PcxFCbYNX5ZroUMdZeaUs/fe940bd4-a782-11ed-8032-0a58a9feac02.jpg</text:p>
          </table:table-cell>
          <table:table-cell office:value-type="string" calcext:value-type="string">
            <text:p>B4-0036, B4-0024, B4-0035, CY1-0005, CY1-0004</text:p>
          </table:table-cell>
          <table:table-cell table:number-columns-repeated="11"/>
          <table:table-cell office:value-type="string" calcext:value-type="string">
            <text:p>600x Pro | Bi-Color LED</text:p>
          </table:table-cell>
          <table:table-cell/>
          <table:table-cell office:value-type="string" calcext:value-type="string">
            <text:p>https://www.bhphotovideo.com/c/product/1657956-REG/aputure_als600xproaus_ls_600x_pro_lamp.html?sts=pi&amp;pim=Y</text:p>
          </table:table-cell>
          <table:table-cell office:value-type="string" calcext:value-type="string">
            <text:p>APLS600XPRO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S 600x Pro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LS600XPROAUS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string" calcext:value-type="string">
            <text:p>2022-03-23 12:00:00</text:p>
          </table:table-cell>
          <table:table-cell table:number-columns-repeated="4"/>
          <table:table-cell office:value-type="string" calcext:value-type="string">
            <text:p>PORTL-LIGHT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8</text:p>
          </table:table-cell>
          <table:table-cell/>
          <table:table-cell office:value-type="string" calcext:value-type="string">
            <text:p>pPdx2euyLXXdSRRLCLXgqL</text:p>
          </table:table-cell>
          <table:table-cell/>
          <table:table-cell office:value-type="string" calcext:value-type="string">
            <text:p>https://attachments.cheqroomcdn.com/app/groups/PcxFCbYNX5ZroUMdZeaUs/fe940bd4-a782-11ed-8032-0a58a9feac02.jpg</text:p>
          </table:table-cell>
          <table:table-cell table:number-columns-repeated="11"/>
          <table:table-cell office:value-type="string" calcext:value-type="string">
            <text:p>6HX01X90500</text:p>
          </table:table-cell>
          <table:table-cell office:value-type="string" calcext:value-type="string">
            <text:p>600x Pro | Bi-Color LED</text:p>
          </table:table-cell>
          <table:table-cell/>
          <table:table-cell office:value-type="string" calcext:value-type="string">
            <text:p>https://www.bhphotovideo.com/c/product/1657956-REG/aputure_als600xproaus_ls_600x_pro_lamp.html?sts=pi&amp;pim=Y</text:p>
          </table:table-cell>
          <table:table-cell office:value-type="string" calcext:value-type="string">
            <text:p>APLS600XPRO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S60X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60X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8</text:p>
          </table:table-cell>
          <table:table-cell/>
          <table:table-cell office:value-type="string" calcext:value-type="string">
            <text:p>hVTA8uxLCxzda8FDNDuwCb</text:p>
          </table:table-cell>
          <table:table-cell office:value-type="string" calcext:value-type="string">
            <text:p>3275dff5, 6c333989, 6bfd681e, 6c00fe51</text:p>
          </table:table-cell>
          <table:table-cell office:value-type="string" calcext:value-type="string">
            <text:p>https://attachments.cheqroomcdn.com/app/groups/PcxFCbYNX5ZroUMdZeaUs/ff295c98-a782-11ed-8032-0a58a9feac02.jpg</text:p>
          </table:table-cell>
          <table:table-cell office:value-type="string" calcext:value-type="string">
            <text:p>B2-0049, CY1-0092, CY1-0091, B2-0037</text:p>
          </table:table-cell>
          <table:table-cell table:number-columns-repeated="11"/>
          <table:table-cell office:value-type="string" calcext:value-type="string">
            <text:p>60x Bi-Color LED</text:p>
          </table:table-cell>
          <table:table-cell/>
          <table:table-cell office:value-type="string" calcext:value-type="string">
            <text:p>https://www.bhphotovideo.com/c/product/1560654-REG/aputure_light_storm_ls_60x.html</text:p>
          </table:table-cell>
          <table:table-cell office:value-type="string" calcext:value-type="string">
            <text:p>APLS60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S60X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60X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8</text:p>
          </table:table-cell>
          <table:table-cell/>
          <table:table-cell office:value-type="string" calcext:value-type="string">
            <text:p>gJXRwDr8YxyYRNtZicBpFY</text:p>
          </table:table-cell>
          <table:table-cell office:value-type="string" calcext:value-type="string">
            <text:p>dd817b59, 6c1ffd24, 6c08d49b, 6c031d9c</text:p>
          </table:table-cell>
          <table:table-cell office:value-type="string" calcext:value-type="string">
            <text:p>https://attachments.cheqroomcdn.com/app/groups/PcxFCbYNX5ZroUMdZeaUs/ff295c98-a782-11ed-8032-0a58a9feac02.jpg</text:p>
          </table:table-cell>
          <table:table-cell office:value-type="string" calcext:value-type="string">
            <text:p>B2-0061, CY1-0093, CY1-0094, B2-0038</text:p>
          </table:table-cell>
          <table:table-cell table:number-columns-repeated="10"/>
          <table:table-cell office:value-type="string" calcext:value-type="string">
            <text:p>6GS01K67995</text:p>
          </table:table-cell>
          <table:table-cell office:value-type="string" calcext:value-type="string">
            <text:p>60x Bi-Color LED</text:p>
          </table:table-cell>
          <table:table-cell/>
          <table:table-cell office:value-type="string" calcext:value-type="string">
            <text:p>https://www.bhphotovideo.com/c/product/1560654-REG/aputure_light_storm_ls_60x.html</text:p>
          </table:table-cell>
          <table:table-cell office:value-type="string" calcext:value-type="string">
            <text:p>APLS60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S60X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60X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9</text:p>
          </table:table-cell>
          <table:table-cell/>
          <table:table-cell office:value-type="string" calcext:value-type="string">
            <text:p>acmugZSydTEUCLJYNSdUDC</text:p>
          </table:table-cell>
          <table:table-cell office:value-type="string" calcext:value-type="string">
            <text:p>8161a8d7, 6bbc19d9, 6bb70d87, 6bca7ed8</text:p>
          </table:table-cell>
          <table:table-cell office:value-type="string" calcext:value-type="string">
            <text:p>https://attachments.cheqroomcdn.com/app/groups/PcxFCbYNX5ZroUMdZeaUs/ff295c98-a782-11ed-8032-0a58a9feac02.jpg</text:p>
          </table:table-cell>
          <table:table-cell office:value-type="string" calcext:value-type="string">
            <text:p>B2-0062, CY1-0096, CY1-0095, B2-0050</text:p>
          </table:table-cell>
          <table:table-cell table:number-columns-repeated="11"/>
          <table:table-cell office:value-type="string" calcext:value-type="string">
            <text:p>60x Bi-Color LED</text:p>
          </table:table-cell>
          <table:table-cell/>
          <table:table-cell office:value-type="string" calcext:value-type="string">
            <text:p>https://www.bhphotovideo.com/c/product/1560654-REG/aputure_light_storm_ls_60x.html</text:p>
          </table:table-cell>
          <table:table-cell office:value-type="string" calcext:value-type="string">
            <text:p>APLS60X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S60X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60X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9</text:p>
          </table:table-cell>
          <table:table-cell/>
          <table:table-cell office:value-type="string" calcext:value-type="string">
            <text:p>g9HnZjnjM3xQPStnfpasWf</text:p>
          </table:table-cell>
          <table:table-cell office:value-type="string" calcext:value-type="string">
            <text:p>dd8c35c5, 6bd1d4f1, 6be5ce75, 69ab9276</text:p>
          </table:table-cell>
          <table:table-cell office:value-type="string" calcext:value-type="string">
            <text:p>https://attachments.cheqroomcdn.com/app/groups/PcxFCbYNX5ZroUMdZeaUs/ff295c98-a782-11ed-8032-0a58a9feac02.jpg</text:p>
          </table:table-cell>
          <table:table-cell office:value-type="string" calcext:value-type="string">
            <text:p>B2-0039, CY1-0098, CY1-0099, B2-0051</text:p>
          </table:table-cell>
          <table:table-cell table:number-columns-repeated="11"/>
          <table:table-cell office:value-type="string" calcext:value-type="string">
            <text:p>60x Bi-Color LED</text:p>
          </table:table-cell>
          <table:table-cell/>
          <table:table-cell office:value-type="string" calcext:value-type="string">
            <text:p>https://www.bhphotovideo.com/c/product/1560654-REG/aputure_light_storm_ls_60x.html</text:p>
          </table:table-cell>
          <table:table-cell office:value-type="string" calcext:value-type="string">
            <text:p>APLS60X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C 4-Light Travel Kit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PMC4KIT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3</text:p>
          </table:table-cell>
          <table:table-cell/>
          <table:table-cell office:value-type="string" calcext:value-type="string">
            <text:p>sRRVKc9QDzxgunz9SkZGqF</text:p>
          </table:table-cell>
          <table:table-cell office:value-type="string" calcext:value-type="string">
            <text:p>a990973a, 6b0d819f, 6ae6ba68, 6ab425f0, 6a1862d6</text:p>
          </table:table-cell>
          <table:table-cell office:value-type="string" calcext:value-type="string">
            <text:p>https://attachments.cheqroomcdn.com/app/groups/PcxFCbYNX5ZroUMdZeaUs/024ac2e0-a783-11ed-8032-0a58a9feac02.jpg</text:p>
          </table:table-cell>
          <table:table-cell office:value-type="string" calcext:value-type="string">
            <text:p>B2-0063, CY1-0097</text:p>
          </table:table-cell>
          <table:table-cell table:number-columns-repeated="11"/>
          <table:table-cell office:value-type="string" calcext:value-type="string">
            <text:p>RGB Field Light Kit Case</text:p>
          </table:table-cell>
          <table:table-cell/>
          <table:table-cell office:value-type="string" calcext:value-type="string">
            <text:p>https://www.bhphotovideo.com/c/product/1515223-REG/aputure_mc4kit_mc_rgb_4_light_led.html</text:p>
          </table:table-cell>
          <table:table-cell office:value-type="string" calcext:value-type="string">
            <text:p>APMC4KI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C 4-Light Travel Kit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PMC4KIT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4</text:p>
          </table:table-cell>
          <table:table-cell/>
          <table:table-cell office:value-type="string" calcext:value-type="string">
            <text:p>ABQr4RGwu3y9hvZWBj2AZK</text:p>
          </table:table-cell>
          <table:table-cell office:value-type="string" calcext:value-type="string">
            <text:p>ac5c52de, 6b0992e9, 6ac2d5bc, 6b56ab0a, 6abeae2a, 9b672a19</text:p>
          </table:table-cell>
          <table:table-cell office:value-type="string" calcext:value-type="string">
            <text:p>https://attachments.cheqroomcdn.com/app/groups/PcxFCbYNX5ZroUMdZeaUs/024ac2e0-a783-11ed-8032-0a58a9feac02.jpg</text:p>
          </table:table-cell>
          <table:table-cell office:value-type="string" calcext:value-type="string">
            <text:p>B2-0070, CY1-0076</text:p>
          </table:table-cell>
          <table:table-cell table:number-columns-repeated="11"/>
          <table:table-cell office:value-type="string" calcext:value-type="string">
            <text:p>RGB Field Light Kit Case</text:p>
          </table:table-cell>
          <table:table-cell/>
          <table:table-cell office:value-type="string" calcext:value-type="string">
            <text:p>https://www.bhphotovideo.com/c/product/1515223-REG/aputure_mc4kit_mc_rgb_4_light_led.html</text:p>
          </table:table-cell>
          <table:table-cell office:value-type="string" calcext:value-type="string">
            <text:p>APMC4KI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va P30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NOVAP300CKIT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4</text:p>
          </table:table-cell>
          <table:table-cell/>
          <table:table-cell office:value-type="string" calcext:value-type="string">
            <text:p>K6SsxYrP2FSRBJbPH5voYS</text:p>
          </table:table-cell>
          <table:table-cell office:value-type="string" calcext:value-type="string">
            <text:p>107eb236, 123f784e, af2280c8</text:p>
          </table:table-cell>
          <table:table-cell office:value-type="string" calcext:value-type="string">
            <text:p>https://attachments.cheqroomcdn.com/app/groups/PcxFCbYNX5ZroUMdZeaUs/fcccef1e-a782-11ed-8032-0a58a9feac02.jpg</text:p>
          </table:table-cell>
          <table:table-cell office:value-type="string" calcext:value-type="string">
            <text:p>B4-0008, B4-0031, CY1-0059, CY1-0060, CY1-0063</text:p>
          </table:table-cell>
          <table:table-cell table:number-columns-repeated="10"/>
          <table:table-cell office:value-type="string" calcext:value-type="string">
            <text:p>6ET00N79516</text:p>
          </table:table-cell>
          <table:table-cell office:value-type="string" calcext:value-type="string">
            <text:p>P300c RGB Light Panel</text:p>
          </table:table-cell>
          <table:table-cell/>
          <table:table-cell office:value-type="string" calcext:value-type="string">
            <text:p>https://www.bhphotovideo.com/c/product/1567538-REG/aputure_novap300ckit_nova_p300c_pnl_lt.html</text:p>
          </table:table-cell>
          <table:table-cell office:value-type="string" calcext:value-type="string">
            <text:p>APNOVP300CK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va P30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NOVAP300CKIT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6178, -94.214720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4</text:p>
          </table:table-cell>
          <table:table-cell/>
          <table:table-cell office:value-type="string" calcext:value-type="string">
            <text:p>5WZkCaGSBRQhC2MQzrmeXK</text:p>
          </table:table-cell>
          <table:table-cell office:value-type="string" calcext:value-type="string">
            <text:p>0b7cd33b, 58341e52, 0a1fcd4d</text:p>
          </table:table-cell>
          <table:table-cell office:value-type="string" calcext:value-type="string">
            <text:p>https://attachments.cheqroomcdn.com/app/groups/PcxFCbYNX5ZroUMdZeaUs/fcccef1e-a782-11ed-8032-0a58a9feac02.jpg</text:p>
          </table:table-cell>
          <table:table-cell office:value-type="string" calcext:value-type="string">
            <text:p>CY1-0062, CY1-0061, B4-0019, B4-0007, CY1-0066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office:value-type="string" calcext:value-type="string">
            <text:p>6ET00V79524</text:p>
          </table:table-cell>
          <table:table-cell office:value-type="string" calcext:value-type="string">
            <text:p>P300c RGB Light Panel</text:p>
          </table:table-cell>
          <table:table-cell/>
          <table:table-cell office:value-type="string" calcext:value-type="string">
            <text:p>https://www.bhphotovideo.com/c/product/1567538-REG/aputure_novap300ckit_nova_p300c_pnl_lt.html</text:p>
          </table:table-cell>
          <table:table-cell office:value-type="string" calcext:value-type="string">
            <text:p>APNOVP300CK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va P60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NOP600CKIT</text:p>
          </table:table-cell>
          <table:table-cell/>
          <table:table-cell office:value-type="float" office:value="3590" calcext:value-type="float">
            <text:p>3590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1</text:p>
          </table:table-cell>
          <table:table-cell/>
          <table:table-cell office:value-type="string" calcext:value-type="string">
            <text:p>8iEemBC7mYQh4FAZGgcXpB</text:p>
          </table:table-cell>
          <table:table-cell office:value-type="string" calcext:value-type="string">
            <text:p>02d14d14, 018baba8, 6a1ae483</text:p>
          </table:table-cell>
          <table:table-cell office:value-type="string" calcext:value-type="string">
            <text:p>https://attachments.cheqroomcdn.com/app/groups/PcxFCbYNX5ZroUMdZeaUs/01358d5e-a783-11ed-8032-0a58a9feac02.jpg</text:p>
          </table:table-cell>
          <table:table-cell office:value-type="string" calcext:value-type="string">
            <text:p>B2-0072, B2-0047, CY1-0073, CY1-0074</text:p>
          </table:table-cell>
          <table:table-cell table:number-columns-repeated="11"/>
          <table:table-cell office:value-type="string" calcext:value-type="string">
            <text:p>RGB Studio Lights With Case</text:p>
          </table:table-cell>
          <table:table-cell/>
          <table:table-cell office:value-type="string" calcext:value-type="string">
            <text:p>https://www.bhphotovideo.com/c/product/1664171-REG/aputure_nova_p600c_kit_nova_p600c_rgbww_led.html</text:p>
          </table:table-cell>
          <table:table-cell office:value-type="string" calcext:value-type="string">
            <text:p>APNOVAP600C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va P60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NOP600CKIT</text:p>
          </table:table-cell>
          <table:table-cell/>
          <table:table-cell office:value-type="float" office:value="3590" calcext:value-type="float">
            <text:p>3590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2</text:p>
          </table:table-cell>
          <table:table-cell/>
          <table:table-cell office:value-type="string" calcext:value-type="string">
            <text:p>m4q9KXjMjxqfoEKEDT4GJZ</text:p>
          </table:table-cell>
          <table:table-cell office:value-type="string" calcext:value-type="string">
            <text:p>0805d549, 0839f528, 6a25e24f</text:p>
          </table:table-cell>
          <table:table-cell office:value-type="string" calcext:value-type="string">
            <text:p>https://attachments.cheqroomcdn.com/app/groups/PcxFCbYNX5ZroUMdZeaUs/01358d5e-a783-11ed-8032-0a58a9feac02.jpg</text:p>
          </table:table-cell>
          <table:table-cell office:value-type="string" calcext:value-type="string">
            <text:p>B2-0060, B2-0048, CY1-0001, CY1-0075</text:p>
          </table:table-cell>
          <table:table-cell table:number-columns-repeated="11"/>
          <table:table-cell office:value-type="string" calcext:value-type="string">
            <text:p>RGB Studio Lights With Case</text:p>
          </table:table-cell>
          <table:table-cell/>
          <table:table-cell office:value-type="string" calcext:value-type="string">
            <text:p>https://www.bhphotovideo.com/c/product/1664171-REG/aputure_nova_p600c_kit_nova_p600c_rgbww_led.html</text:p>
          </table:table-cell>
          <table:table-cell office:value-type="string" calcext:value-type="string">
            <text:p>APNOVAP600C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maran 200x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PM022XA10</text:p>
          </table:table-cell>
          <table:table-cell/>
          <table:table-cell office:value-type="float" office:value="349" calcext:value-type="float">
            <text:p>349</text:p>
          </table:table-cell>
          <table:table-cell table:style-name="Default"/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4 04:20:59</text:p>
          </table:table-cell>
          <table:table-cell/>
          <table:table-cell office:value-type="string" calcext:value-type="string">
            <text:p>sJDT8SrGHvSNJcuhpdJZBm</text:p>
          </table:table-cell>
          <table:table-cell office:value-type="string" calcext:value-type="string">
            <text:p>c9c931ff, c9abd1c6</text:p>
          </table:table-cell>
          <table:table-cell office:value-type="string" calcext:value-type="string">
            <text:p>https://attachments.cheqroomcdn.com/app/groups/PcxFCbYNX5ZroUMdZeaUs/cda1ed84-d32e-11ed-8051-0a58a9feac02.jpg</text:p>
          </table:table-cell>
          <table:table-cell office:value-type="string" calcext:value-type="string">
            <text:p>6HG02N15035, B5-0073, CY1-0007, B5-0085, B5-0097</text:p>
          </table:table-cell>
          <table:table-cell table:number-columns-repeated="10"/>
          <table:table-cell office:value-type="string" calcext:value-type="string">
            <text:p>6HG02N15035</text:p>
          </table:table-cell>
          <table:table-cell table:number-columns-repeated="2"/>
          <table:table-cell office:value-type="string" calcext:value-type="string">
            <text:p>https://www.bhphotovideo.com/c/product/1753990-REG/amaran_apm022xa10_amaran_cob_200x_s.html</text:p>
          </table:table-cell>
          <table:table-cell office:value-type="string" calcext:value-type="string">
            <text:p>AMAPM022XA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aran P6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P60CUS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3984, -94.2146028</text:p>
          </table:table-cell>
          <table:table-cell office:value-type="string" calcext:value-type="string">
            <text:p>P60C | Light Kit | A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5</text:p>
          </table:table-cell>
          <table:table-cell/>
          <table:table-cell office:value-type="string" calcext:value-type="string">
            <text:p>P9U6UkxHBUeADFPprY5VhL</text:p>
          </table:table-cell>
          <table:table-cell office:value-type="string" calcext:value-type="string">
            <text:p>4f676425</text:p>
          </table:table-cell>
          <table:table-cell office:value-type="string" calcext:value-type="string">
            <text:p>https://attachments.cheqroomcdn.com/app/groups/PcxFCbYNX5ZroUMdZeaUs/fdaff0f2-a782-11ed-8032-0a58a9feac02.jpg</text:p>
          </table:table-cell>
          <table:table-cell office:value-type="string" calcext:value-type="string">
            <text:p>B4-0073, B2-0059, CY1-0078</text:p>
          </table:table-cell>
          <table:table-cell table:number-columns-repeated="10"/>
          <table:table-cell office:value-type="string" calcext:value-type="string">
            <text:p>6JW00D88144</text:p>
          </table:table-cell>
          <table:table-cell office:value-type="string" calcext:value-type="string">
            <text:p>P60c RGB Light Panel</text:p>
          </table:table-cell>
          <table:table-cell/>
          <table:table-cell office:value-type="string" calcext:value-type="string">
            <text:p>https://www.bhphotovideo.com/c/product/1665994-REG/aputure_amp60cus_p60c_bi_color_rgbww_led.html</text:p>
          </table:table-cell>
          <table:table-cell office:value-type="string" calcext:value-type="string">
            <text:p>AMARANP60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aran P6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P60CUS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3984, -94.2146028</text:p>
          </table:table-cell>
          <table:table-cell office:value-type="string" calcext:value-type="string">
            <text:p>P60C | Light Kit | A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6</text:p>
          </table:table-cell>
          <table:table-cell/>
          <table:table-cell office:value-type="string" calcext:value-type="string">
            <text:p>a5kjerxZtuZoQtkYEx3yEC</text:p>
          </table:table-cell>
          <table:table-cell office:value-type="string" calcext:value-type="string">
            <text:p>4f63fcef</text:p>
          </table:table-cell>
          <table:table-cell office:value-type="string" calcext:value-type="string">
            <text:p>https://attachments.cheqroomcdn.com/app/groups/PcxFCbYNX5ZroUMdZeaUs/fdaff0f2-a782-11ed-8032-0a58a9feac02.jpg</text:p>
          </table:table-cell>
          <table:table-cell office:value-type="string" calcext:value-type="string">
            <text:p>B4-0085, B4-0015, CY1-0070</text:p>
          </table:table-cell>
          <table:table-cell table:number-columns-repeated="10"/>
          <table:table-cell office:value-type="string" calcext:value-type="string">
            <text:p>6JW00H86469</text:p>
          </table:table-cell>
          <table:table-cell office:value-type="string" calcext:value-type="string">
            <text:p>P60c RGB Light Panel</text:p>
          </table:table-cell>
          <table:table-cell/>
          <table:table-cell office:value-type="string" calcext:value-type="string">
            <text:p>https://www.bhphotovideo.com/c/product/1665994-REG/aputure_amp60cus_p60c_bi_color_rgbww_led.html</text:p>
          </table:table-cell>
          <table:table-cell office:value-type="string" calcext:value-type="string">
            <text:p>AMARANP60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maran P6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P60CUS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49425368901, -94.2146533462054</text:p>
          </table:table-cell>
          <table:table-cell office:value-type="string" calcext:value-type="string">
            <text:p>P60C | Light Kit | B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6</text:p>
          </table:table-cell>
          <table:table-cell/>
          <table:table-cell office:value-type="string" calcext:value-type="string">
            <text:p>sUSbAzDodjTatqPnUsqaKE</text:p>
          </table:table-cell>
          <table:table-cell office:value-type="string" calcext:value-type="string">
            <text:p>4f8de57e</text:p>
          </table:table-cell>
          <table:table-cell office:value-type="string" calcext:value-type="string">
            <text:p>https://attachments.cheqroomcdn.com/app/groups/PcxFCbYNX5ZroUMdZeaUs/fdaff0f2-a782-11ed-8032-0a58a9feac02.jpg</text:p>
          </table:table-cell>
          <table:table-cell office:value-type="string" calcext:value-type="string">
            <text:p>B4-0005, B4-0006, CY1-0064</text:p>
          </table:table-cell>
          <table:table-cell table:number-columns-repeated="10"/>
          <table:table-cell office:value-type="string" calcext:value-type="string">
            <text:p>6JW00L85278</text:p>
          </table:table-cell>
          <table:table-cell office:value-type="string" calcext:value-type="string">
            <text:p>P60c RGB Light Panel</text:p>
          </table:table-cell>
          <table:table-cell/>
          <table:table-cell office:value-type="string" calcext:value-type="string">
            <text:p>https://www.bhphotovideo.com/c/product/1665994-REG/aputure_amp60cus_p60c_bi_color_rgbww_led.html</text:p>
          </table:table-cell>
          <table:table-cell office:value-type="string" calcext:value-type="string">
            <text:p>AMARANP60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maran P6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P60CUS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49425368901, -94.2146533462054</text:p>
          </table:table-cell>
          <table:table-cell office:value-type="string" calcext:value-type="string">
            <text:p>P60C | Light Kit | B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6</text:p>
          </table:table-cell>
          <table:table-cell/>
          <table:table-cell office:value-type="string" calcext:value-type="string">
            <text:p>zXsiPvrEzHAiDUDY5jNo7A</text:p>
          </table:table-cell>
          <table:table-cell office:value-type="string" calcext:value-type="string">
            <text:p>4f8b7d71</text:p>
          </table:table-cell>
          <table:table-cell office:value-type="string" calcext:value-type="string">
            <text:p>https://attachments.cheqroomcdn.com/app/groups/PcxFCbYNX5ZroUMdZeaUs/fdaff0f2-a782-11ed-8032-0a58a9feac02.jpg</text:p>
          </table:table-cell>
          <table:table-cell office:value-type="string" calcext:value-type="string">
            <text:p>B4-0017, B4-0029, CY1-0067</text:p>
          </table:table-cell>
          <table:table-cell table:number-columns-repeated="10"/>
          <table:table-cell office:value-type="string" calcext:value-type="string">
            <text:p>6JW00N86327</text:p>
          </table:table-cell>
          <table:table-cell office:value-type="string" calcext:value-type="string">
            <text:p>P60c RGB Light Panel</text:p>
          </table:table-cell>
          <table:table-cell/>
          <table:table-cell office:value-type="string" calcext:value-type="string">
            <text:p>https://www.bhphotovideo.com/c/product/1665994-REG/aputure_amp60cus_p60c_bi_color_rgbww_led.html</text:p>
          </table:table-cell>
          <table:table-cell office:value-type="string" calcext:value-type="string">
            <text:p>AMARANP60C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maran P6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P60CUS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6241, -94.2147205</text:p>
          </table:table-cell>
          <table:table-cell office:value-type="string" calcext:value-type="string">
            <text:p>P60C | Light Kit | C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7</text:p>
          </table:table-cell>
          <table:table-cell/>
          <table:table-cell office:value-type="string" calcext:value-type="string">
            <text:p>RBDG8gwZiKJxH4pLHYW58</text:p>
          </table:table-cell>
          <table:table-cell office:value-type="string" calcext:value-type="string">
            <text:p>4f9d1a78</text:p>
          </table:table-cell>
          <table:table-cell office:value-type="string" calcext:value-type="string">
            <text:p>https://attachments.cheqroomcdn.com/app/groups/PcxFCbYNX5ZroUMdZeaUs/fdaff0f2-a782-11ed-8032-0a58a9feac02.jpg</text:p>
          </table:table-cell>
          <table:table-cell office:value-type="string" calcext:value-type="string">
            <text:p>B4-0018, B4-0014, CY1-0006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office:value-type="string" calcext:value-type="string">
            <text:p>6JW00Q88135</text:p>
          </table:table-cell>
          <table:table-cell office:value-type="string" calcext:value-type="string">
            <text:p>P60c RGB Light Panel</text:p>
          </table:table-cell>
          <table:table-cell/>
          <table:table-cell office:value-type="string" calcext:value-type="string">
            <text:p>https://www.bhphotovideo.com/c/product/1665994-REG/aputure_amp60cus_p60c_bi_color_rgbww_led.html</text:p>
          </table:table-cell>
          <table:table-cell office:value-type="string" calcext:value-type="string">
            <text:p>AMARANP60C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maran P6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P60CUS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5818, -94.2146662</text:p>
          </table:table-cell>
          <table:table-cell office:value-type="string" calcext:value-type="string">
            <text:p>P60C | Light Kit | C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7</text:p>
          </table:table-cell>
          <table:table-cell/>
          <table:table-cell office:value-type="string" calcext:value-type="string">
            <text:p>VZvdmG6GJtSDQtwtMiwGiM</text:p>
          </table:table-cell>
          <table:table-cell office:value-type="string" calcext:value-type="string">
            <text:p>4f96abe4</text:p>
          </table:table-cell>
          <table:table-cell office:value-type="string" calcext:value-type="string">
            <text:p>https://attachments.cheqroomcdn.com/app/groups/PcxFCbYNX5ZroUMdZeaUs/fdaff0f2-a782-11ed-8032-0a58a9feac02.jpg</text:p>
          </table:table-cell>
          <table:table-cell office:value-type="string" calcext:value-type="string">
            <text:p>B4-0026, B4-0030, CY1-0065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office:value-type="string" calcext:value-type="string">
            <text:p>6JW00U86100</text:p>
          </table:table-cell>
          <table:table-cell office:value-type="string" calcext:value-type="string">
            <text:p>P60c RGB Light Panel</text:p>
          </table:table-cell>
          <table:table-cell/>
          <table:table-cell office:value-type="string" calcext:value-type="string">
            <text:p>https://www.bhphotovideo.com/c/product/1665994-REG/aputure_amp60cus_p60c_bi_color_rgbww_led.html</text:p>
          </table:table-cell>
          <table:table-cell office:value-type="string" calcext:value-type="string">
            <text:p>AMARANP60C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maran Tri-8c | Bicolor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TRI8CA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17-01-01 12:00:00</text:p>
          </table:table-cell>
          <table:table-cell table:number-columns-repeated="5"/>
          <table:table-cell office:value-type="string" calcext:value-type="string">
            <text:p>Redbird | 117</text:p>
          </table:table-cell>
          <table:table-cell office:value-type="string" calcext:value-type="string">
            <text:p>2023-04-06 06:53:22</text:p>
          </table:table-cell>
          <table:table-cell/>
          <table:table-cell office:value-type="string" calcext:value-type="string">
            <text:p>FwAYWMZoo8gLrb48o7WZFY</text:p>
          </table:table-cell>
          <table:table-cell/>
          <table:table-cell office:value-type="string" calcext:value-type="string">
            <text:p>https://attachments.cheqroomcdn.com/app/groups/PcxFCbYNX5ZroUMdZeaUs/374655a6-d4d6-11ed-a96d-0a58a9feac02.jpg</text:p>
          </table:table-cell>
          <table:table-cell table:number-columns-repeated="14"/>
          <table:table-cell office:value-type="string" calcext:value-type="string">
            <text:p>https://www.bhphotovideo.com/c/product/1345504-REG/aputure_tri8ca_tri_8c_bicolor_light_gold_mount.html</text:p>
          </table:table-cell>
          <table:table-cell office:value-type="string" calcext:value-type="string">
            <text:p>APTRI8C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aran Tri-8c | Bicolor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TRI8CA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17-01-01 12:00:00</text:p>
          </table:table-cell>
          <table:table-cell table:number-columns-repeated="5"/>
          <table:table-cell office:value-type="string" calcext:value-type="string">
            <text:p>Redbird | 117</text:p>
          </table:table-cell>
          <table:table-cell office:value-type="string" calcext:value-type="string">
            <text:p>2023-04-06 06:53:22</text:p>
          </table:table-cell>
          <table:table-cell/>
          <table:table-cell office:value-type="string" calcext:value-type="string">
            <text:p>YK7jWe4mLHwT76BnmpPsgF</text:p>
          </table:table-cell>
          <table:table-cell/>
          <table:table-cell office:value-type="string" calcext:value-type="string">
            <text:p>https://attachments.cheqroomcdn.com/app/groups/PcxFCbYNX5ZroUMdZeaUs/374655a6-d4d6-11ed-a96d-0a58a9feac02.jpg</text:p>
          </table:table-cell>
          <table:table-cell table:number-columns-repeated="14"/>
          <table:table-cell office:value-type="string" calcext:value-type="string">
            <text:p>https://www.bhphotovideo.com/c/product/1345504-REG/aputure_tri8ca_tri_8c_bicolor_light_gold_mount.html</text:p>
          </table:table-cell>
          <table:table-cell office:value-type="string" calcext:value-type="string">
            <text:p>APTRI8C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maran Tri-8s | Daylight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TRI8SA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17-01-01 12:00:00</text:p>
          </table:table-cell>
          <table:table-cell table:number-columns-repeated="5"/>
          <table:table-cell office:value-type="string" calcext:value-type="string">
            <text:p>Redbird | 117</text:p>
          </table:table-cell>
          <table:table-cell office:value-type="string" calcext:value-type="string">
            <text:p>2023-04-06 06:49:02</text:p>
          </table:table-cell>
          <table:table-cell/>
          <table:table-cell office:value-type="string" calcext:value-type="string">
            <text:p>pi7gzXKHfP9tswg2qnsS7W</text:p>
          </table:table-cell>
          <table:table-cell/>
          <table:table-cell office:value-type="string" calcext:value-type="string">
            <text:p>https://attachments.cheqroomcdn.com/app/groups/PcxFCbYNX5ZroUMdZeaUs/900cc8ce-d4d5-11ed-8f5d-0a58a9feac02.jpg</text:p>
          </table:table-cell>
          <table:table-cell table:number-columns-repeated="14"/>
          <table:table-cell office:value-type="string" calcext:value-type="string">
            <text:p>https://www.bhphotovideo.com/c/product/1345502-REG/aputure_tri8sa_tri_8s_daylight_spot_light.html</text:p>
          </table:table-cell>
          <table:table-cell office:value-type="string" calcext:value-type="string">
            <text:p>APTRI8S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aran Tri-8s | Daylight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TRI8SA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17-01-01 12:00:00</text:p>
          </table:table-cell>
          <table:table-cell table:number-columns-repeated="5"/>
          <table:table-cell office:value-type="string" calcext:value-type="string">
            <text:p>Redbird | 117</text:p>
          </table:table-cell>
          <table:table-cell office:value-type="string" calcext:value-type="string">
            <text:p>2023-04-06 06:50:39</text:p>
          </table:table-cell>
          <table:table-cell/>
          <table:table-cell office:value-type="string" calcext:value-type="string">
            <text:p>zDTcjd3BGfpPtS8dxMgsVV</text:p>
          </table:table-cell>
          <table:table-cell/>
          <table:table-cell office:value-type="string" calcext:value-type="string">
            <text:p>https://attachments.cheqroomcdn.com/app/groups/PcxFCbYNX5ZroUMdZeaUs/900cc8ce-d4d5-11ed-8f5d-0a58a9feac02.jpg</text:p>
          </table:table-cell>
          <table:table-cell table:number-columns-repeated="14"/>
          <table:table-cell office:value-type="string" calcext:value-type="string">
            <text:p>https://www.bhphotovideo.com/c/product/1345502-REG/aputure_tri8sa_tri_8s_daylight_spot_light.html</text:p>
          </table:table-cell>
          <table:table-cell office:value-type="string" calcext:value-type="string">
            <text:p>APTRI8S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7</text:p>
          </table:table-cell>
          <table:table-cell/>
          <table:table-cell office:value-type="string" calcext:value-type="string">
            <text:p>2eXCDTQT37woR9MCE5r2eh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7</text:p>
          </table:table-cell>
          <table:table-cell/>
          <table:table-cell office:value-type="string" calcext:value-type="string">
            <text:p>3bid9x4XdP4UAxf75vYFPh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7</text:p>
          </table:table-cell>
          <table:table-cell/>
          <table:table-cell office:value-type="string" calcext:value-type="string">
            <text:p>novt7abQyY9Zubt4rmoASL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8</text:p>
          </table:table-cell>
          <table:table-cell/>
          <table:table-cell office:value-type="string" calcext:value-type="string">
            <text:p>JFpziQmV9K2bhpFH6tNLYY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8</text:p>
          </table:table-cell>
          <table:table-cell/>
          <table:table-cell office:value-type="string" calcext:value-type="string">
            <text:p>Th82w4598ejeN9enEtEPYW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8</text:p>
          </table:table-cell>
          <table:table-cell/>
          <table:table-cell office:value-type="string" calcext:value-type="string">
            <text:p>9GKfn8vvv8xQ9j5nEVGoN7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8</text:p>
          </table:table-cell>
          <table:table-cell/>
          <table:table-cell office:value-type="string" calcext:value-type="string">
            <text:p>WVFDjcx8Y5bB3VzFA5rVnZ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8</text:p>
          </table:table-cell>
          <table:table-cell/>
          <table:table-cell office:value-type="string" calcext:value-type="string">
            <text:p>rFPXsUyfHY8WKB8jZGCey7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9</text:p>
          </table:table-cell>
          <table:table-cell/>
          <table:table-cell office:value-type="string" calcext:value-type="string">
            <text:p>fqF5ZP6mgabcbqmVJ9gmB3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9</text:p>
          </table:table-cell>
          <table:table-cell/>
          <table:table-cell office:value-type="string" calcext:value-type="string">
            <text:p>ytMUo69epFNKvhsSYyNzzj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5' x 6.6' | Collapsible Blue/Green Screen</text:p>
          </table:table-cell>
          <table:table-cell office:value-type="string" calcext:value-type="string">
            <text:p>Backdrop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10039506" calcext:value-type="float">
            <text:p>10039506</text:p>
          </table:table-cell>
          <table:table-cell/>
          <table:table-cell office:value-type="float" office:value="46.99" calcext:value-type="float">
            <text:p>46.99</text:p>
          </table:table-cell>
          <table:table-cell office:value-type="string" calcext:value-type="string">
            <text:p>2019-11-14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55:54</text:p>
          </table:table-cell>
          <table:table-cell/>
          <table:table-cell office:value-type="string" calcext:value-type="string">
            <text:p>m5nMwrayEiqgcRKM5ZcDAW</text:p>
          </table:table-cell>
          <table:table-cell/>
          <table:table-cell office:value-type="string" calcext:value-type="string">
            <text:p>https://attachments.cheqroomcdn.com/app/groups/PcxFCbYNX5ZroUMdZeaUs/ec16a728-a9b7-11ed-a862-0a58a9feac02.jpg</text:p>
          </table:table-cell>
          <table:table-cell table:number-columns-repeated="12"/>
          <table:table-cell office:value-type="string" calcext:value-type="string">
            <text:p>The 5 x 6.6', blue/green Collapsible Reversible Background from Neewer has a foldable and portable design supporting bidirectional mounting and a wide range of applications. It allows quick and clean chroma key compositing in videos and images, ideal for vlogging, broadcasting, gaming, portrait/product photography, and more. A pop-up backdrop allows setup in just a few seconds. The double-sided design provides green and blue screens for more flexibility.</text:p>
            <text:p/>
            <text:p>Three loops let you hang the backdrop on a stand, curtain rod, or wall hooks in vertical or horizontal directions for different camera distances. The background easily folds into a compact circle and stores in the included carry bag. Steel frames bend and twist easily, letting you fold the backdrop down to a 24.8" compact round shape.</text:p>
          </table:table-cell>
          <table:table-cell/>
          <table:table-cell office:value-type="string" calcext:value-type="string">
            <text:p>https://www.bhphotovideo.com/c/product/1638543-REG/neewer_10039506_collapsible_reversible_background_5_x7.html</text:p>
          </table:table-cell>
          <table:table-cell office:value-type="string" calcext:value-type="string">
            <text:p>NE1003950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a 5 Lightbank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himera</text:p>
          </table:table-cell>
          <table:table-cell office:value-type="float" office:value="6151" calcext:value-type="float">
            <text:p>6151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2</text:p>
          </table:table-cell>
          <table:table-cell/>
          <table:table-cell office:value-type="string" calcext:value-type="string">
            <text:p>eSTeM3EXrgLzQSjZenqunW</text:p>
          </table:table-cell>
          <table:table-cell/>
          <table:table-cell office:value-type="string" calcext:value-type="string">
            <text:p>https://attachments.cheqroomcdn.com/app/groups/PcxFCbYNX5ZroUMdZeaUs/01db8d44-a783-11ed-8032-0a58a9feac02.jpg</text:p>
          </table:table-cell>
          <table:table-cell table:number-columns-repeated="12"/>
          <table:table-cell office:value-type="string" calcext:value-type="string">
            <text:p>Octa 5 Softbox for P600c</text:p>
          </table:table-cell>
          <table:table-cell/>
          <table:table-cell office:value-type="string" calcext:value-type="string">
            <text:p>https://www.bhphotovideo.com/c/product/1668537-REG/chimera_6151_octa_5_lightbank_w.html</text:p>
          </table:table-cell>
          <table:table-cell office:value-type="string" calcext:value-type="string">
            <text:p>CH615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a 5 Lightbank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himera</text:p>
          </table:table-cell>
          <table:table-cell office:value-type="float" office:value="6151" calcext:value-type="float">
            <text:p>6151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3</text:p>
          </table:table-cell>
          <table:table-cell/>
          <table:table-cell office:value-type="string" calcext:value-type="string">
            <text:p>PoSkKczbAjZD7mzf6oWu5J</text:p>
          </table:table-cell>
          <table:table-cell/>
          <table:table-cell office:value-type="string" calcext:value-type="string">
            <text:p>https://attachments.cheqroomcdn.com/app/groups/PcxFCbYNX5ZroUMdZeaUs/01db8d44-a783-11ed-8032-0a58a9feac02.jpg</text:p>
          </table:table-cell>
          <table:table-cell table:number-columns-repeated="12"/>
          <table:table-cell office:value-type="string" calcext:value-type="string">
            <text:p>Octa 5 Softbox for P600c</text:p>
          </table:table-cell>
          <table:table-cell/>
          <table:table-cell office:value-type="string" calcext:value-type="string">
            <text:p>https://www.bhphotovideo.com/c/product/1668537-REG/chimera_6151_octa_5_lightbank_w.html</text:p>
          </table:table-cell>
          <table:table-cell office:value-type="string" calcext:value-type="string">
            <text:p>CH615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p Bank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himera</text:p>
          </table:table-cell>
          <table:table-cell office:value-type="float" office:value="1651" calcext:value-type="float">
            <text:p>165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2</text:p>
          </table:table-cell>
          <table:table-cell/>
          <table:table-cell office:value-type="string" calcext:value-type="string">
            <text:p>uukYfehBHBXTxXjVigrS7H</text:p>
          </table:table-cell>
          <table:table-cell office:value-type="string" calcext:value-type="string">
            <text:p>b2392f93</text:p>
          </table:table-cell>
          <table:table-cell office:value-type="string" calcext:value-type="string">
            <text:p>https://attachments.cheqroomcdn.com/app/groups/PcxFCbYNX5ZroUMdZeaUs/fd3a38f8-a782-11ed-8032-0a58a9feac02.jpg</text:p>
          </table:table-cell>
          <table:table-cell table:number-columns-repeated="12"/>
          <table:table-cell office:value-type="string" calcext:value-type="string">
            <text:p>Softbox for P300c</text:p>
          </table:table-cell>
          <table:table-cell/>
          <table:table-cell office:value-type="string" calcext:value-type="string">
            <text:p>https://www.bhphotovideo.com/c/product/1567514-REG/aputure_p300csoftbox_softbox_f_p300c_panel.html</text:p>
          </table:table-cell>
          <table:table-cell office:value-type="string" calcext:value-type="string">
            <text:p>CH165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p Bank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himera</text:p>
          </table:table-cell>
          <table:table-cell office:value-type="float" office:value="1651" calcext:value-type="float">
            <text:p>165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2</text:p>
          </table:table-cell>
          <table:table-cell/>
          <table:table-cell office:value-type="string" calcext:value-type="string">
            <text:p>VtTWUMcfCf5A8xGHkroWna</text:p>
          </table:table-cell>
          <table:table-cell office:value-type="string" calcext:value-type="string">
            <text:p>5ba87725</text:p>
          </table:table-cell>
          <table:table-cell office:value-type="string" calcext:value-type="string">
            <text:p>https://attachments.cheqroomcdn.com/app/groups/PcxFCbYNX5ZroUMdZeaUs/fd3a38f8-a782-11ed-8032-0a58a9feac02.jpg</text:p>
          </table:table-cell>
          <table:table-cell table:number-columns-repeated="12"/>
          <table:table-cell office:value-type="string" calcext:value-type="string">
            <text:p>Softbox for P300c</text:p>
          </table:table-cell>
          <table:table-cell/>
          <table:table-cell office:value-type="string" calcext:value-type="string">
            <text:p>https://www.bhphotovideo.com/c/product/1567514-REG/aputure_p300csoftbox_softbox_f_p300c_panel.html</text:p>
          </table:table-cell>
          <table:table-cell office:value-type="string" calcext:value-type="string">
            <text:p>CH165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OTLIGHT MINI ZOOM</text:p>
          </table:table-cell>
          <table:table-cell office:value-type="string" calcext:value-type="string">
            <text:p>Projector Lens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SPOTLIGHTMINIZOOM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9</text:p>
          </table:table-cell>
          <table:table-cell/>
          <table:table-cell office:value-type="string" calcext:value-type="string">
            <text:p>snfNo3xsLmwud9G7VzxgNJ</text:p>
          </table:table-cell>
          <table:table-cell office:value-type="string" calcext:value-type="string">
            <text:p>81c94cbb</text:p>
          </table:table-cell>
          <table:table-cell office:value-type="string" calcext:value-type="string">
            <text:p>https://attachments.cheqroomcdn.com/app/groups/PcxFCbYNX5ZroUMdZeaUs/ffd4c812-a782-11ed-8032-0a58a9feac02.jpg</text:p>
          </table:table-cell>
          <table:table-cell office:value-type="string" calcext:value-type="string">
            <text:p>B2-0040</text:p>
          </table:table-cell>
          <table:table-cell table:number-columns-repeated="11"/>
          <table:table-cell office:value-type="string" calcext:value-type="string">
            <text:p>60x Spot Light Zoom</text:p>
          </table:table-cell>
          <table:table-cell/>
          <table:table-cell office:value-type="string" calcext:value-type="string">
            <text:p>https://www.bhphotovideo.com/c/product/1645110-REG/aputure_amospotlightminizoom_spotlight_mini_zoom_for.html?sts=pi&amp;pim=Y</text:p>
          </table:table-cell>
          <table:table-cell office:value-type="string" calcext:value-type="string">
            <text:p>APAMOSPOTLI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OTLIGHT MINI ZOOM</text:p>
          </table:table-cell>
          <table:table-cell office:value-type="string" calcext:value-type="string">
            <text:p>Projector Lens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SPOTLIGHTMINIZOOM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0</text:p>
          </table:table-cell>
          <table:table-cell/>
          <table:table-cell office:value-type="string" calcext:value-type="string">
            <text:p>XFjhM5mDjc8PY8K2mrc5Tm</text:p>
          </table:table-cell>
          <table:table-cell office:value-type="string" calcext:value-type="string">
            <text:p>33d415c0</text:p>
          </table:table-cell>
          <table:table-cell office:value-type="string" calcext:value-type="string">
            <text:p>https://attachments.cheqroomcdn.com/app/groups/PcxFCbYNX5ZroUMdZeaUs/ffd4c812-a782-11ed-8032-0a58a9feac02.jpg</text:p>
          </table:table-cell>
          <table:table-cell office:value-type="string" calcext:value-type="string">
            <text:p>B2-0052</text:p>
          </table:table-cell>
          <table:table-cell table:number-columns-repeated="11"/>
          <table:table-cell office:value-type="string" calcext:value-type="string">
            <text:p>60x Spot Light Zoom</text:p>
          </table:table-cell>
          <table:table-cell/>
          <table:table-cell office:value-type="string" calcext:value-type="string">
            <text:p>https://www.bhphotovideo.com/c/product/1645110-REG/aputure_amospotlightminizoom_spotlight_mini_zoom_for.html?sts=pi&amp;pim=Y</text:p>
          </table:table-cell>
          <table:table-cell office:value-type="string" calcext:value-type="string">
            <text:p>APAMOSPOTLI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ftbox for P300c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P300CSOFTBOX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5</text:p>
          </table:table-cell>
          <table:table-cell/>
          <table:table-cell office:value-type="string" calcext:value-type="string">
            <text:p>mcyfSkVFWZ2bojNW36Mcwn</text:p>
          </table:table-cell>
          <table:table-cell office:value-type="string" calcext:value-type="string">
            <text:p>9654e08f</text:p>
          </table:table-cell>
          <table:table-cell office:value-type="string" calcext:value-type="string">
            <text:p>https://attachments.cheqroomcdn.com/app/groups/PcxFCbYNX5ZroUMdZeaUs/fd3a38f8-a782-11ed-8032-0a58a9feac02.jpg</text:p>
          </table:table-cell>
          <table:table-cell table:number-columns-repeated="12"/>
          <table:table-cell office:value-type="string" calcext:value-type="string">
            <text:p>P300c Softbox</text:p>
          </table:table-cell>
          <table:table-cell/>
          <table:table-cell office:value-type="string" calcext:value-type="string">
            <text:p>https://www.bhphotovideo.com/c/product/1567514-REG/aputure_p300csoftbox_softbox_f_p300c_panel.html</text:p>
          </table:table-cell>
          <table:table-cell office:value-type="string" calcext:value-type="string">
            <text:p>APP300CS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ftbox for P300c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P300CSOFTBOX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3984, -94.2146028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5</text:p>
          </table:table-cell>
          <table:table-cell/>
          <table:table-cell office:value-type="string" calcext:value-type="string">
            <text:p>N243eMRyja8Y8UVWeSTrNJ</text:p>
          </table:table-cell>
          <table:table-cell office:value-type="string" calcext:value-type="string">
            <text:p>482ba646</text:p>
          </table:table-cell>
          <table:table-cell office:value-type="string" calcext:value-type="string">
            <text:p>https://attachments.cheqroomcdn.com/app/groups/PcxFCbYNX5ZroUMdZeaUs/fd3a38f8-a782-11ed-8032-0a58a9feac02.jpg</text:p>
          </table:table-cell>
          <table:table-cell table:number-columns-repeated="12"/>
          <table:table-cell office:value-type="string" calcext:value-type="string">
            <text:p>P300c Softbox</text:p>
          </table:table-cell>
          <table:table-cell/>
          <table:table-cell office:value-type="string" calcext:value-type="string">
            <text:p>https://www.bhphotovideo.com/c/product/1567514-REG/aputure_p300csoftbox_softbox_f_p300c_panel.html</text:p>
          </table:table-cell>
          <table:table-cell office:value-type="string" calcext:value-type="string">
            <text:p>APP300CS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otlight 10-Piece Gobo Kit</text:p>
          </table:table-cell>
          <table:table-cell office:value-type="string" calcext:value-type="string">
            <text:p>Projector Lens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10GOBOKITB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0</text:p>
          </table:table-cell>
          <table:table-cell/>
          <table:table-cell office:value-type="string" calcext:value-type="string">
            <text:p>A8nc6mn5wcEtLkzbLHPrK6</text:p>
          </table:table-cell>
          <table:table-cell/>
          <table:table-cell office:value-type="string" calcext:value-type="string">
            <text:p>https://attachments.cheqroomcdn.com/app/groups/PcxFCbYNX5ZroUMdZeaUs/004d6880-a783-11ed-8032-0a58a9feac02.jpg</text:p>
          </table:table-cell>
          <table:table-cell table:number-columns-repeated="12"/>
          <table:table-cell office:value-type="string" calcext:value-type="string">
            <text:p>60x Spot Gobo Kit</text:p>
          </table:table-cell>
          <table:table-cell/>
          <table:table-cell office:value-type="string" calcext:value-type="string">
            <text:p>https://www.bhphotovideo.com/c/product/1605886-REG/aputure_spotlightgobokit_spotlight_10_piece_gobo_kit.html</text:p>
          </table:table-cell>
          <table:table-cell office:value-type="string" calcext:value-type="string">
            <text:p>APSL10GOBO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otlight 10-Piece Gobo Kit</text:p>
          </table:table-cell>
          <table:table-cell office:value-type="string" calcext:value-type="string">
            <text:p>Projector Lens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10GOBOKITB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0</text:p>
          </table:table-cell>
          <table:table-cell/>
          <table:table-cell office:value-type="string" calcext:value-type="string">
            <text:p>ZyNHLozHnCt4smF38HBqGM</text:p>
          </table:table-cell>
          <table:table-cell/>
          <table:table-cell office:value-type="string" calcext:value-type="string">
            <text:p>https://attachments.cheqroomcdn.com/app/groups/PcxFCbYNX5ZroUMdZeaUs/004d6880-a783-11ed-8032-0a58a9feac02.jpg</text:p>
          </table:table-cell>
          <table:table-cell table:number-columns-repeated="12"/>
          <table:table-cell office:value-type="string" calcext:value-type="string">
            <text:p>60x Spot Gobo Kit</text:p>
          </table:table-cell>
          <table:table-cell/>
          <table:table-cell office:value-type="string" calcext:value-type="string">
            <text:p>https://www.bhphotovideo.com/c/product/1605886-REG/aputure_spotlightgobokit_spotlight_10_piece_gobo_kit.html</text:p>
          </table:table-cell>
          <table:table-cell office:value-type="string" calcext:value-type="string">
            <text:p>APSL10GOBO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.5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E2216Hf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2:26:12</text:p>
          </table:table-cell>
          <table:table-cell/>
          <table:table-cell office:value-type="string" calcext:value-type="string">
            <text:p>hYbM92ZRvpMRNErFN3tZVC</text:p>
          </table:table-cell>
          <table:table-cell office:value-type="string" calcext:value-type="string">
            <text:p>cfe90647, d4cabe08</text:p>
          </table:table-cell>
          <table:table-cell office:value-type="string" calcext:value-type="string">
            <text:p>https://attachments.cheqroomcdn.com/app/groups/PcxFCbYNX5ZroUMdZeaUs/d0b60bcc-de1e-11ed-b7af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.8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419H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2:19:33</text:p>
          </table:table-cell>
          <table:table-cell/>
          <table:table-cell office:value-type="string" calcext:value-type="string">
            <text:p>Ksnn5k5wuEoPvkA662M3a8</text:p>
          </table:table-cell>
          <table:table-cell office:value-type="string" calcext:value-type="string">
            <text:p>d0d104c4, d21d75e2</text:p>
          </table:table-cell>
          <table:table-cell office:value-type="string" calcext:value-type="string">
            <text:p>https://attachments.cheqroomcdn.com/app/groups/PcxFCbYNX5ZroUMdZeaUs/d0567ab4-de1d-11ed-87f6-0a58a9feac02.pn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.8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419H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57:37</text:p>
          </table:table-cell>
          <table:table-cell/>
          <table:table-cell office:value-type="string" calcext:value-type="string">
            <text:p>XWoM9rjazVqKpxgMgPgVvN</text:p>
          </table:table-cell>
          <table:table-cell/>
          <table:table-cell office:value-type="string" calcext:value-type="string">
            <text:p>https://attachments.cheqroomcdn.com/app/groups/PcxFCbYNX5ZroUMdZeaUs/d0567ab4-de1d-11ed-87f6-0a58a9feac02.png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4in Telepromp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rompter People</text:p>
          </table:table-cell>
          <table:table-cell office:value-type="string" calcext:value-type="string">
            <text:p>FLEXP-24HB</text:p>
          </table:table-cell>
          <table:table-cell/>
          <table:table-cell office:value-type="float" office:value="2399" calcext:value-type="float">
            <text:p>23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15:42</text:p>
          </table:table-cell>
          <table:table-cell/>
          <table:table-cell office:value-type="string" calcext:value-type="string">
            <text:p>Netgt8U62uX7DG74kPppwA</text:p>
          </table:table-cell>
          <table:table-cell/>
          <table:table-cell office:value-type="string" calcext:value-type="string">
            <text:p>https://attachments.cheqroomcdn.com/app/groups/PcxFCbYNX5ZroUMdZeaUs/4c86831e-e291-11ed-b702-0a58a9feac02.jpg</text:p>
          </table:table-cell>
          <table:table-cell table:number-columns-repeated="14"/>
          <table:table-cell office:value-type="string" calcext:value-type="string">
            <text:p>https://www.bhphotovideo.com/c/product/1397628-REG/prompter_people_flexp_24hb_flex_plus_24_high.html</text:p>
          </table:table-cell>
          <table:table-cell office:value-type="string" calcext:value-type="string">
            <text:p>PRFLEXP24H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21.5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219H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16-01-26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3:07:12</text:p>
          </table:table-cell>
          <table:table-cell/>
          <table:table-cell office:value-type="string" calcext:value-type="string">
            <text:p>eDMuDAzsPXydusWpfLpbt</text:p>
          </table:table-cell>
          <table:table-cell/>
          <table:table-cell office:value-type="string" calcext:value-type="string">
            <text:p>https://attachments.cheqroomcdn.com/app/groups/PcxFCbYNX5ZroUMdZeaUs/ec9f8c00-e46d-11ed-83b4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23.8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419H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2:19:33</text:p>
          </table:table-cell>
          <table:table-cell/>
          <table:table-cell office:value-type="string" calcext:value-type="string">
            <text:p>Kg6gt2qJy7CN7XzDnQNJ9G</text:p>
          </table:table-cell>
          <table:table-cell office:value-type="string" calcext:value-type="string">
            <text:p>d052acba, d31010ec</text:p>
          </table:table-cell>
          <table:table-cell office:value-type="string" calcext:value-type="string">
            <text:p>https://attachments.cheqroomcdn.com/app/groups/PcxFCbYNX5ZroUMdZeaUs/d0567ab4-de1d-11ed-87f6-0a58a9feac02.pn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23.8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419H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57:37</text:p>
          </table:table-cell>
          <table:table-cell/>
          <table:table-cell office:value-type="string" calcext:value-type="string">
            <text:p>WB4exqboV7xW8EMnh6w2xB</text:p>
          </table:table-cell>
          <table:table-cell/>
          <table:table-cell office:value-type="string" calcext:value-type="string">
            <text:p>https://attachments.cheqroomcdn.com/app/groups/PcxFCbYNX5ZroUMdZeaUs/d0567ab4-de1d-11ed-87f6-0a58a9feac02.png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ll P27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719H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string" calcext:value-type="string">
            <text:p>2016-01-26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3:01:48</text:p>
          </table:table-cell>
          <table:table-cell/>
          <table:table-cell office:value-type="string" calcext:value-type="string">
            <text:p>Tnit6Kb2uW73mEubcqQouR</text:p>
          </table:table-cell>
          <table:table-cell/>
          <table:table-cell office:value-type="string" calcext:value-type="string">
            <text:p>https://attachments.cheqroomcdn.com/app/groups/PcxFCbYNX5ZroUMdZeaUs/2adad05c-e46d-11ed-9161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P27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719H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string" calcext:value-type="string">
            <text:p>2016-01-26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3:10:31</text:p>
          </table:table-cell>
          <table:table-cell/>
          <table:table-cell office:value-type="string" calcext:value-type="string">
            <text:p>2Dva7LGCbqRaNLSZAs3GpP</text:p>
          </table:table-cell>
          <table:table-cell/>
          <table:table-cell office:value-type="string" calcext:value-type="string">
            <text:p>https://attachments.cheqroomcdn.com/app/groups/PcxFCbYNX5ZroUMdZeaUs/2adad05c-e46d-11ed-9161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ll P27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719H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string" calcext:value-type="string">
            <text:p>2016-01-26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3:10:31</text:p>
          </table:table-cell>
          <table:table-cell/>
          <table:table-cell office:value-type="string" calcext:value-type="string">
            <text:p>wNU2HJL6cKyFaepR43jAaD</text:p>
          </table:table-cell>
          <table:table-cell/>
          <table:table-cell office:value-type="string" calcext:value-type="string">
            <text:p>https://attachments.cheqroomcdn.com/app/groups/PcxFCbYNX5ZroUMdZeaUs/2adad05c-e46d-11ed-9161-0a58a9feac02.jpg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ratical Eye Micro OLED EVF</text:p>
          </table:table-cell>
          <table:table-cell office:value-type="string" calcext:value-type="string">
            <text:p>EVF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Zacuto</text:p>
          </table:table-cell>
          <table:table-cell office:value-type="string" calcext:value-type="string">
            <text:p>Z-GRE</text:p>
          </table:table-cell>
          <table:table-cell/>
          <table:table-cell office:value-type="float" office:value="1750" calcext:value-type="float">
            <text:p>1750</text:p>
          </table:table-cell>
          <table:table-cell table:style-name="Default"/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0</text:p>
          </table:table-cell>
          <table:table-cell/>
          <table:table-cell office:value-type="string" calcext:value-type="string">
            <text:p>SLrR6S9eEKsFNG7XFEsqcn</text:p>
          </table:table-cell>
          <table:table-cell/>
          <table:table-cell office:value-type="string" calcext:value-type="string">
            <text:p>https://attachments.cheqroomcdn.com/app/groups/PcxFCbYNX5ZroUMdZeaUs/15248192-7c51-11ed-85d1-0a58a9feac02.jpg</text:p>
          </table:table-cell>
          <table:table-cell office:value-type="string" calcext:value-type="string">
            <text:p>E2-037</text:p>
          </table:table-cell>
          <table:table-cell table:number-columns-repeated="11"/>
          <table:table-cell office:value-type="string" calcext:value-type="string">
            <text:p>EVF</text:p>
          </table:table-cell>
          <table:table-cell/>
          <table:table-cell office:value-type="string" calcext:value-type="string">
            <text:p>https://www.bhphotovideo.com/c/product/1242176-REG/zacuto_z_gre_gratical_eye_micro_oled.html</text:p>
          </table:table-cell>
          <table:table-cell office:value-type="string" calcext:value-type="string">
            <text:p>ZAZGR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tical Eye Micro OLED EVF</text:p>
          </table:table-cell>
          <table:table-cell office:value-type="string" calcext:value-type="string">
            <text:p>EVF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Zacuto</text:p>
          </table:table-cell>
          <table:table-cell office:value-type="string" calcext:value-type="string">
            <text:p>Z-GRE</text:p>
          </table:table-cell>
          <table:table-cell/>
          <table:table-cell office:value-type="float" office:value="1750" calcext:value-type="float">
            <text:p>1750</text:p>
          </table:table-cell>
          <table:table-cell table:style-name="Default"/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1</text:p>
          </table:table-cell>
          <table:table-cell/>
          <table:table-cell office:value-type="string" calcext:value-type="string">
            <text:p>PDBegPq9krd9fJV4Bjkdwc</text:p>
          </table:table-cell>
          <table:table-cell/>
          <table:table-cell office:value-type="string" calcext:value-type="string">
            <text:p>https://attachments.cheqroomcdn.com/app/groups/PcxFCbYNX5ZroUMdZeaUs/15248192-7c51-11ed-85d1-0a58a9feac02.jpg</text:p>
          </table:table-cell>
          <table:table-cell office:value-type="string" calcext:value-type="string">
            <text:p>E2-036</text:p>
          </table:table-cell>
          <table:table-cell table:number-columns-repeated="11"/>
          <table:table-cell office:value-type="string" calcext:value-type="string">
            <text:p>EVF</text:p>
          </table:table-cell>
          <table:table-cell/>
          <table:table-cell office:value-type="string" calcext:value-type="string">
            <text:p>https://www.bhphotovideo.com/c/product/1242176-REG/zacuto_z_gre_gratical_eye_micro_oled.html</text:p>
          </table:table-cell>
          <table:table-cell office:value-type="string" calcext:value-type="string">
            <text:p>ZAZGR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7S 7"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Lilliput</text:p>
          </table:table-cell>
          <table:table-cell office:value-type="string" calcext:value-type="string">
            <text:p>H7S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93.75" calcext:value-type="float">
            <text:p>193.75</text:p>
          </table:table-cell>
          <table:table-cell table:number-columns-repeated="2"/>
          <table:table-cell office:value-type="string" calcext:value-type="string">
            <text:p>Portl Kit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0</text:p>
          </table:table-cell>
          <table:table-cell/>
          <table:table-cell office:value-type="string" calcext:value-type="string">
            <text:p>cyWdnqHNE97HqysMdqE5B</text:p>
          </table:table-cell>
          <table:table-cell/>
          <table:table-cell office:value-type="string" calcext:value-type="string">
            <text:p>https://attachments.cheqroomcdn.com/app/groups/PcxFCbYNX5ZroUMdZeaUs/fd1dc158-7c50-11ed-85d1-0a58a9feac02.jpg</text:p>
          </table:table-cell>
          <table:table-cell table:number-columns-repeated="11"/>
          <table:table-cell office:value-type="string" calcext:value-type="string">
            <text:p>H7SA516240055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https://www.bhphotovideo.com/c/product/1590035-REG/lilliput_h7s_7_4k_ultra.html</text:p>
          </table:table-cell>
          <table:table-cell office:value-type="string" calcext:value-type="string">
            <text:p>LIH7SOC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eMON 5" Monitor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MON</text:p>
          </table:table-cell>
          <table:table-cell/>
          <table:table-cell office:value-type="float" office:value="2999" calcext:value-type="float">
            <text:p>2999</text:p>
          </table:table-cell>
          <table:table-cell table:style-name="Default"/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36</text:p>
          </table:table-cell>
          <table:table-cell/>
          <table:table-cell office:value-type="string" calcext:value-type="string">
            <text:p>BioEgBgL3KeMzsRyawRqjb</text:p>
          </table:table-cell>
          <table:table-cell office:value-type="string" calcext:value-type="string">
            <text:p>6e8a9345</text:p>
          </table:table-cell>
          <table:table-cell office:value-type="string" calcext:value-type="string">
            <text:p>https://attachments.cheqroomcdn.com/app/groups/PcxFCbYNX5ZroUMdZeaUs/13c0deae-7c51-11ed-85d1-0a58a9feac02.jpg</text:p>
          </table:table-cell>
          <table:table-cell table:number-columns-repeated="11"/>
          <table:table-cell office:value-type="string" calcext:value-type="string">
            <text:p>MON_158867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https://www.kinefinity.com/en/shop/kinemon_5l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eMON 5" Monitor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MON</text:p>
          </table:table-cell>
          <table:table-cell/>
          <table:table-cell office:value-type="float" office:value="2999" calcext:value-type="float">
            <text:p>2999</text:p>
          </table:table-cell>
          <table:table-cell table:style-name="Default"/>
          <table:table-cell table:number-columns-repeated="4"/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0</text:p>
          </table:table-cell>
          <table:table-cell/>
          <table:table-cell office:value-type="string" calcext:value-type="string">
            <text:p>4oDLaFVjVfxH2WoeUQBqiL</text:p>
          </table:table-cell>
          <table:table-cell office:value-type="string" calcext:value-type="string">
            <text:p>6e92d725</text:p>
          </table:table-cell>
          <table:table-cell office:value-type="string" calcext:value-type="string">
            <text:p>https://attachments.cheqroomcdn.com/app/groups/PcxFCbYNX5ZroUMdZeaUs/13c0deae-7c51-11ed-85d1-0a58a9feac02.jpg</text:p>
          </table:table-cell>
          <table:table-cell table:number-columns-repeated="11"/>
          <table:table-cell office:value-type="string" calcext:value-type="string">
            <text:p>MON_967663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https://www.kinefinity.com/en/shop/kinemon_5l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EYE-3G Electronic Viewfinder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ORTKEYS</text:p>
          </table:table-cell>
          <table:table-cell office:value-type="string" calcext:value-type="string">
            <text:p>OEYE 3G EVF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371, -94.2147471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9:00</text:p>
          </table:table-cell>
          <table:table-cell/>
          <table:table-cell office:value-type="string" calcext:value-type="string">
            <text:p>batii6t9rakHtP4ppJagxY</text:p>
          </table:table-cell>
          <table:table-cell office:value-type="string" calcext:value-type="string">
            <text:p>70c76b2c, 13e03ce8</text:p>
          </table:table-cell>
          <table:table-cell office:value-type="string" calcext:value-type="string">
            <text:p>https://attachments.cheqroomcdn.com/app/groups/PcxFCbYNX5ZroUMdZeaUs/20e322ea-7c51-11ed-85d1-0a58a9feac02.jpg</text:p>
          </table:table-cell>
          <table:table-cell table:number-columns-repeated="11"/>
          <table:table-cell office:value-type="string" calcext:value-type="string">
            <text:p>US0007YN22002</text:p>
          </table:table-cell>
          <table:table-cell office:value-type="string" calcext:value-type="string">
            <text:p>EVF</text:p>
          </table:table-cell>
          <table:table-cell/>
          <table:table-cell office:value-type="string" calcext:value-type="string">
            <text:p>https://www.bhphotovideo.com/c/product/1472974-REG/portkeys_oeye_3g_evf_oeye_3g_electronic_viewfinder.html</text:p>
          </table:table-cell>
          <table:table-cell office:value-type="string" calcext:value-type="string">
            <text:p>POOEYE3GEV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deo Assist 4K 7" HDMI/6G-SDI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VIDAS74K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9:01</text:p>
          </table:table-cell>
          <table:table-cell/>
          <table:table-cell office:value-type="string" calcext:value-type="string">
            <text:p>gRyuRgq2hjj4MZhDG5ifNF</text:p>
          </table:table-cell>
          <table:table-cell/>
          <table:table-cell office:value-type="string" calcext:value-type="string">
            <text:p>https://attachments.cheqroomcdn.com/app/groups/PcxFCbYNX5ZroUMdZeaUs/2167b212-7c51-11ed-85d1-0a58a9feac02.jpg</text:p>
          </table:table-cell>
          <table:table-cell office:value-type="string" calcext:value-type="string">
            <text:p>B2-0009</text:p>
          </table:table-cell>
          <table:table-cell table:number-columns-repeated="10"/>
          <table:table-cell office:value-type="float" office:value="3005617" calcext:value-type="float">
            <text:p>3005617</text:p>
          </table:table-cell>
          <table:table-cell office:value-type="string" calcext:value-type="string">
            <text:p>7" Monitor</text:p>
          </table:table-cell>
          <table:table-cell/>
          <table:table-cell office:value-type="string" calcext:value-type="string">
            <text:p>https://www.bhphotovideo.com/c/product/1247829-REG/blackmagic_design_hyperd_avidas74k_video_assist_4k.html?fromDisList=y</text:p>
          </table:table-cell>
          <table:table-cell office:value-type="string" calcext:value-type="string">
            <text:p>BLVA4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deo Assist 4K 7" HDMI/6G-SDI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VIDAS74K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9:01</text:p>
          </table:table-cell>
          <table:table-cell/>
          <table:table-cell office:value-type="string" calcext:value-type="string">
            <text:p>wa9LLj9TM2xKWRD55GuF7n</text:p>
          </table:table-cell>
          <table:table-cell/>
          <table:table-cell office:value-type="string" calcext:value-type="string">
            <text:p>https://attachments.cheqroomcdn.com/app/groups/PcxFCbYNX5ZroUMdZeaUs/2167b212-7c51-11ed-85d1-0a58a9feac02.jpg</text:p>
          </table:table-cell>
          <table:table-cell office:value-type="string" calcext:value-type="string">
            <text:p>B2-0008</text:p>
          </table:table-cell>
          <table:table-cell table:number-columns-repeated="10"/>
          <table:table-cell office:value-type="float" office:value="2968559" calcext:value-type="float">
            <text:p>2968559</text:p>
          </table:table-cell>
          <table:table-cell office:value-type="string" calcext:value-type="string">
            <text:p>7" Monitor</text:p>
          </table:table-cell>
          <table:table-cell/>
          <table:table-cell office:value-type="string" calcext:value-type="string">
            <text:p>https://www.bhphotovideo.com/c/product/1247829-REG/blackmagic_design_hyperd_avidas74k_video_assist_4k.html</text:p>
          </table:table-cell>
          <table:table-cell office:value-type="string" calcext:value-type="string">
            <text:p>BLVA4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deo Assist 5" 12G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VIDA12/5HRD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9:03</text:p>
          </table:table-cell>
          <table:table-cell/>
          <table:table-cell office:value-type="string" calcext:value-type="string">
            <text:p>v4sCuXBXWwMqT3GM3gQdTB</text:p>
          </table:table-cell>
          <table:table-cell office:value-type="string" calcext:value-type="string">
            <text:p>70c08631</text:p>
          </table:table-cell>
          <table:table-cell office:value-type="string" calcext:value-type="string">
            <text:p>https://attachments.cheqroomcdn.com/app/groups/PcxFCbYNX5ZroUMdZeaUs/22b94770-7c51-11ed-85d1-0a58a9feac02.jpg</text:p>
          </table:table-cell>
          <table:table-cell table:number-columns-repeated="11"/>
          <table:table-cell office:value-type="float" office:value="6246494" calcext:value-type="float">
            <text:p>6246494</text:p>
          </table:table-cell>
          <table:table-cell office:value-type="string" calcext:value-type="string">
            <text:p>5" Monitor</text:p>
          </table:table-cell>
          <table:table-cell/>
          <table:table-cell office:value-type="string" calcext:value-type="string">
            <text:p>https://www.bhphotovideo.com/c/product/1507212-REG/blackmagic_design_hyperd_avida12_5hrd_video_assist_5_monitor.html</text:p>
          </table:table-cell>
          <table:table-cell office:value-type="string" calcext:value-type="string">
            <text:p>BLVIDA125HR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deo Assist 7" 12G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VIDA12/7HRD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164, -94.214728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9:02</text:p>
          </table:table-cell>
          <table:table-cell/>
          <table:table-cell office:value-type="string" calcext:value-type="string">
            <text:p>YcVaXFQk3NJzPwPSSbtL6D</text:p>
          </table:table-cell>
          <table:table-cell/>
          <table:table-cell office:value-type="string" calcext:value-type="string">
            <text:p>https://attachments.cheqroomcdn.com/app/groups/PcxFCbYNX5ZroUMdZeaUs/220d1d56-7c51-11ed-85d1-0a58a9feac02.jpg</text:p>
          </table:table-cell>
          <table:table-cell office:value-type="string" calcext:value-type="string">
            <text:p>B2-0007</text:p>
          </table:table-cell>
          <table:table-cell table:number-columns-repeated="10"/>
          <table:table-cell office:value-type="float" office:value="9466619" calcext:value-type="float">
            <text:p>9466619</text:p>
          </table:table-cell>
          <table:table-cell office:value-type="string" calcext:value-type="string">
            <text:p>7" Monitor</text:p>
          </table:table-cell>
          <table:table-cell/>
          <table:table-cell office:value-type="string" calcext:value-type="string">
            <text:p>https://www.bhphotovideo.com/c/product/1507213-REG/blackmagic_design_hyperd_avida12_7hrd_video_assist_7_monitor.html</text:p>
          </table:table-cell>
          <table:table-cell office:value-type="string" calcext:value-type="string">
            <text:p>BLVIDA127HR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deo Assist 7" 12G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VIDA12/7HRD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9:02</text:p>
          </table:table-cell>
          <table:table-cell/>
          <table:table-cell office:value-type="string" calcext:value-type="string">
            <text:p>M27BxUzRbSaiarKAxmXNq</text:p>
          </table:table-cell>
          <table:table-cell/>
          <table:table-cell office:value-type="string" calcext:value-type="string">
            <text:p>https://attachments.cheqroomcdn.com/app/groups/PcxFCbYNX5ZroUMdZeaUs/220d1d56-7c51-11ed-85d1-0a58a9feac02.jpg</text:p>
          </table:table-cell>
          <table:table-cell office:value-type="string" calcext:value-type="string">
            <text:p>B2-0006</text:p>
          </table:table-cell>
          <table:table-cell table:number-columns-repeated="10"/>
          <table:table-cell office:value-type="float" office:value="6287349" calcext:value-type="float">
            <text:p>6287349</text:p>
          </table:table-cell>
          <table:table-cell office:value-type="string" calcext:value-type="string">
            <text:p>7" Monitor</text:p>
          </table:table-cell>
          <table:table-cell/>
          <table:table-cell office:value-type="string" calcext:value-type="string">
            <text:p>https://www.bhphotovideo.com/c/product/1507213-REG/blackmagic_design_hyperd_avida12_7hrd_video_assist_7_monitor.html</text:p>
          </table:table-cell>
          <table:table-cell office:value-type="string" calcext:value-type="string">
            <text:p>BLVIDA127HR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1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88, -94.2146916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3</text:p>
          </table:table-cell>
          <table:table-cell/>
          <table:table-cell office:value-type="string" calcext:value-type="string">
            <text:p>yoXKPm2KevAaRoc6T7XLSY</text:p>
          </table:table-cell>
          <table:table-cell office:value-type="string" calcext:value-type="string">
            <text:p>6e59467e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4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2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4</text:p>
          </table:table-cell>
          <table:table-cell/>
          <table:table-cell office:value-type="string" calcext:value-type="string">
            <text:p>xdptizwTNXTxXJtzhYT7Qa</text:p>
          </table:table-cell>
          <table:table-cell office:value-type="string" calcext:value-type="string">
            <text:p>6e79595a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4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3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4</text:p>
          </table:table-cell>
          <table:table-cell/>
          <table:table-cell office:value-type="string" calcext:value-type="string">
            <text:p>DkxdLBs8FSrqHnmcdoY3K9</text:p>
          </table:table-cell>
          <table:table-cell office:value-type="string" calcext:value-type="string">
            <text:p>6e82f7f2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4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4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4</text:p>
          </table:table-cell>
          <table:table-cell/>
          <table:table-cell office:value-type="string" calcext:value-type="string">
            <text:p>bhcaKeNE59towQzEY7ZwKg</text:p>
          </table:table-cell>
          <table:table-cell office:value-type="string" calcext:value-type="string">
            <text:p>6e87afff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4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5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5</text:p>
          </table:table-cell>
          <table:table-cell/>
          <table:table-cell office:value-type="string" calcext:value-type="string">
            <text:p>Jxr3JfshyCapFKUMEbAF7j</text:p>
          </table:table-cell>
          <table:table-cell office:value-type="string" calcext:value-type="string">
            <text:p>6dd3ba66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4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6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5</text:p>
          </table:table-cell>
          <table:table-cell/>
          <table:table-cell office:value-type="string" calcext:value-type="string">
            <text:p>8eeixnSDBRKeEjgckgDnPJ</text:p>
          </table:table-cell>
          <table:table-cell office:value-type="string" calcext:value-type="string">
            <text:p>6de4a0f4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7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5</text:p>
          </table:table-cell>
          <table:table-cell/>
          <table:table-cell office:value-type="string" calcext:value-type="string">
            <text:p>VLReQXLYgythjkBMfb3hz7</text:p>
          </table:table-cell>
          <table:table-cell office:value-type="string" calcext:value-type="string">
            <text:p>6deb4afa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6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8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5</text:p>
          </table:table-cell>
          <table:table-cell/>
          <table:table-cell office:value-type="string" calcext:value-type="string">
            <text:p>yxWz2NQWotQ52hipSgQrim</text:p>
          </table:table-cell>
          <table:table-cell office:value-type="string" calcext:value-type="string">
            <text:p>6dfb81a3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818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9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5737, -94.214780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5</text:p>
          </table:table-cell>
          <table:table-cell/>
          <table:table-cell office:value-type="string" calcext:value-type="string">
            <text:p>nu5FemiBF8KR2sNRBBtUvf</text:p>
          </table:table-cell>
          <table:table-cell office:value-type="string" calcext:value-type="string">
            <text:p>6dfdf719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0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6</text:p>
          </table:table-cell>
          <table:table-cell/>
          <table:table-cell office:value-type="string" calcext:value-type="string">
            <text:p>frgHM5DPcTwb3JhXCHwPRa</text:p>
          </table:table-cell>
          <table:table-cell office:value-type="string" calcext:value-type="string">
            <text:p>6e198ff2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1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6</text:p>
          </table:table-cell>
          <table:table-cell/>
          <table:table-cell office:value-type="string" calcext:value-type="string">
            <text:p>nuQcMjMBdmCPL2ijzqY9JL</text:p>
          </table:table-cell>
          <table:table-cell office:value-type="string" calcext:value-type="string">
            <text:p>6e1ab39f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2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6</text:p>
          </table:table-cell>
          <table:table-cell/>
          <table:table-cell office:value-type="string" calcext:value-type="string">
            <text:p>k2vijfnQU6PjoYcKQnALKB</text:p>
          </table:table-cell>
          <table:table-cell office:value-type="string" calcext:value-type="string">
            <text:p>6d826d33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3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6</text:p>
          </table:table-cell>
          <table:table-cell/>
          <table:table-cell office:value-type="string" calcext:value-type="string">
            <text:p>w2qUq4FN5zHjeJ8VZ8ypFi</text:p>
          </table:table-cell>
          <table:table-cell office:value-type="string" calcext:value-type="string">
            <text:p>6d931a64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4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6</text:p>
          </table:table-cell>
          <table:table-cell/>
          <table:table-cell office:value-type="string" calcext:value-type="string">
            <text:p>JhazvJmreTU9dcWDYz9xwB</text:p>
          </table:table-cell>
          <table:table-cell office:value-type="string" calcext:value-type="string">
            <text:p>6d9ca82a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5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7</text:p>
          </table:table-cell>
          <table:table-cell/>
          <table:table-cell office:value-type="string" calcext:value-type="string">
            <text:p>R6uC3NxTNznBAsWJRQo4hi</text:p>
          </table:table-cell>
          <table:table-cell office:value-type="string" calcext:value-type="string">
            <text:p>6da94857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6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7</text:p>
          </table:table-cell>
          <table:table-cell/>
          <table:table-cell office:value-type="string" calcext:value-type="string">
            <text:p>QD6ctjcGCdhmwALLnyEHxP</text:p>
          </table:table-cell>
          <table:table-cell office:value-type="string" calcext:value-type="string">
            <text:p>6daa5941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7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7</text:p>
          </table:table-cell>
          <table:table-cell/>
          <table:table-cell office:value-type="string" calcext:value-type="string">
            <text:p>FDP32DPmXpT2u2Pmgg8Kma</text:p>
          </table:table-cell>
          <table:table-cell office:value-type="string" calcext:value-type="string">
            <text:p>6db537d0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8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7</text:p>
          </table:table-cell>
          <table:table-cell/>
          <table:table-cell office:value-type="string" calcext:value-type="string">
            <text:p>fBtAhimuuNRRqwwqUF663j</text:p>
          </table:table-cell>
          <table:table-cell office:value-type="string" calcext:value-type="string">
            <text:p>6dc36c2a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9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7</text:p>
          </table:table-cell>
          <table:table-cell/>
          <table:table-cell office:value-type="string" calcext:value-type="string">
            <text:p>uLrQ8tFRx8Gjvjn3VEA8NA</text:p>
          </table:table-cell>
          <table:table-cell office:value-type="string" calcext:value-type="string">
            <text:p>6ce4f941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20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8</text:p>
          </table:table-cell>
          <table:table-cell/>
          <table:table-cell office:value-type="string" calcext:value-type="string">
            <text:p>6BRdsMLVcqZqjpygLAQidM</text:p>
          </table:table-cell>
          <table:table-cell office:value-type="string" calcext:value-type="string">
            <text:p>6d08ee17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6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21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8</text:p>
          </table:table-cell>
          <table:table-cell/>
          <table:table-cell office:value-type="string" calcext:value-type="string">
            <text:p>jVfVW8vWbuHyEcDLvrBsoc</text:p>
          </table:table-cell>
          <table:table-cell office:value-type="string" calcext:value-type="string">
            <text:p>6d3eee99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6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22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8</text:p>
          </table:table-cell>
          <table:table-cell/>
          <table:table-cell office:value-type="string" calcext:value-type="string">
            <text:p>PU2akxTypuwukcpzV3cwqH</text:p>
          </table:table-cell>
          <table:table-cell office:value-type="string" calcext:value-type="string">
            <text:p>6d4f1d29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6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23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8</text:p>
          </table:table-cell>
          <table:table-cell/>
          <table:table-cell office:value-type="string" calcext:value-type="string">
            <text:p>Rq3J3mqqZYZcL2kYqVEhT9</text:p>
          </table:table-cell>
          <table:table-cell office:value-type="string" calcext:value-type="string">
            <text:p>6d639893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6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Background Support</text:p>
          </table:table-cell>
          <table:table-cell office:value-type="string" calcext:value-type="string">
            <text:p>Backdrop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1314B</text:p>
          </table:table-cell>
          <table:table-cell/>
          <table:table-cell office:value-type="float" office:value="299.88" calcext:value-type="float">
            <text:p>299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08.25" calcext:value-type="float">
            <text:p>208.2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5</text:p>
          </table:table-cell>
          <table:table-cell/>
          <table:table-cell office:value-type="string" calcext:value-type="string">
            <text:p>cBhxSzPuJvSqbWoWauwbkX</text:p>
          </table:table-cell>
          <table:table-cell/>
          <table:table-cell office:value-type="string" calcext:value-type="string">
            <text:p>https://attachments.cheqroomcdn.com/app/groups/PcxFCbYNX5ZroUMdZeaUs/42bf1510-8db6-11ed-8e87-0a58a9feac02.jpg</text:p>
          </table:table-cell>
          <table:table-cell table:number-columns-repeated="12"/>
          <table:table-cell office:value-type="string" calcext:value-type="string">
            <text:p>Background Support</text:p>
          </table:table-cell>
          <table:table-cell/>
          <table:table-cell office:value-type="string" calcext:value-type="string">
            <text:p>https://www.bhphotovideo.com/c/product/648381-REG/Manfrotto_1314B_Background_Support_System.html</text:p>
          </table:table-cell>
          <table:table-cell office:value-type="string" calcext:value-type="string">
            <text:p>MA1314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oth 400</text:p>
          </table:table-cell>
          <table:table-cell office:value-type="string" calcext:value-type="string">
            <text:p>Backdrop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PLB-400</text:p>
          </table:table-cell>
          <table:table-cell/>
          <table:table-cell office:value-type="float" office:value="399.95" calcext:value-type="float">
            <text:p>39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7.743055555556" calcext:value-type="float">
            <text:p>277.743055555556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6</text:p>
          </table:table-cell>
          <table:table-cell/>
          <table:table-cell office:value-type="string" calcext:value-type="string">
            <text:p>CPFGiEB2RRef9JoTuZmwZK</text:p>
          </table:table-cell>
          <table:table-cell/>
          <table:table-cell office:value-type="string" calcext:value-type="string">
            <text:p>https://attachments.cheqroomcdn.com/app/groups/PcxFCbYNX5ZroUMdZeaUs/4344b116-8db6-11ed-8e87-0a58a9feac02.jpg</text:p>
          </table:table-cell>
          <table:table-cell table:number-columns-repeated="12"/>
          <table:table-cell office:value-type="string" calcext:value-type="string">
            <text:p>Popup Background</text:p>
          </table:table-cell>
          <table:table-cell/>
          <table:table-cell office:value-type="string" calcext:value-type="string">
            <text:p>https://www.bhphotovideo.com/c/product/1459412-REG/impact_plb_400_photo_booth_pro_dimmable.html</text:p>
          </table:table-cell>
          <table:table-cell office:value-type="string" calcext:value-type="string">
            <text:p>IMPLB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detone Seamless Background Paper</text:p>
          </table:table-cell>
          <table:table-cell office:value-type="string" calcext:value-type="string">
            <text:p>Backdrop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1-1253</text:p>
          </table:table-cell>
          <table:table-cell/>
          <table:table-cell office:value-type="float" office:value="36.99" calcext:value-type="float">
            <text:p>36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5.6875" calcext:value-type="float">
            <text:p>25.687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5</text:p>
          </table:table-cell>
          <table:table-cell/>
          <table:table-cell office:value-type="string" calcext:value-type="string">
            <text:p>SKJ7MoqYD4FgMyDYtAwBbU</text:p>
          </table:table-cell>
          <table:table-cell/>
          <table:table-cell office:value-type="string" calcext:value-type="string">
            <text:p>https://attachments.cheqroomcdn.com/app/groups/PcxFCbYNX5ZroUMdZeaUs/423e047a-8db6-11ed-8e87-0a58a9feac02.jpg</text:p>
          </table:table-cell>
          <table:table-cell table:number-columns-repeated="12"/>
          <table:table-cell office:value-type="string" calcext:value-type="string">
            <text:p>Background</text:p>
          </table:table-cell>
          <table:table-cell/>
          <table:table-cell office:value-type="string" calcext:value-type="string">
            <text:p>https://www.bhphotovideo.com/c/product/45607-REG/Savage_1_1253_Widetone_Seamless_Background_Paper.html</text:p>
          </table:table-cell>
          <table:table-cell office:value-type="string" calcext:value-type="string">
            <text:p>SABGP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onic 26V LP4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Gold-Moun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475-0138</text:p>
          </table:table-cell>
          <table:table-cell/>
          <table:table-cell office:value-type="float" office:value="1296.75" calcext:value-type="float">
            <text:p>1296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0.520833333333" calcext:value-type="float">
            <text:p>900.520833333333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5</text:p>
          </table:table-cell>
          <table:table-cell/>
          <table:table-cell office:value-type="string" calcext:value-type="string">
            <text:p>PCJNXE4LMS4xAFZz4PhtNS</text:p>
          </table:table-cell>
          <table:table-cell/>
          <table:table-cell office:value-type="string" calcext:value-type="string">
            <text:p>https://attachments.cheqroomcdn.com/app/groups/PcxFCbYNX5ZroUMdZeaUs/97d1ade6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03680-REG/anton_bauer_8475_0138_dionic_26v_quad_gold.html</text:p>
          </table:table-cell>
          <table:table-cell office:value-type="string" calcext:value-type="string">
            <text:p>AND26VLP4GM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onic 26V LP4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Gold-Moun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475-0138</text:p>
          </table:table-cell>
          <table:table-cell/>
          <table:table-cell office:value-type="float" office:value="1296.75" calcext:value-type="float">
            <text:p>1296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0.520833333333" calcext:value-type="float">
            <text:p>900.520833333333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6</text:p>
          </table:table-cell>
          <table:table-cell/>
          <table:table-cell office:value-type="string" calcext:value-type="string">
            <text:p>WjgajR4wpMesYvCAXGBV5X</text:p>
          </table:table-cell>
          <table:table-cell/>
          <table:table-cell office:value-type="string" calcext:value-type="string">
            <text:p>https://attachments.cheqroomcdn.com/app/groups/PcxFCbYNX5ZroUMdZeaUs/97d1ade6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03680-REG/anton_bauer_8475_0138_dionic_26v_quad_gold.html</text:p>
          </table:table-cell>
          <table:table-cell office:value-type="string" calcext:value-type="string">
            <text:p>AND26VLP4GM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onic 26V LP4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Gold-Moun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475-0138</text:p>
          </table:table-cell>
          <table:table-cell/>
          <table:table-cell office:value-type="float" office:value="1296.75" calcext:value-type="float">
            <text:p>1296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0.520833333333" calcext:value-type="float">
            <text:p>900.520833333333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6</text:p>
          </table:table-cell>
          <table:table-cell/>
          <table:table-cell office:value-type="string" calcext:value-type="string">
            <text:p>MQmuXqH9ufhAdWAwPa9vG</text:p>
          </table:table-cell>
          <table:table-cell/>
          <table:table-cell office:value-type="string" calcext:value-type="string">
            <text:p>https://attachments.cheqroomcdn.com/app/groups/PcxFCbYNX5ZroUMdZeaUs/97d1ade6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03680-REG/anton_bauer_8475_0138_dionic_26v_quad_gold.html</text:p>
          </table:table-cell>
          <table:table-cell office:value-type="string" calcext:value-type="string">
            <text:p>AND26VLP4GM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onic 26V LP4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Gold-Moun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475-0138</text:p>
          </table:table-cell>
          <table:table-cell/>
          <table:table-cell office:value-type="float" office:value="1296.75" calcext:value-type="float">
            <text:p>1296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0.520833333333" calcext:value-type="float">
            <text:p>900.520833333333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6</text:p>
          </table:table-cell>
          <table:table-cell/>
          <table:table-cell office:value-type="string" calcext:value-type="string">
            <text:p>5qEBGt3NvvUw4Ahy9CGQkS</text:p>
          </table:table-cell>
          <table:table-cell/>
          <table:table-cell office:value-type="string" calcext:value-type="string">
            <text:p>https://attachments.cheqroomcdn.com/app/groups/PcxFCbYNX5ZroUMdZeaUs/97d1ade6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03680-REG/anton_bauer_8475_0138_dionic_26v_quad_gold.html</text:p>
          </table:table-cell>
          <table:table-cell office:value-type="string" calcext:value-type="string">
            <text:p>AND26VLP4GMC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onic 26V LP4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Gold-Moun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475-0138</text:p>
          </table:table-cell>
          <table:table-cell/>
          <table:table-cell office:value-type="float" office:value="1296.75" calcext:value-type="float">
            <text:p>1296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0.520833333333" calcext:value-type="float">
            <text:p>900.520833333333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7</text:p>
          </table:table-cell>
          <table:table-cell/>
          <table:table-cell office:value-type="string" calcext:value-type="string">
            <text:p>GbDyAG73vUx7dsK3tzcWSA</text:p>
          </table:table-cell>
          <table:table-cell/>
          <table:table-cell office:value-type="string" calcext:value-type="string">
            <text:p>https://attachments.cheqroomcdn.com/app/groups/PcxFCbYNX5ZroUMdZeaUs/97d1ade6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03680-REG/anton_bauer_8475_0138_dionic_26v_quad_gold.html</text:p>
          </table:table-cell>
          <table:table-cell office:value-type="string" calcext:value-type="string">
            <text:p>AND26VLP4GMC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CUBE Twin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LP-E6NH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ANPROCUBEC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9</text:p>
          </table:table-cell>
          <table:table-cell/>
          <table:table-cell office:value-type="string" calcext:value-type="string">
            <text:p>JHuGSKhNwLmVg7BoutZHej</text:p>
          </table:table-cell>
          <table:table-cell/>
          <table:table-cell office:value-type="string" calcext:value-type="string">
            <text:p>https://attachments.cheqroomcdn.com/app/groups/PcxFCbYNX5ZroUMdZeaUs/9a0a40f0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98891-REG/manfrotto_manprocubec_pro_cube_charger_for.html</text:p>
          </table:table-cell>
          <table:table-cell office:value-type="string" calcext:value-type="string">
            <text:p>MANPROCUBE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UBE Twin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LP-E6NH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ANPROCUBEC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8:00</text:p>
          </table:table-cell>
          <table:table-cell/>
          <table:table-cell office:value-type="string" calcext:value-type="string">
            <text:p>BrsH8fGUSCr8rEZiFzdeGC</text:p>
          </table:table-cell>
          <table:table-cell/>
          <table:table-cell office:value-type="string" calcext:value-type="string">
            <text:p>https://attachments.cheqroomcdn.com/app/groups/PcxFCbYNX5ZroUMdZeaUs/9a0a40f0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98891-REG/manfrotto_manprocubec_pro_cube_charger_for.html</text:p>
          </table:table-cell>
          <table:table-cell office:value-type="string" calcext:value-type="string">
            <text:p>MANPROCUBE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UBE Twin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LP-E6NH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ANPROCUBEC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8:00</text:p>
          </table:table-cell>
          <table:table-cell/>
          <table:table-cell office:value-type="string" calcext:value-type="string">
            <text:p>3PigiJFJpgFdHXmz8SsYcb</text:p>
          </table:table-cell>
          <table:table-cell/>
          <table:table-cell office:value-type="string" calcext:value-type="string">
            <text:p>https://attachments.cheqroomcdn.com/app/groups/PcxFCbYNX5ZroUMdZeaUs/9a0a40f0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98891-REG/manfrotto_manprocubec_pro_cube_charger_for.html</text:p>
          </table:table-cell>
          <table:table-cell office:value-type="string" calcext:value-type="string">
            <text:p>MANPROCUBE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C40 Four-Position Battery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lgon</text:p>
          </table:table-cell>
          <table:table-cell office:value-type="string" calcext:value-type="string">
            <text:p>TC40-SON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9</text:p>
          </table:table-cell>
          <table:table-cell/>
          <table:table-cell office:value-type="string" calcext:value-type="string">
            <text:p>o8uv4HoaJs6q6qBCWy836W</text:p>
          </table:table-cell>
          <table:table-cell/>
          <table:table-cell office:value-type="string" calcext:value-type="string">
            <text:p>https://attachments.cheqroomcdn.com/app/groups/PcxFCbYNX5ZroUMdZeaUs/93f46150-8da8-11ed-9b48-0a58a9feac02.jpg</text:p>
          </table:table-cell>
          <table:table-cell table:number-columns-repeated="12"/>
          <table:table-cell office:value-type="string" calcext:value-type="string">
            <text:p>Charger - NP-F</text:p>
          </table:table-cell>
          <table:table-cell/>
          <table:table-cell office:value-type="string" calcext:value-type="string">
            <text:p>https://www.bhphotovideo.com/c/product/513684-REG/Dolgin_Engineering_TC40_SON_TC_40_SON_Battery_Charger.html</text:p>
          </table:table-cell>
          <table:table-cell office:value-type="string" calcext:value-type="string">
            <text:p>DO4PCSQ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C40 Four-Position Battery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lgon</text:p>
          </table:table-cell>
          <table:table-cell office:value-type="string" calcext:value-type="string">
            <text:p>TC40-SON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9</text:p>
          </table:table-cell>
          <table:table-cell/>
          <table:table-cell office:value-type="string" calcext:value-type="string">
            <text:p>Fjnp4xm5ojTwYvchaLAN9M</text:p>
          </table:table-cell>
          <table:table-cell/>
          <table:table-cell office:value-type="string" calcext:value-type="string">
            <text:p>https://attachments.cheqroomcdn.com/app/groups/PcxFCbYNX5ZroUMdZeaUs/93f46150-8da8-11ed-9b48-0a58a9feac02.jpg</text:p>
          </table:table-cell>
          <table:table-cell table:number-columns-repeated="12"/>
          <table:table-cell office:value-type="string" calcext:value-type="string">
            <text:p>Charger - NP-F</text:p>
          </table:table-cell>
          <table:table-cell/>
          <table:table-cell office:value-type="string" calcext:value-type="string">
            <text:p>https://www.bhphotovideo.com/c/product/513684-REG/Dolgin_Engineering_TC40_SON_TC_40_SON_Battery_Charger.html</text:p>
          </table:table-cell>
          <table:table-cell office:value-type="string" calcext:value-type="string">
            <text:p>DO4PCSQ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C40 Four-Position Battery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lgon</text:p>
          </table:table-cell>
          <table:table-cell office:value-type="string" calcext:value-type="string">
            <text:p>TC40-SON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9</text:p>
          </table:table-cell>
          <table:table-cell/>
          <table:table-cell office:value-type="string" calcext:value-type="string">
            <text:p>WwSXJLnGnxEoAxgx5dzEQY</text:p>
          </table:table-cell>
          <table:table-cell/>
          <table:table-cell office:value-type="string" calcext:value-type="string">
            <text:p>https://attachments.cheqroomcdn.com/app/groups/PcxFCbYNX5ZroUMdZeaUs/93f46150-8da8-11ed-9b48-0a58a9feac02.jpg</text:p>
          </table:table-cell>
          <table:table-cell table:number-columns-repeated="12"/>
          <table:table-cell office:value-type="string" calcext:value-type="string">
            <text:p>Charger - NP-F</text:p>
          </table:table-cell>
          <table:table-cell/>
          <table:table-cell office:value-type="string" calcext:value-type="string">
            <text:p>https://www.bhphotovideo.com/c/product/513684-REG/Dolgin_Engineering_TC40_SON_TC_40_SON_Battery_Charger.html</text:p>
          </table:table-cell>
          <table:table-cell office:value-type="string" calcext:value-type="string">
            <text:p>DO4PCSQ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C40 Four-Position Battery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lgon</text:p>
          </table:table-cell>
          <table:table-cell office:value-type="string" calcext:value-type="string">
            <text:p>TC40-SON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0</text:p>
          </table:table-cell>
          <table:table-cell/>
          <table:table-cell office:value-type="string" calcext:value-type="string">
            <text:p>BoHp3SuuTbLyrP3sfZu6gW</text:p>
          </table:table-cell>
          <table:table-cell/>
          <table:table-cell office:value-type="string" calcext:value-type="string">
            <text:p>https://attachments.cheqroomcdn.com/app/groups/PcxFCbYNX5ZroUMdZeaUs/93f46150-8da8-11ed-9b48-0a58a9feac02.jpg</text:p>
          </table:table-cell>
          <table:table-cell table:number-columns-repeated="12"/>
          <table:table-cell office:value-type="string" calcext:value-type="string">
            <text:p>Charger - NP-F</text:p>
          </table:table-cell>
          <table:table-cell/>
          <table:table-cell office:value-type="string" calcext:value-type="string">
            <text:p>https://www.bhphotovideo.com/c/product/513684-REG/Dolgin_Engineering_TC40_SON_TC_40_SON_Battery_Charger.html</text:p>
          </table:table-cell>
          <table:table-cell office:value-type="string" calcext:value-type="string">
            <text:p>DO4PCSQ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C40 Four-Position Battery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lgon</text:p>
          </table:table-cell>
          <table:table-cell office:value-type="string" calcext:value-type="string">
            <text:p>TC40-SON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0</text:p>
          </table:table-cell>
          <table:table-cell/>
          <table:table-cell office:value-type="string" calcext:value-type="string">
            <text:p>5ZdGDuWzh8eVfWTUokQ76L</text:p>
          </table:table-cell>
          <table:table-cell/>
          <table:table-cell office:value-type="string" calcext:value-type="string">
            <text:p>https://attachments.cheqroomcdn.com/app/groups/PcxFCbYNX5ZroUMdZeaUs/93f46150-8da8-11ed-9b48-0a58a9feac02.jpg</text:p>
          </table:table-cell>
          <table:table-cell table:number-columns-repeated="12"/>
          <table:table-cell office:value-type="string" calcext:value-type="string">
            <text:p>Charger - NP-F</text:p>
          </table:table-cell>
          <table:table-cell/>
          <table:table-cell office:value-type="string" calcext:value-type="string">
            <text:p>https://www.bhphotovideo.com/c/product/513684-REG/Dolgin_Engineering_TC40_SON_TC_40_SON_Battery_Charger.html</text:p>
          </table:table-cell>
          <table:table-cell office:value-type="string" calcext:value-type="string">
            <text:p>DO4PCSQ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C40 Four-Position Battery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lgon</text:p>
          </table:table-cell>
          <table:table-cell office:value-type="string" calcext:value-type="string">
            <text:p>TC40-SON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0</text:p>
          </table:table-cell>
          <table:table-cell/>
          <table:table-cell office:value-type="string" calcext:value-type="string">
            <text:p>YCew5eZWXcxbUiNZEMMNeD</text:p>
          </table:table-cell>
          <table:table-cell/>
          <table:table-cell office:value-type="string" calcext:value-type="string">
            <text:p>https://attachments.cheqroomcdn.com/app/groups/PcxFCbYNX5ZroUMdZeaUs/93f46150-8da8-11ed-9b48-0a58a9feac02.jpg</text:p>
          </table:table-cell>
          <table:table-cell table:number-columns-repeated="12"/>
          <table:table-cell office:value-type="string" calcext:value-type="string">
            <text:p>Charger - NP-F</text:p>
          </table:table-cell>
          <table:table-cell/>
          <table:table-cell office:value-type="string" calcext:value-type="string">
            <text:p>https://www.bhphotovideo.com/c/product/513684-REG/Dolgin_Engineering_TC40_SON_TC_40_SON_Battery_Charger.html</text:p>
          </table:table-cell>
          <table:table-cell office:value-type="string" calcext:value-type="string">
            <text:p>DO4PCSQ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F 135mm T2.2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135M-C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498587804742, -94.21439798745217</text:p>
          </table:table-cell>
          <table:table-cell office:value-type="string" calcext:value-type="string">
            <text:p>Lens Kit | Prime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9</text:p>
          </table:table-cell>
          <table:table-cell/>
          <table:table-cell office:value-type="string" calcext:value-type="string">
            <text:p>uKs9vFm3rhDhvCrtQ2sjoB</text:p>
          </table:table-cell>
          <table:table-cell/>
          <table:table-cell office:value-type="string" calcext:value-type="string">
            <text:p>https://attachments.cheqroomcdn.com/app/groups/PcxFCbYNX5ZroUMdZeaUs/030677ea-7c51-11ed-85d1-0a58a9feac02.jpg</text:p>
          </table:table-cell>
          <table:table-cell office:value-type="string" calcext:value-type="string">
            <text:p>E2-006</text:p>
          </table:table-cell>
          <table:table-cell table:number-columns-repeated="10"/>
          <table:table-cell office:value-type="string" calcext:value-type="string">
            <text:p>BBP15013</text:p>
          </table:table-cell>
          <table:table-cell office:value-type="string" calcext:value-type="string">
            <text:p>135mm Prime Cine Lens</text:p>
          </table:table-cell>
          <table:table-cell/>
          <table:table-cell office:value-type="string" calcext:value-type="string">
            <text:p>https://www.bhphotovideo.com/c/product/1110664-REG/rokinon_ds135m_c_13mm_t2_2_cine_ds.html</text:p>
          </table:table-cell>
          <table:table-cell office:value-type="string" calcext:value-type="string">
            <text:p>RO135T22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135mm T2.2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135M-C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Prime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3</text:p>
          </table:table-cell>
          <table:table-cell/>
          <table:table-cell office:value-type="string" calcext:value-type="string">
            <text:p>hVgUe4oxc62uz4WbzbjsAC</text:p>
          </table:table-cell>
          <table:table-cell/>
          <table:table-cell office:value-type="string" calcext:value-type="string">
            <text:p>https://attachments.cheqroomcdn.com/app/groups/PcxFCbYNX5ZroUMdZeaUs/030677ea-7c51-11ed-85d1-0a58a9feac02.jpg</text:p>
          </table:table-cell>
          <table:table-cell office:value-type="string" calcext:value-type="string">
            <text:p>E2-012</text:p>
          </table:table-cell>
          <table:table-cell table:number-columns-repeated="10"/>
          <table:table-cell office:value-type="string" calcext:value-type="string">
            <text:p>E217G3058</text:p>
          </table:table-cell>
          <table:table-cell office:value-type="string" calcext:value-type="string">
            <text:p>135mm Prime Cine Lens</text:p>
          </table:table-cell>
          <table:table-cell/>
          <table:table-cell office:value-type="string" calcext:value-type="string">
            <text:p>https://www.bhphotovideo.com/c/product/1110664-REG/rokinon_ds135m_c_13mm_t2_2_cine_ds.html</text:p>
          </table:table-cell>
          <table:table-cell office:value-type="string" calcext:value-type="string">
            <text:p>RO135T22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14mm T3.1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14M-C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498587804742, -94.21439798745217</text:p>
          </table:table-cell>
          <table:table-cell office:value-type="string" calcext:value-type="string">
            <text:p>Lens Kit | Prime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5</text:p>
          </table:table-cell>
          <table:table-cell/>
          <table:table-cell office:value-type="string" calcext:value-type="string">
            <text:p>UKhFKJV7qje63LnqR74oEY</text:p>
          </table:table-cell>
          <table:table-cell/>
          <table:table-cell office:value-type="string" calcext:value-type="string">
            <text:p>https://attachments.cheqroomcdn.com/app/groups/PcxFCbYNX5ZroUMdZeaUs/00274266-7c51-11ed-85d1-0a58a9feac02.jpg</text:p>
          </table:table-cell>
          <table:table-cell office:value-type="string" calcext:value-type="string">
            <text:p>E2-001</text:p>
          </table:table-cell>
          <table:table-cell table:number-columns-repeated="10"/>
          <table:table-cell office:value-type="string" calcext:value-type="string">
            <text:p>E217l2503</text:p>
          </table:table-cell>
          <table:table-cell office:value-type="string" calcext:value-type="string">
            <text:p>14mm Prime Cine Lens</text:p>
          </table:table-cell>
          <table:table-cell/>
          <table:table-cell office:value-type="string" calcext:value-type="string">
            <text:p>https://www.bhphotovideo.com/c/product/1078644-REG/rokinon_ds14m_c_ds_14mm_t3_1_cine.html</text:p>
          </table:table-cell>
          <table:table-cell office:value-type="string" calcext:value-type="string">
            <text:p>RO1431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14mm T3.1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14M-C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Prime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1</text:p>
          </table:table-cell>
          <table:table-cell/>
          <table:table-cell office:value-type="string" calcext:value-type="string">
            <text:p>cEyUoVUxWG89i8wppmputH</text:p>
          </table:table-cell>
          <table:table-cell/>
          <table:table-cell office:value-type="string" calcext:value-type="string">
            <text:p>https://attachments.cheqroomcdn.com/app/groups/PcxFCbYNX5ZroUMdZeaUs/00274266-7c51-11ed-85d1-0a58a9feac02.jpg</text:p>
          </table:table-cell>
          <table:table-cell office:value-type="string" calcext:value-type="string">
            <text:p>E2-007</text:p>
          </table:table-cell>
          <table:table-cell table:number-columns-repeated="10"/>
          <table:table-cell office:value-type="string" calcext:value-type="string">
            <text:p>E217l2501</text:p>
          </table:table-cell>
          <table:table-cell office:value-type="string" calcext:value-type="string">
            <text:p>14mm Prime Cine Lens</text:p>
          </table:table-cell>
          <table:table-cell/>
          <table:table-cell office:value-type="string" calcext:value-type="string">
            <text:p>https://www.bhphotovideo.com/c/product/1078644-REG/rokinon_ds14m_c_ds_14mm_t3_1_cine.html</text:p>
          </table:table-cell>
          <table:table-cell office:value-type="string" calcext:value-type="string">
            <text:p>RO1431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24mm T1.5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24M-C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498587804742, -94.21439798745217</text:p>
          </table:table-cell>
          <table:table-cell office:value-type="string" calcext:value-type="string">
            <text:p>Lens Kit | Prime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6</text:p>
          </table:table-cell>
          <table:table-cell/>
          <table:table-cell office:value-type="string" calcext:value-type="string">
            <text:p>ZSdowjvwKXUzAKXS2kvve4</text:p>
          </table:table-cell>
          <table:table-cell/>
          <table:table-cell office:value-type="string" calcext:value-type="string">
            <text:p>https://attachments.cheqroomcdn.com/app/groups/PcxFCbYNX5ZroUMdZeaUs/00bb9bf0-7c51-11ed-85d1-0a58a9feac02.jpg</text:p>
          </table:table-cell>
          <table:table-cell office:value-type="string" calcext:value-type="string">
            <text:p>E2-002</text:p>
          </table:table-cell>
          <table:table-cell table:number-columns-repeated="10"/>
          <table:table-cell office:value-type="string" calcext:value-type="string">
            <text:p>E217J2504</text:p>
          </table:table-cell>
          <table:table-cell office:value-type="string" calcext:value-type="string">
            <text:p>24mm Prime Cine Lens</text:p>
          </table:table-cell>
          <table:table-cell/>
          <table:table-cell office:value-type="string" calcext:value-type="string">
            <text:p>https://www.bhphotovideo.com/c/product/1078639-REG/rokinon_ds24m_c_ds_24mm_t1_5_cine.html</text:p>
          </table:table-cell>
          <table:table-cell office:value-type="string" calcext:value-type="string">
            <text:p>RO2415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24mm T1.5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24M-C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Prime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2</text:p>
          </table:table-cell>
          <table:table-cell/>
          <table:table-cell office:value-type="string" calcext:value-type="string">
            <text:p>jp7U3F5kuy43R6m36TmFJ6</text:p>
          </table:table-cell>
          <table:table-cell/>
          <table:table-cell office:value-type="string" calcext:value-type="string">
            <text:p>https://attachments.cheqroomcdn.com/app/groups/PcxFCbYNX5ZroUMdZeaUs/00bb9bf0-7c51-11ed-85d1-0a58a9feac02.jpg</text:p>
          </table:table-cell>
          <table:table-cell office:value-type="string" calcext:value-type="string">
            <text:p>E2-008</text:p>
          </table:table-cell>
          <table:table-cell table:number-columns-repeated="10"/>
          <table:table-cell office:value-type="string" calcext:value-type="string">
            <text:p>E217J2499</text:p>
          </table:table-cell>
          <table:table-cell office:value-type="string" calcext:value-type="string">
            <text:p>24mm Prime Cine Lens</text:p>
          </table:table-cell>
          <table:table-cell/>
          <table:table-cell office:value-type="string" calcext:value-type="string">
            <text:p>https://www.bhphotovideo.com/c/product/1078639-REG/rokinon_ds24m_c_ds_24mm_t1_5_cine.html</text:p>
          </table:table-cell>
          <table:table-cell office:value-type="string" calcext:value-type="string">
            <text:p>RO2415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35mm T1.5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35M-C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498587804742, -94.21439798745217</text:p>
          </table:table-cell>
          <table:table-cell office:value-type="string" calcext:value-type="string">
            <text:p>Lens Kit | Prime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7</text:p>
          </table:table-cell>
          <table:table-cell/>
          <table:table-cell office:value-type="string" calcext:value-type="string">
            <text:p>DCDwEgbGkbhBEAMJDbHiVm</text:p>
          </table:table-cell>
          <table:table-cell/>
          <table:table-cell office:value-type="string" calcext:value-type="string">
            <text:p>https://attachments.cheqroomcdn.com/app/groups/PcxFCbYNX5ZroUMdZeaUs/016e55d8-7c51-11ed-85d1-0a58a9feac02.jpg</text:p>
          </table:table-cell>
          <table:table-cell office:value-type="string" calcext:value-type="string">
            <text:p>E2-003</text:p>
          </table:table-cell>
          <table:table-cell table:number-columns-repeated="10"/>
          <table:table-cell office:value-type="string" calcext:value-type="string">
            <text:p>E217K4981</text:p>
          </table:table-cell>
          <table:table-cell office:value-type="string" calcext:value-type="string">
            <text:p>35mm Prime Cine Lens</text:p>
          </table:table-cell>
          <table:table-cell/>
          <table:table-cell office:value-type="string" calcext:value-type="string">
            <text:p>https://www.bhphotovideo.com/c/product/1078634-REG/rokinon_ds35m_c_ds_35mm_t1_5_cine.html</text:p>
          </table:table-cell>
          <table:table-cell office:value-type="string" calcext:value-type="string">
            <text:p>RO3515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35mm T1.5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35M-C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Prime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2</text:p>
          </table:table-cell>
          <table:table-cell/>
          <table:table-cell office:value-type="string" calcext:value-type="string">
            <text:p>8NbNKJeMDPb9FLXvkXhcZF</text:p>
          </table:table-cell>
          <table:table-cell/>
          <table:table-cell office:value-type="string" calcext:value-type="string">
            <text:p>https://attachments.cheqroomcdn.com/app/groups/PcxFCbYNX5ZroUMdZeaUs/016e55d8-7c51-11ed-85d1-0a58a9feac02.jpg</text:p>
          </table:table-cell>
          <table:table-cell office:value-type="string" calcext:value-type="string">
            <text:p>E2-009</text:p>
          </table:table-cell>
          <table:table-cell table:number-columns-repeated="10"/>
          <table:table-cell office:value-type="string" calcext:value-type="string">
            <text:p>E217K0520</text:p>
          </table:table-cell>
          <table:table-cell office:value-type="string" calcext:value-type="string">
            <text:p>35mm Prime Cine Lens</text:p>
          </table:table-cell>
          <table:table-cell/>
          <table:table-cell office:value-type="string" calcext:value-type="string">
            <text:p>https://www.bhphotovideo.com/c/product/1078634-REG/rokinon_ds35m_c_ds_35mm_t1_5_cine.html</text:p>
          </table:table-cell>
          <table:table-cell office:value-type="string" calcext:value-type="string">
            <text:p>RO3515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35mm f/2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ongnuo</text:p>
          </table:table-cell>
          <table:table-cell office:value-type="string" calcext:value-type="string">
            <text:p>YN35MM 2.0 C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2018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4</text:p>
          </table:table-cell>
          <table:table-cell/>
          <table:table-cell office:value-type="string" calcext:value-type="string">
            <text:p>HpiQh9BV9GAFfwrPeecFza</text:p>
          </table:table-cell>
          <table:table-cell/>
          <table:table-cell office:value-type="string" calcext:value-type="string">
            <text:p>https://attachments.cheqroomcdn.com/app/groups/PcxFCbYNX5ZroUMdZeaUs/05acc238-7c51-11ed-85d1-0a58a9feac02.jpg</text:p>
          </table:table-cell>
          <table:table-cell office:value-type="string" calcext:value-type="string">
            <text:p>E2-014</text:p>
          </table:table-cell>
          <table:table-cell table:number-columns-repeated="10"/>
          <table:table-cell office:value-type="float" office:value="32184883" calcext:value-type="float">
            <text:p>32184883</text:p>
          </table:table-cell>
          <table:table-cell office:value-type="string" calcext:value-type="string">
            <text:p>35mm Prime Photo Lens</text:p>
          </table:table-cell>
          <table:table-cell/>
          <table:table-cell office:value-type="string" calcext:value-type="string">
            <text:p>https://www.bhphotovideo.com/c/product/1158443-REG/yongnuo_yn35mm_f2_yn_35mm_f_2_lens.html</text:p>
          </table:table-cell>
          <table:table-cell office:value-type="string" calcext:value-type="string">
            <text:p>YOYN35MMF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50mm T1.5 AS UMC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50M-C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498587804742, -94.21439798745217</text:p>
          </table:table-cell>
          <table:table-cell office:value-type="string" calcext:value-type="string">
            <text:p>Lens Kit | Prime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8</text:p>
          </table:table-cell>
          <table:table-cell/>
          <table:table-cell office:value-type="string" calcext:value-type="string">
            <text:p>CTFqGJZNkc3CTBHWaPriB4</text:p>
          </table:table-cell>
          <table:table-cell/>
          <table:table-cell office:value-type="string" calcext:value-type="string">
            <text:p>https://attachments.cheqroomcdn.com/app/groups/PcxFCbYNX5ZroUMdZeaUs/01f11db0-7c51-11ed-85d1-0a58a9feac02.jpg</text:p>
          </table:table-cell>
          <table:table-cell office:value-type="string" calcext:value-type="string">
            <text:p>E2-004</text:p>
          </table:table-cell>
          <table:table-cell table:number-columns-repeated="10"/>
          <table:table-cell office:value-type="string" calcext:value-type="string">
            <text:p>E217K8843</text:p>
          </table:table-cell>
          <table:table-cell office:value-type="string" calcext:value-type="string">
            <text:p>50mm Prime Cine Lens</text:p>
          </table:table-cell>
          <table:table-cell/>
          <table:table-cell office:value-type="string" calcext:value-type="string">
            <text:p>https://www.bhphotovideo.com/c/product/1077535-REG/rokinon_ds50m_c_50mm_t1_5_as_umc.html</text:p>
          </table:table-cell>
          <table:table-cell office:value-type="string" calcext:value-type="string">
            <text:p>RO5015T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50mm T1.5 AS UMC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50M-C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Prime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3</text:p>
          </table:table-cell>
          <table:table-cell/>
          <table:table-cell office:value-type="string" calcext:value-type="string">
            <text:p>DAyJLN8D6sfNQcYPujCvMQ</text:p>
          </table:table-cell>
          <table:table-cell/>
          <table:table-cell office:value-type="string" calcext:value-type="string">
            <text:p>https://attachments.cheqroomcdn.com/app/groups/PcxFCbYNX5ZroUMdZeaUs/01f11db0-7c51-11ed-85d1-0a58a9feac02.jpg</text:p>
          </table:table-cell>
          <table:table-cell office:value-type="string" calcext:value-type="string">
            <text:p>E2-010</text:p>
          </table:table-cell>
          <table:table-cell table:number-columns-repeated="10"/>
          <table:table-cell office:value-type="string" calcext:value-type="string">
            <text:p>E217K8845</text:p>
          </table:table-cell>
          <table:table-cell office:value-type="string" calcext:value-type="string">
            <text:p>50mm Prime Cine Lens</text:p>
          </table:table-cell>
          <table:table-cell/>
          <table:table-cell office:value-type="string" calcext:value-type="string">
            <text:p>https://www.bhphotovideo.com/c/product/1077535-REG/rokinon_ds50m_c_50mm_t1_5_as_umc.html</text:p>
          </table:table-cell>
          <table:table-cell office:value-type="string" calcext:value-type="string">
            <text:p>RO5015T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85mm T1.5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85M-C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498587804742, -94.21439798745217</text:p>
          </table:table-cell>
          <table:table-cell office:value-type="string" calcext:value-type="string">
            <text:p>Lens Kit | Prime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9</text:p>
          </table:table-cell>
          <table:table-cell/>
          <table:table-cell office:value-type="string" calcext:value-type="string">
            <text:p>5cD9JFSQDfZCa36yzVajvU</text:p>
          </table:table-cell>
          <table:table-cell/>
          <table:table-cell office:value-type="string" calcext:value-type="string">
            <text:p>https://attachments.cheqroomcdn.com/app/groups/PcxFCbYNX5ZroUMdZeaUs/027f98ba-7c51-11ed-85d1-0a58a9feac02.jpg</text:p>
          </table:table-cell>
          <table:table-cell office:value-type="string" calcext:value-type="string">
            <text:p>E2-005</text:p>
          </table:table-cell>
          <table:table-cell table:number-columns-repeated="10"/>
          <table:table-cell office:value-type="string" calcext:value-type="string">
            <text:p>E217K7586</text:p>
          </table:table-cell>
          <table:table-cell office:value-type="string" calcext:value-type="string">
            <text:p>85mm Prime Cine Lens</text:p>
          </table:table-cell>
          <table:table-cell/>
          <table:table-cell office:value-type="string" calcext:value-type="string">
            <text:p>https://www.bhphotovideo.com/c/product/1078630-REG/rokinon_ds85m_c_ds_85mm_t1_5_cine.html</text:p>
          </table:table-cell>
          <table:table-cell office:value-type="string" calcext:value-type="string">
            <text:p>RO8515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85mm T1.5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85M-C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Prime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3</text:p>
          </table:table-cell>
          <table:table-cell/>
          <table:table-cell office:value-type="string" calcext:value-type="string">
            <text:p>JDM4fDs3uCmz9ES4zb4pJD</text:p>
          </table:table-cell>
          <table:table-cell/>
          <table:table-cell office:value-type="string" calcext:value-type="string">
            <text:p>https://attachments.cheqroomcdn.com/app/groups/PcxFCbYNX5ZroUMdZeaUs/027f98ba-7c51-11ed-85d1-0a58a9feac02.jpg</text:p>
          </table:table-cell>
          <table:table-cell office:value-type="string" calcext:value-type="string">
            <text:p>E2-011</text:p>
          </table:table-cell>
          <table:table-cell table:number-columns-repeated="10"/>
          <table:table-cell office:value-type="string" calcext:value-type="string">
            <text:p>E217K1347</text:p>
          </table:table-cell>
          <table:table-cell office:value-type="string" calcext:value-type="string">
            <text:p>85mm Prime Cine Lens</text:p>
          </table:table-cell>
          <table:table-cell/>
          <table:table-cell office:value-type="string" calcext:value-type="string">
            <text:p>https://www.bhphotovideo.com/c/product/1078630-REG/rokinon_ds85m_c_ds_85mm_t1_5_cine.html</text:p>
          </table:table-cell>
          <table:table-cell office:value-type="string" calcext:value-type="string">
            <text:p>RO8515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85mm f/1.8 USM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2519A003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656252, -94.214750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5</text:p>
          </table:table-cell>
          <table:table-cell/>
          <table:table-cell office:value-type="string" calcext:value-type="string">
            <text:p>un9Qt7h5g5NyXTNyo227RP</text:p>
          </table:table-cell>
          <table:table-cell/>
          <table:table-cell office:value-type="string" calcext:value-type="string">
            <text:p>https://attachments.cheqroomcdn.com/app/groups/PcxFCbYNX5ZroUMdZeaUs/060ea53e-7c51-11ed-85d1-0a58a9feac02.jpg</text:p>
          </table:table-cell>
          <table:table-cell office:value-type="string" calcext:value-type="string">
            <text:p>E2-023</text:p>
          </table:table-cell>
          <table:table-cell table:number-columns-repeated="10"/>
          <table:table-cell office:value-type="float" office:value="41182891" calcext:value-type="float">
            <text:p>41182891</text:p>
          </table:table-cell>
          <table:table-cell office:value-type="string" calcext:value-type="string">
            <text:p>85mm Prime Photo Lens</text:p>
          </table:table-cell>
          <table:table-cell/>
          <table:table-cell office:value-type="string" calcext:value-type="string">
            <text:p>https://www.bhphotovideo.com/c/product/12182-USA/Canon_2519A003_85mm_f_1_8_USM_Autofocus.html</text:p>
          </table:table-cell>
          <table:table-cell office:value-type="string" calcext:value-type="string">
            <text:p>CA8518E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85mm f/1.8 USM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2519A003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5</text:p>
          </table:table-cell>
          <table:table-cell/>
          <table:table-cell office:value-type="string" calcext:value-type="string">
            <text:p>3cVe7WUtd9EGrZHuTt6hCD</text:p>
          </table:table-cell>
          <table:table-cell/>
          <table:table-cell office:value-type="string" calcext:value-type="string">
            <text:p>https://attachments.cheqroomcdn.com/app/groups/PcxFCbYNX5ZroUMdZeaUs/060ea53e-7c51-11ed-85d1-0a58a9feac02.jpg</text:p>
          </table:table-cell>
          <table:table-cell office:value-type="string" calcext:value-type="string">
            <text:p>E2-015</text:p>
          </table:table-cell>
          <table:table-cell table:number-columns-repeated="10"/>
          <table:table-cell office:value-type="float" office:value="41182888" calcext:value-type="float">
            <text:p>41182888</text:p>
          </table:table-cell>
          <table:table-cell office:value-type="string" calcext:value-type="string">
            <text:p>85mm Prime Photo Lens</text:p>
          </table:table-cell>
          <table:table-cell/>
          <table:table-cell office:value-type="string" calcext:value-type="string">
            <text:p>https://www.bhphotovideo.com/c/product/12182-USA/Canon_2519A003_85mm_f_1_8_USM_Autofocus.html</text:p>
          </table:table-cell>
          <table:table-cell office:value-type="string" calcext:value-type="string">
            <text:p>CA8518EF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6 | Multitrack Field Recorder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ZF6</text:p>
          </table:table-cell>
          <table:table-cell/>
          <table:table-cell office:value-type="float" office:value="749.99" calcext:value-type="float">
            <text:p>74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6:13:14</text:p>
          </table:table-cell>
          <table:table-cell/>
          <table:table-cell office:value-type="string" calcext:value-type="string">
            <text:p>SHTrmjBQ4U42HGmb5JrgVM</text:p>
          </table:table-cell>
          <table:table-cell office:value-type="string" calcext:value-type="string">
            <text:p>c9647ff2</text:p>
          </table:table-cell>
          <table:table-cell office:value-type="string" calcext:value-type="string">
            <text:p>https://attachments.cheqroomcdn.com/app/groups/PcxFCbYNX5ZroUMdZeaUs/956faac0-d4d0-11ed-97bb-0a58a9feac02.jpg</text:p>
          </table:table-cell>
          <table:table-cell office:value-type="string" calcext:value-type="string">
            <text:p>B5-0098</text:p>
          </table:table-cell>
          <table:table-cell table:number-columns-repeated="10"/>
          <table:table-cell office:value-type="string" calcext:value-type="string">
            <text:p>C46002975</text:p>
          </table:table-cell>
          <table:table-cell table:number-columns-repeated="2"/>
          <table:table-cell office:value-type="string" calcext:value-type="string">
            <text:p>https://www.bhphotovideo.com/c/product/1473324-REG/zoom_zf6_f6_multitrack_field_recorder.html</text:p>
          </table:table-cell>
          <table:table-cell office:value-type="string" calcext:value-type="string">
            <text:p>ZOF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6 | Multitrack Field Recorder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ZF6</text:p>
          </table:table-cell>
          <table:table-cell/>
          <table:table-cell office:value-type="float" office:value="749.99" calcext:value-type="float">
            <text:p>74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 office:value-type="string" calcext:value-type="string">
            <text:p>Wireless Lav Kit 05 | Audio Bag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7:15</text:p>
          </table:table-cell>
          <table:table-cell/>
          <table:table-cell office:value-type="string" calcext:value-type="string">
            <text:p>ssZzse3ZjT4GfksgsSkZFD</text:p>
          </table:table-cell>
          <table:table-cell office:value-type="string" calcext:value-type="string">
            <text:p>28eefaa8, 6f7d62f0</text:p>
          </table:table-cell>
          <table:table-cell office:value-type="string" calcext:value-type="string">
            <text:p>https://attachments.cheqroomcdn.com/app/groups/PcxFCbYNX5ZroUMdZeaUs/956faac0-d4d0-11ed-97bb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1473324-REG/zoom_zf6_f6_multitrack_field_recorder.html</text:p>
          </table:table-cell>
          <table:table-cell office:value-type="string" calcext:value-type="string">
            <text:p>ZOF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6 | Multitrack Field Recorder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ZF6</text:p>
          </table:table-cell>
          <table:table-cell/>
          <table:table-cell office:value-type="float" office:value="749.99" calcext:value-type="float">
            <text:p>74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37358049295, -94.21447317760064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5-03 04:35:13</text:p>
          </table:table-cell>
          <table:table-cell/>
          <table:table-cell office:value-type="string" calcext:value-type="string">
            <text:p>PuBkhTjs9DpSym7nhtXAyB</text:p>
          </table:table-cell>
          <table:table-cell office:value-type="string" calcext:value-type="string">
            <text:p>279e60c3, 6f2ca380</text:p>
          </table:table-cell>
          <table:table-cell office:value-type="string" calcext:value-type="string">
            <text:p>https://attachments.cheqroomcdn.com/app/groups/PcxFCbYNX5ZroUMdZeaUs/956faac0-d4d0-11ed-97bb-0a58a9feac02.jpg</text:p>
          </table:table-cell>
          <table:table-cell table:number-columns-repeated="14"/>
          <table:table-cell office:value-type="string" calcext:value-type="string">
            <text:p>https://www.bhphotovideo.com/c/product/1473324-REG/zoom_zf6_f6_multitrack_field_recorder.html</text:p>
          </table:table-cell>
          <table:table-cell office:value-type="string" calcext:value-type="string">
            <text:p>ZOF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1n | Portable Recorder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ZH1N</text:p>
          </table:table-cell>
          <table:table-cell/>
          <table:table-cell office:value-type="float" office:value="119.99" calcext:value-type="float">
            <text:p>11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361, -94.1950461</text:p>
          </table:table-cell>
          <table:table-cell office:value-type="string" calcext:value-type="string">
            <text:p>Small Field Audio Kit 01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6:37:02</text:p>
          </table:table-cell>
          <table:table-cell/>
          <table:table-cell office:value-type="string" calcext:value-type="string">
            <text:p>JUcGujxNMRqRQnQpPfEky5</text:p>
          </table:table-cell>
          <table:table-cell/>
          <table:table-cell office:value-type="string" calcext:value-type="string">
            <text:p>https://attachments.cheqroomcdn.com/app/groups/PcxFCbYNX5ZroUMdZeaUs/e740e974-d4d3-11ed-a3bb-0a58a9feac02.jpg</text:p>
          </table:table-cell>
          <table:table-cell office:value-type="string" calcext:value-type="string">
            <text:p>D1-0040</text:p>
          </table:table-cell>
          <table:table-cell table:number-columns-repeated="10"/>
          <table:table-cell office:value-type="string" calcext:value-type="string">
            <text:p>C13413375</text:p>
          </table:table-cell>
          <table:table-cell table:number-columns-repeated="2"/>
          <table:table-cell office:value-type="string" calcext:value-type="string">
            <text:p>https://www.bhphotovideo.com/c/product/1381744-REG/zoom_zh1n_h1n_handy_recorder.html</text:p>
          </table:table-cell>
          <table:table-cell office:value-type="string" calcext:value-type="string">
            <text:p>ZOH1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1n | Portable Recorder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ZH1N</text:p>
          </table:table-cell>
          <table:table-cell/>
          <table:table-cell office:value-type="float" office:value="119.99" calcext:value-type="float">
            <text:p>11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52, -94.1950889</text:p>
          </table:table-cell>
          <table:table-cell office:value-type="string" calcext:value-type="string">
            <text:p>Small Field Audio Kit 2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18 03:32:20</text:p>
          </table:table-cell>
          <table:table-cell/>
          <table:table-cell office:value-type="string" calcext:value-type="string">
            <text:p>qRLXTZpCXJi3hKe2KUZGk4</text:p>
          </table:table-cell>
          <table:table-cell/>
          <table:table-cell office:value-type="string" calcext:value-type="string">
            <text:p>https://attachments.cheqroomcdn.com/app/groups/PcxFCbYNX5ZroUMdZeaUs/e740e974-d4d3-11ed-a3bb-0a58a9feac02.jpg</text:p>
          </table:table-cell>
          <table:table-cell office:value-type="string" calcext:value-type="string">
            <text:p>D1-0048</text:p>
          </table:table-cell>
          <table:table-cell table:number-columns-repeated="13"/>
          <table:table-cell office:value-type="string" calcext:value-type="string">
            <text:p>https://www.bhphotovideo.com/c/product/1381744-REG/zoom_zh1n_h1n_handy_recorder.html</text:p>
          </table:table-cell>
          <table:table-cell office:value-type="string" calcext:value-type="string">
            <text:p>ZOH1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1n | Portable Recorder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ZH1N</text:p>
          </table:table-cell>
          <table:table-cell/>
          <table:table-cell office:value-type="float" office:value="119.99" calcext:value-type="float">
            <text:p>11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361, -94.1950461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3:35:52</text:p>
          </table:table-cell>
          <table:table-cell/>
          <table:table-cell office:value-type="string" calcext:value-type="string">
            <text:p>8rX8SMp22eM27SRrwSXWRR</text:p>
          </table:table-cell>
          <table:table-cell/>
          <table:table-cell office:value-type="string" calcext:value-type="string">
            <text:p>https://attachments.cheqroomcdn.com/app/groups/PcxFCbYNX5ZroUMdZeaUs/e740e974-d4d3-11ed-a3bb-0a58a9feac02.jpg</text:p>
          </table:table-cell>
          <table:table-cell table:number-columns-repeated="14"/>
          <table:table-cell office:value-type="string" calcext:value-type="string">
            <text:p>https://www.bhphotovideo.com/c/product/1381744-REG/zoom_zh1n_h1n_handy_recorder.html</text:p>
          </table:table-cell>
          <table:table-cell office:value-type="string" calcext:value-type="string">
            <text:p>ZOH1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xer Bag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ORCA</text:p>
          </table:table-cell>
          <table:table-cell office:value-type="string" calcext:value-type="string">
            <text:p>OR-26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Wireless Lav Kit 05 | Audio Bag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39:22</text:p>
          </table:table-cell>
          <table:table-cell/>
          <table:table-cell office:value-type="string" calcext:value-type="string">
            <text:p>8C5ocaySre45pNUCkNtot3</text:p>
          </table:table-cell>
          <table:table-cell/>
          <table:table-cell office:value-type="string" calcext:value-type="string">
            <text:p>https://attachments.cheqroomcdn.com/app/groups/PcxFCbYNX5ZroUMdZeaUs/89554390-e294-11ed-b094-0a58a9feac02.jpg</text:p>
          </table:table-cell>
          <table:table-cell table:number-columns-repeated="14"/>
          <table:table-cell office:value-type="string" calcext:value-type="string">
            <text:p>https://www.bhphotovideo.com/c/product/1514532-REG/orca_or_268_low_profile_audio_bag.html</text:p>
          </table:table-cell>
          <table:table-cell office:value-type="string" calcext:value-type="string">
            <text:p>OR26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DECaster Pro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RCP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20-01-25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Podcast Kit | Recorder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5:05:45</text:p>
          </table:table-cell>
          <table:table-cell/>
          <table:table-cell office:value-type="string" calcext:value-type="string">
            <text:p>fp665FudGpyEb6dFebQMgi</text:p>
          </table:table-cell>
          <table:table-cell/>
          <table:table-cell office:value-type="string" calcext:value-type="string">
            <text:p>https://attachments.cheqroomcdn.com/app/groups/PcxFCbYNX5ZroUMdZeaUs/d4244f52-d334-11ed-9376-0a58a9feac02.jpg</text:p>
          </table:table-cell>
          <table:table-cell office:value-type="string" calcext:value-type="string">
            <text:p>B5-0014, D1-0046, CB1-0001</text:p>
          </table:table-cell>
          <table:table-cell table:number-columns-repeated="10"/>
          <table:table-cell office:value-type="string" calcext:value-type="string">
            <text:p>FE0065900</text:p>
          </table:table-cell>
          <table:table-cell table:number-columns-repeated="2"/>
          <table:table-cell office:value-type="string" calcext:value-type="string">
            <text:p>https://www.bhphotovideo.com/c/product/1445257-REG/rode_rcp_rodecaster_pro_integrated_podcast.html</text:p>
          </table:table-cell>
          <table:table-cell office:value-type="string" calcext:value-type="string">
            <text:p>RORDECSTRPR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ckground and Reflector Holder Clip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66600590" calcext:value-type="float">
            <text:p>66600590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5:33:25</text:p>
          </table:table-cell>
          <table:table-cell/>
          <table:table-cell office:value-type="string" calcext:value-type="string">
            <text:p>3sdyHgC7p3r48JhtsKezJ3</text:p>
          </table:table-cell>
          <table:table-cell/>
          <table:table-cell office:value-type="string" calcext:value-type="string">
            <text:p>https://attachments.cheqroomcdn.com/app/groups/PcxFCbYNX5ZroUMdZeaUs/c59d0cb0-a73f-11ed-93ff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ckground and Reflector Holder Clip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66600590" calcext:value-type="float">
            <text:p>66600590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5:33:25</text:p>
          </table:table-cell>
          <table:table-cell/>
          <table:table-cell office:value-type="string" calcext:value-type="string">
            <text:p>fEcNcTtADMf9Uk7eJmtucT</text:p>
          </table:table-cell>
          <table:table-cell/>
          <table:table-cell office:value-type="string" calcext:value-type="string">
            <text:p>https://attachments.cheqroomcdn.com/app/groups/PcxFCbYNX5ZroUMdZeaUs/c59d0cb0-a73f-11ed-93ff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ckground and Reflector Holder Clip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66600590" calcext:value-type="float">
            <text:p>66600590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5:33:25</text:p>
          </table:table-cell>
          <table:table-cell/>
          <table:table-cell office:value-type="string" calcext:value-type="string">
            <text:p>J2hE7a3ZqmkAn5RUvqPiSj</text:p>
          </table:table-cell>
          <table:table-cell/>
          <table:table-cell office:value-type="string" calcext:value-type="string">
            <text:p>https://attachments.cheqroomcdn.com/app/groups/PcxFCbYNX5ZroUMdZeaUs/c59d0cb0-a73f-11ed-93ff-0a58a9feac02.jpg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ckground and Reflector Holder Clip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66600590" calcext:value-type="float">
            <text:p>66600590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5:33:25</text:p>
          </table:table-cell>
          <table:table-cell/>
          <table:table-cell office:value-type="string" calcext:value-type="string">
            <text:p>Thu6yL22eYkNfje39szk2d</text:p>
          </table:table-cell>
          <table:table-cell/>
          <table:table-cell office:value-type="string" calcext:value-type="string">
            <text:p>https://attachments.cheqroomcdn.com/app/groups/PcxFCbYNX5ZroUMdZeaUs/c59d0cb0-a73f-11ed-93ff-0a58a9feac02.jpg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elescopic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1-01-28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3:22:17</text:p>
          </table:table-cell>
          <table:table-cell/>
          <table:table-cell office:value-type="string" calcext:value-type="string">
            <text:p>UF9WThTvaSoiViLoNzxNAS</text:p>
          </table:table-cell>
          <table:table-cell table:number-columns-repeated="2"/>
          <table:table-cell office:value-type="string" calcext:value-type="string">
            <text:p>B4-0062</text:p>
          </table:table-cell>
          <table:table-cell table:number-columns-repeated="13"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lescopic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1-01-28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3:22:18</text:p>
          </table:table-cell>
          <table:table-cell/>
          <table:table-cell office:value-type="string" calcext:value-type="string">
            <text:p>zosss2ACbyh2dtpPH5ewpZ</text:p>
          </table:table-cell>
          <table:table-cell table:number-columns-repeated="2"/>
          <table:table-cell office:value-type="string" calcext:value-type="string">
            <text:p>B4-0037</text:p>
          </table:table-cell>
          <table:table-cell table:number-columns-repeated="13"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lescopic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1-01-28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3:22:18</text:p>
          </table:table-cell>
          <table:table-cell/>
          <table:table-cell office:value-type="string" calcext:value-type="string">
            <text:p>FQLhdKHgXAj3jT7LrftXdj</text:p>
          </table:table-cell>
          <table:table-cell table:number-columns-repeated="2"/>
          <table:table-cell office:value-type="string" calcext:value-type="string">
            <text:p>B4-0049</text:p>
          </table:table-cell>
          <table:table-cell table:number-columns-repeated="13"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lescopic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1-01-28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3:22:18</text:p>
          </table:table-cell>
          <table:table-cell/>
          <table:table-cell office:value-type="string" calcext:value-type="string">
            <text:p>fYhqZ5dMLcxHt66szw2iFE</text:p>
          </table:table-cell>
          <table:table-cell table:number-columns-repeated="2"/>
          <table:table-cell office:value-type="string" calcext:value-type="string">
            <text:p>B4-0061</text:p>
          </table:table-cell>
          <table:table-cell table:number-columns-repeated="13"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4in Triangle Reflector with Handle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10078406" calcext:value-type="float">
            <text:p>10078406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6:03:45</text:p>
          </table:table-cell>
          <table:table-cell/>
          <table:table-cell office:value-type="string" calcext:value-type="string">
            <text:p>smyxcX82j335p93unH5y7g</text:p>
          </table:table-cell>
          <table:table-cell office:value-type="string" calcext:value-type="string">
            <text:p>1b13eb4b</text:p>
          </table:table-cell>
          <table:table-cell office:value-type="string" calcext:value-type="string">
            <text:p>https://attachments.cheqroomcdn.com/app/groups/PcxFCbYNX5ZroUMdZeaUs/f967c7f2-a743-11ed-969d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in Triangle Reflector with Handle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10078406" calcext:value-type="float">
            <text:p>10078406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6:04:19</text:p>
          </table:table-cell>
          <table:table-cell/>
          <table:table-cell office:value-type="string" calcext:value-type="string">
            <text:p>gcGS4G5Fhagj9P9hxsybb8</text:p>
          </table:table-cell>
          <table:table-cell office:value-type="string" calcext:value-type="string">
            <text:p>cc7d03bf</text:p>
          </table:table-cell>
          <table:table-cell office:value-type="string" calcext:value-type="string">
            <text:p>https://attachments.cheqroomcdn.com/app/groups/PcxFCbYNX5ZroUMdZeaUs/f967c7f2-a743-11ed-969d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" Round Reflector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nterfit</text:p>
          </table:table-cell>
          <table:table-cell office:value-type="string" calcext:value-type="string">
            <text:p>42" Round Reflector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5596, -94.2147802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5:44:53</text:p>
          </table:table-cell>
          <table:table-cell/>
          <table:table-cell office:value-type="string" calcext:value-type="string">
            <text:p>XrS8tfpkMiEcFkYsszRCtQ</text:p>
          </table:table-cell>
          <table:table-cell office:value-type="string" calcext:value-type="string">
            <text:p>085a50a1</text:p>
          </table:table-cell>
          <table:table-cell office:value-type="string" calcext:value-type="string">
            <text:p>https://attachments.cheqroomcdn.com/app/groups/PcxFCbYNX5ZroUMdZeaUs/63906452-a741-11ed-b5c9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" Round Reflector with Handle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10097863" calcext:value-type="float">
            <text:p>10097863</text:p>
          </table:table-cell>
          <table:table-cell/>
          <table:table-cell office:value-type="float" office:value="34.99" calcext:value-type="float">
            <text:p>34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5239, -94.2147068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5:47:18</text:p>
          </table:table-cell>
          <table:table-cell/>
          <table:table-cell office:value-type="string" calcext:value-type="string">
            <text:p>4CsyDvPntpmTxfvGzQyYRU</text:p>
          </table:table-cell>
          <table:table-cell office:value-type="string" calcext:value-type="string">
            <text:p>1cf4f7d9</text:p>
          </table:table-cell>
          <table:table-cell office:value-type="string" calcext:value-type="string">
            <text:p>https://attachments.cheqroomcdn.com/app/groups/PcxFCbYNX5ZroUMdZeaUs/ad4af2f6-a741-11ed-9000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" Round Reflector with Handle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10097863" calcext:value-type="float">
            <text:p>10097863</text:p>
          </table:table-cell>
          <table:table-cell/>
          <table:table-cell office:value-type="float" office:value="34.99" calcext:value-type="float">
            <text:p>34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5:47:19</text:p>
          </table:table-cell>
          <table:table-cell/>
          <table:table-cell office:value-type="string" calcext:value-type="string">
            <text:p>YcfNGKe8pndobe43qPzQbX</text:p>
          </table:table-cell>
          <table:table-cell office:value-type="string" calcext:value-type="string">
            <text:p>5eb1a839</text:p>
          </table:table-cell>
          <table:table-cell office:value-type="string" calcext:value-type="string">
            <text:p>https://attachments.cheqroomcdn.com/app/groups/PcxFCbYNX5ZroUMdZeaUs/ad4af2f6-a741-11ed-9000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" Triangle Reflector with Handle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10078408" calcext:value-type="float">
            <text:p>10078408</text:p>
          </table:table-cell>
          <table:table-cell/>
          <table:table-cell office:value-type="float" office:value="24.99" calcext:value-type="float">
            <text:p>24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6:00:29</text:p>
          </table:table-cell>
          <table:table-cell/>
          <table:table-cell office:value-type="string" calcext:value-type="string">
            <text:p>UGfsMhUBfUJitPiqe2cMjT</text:p>
          </table:table-cell>
          <table:table-cell office:value-type="string" calcext:value-type="string">
            <text:p>57a69615</text:p>
          </table:table-cell>
          <table:table-cell office:value-type="string" calcext:value-type="string">
            <text:p>https://attachments.cheqroomcdn.com/app/groups/PcxFCbYNX5ZroUMdZeaUs/82941d10-a743-11ed-b4c5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" Triangle Reflector with Handle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10078408" calcext:value-type="float">
            <text:p>10078408</text:p>
          </table:table-cell>
          <table:table-cell/>
          <table:table-cell office:value-type="float" office:value="24.99" calcext:value-type="float">
            <text:p>24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6:00:29</text:p>
          </table:table-cell>
          <table:table-cell/>
          <table:table-cell office:value-type="string" calcext:value-type="string">
            <text:p>ZY2msqu5VB4oCtuRB492Rb</text:p>
          </table:table-cell>
          <table:table-cell office:value-type="string" calcext:value-type="string">
            <text:p>6ee5911f</text:p>
          </table:table-cell>
          <table:table-cell office:value-type="string" calcext:value-type="string">
            <text:p>https://attachments.cheqroomcdn.com/app/groups/PcxFCbYNX5ZroUMdZeaUs/82941d10-a743-11ed-b4c5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wboy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LBCH4</text:p>
          </table:table-cell>
          <table:table-cell/>
          <table:table-cell office:value-type="float" office:value="169.36" calcext:value-type="float">
            <text:p>169.36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17.611111111111" calcext:value-type="float">
            <text:p>117.6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1</text:p>
          </table:table-cell>
          <table:table-cell/>
          <table:table-cell office:value-type="string" calcext:value-type="string">
            <text:p>GhH9L8wrAYvntg9LKmr4om</text:p>
          </table:table-cell>
          <table:table-cell office:value-type="string" calcext:value-type="string">
            <text:p>e2013419</text:p>
          </table:table-cell>
          <table:table-cell office:value-type="string" calcext:value-type="string">
            <text:p>https://attachments.cheqroomcdn.com/app/groups/PcxFCbYNX5ZroUMdZeaUs/346fca54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01444-REG/impact_lsp_lbch4_lowboy_folding_base_with.html</text:p>
          </table:table-cell>
          <table:table-cell office:value-type="string" calcext:value-type="string">
            <text:p>IMLSPLBCH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wboy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LBCH4</text:p>
          </table:table-cell>
          <table:table-cell/>
          <table:table-cell office:value-type="float" office:value="169.36" calcext:value-type="float">
            <text:p>169.36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17.611111111111" calcext:value-type="float">
            <text:p>117.6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2</text:p>
          </table:table-cell>
          <table:table-cell/>
          <table:table-cell office:value-type="string" calcext:value-type="string">
            <text:p>8LbNxGC3M6bJhWEojxcBf5</text:p>
          </table:table-cell>
          <table:table-cell office:value-type="string" calcext:value-type="string">
            <text:p>e2ca7214</text:p>
          </table:table-cell>
          <table:table-cell office:value-type="string" calcext:value-type="string">
            <text:p>https://attachments.cheqroomcdn.com/app/groups/PcxFCbYNX5ZroUMdZeaUs/346fca54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01444-REG/impact_lsp_lbch4_lowboy_folding_base_with.html</text:p>
          </table:table-cell>
          <table:table-cell office:value-type="string" calcext:value-type="string">
            <text:p>IMLSPLBCH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eel Roller Stand (9.5')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SW10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3</text:p>
          </table:table-cell>
          <table:table-cell/>
          <table:table-cell office:value-type="string" calcext:value-type="string">
            <text:p>wXLGuuDZ5fHer3pJ9wyLmn</text:p>
          </table:table-cell>
          <table:table-cell office:value-type="string" calcext:value-type="string">
            <text:p>3030d4d5</text:p>
          </table:table-cell>
          <table:table-cell office:value-type="string" calcext:value-type="string">
            <text:p>https://attachments.cheqroomcdn.com/app/groups/PcxFCbYNX5ZroUMdZeaUs/23b24c28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14400-REG/impact_lsp_sw10s_9_5_steel_roller_with.html</text:p>
          </table:table-cell>
          <table:table-cell office:value-type="string" calcext:value-type="string">
            <text:p>IMLSPSW10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eel Roller Stand (9.5')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SW10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4</text:p>
          </table:table-cell>
          <table:table-cell/>
          <table:table-cell office:value-type="string" calcext:value-type="string">
            <text:p>7ZwicR56nQ2K8DrjhjNteD</text:p>
          </table:table-cell>
          <table:table-cell table:style-name="ce1" office:value-type="string" calcext:value-type="string">
            <text:p>3036e550</text:p>
          </table:table-cell>
          <table:table-cell office:value-type="string" calcext:value-type="string">
            <text:p>https://attachments.cheqroomcdn.com/app/groups/PcxFCbYNX5ZroUMdZeaUs/23b24c28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14400-REG/impact_lsp_sw10s_9_5_steel_roller_with.html</text:p>
          </table:table-cell>
          <table:table-cell office:value-type="string" calcext:value-type="string">
            <text:p>IMLSPSW10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eel Roller Stand (9.5')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SW10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158, -94.21473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4</text:p>
          </table:table-cell>
          <table:table-cell/>
          <table:table-cell office:value-type="string" calcext:value-type="string">
            <text:p>PhqRYQeSGqKYwZH2S4aZtG</text:p>
          </table:table-cell>
          <table:table-cell office:value-type="string" calcext:value-type="string">
            <text:p>33ad1263</text:p>
          </table:table-cell>
          <table:table-cell office:value-type="string" calcext:value-type="string">
            <text:p>https://attachments.cheqroomcdn.com/app/groups/PcxFCbYNX5ZroUMdZeaUs/23b24c28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14400-REG/impact_lsp_sw10s_9_5_steel_roller_with.html</text:p>
          </table:table-cell>
          <table:table-cell office:value-type="string" calcext:value-type="string">
            <text:p>IMLSPSW10S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eel Roller Stand (9.5')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SW10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5</text:p>
          </table:table-cell>
          <table:table-cell/>
          <table:table-cell office:value-type="string" calcext:value-type="string">
            <text:p>CUj6r27rM4weSSwydeYnSe</text:p>
          </table:table-cell>
          <table:table-cell office:value-type="string" calcext:value-type="string">
            <text:p>352a2f1c</text:p>
          </table:table-cell>
          <table:table-cell office:value-type="string" calcext:value-type="string">
            <text:p>https://attachments.cheqroomcdn.com/app/groups/PcxFCbYNX5ZroUMdZeaUs/23b24c28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14400-REG/impact_lsp_sw10s_9_5_steel_roller_with.html</text:p>
          </table:table-cell>
          <table:table-cell office:value-type="string" calcext:value-type="string">
            <text:p>IMLSPSW10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eel Roller Stand (9.5')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SW10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5</text:p>
          </table:table-cell>
          <table:table-cell/>
          <table:table-cell office:value-type="string" calcext:value-type="string">
            <text:p>vVsjrQSE9hG4AGUgekJWZn</text:p>
          </table:table-cell>
          <table:table-cell office:value-type="string" calcext:value-type="string">
            <text:p>2ff41d19</text:p>
          </table:table-cell>
          <table:table-cell office:value-type="string" calcext:value-type="string">
            <text:p>https://attachments.cheqroomcdn.com/app/groups/PcxFCbYNX5ZroUMdZeaUs/23b24c28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14400-REG/impact_lsp_sw10s_9_5_steel_roller_with.html</text:p>
          </table:table-cell>
          <table:table-cell office:value-type="string" calcext:value-type="string">
            <text:p>IMLSPSW10S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eel Roller Stand (9.5')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SW10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5</text:p>
          </table:table-cell>
          <table:table-cell/>
          <table:table-cell office:value-type="string" calcext:value-type="string">
            <text:p>2vhJGpAwzKJAQUD92XHNr9</text:p>
          </table:table-cell>
          <table:table-cell office:value-type="string" calcext:value-type="string">
            <text:p>ddd4662c</text:p>
          </table:table-cell>
          <table:table-cell office:value-type="string" calcext:value-type="string">
            <text:p>https://attachments.cheqroomcdn.com/app/groups/PcxFCbYNX5ZroUMdZeaUs/23b24c28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14400-REG/impact_lsp_sw10s_9_5_steel_roller_with.html</text:p>
          </table:table-cell>
          <table:table-cell office:value-type="string" calcext:value-type="string">
            <text:p>IMLSPSW10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7</text:p>
          </table:table-cell>
          <table:table-cell/>
          <table:table-cell office:value-type="string" calcext:value-type="string">
            <text:p>T3DVJmyruice4joryDBHPd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12"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7</text:p>
          </table:table-cell>
          <table:table-cell/>
          <table:table-cell office:value-type="string" calcext:value-type="string">
            <text:p>HcyNKLQ385kWp4bGMtrvSV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12"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8</text:p>
          </table:table-cell>
          <table:table-cell/>
          <table:table-cell office:value-type="string" calcext:value-type="string">
            <text:p>rmtkZuY4EuGhUrRNe93ZZ5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8</text:p>
          </table:table-cell>
          <table:table-cell/>
          <table:table-cell office:value-type="string" calcext:value-type="string">
            <text:p>Wc6gMguxLy47mrt7F35LD6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8</text:p>
          </table:table-cell>
          <table:table-cell/>
          <table:table-cell office:value-type="string" calcext:value-type="string">
            <text:p>aB9KT4tRKJHqC7d2EYL9De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9</text:p>
          </table:table-cell>
          <table:table-cell/>
          <table:table-cell office:value-type="string" calcext:value-type="string">
            <text:p>9vJ7dcgViQxVPxMHtoN6KA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9</text:p>
          </table:table-cell>
          <table:table-cell/>
          <table:table-cell office:value-type="string" calcext:value-type="string">
            <text:p>HjMVgd4VyoBehZXpLopjU7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9</text:p>
          </table:table-cell>
          <table:table-cell/>
          <table:table-cell office:value-type="string" calcext:value-type="string">
            <text:p>DiKnfLE49sGTVoBgmGWV7R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0</text:p>
          </table:table-cell>
          <table:table-cell/>
          <table:table-cell office:value-type="string" calcext:value-type="string">
            <text:p>kKniaUkavhVQrfodRrTgc7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0</text:p>
          </table:table-cell>
          <table:table-cell/>
          <table:table-cell office:value-type="string" calcext:value-type="string">
            <text:p>8qMpptDAtFDM6NRoV85qGa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0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hottix</text:p>
          </table:table-cell>
          <table:table-cell office:value-type="string" calcext:value-type="string">
            <text:p>PH88188</text:p>
          </table:table-cell>
          <table:table-cell/>
          <table:table-cell office:value-type="float" office:value="24.95" calcext:value-type="float">
            <text:p>24.95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7</text:p>
          </table:table-cell>
          <table:table-cell/>
          <table:table-cell office:value-type="string" calcext:value-type="string">
            <text:p>w4Qzcpy4BFoLYrkS4Axbue</text:p>
          </table:table-cell>
          <table:table-cell office:value-type="string" calcext:value-type="string">
            <text:p>b35f55f9</text:p>
          </table:table-cell>
          <table:table-cell office:value-type="string" calcext:value-type="string">
            <text:p>https://attachments.cheqroomcdn.com/app/groups/PcxFCbYNX5ZroUMdZeaUs/317bb1dc-8db6-11ed-8e87-0a58a9feac02.jpg</text:p>
          </table:table-cell>
          <table:table-cell table:number-columns-repeated="12"/>
          <table:table-cell office:value-type="string" calcext:value-type="string">
            <text:p>Green Sandbag</text:p>
          </table:table-cell>
          <table:table-cell/>
          <table:table-cell office:value-type="string" calcext:value-type="string">
            <text:p>https://www.bhphotovideo.com/c/product/1175606-REG/phottix_ph88188_stay_put_sandbag_ii_for.html</text:p>
          </table:table-cell>
          <table:table-cell office:value-type="string" calcext:value-type="string">
            <text:p>PH8818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hottix</text:p>
          </table:table-cell>
          <table:table-cell office:value-type="string" calcext:value-type="string">
            <text:p>PH88188</text:p>
          </table:table-cell>
          <table:table-cell/>
          <table:table-cell office:value-type="float" office:value="24.95" calcext:value-type="float">
            <text:p>24.95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7</text:p>
          </table:table-cell>
          <table:table-cell/>
          <table:table-cell office:value-type="string" calcext:value-type="string">
            <text:p>eXMpLCZasuxi3LMYQ93fZ5</text:p>
          </table:table-cell>
          <table:table-cell/>
          <table:table-cell office:value-type="string" calcext:value-type="string">
            <text:p>https://attachments.cheqroomcdn.com/app/groups/PcxFCbYNX5ZroUMdZeaUs/317bb1dc-8db6-11ed-8e87-0a58a9feac02.jpg</text:p>
          </table:table-cell>
          <table:table-cell table:number-columns-repeated="12"/>
          <table:table-cell office:value-type="string" calcext:value-type="string">
            <text:p>Green Sandbag</text:p>
          </table:table-cell>
          <table:table-cell/>
          <table:table-cell office:value-type="string" calcext:value-type="string">
            <text:p>https://www.bhphotovideo.com/c/product/1175606-REG/phottix_ph88188_stay_put_sandbag_ii_for.html</text:p>
          </table:table-cell>
          <table:table-cell office:value-type="string" calcext:value-type="string">
            <text:p>PH8818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0-15</text:p>
          </table:table-cell>
          <table:table-cell/>
          <table:table-cell office:value-type="float" office:value="21.95" calcext:value-type="float">
            <text:p>21.95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7</text:p>
          </table:table-cell>
          <table:table-cell/>
          <table:table-cell office:value-type="string" calcext:value-type="string">
            <text:p>fucZEr9iesjqyRumvsjhbP</text:p>
          </table:table-cell>
          <table:table-cell office:value-type="string" calcext:value-type="string">
            <text:p>dadaf0f2</text:p>
          </table:table-cell>
          <table:table-cell office:value-type="string" calcext:value-type="string">
            <text:p>https://attachments.cheqroomcdn.com/app/groups/PcxFCbYNX5ZroUMdZeaUs/320d32e2-8db6-11ed-8e87-0a58a9feac02.jpg</text:p>
          </table:table-cell>
          <table:table-cell table:number-columns-repeated="12"/>
          <table:table-cell office:value-type="string" calcext:value-type="string">
            <text:p>Orange Sandbag</text:p>
          </table:table-cell>
          <table:table-cell/>
          <table:table-cell office:value-type="string" calcext:value-type="string">
            <text:p>https://www.bhphotovideo.com/c/product/1161030-REG/impact_sbf_o_15_saddle_sandbag_15lb.html</text:p>
          </table:table-cell>
          <table:table-cell office:value-type="string" calcext:value-type="string">
            <text:p>IMSBFO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B-15</text:p>
          </table:table-cell>
          <table:table-cell/>
          <table:table-cell office:value-type="float" office:value="21.95" calcext:value-type="float">
            <text:p>21.95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8</text:p>
          </table:table-cell>
          <table:table-cell/>
          <table:table-cell office:value-type="string" calcext:value-type="string">
            <text:p>y4X3qTZV4jhgr7avYiZ3og</text:p>
          </table:table-cell>
          <table:table-cell office:value-type="string" calcext:value-type="string">
            <text:p>0b28d7fa</text:p>
          </table:table-cell>
          <table:table-cell office:value-type="string" calcext:value-type="string">
            <text:p>https://attachments.cheqroomcdn.com/app/groups/PcxFCbYNX5ZroUMdZeaUs/60df2af4-a73c-11ed-886d-0a58a9feac02.jpg</text:p>
          </table:table-cell>
          <table:table-cell table:number-columns-repeated="12"/>
          <table:table-cell office:value-type="string" calcext:value-type="string">
            <text:p>Black Sandbag</text:p>
          </table:table-cell>
          <table:table-cell/>
          <table:table-cell office:value-type="string" calcext:value-type="string">
            <text:p>https://www.bhphotovideo.com/c/product/1161029-REG/impact_sbf_b_15_saddle_sandbag_15lb.html</text:p>
          </table:table-cell>
          <table:table-cell office:value-type="string" calcext:value-type="string">
            <text:p>IMSBFB1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B-35</text:p>
          </table:table-cell>
          <table:table-cell/>
          <table:table-cell office:value-type="float" office:value="33.95" calcext:value-type="float">
            <text:p>33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3.5763888888889" calcext:value-type="float">
            <text:p>23.5763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2</text:p>
          </table:table-cell>
          <table:table-cell/>
          <table:table-cell office:value-type="string" calcext:value-type="string">
            <text:p>G4Ebc9amwewFLKWgLaSAJ9</text:p>
          </table:table-cell>
          <table:table-cell/>
          <table:table-cell office:value-type="string" calcext:value-type="string">
            <text:p>https://attachments.cheqroomcdn.com/app/groups/PcxFCbYNX5ZroUMdZeaUs/3530a2b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37-REG/impact_sbf_b_35_saddle_sandbag_35lb.html</text:p>
          </table:table-cell>
          <table:table-cell office:value-type="string" calcext:value-type="string">
            <text:p>IMSBFB3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B-35</text:p>
          </table:table-cell>
          <table:table-cell/>
          <table:table-cell office:value-type="float" office:value="33.95" calcext:value-type="float">
            <text:p>33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3.5763888888889" calcext:value-type="float">
            <text:p>23.5763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3</text:p>
          </table:table-cell>
          <table:table-cell/>
          <table:table-cell office:value-type="string" calcext:value-type="string">
            <text:p>332ipyv3x8HgkX656t5rEk</text:p>
          </table:table-cell>
          <table:table-cell office:value-type="string" calcext:value-type="string">
            <text:p>7a9fd0af</text:p>
          </table:table-cell>
          <table:table-cell office:value-type="string" calcext:value-type="string">
            <text:p>https://attachments.cheqroomcdn.com/app/groups/PcxFCbYNX5ZroUMdZeaUs/3530a2b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37-REG/impact_sbf_b_35_saddle_sandbag_35lb.html</text:p>
          </table:table-cell>
          <table:table-cell office:value-type="string" calcext:value-type="string">
            <text:p>IMSBFB3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B-35</text:p>
          </table:table-cell>
          <table:table-cell/>
          <table:table-cell office:value-type="float" office:value="33.95" calcext:value-type="float">
            <text:p>33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3.5763888888889" calcext:value-type="float">
            <text:p>23.5763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4</text:p>
          </table:table-cell>
          <table:table-cell/>
          <table:table-cell office:value-type="string" calcext:value-type="string">
            <text:p>wrPPi4TKMjMQDbesPWWuUb</text:p>
          </table:table-cell>
          <table:table-cell office:value-type="string" calcext:value-type="string">
            <text:p>0b893dd4</text:p>
          </table:table-cell>
          <table:table-cell office:value-type="string" calcext:value-type="string">
            <text:p>https://attachments.cheqroomcdn.com/app/groups/PcxFCbYNX5ZroUMdZeaUs/3530a2b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37-REG/impact_sbf_b_35_saddle_sandbag_35lb.html</text:p>
          </table:table-cell>
          <table:table-cell office:value-type="string" calcext:value-type="string">
            <text:p>IMSBFB3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B-35</text:p>
          </table:table-cell>
          <table:table-cell/>
          <table:table-cell office:value-type="float" office:value="33.95" calcext:value-type="float">
            <text:p>33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3.5763888888889" calcext:value-type="float">
            <text:p>23.5763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4</text:p>
          </table:table-cell>
          <table:table-cell/>
          <table:table-cell office:value-type="string" calcext:value-type="string">
            <text:p>NtGBQEdbQRLunwT83GN9XW</text:p>
          </table:table-cell>
          <table:table-cell office:value-type="string" calcext:value-type="string">
            <text:p>b594fbb7</text:p>
          </table:table-cell>
          <table:table-cell office:value-type="string" calcext:value-type="string">
            <text:p>https://attachments.cheqroomcdn.com/app/groups/PcxFCbYNX5ZroUMdZeaUs/3530a2b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37-REG/impact_sbf_b_35_saddle_sandbag_35lb.html</text:p>
          </table:table-cell>
          <table:table-cell office:value-type="string" calcext:value-type="string">
            <text:p>IMSBFB3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6</text:p>
          </table:table-cell>
          <table:table-cell/>
          <table:table-cell office:value-type="string" calcext:value-type="string">
            <text:p>8STuLUdSGryEZaFGbYGwu</text:p>
          </table:table-cell>
          <table:table-cell office:value-type="string" calcext:value-type="string">
            <text:p>0eacd474</text:p>
          </table:table-cell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12"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6</text:p>
          </table:table-cell>
          <table:table-cell/>
          <table:table-cell office:value-type="string" calcext:value-type="string">
            <text:p>f9y3rNhmY25osiQZwostU8</text:p>
          </table:table-cell>
          <table:table-cell office:value-type="string" calcext:value-type="string">
            <text:p>5f84653f</text:p>
          </table:table-cell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12"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6</text:p>
          </table:table-cell>
          <table:table-cell/>
          <table:table-cell office:value-type="string" calcext:value-type="string">
            <text:p>KCbvhjUN4NZ3VhRZXyatAY</text:p>
          </table:table-cell>
          <table:table-cell/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7</text:p>
          </table:table-cell>
          <table:table-cell/>
          <table:table-cell office:value-type="string" calcext:value-type="string">
            <text:p>yQXC6moxCombmxPMUYehgM</text:p>
          </table:table-cell>
          <table:table-cell/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7</text:p>
          </table:table-cell>
          <table:table-cell/>
          <table:table-cell office:value-type="string" calcext:value-type="string">
            <text:p>z3ciScXenCP8cRXP6nc9sn</text:p>
          </table:table-cell>
          <table:table-cell/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7</text:p>
          </table:table-cell>
          <table:table-cell/>
          <table:table-cell office:value-type="string" calcext:value-type="string">
            <text:p>vgTS5D9UzABpWsDTtg3CXH</text:p>
          </table:table-cell>
          <table:table-cell/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8</text:p>
          </table:table-cell>
          <table:table-cell/>
          <table:table-cell office:value-type="string" calcext:value-type="string">
            <text:p>UgAcTUNbb6qHTRYiBCBori</text:p>
          </table:table-cell>
          <table:table-cell/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8</text:p>
          </table:table-cell>
          <table:table-cell/>
          <table:table-cell office:value-type="string" calcext:value-type="string">
            <text:p>jRKV96J53VrgipsxwaoMGM</text:p>
          </table:table-cell>
          <table:table-cell/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O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4</text:p>
          </table:table-cell>
          <table:table-cell/>
          <table:table-cell office:value-type="string" calcext:value-type="string">
            <text:p>Xh9SNvgeCxN6Nh2jMxqB4f</text:p>
          </table:table-cell>
          <table:table-cell office:value-type="string" calcext:value-type="string">
            <text:p>259d26a7</text:p>
          </table:table-cell>
          <table:table-cell office:value-type="string" calcext:value-type="string">
            <text:p>https://attachments.cheqroomcdn.com/app/groups/PcxFCbYNX5ZroUMdZeaUs/36366c3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O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5</text:p>
          </table:table-cell>
          <table:table-cell/>
          <table:table-cell office:value-type="string" calcext:value-type="string">
            <text:p>ViS2JyeRCt35TTkEENKPph</text:p>
          </table:table-cell>
          <table:table-cell office:value-type="string" calcext:value-type="string">
            <text:p>7959c402</text:p>
          </table:table-cell>
          <table:table-cell office:value-type="string" calcext:value-type="string">
            <text:p>https://attachments.cheqroomcdn.com/app/groups/PcxFCbYNX5ZroUMdZeaUs/36366c3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O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5</text:p>
          </table:table-cell>
          <table:table-cell/>
          <table:table-cell office:value-type="string" calcext:value-type="string">
            <text:p>wqYwXHmrXG8Sm8duxjA5Gb</text:p>
          </table:table-cell>
          <table:table-cell office:value-type="string" calcext:value-type="string">
            <text:p>28ea5d39</text:p>
          </table:table-cell>
          <table:table-cell office:value-type="string" calcext:value-type="string">
            <text:p>https://attachments.cheqroomcdn.com/app/groups/PcxFCbYNX5ZroUMdZeaUs/36366c3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O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6</text:p>
          </table:table-cell>
          <table:table-cell/>
          <table:table-cell office:value-type="string" calcext:value-type="string">
            <text:p>B4vy3wLtzdVaEL9ThDhVfU</text:p>
          </table:table-cell>
          <table:table-cell office:value-type="string" calcext:value-type="string">
            <text:p>0c76b5d2</text:p>
          </table:table-cell>
          <table:table-cell office:value-type="string" calcext:value-type="string">
            <text:p>https://attachments.cheqroomcdn.com/app/groups/PcxFCbYNX5ZroUMdZeaUs/36366c3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O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6</text:p>
          </table:table-cell>
          <table:table-cell/>
          <table:table-cell office:value-type="string" calcext:value-type="string">
            <text:p>te3968qiCHne8TdtaLcoEn</text:p>
          </table:table-cell>
          <table:table-cell office:value-type="string" calcext:value-type="string">
            <text:p>6043f986</text:p>
          </table:table-cell>
          <table:table-cell office:value-type="string" calcext:value-type="string">
            <text:p>https://attachments.cheqroomcdn.com/app/groups/PcxFCbYNX5ZroUMdZeaUs/36366c3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O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6</text:p>
          </table:table-cell>
          <table:table-cell/>
          <table:table-cell office:value-type="string" calcext:value-type="string">
            <text:p>XuMTdTxDgDRwMvtYtkj5T7</text:p>
          </table:table-cell>
          <table:table-cell office:value-type="string" calcext:value-type="string">
            <text:p>0f645700</text:p>
          </table:table-cell>
          <table:table-cell office:value-type="string" calcext:value-type="string">
            <text:p>https://attachments.cheqroomcdn.com/app/groups/PcxFCbYNX5ZroUMdZeaUs/36366c3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B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4:33:42</text:p>
          </table:table-cell>
          <table:table-cell/>
          <table:table-cell office:value-type="string" calcext:value-type="string">
            <text:p>MmBYgmWaBhzRagjH8CzxnJ</text:p>
          </table:table-cell>
          <table:table-cell office:value-type="string" calcext:value-type="string">
            <text:p>5f5f8956</text:p>
          </table:table-cell>
          <table:table-cell office:value-type="string" calcext:value-type="string">
            <text:p>https://attachments.cheqroomcdn.com/app/groups/PcxFCbYNX5ZroUMdZeaUs/e0ce404c-a737-11ed-914b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B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4:39:09</text:p>
          </table:table-cell>
          <table:table-cell/>
          <table:table-cell office:value-type="string" calcext:value-type="string">
            <text:p>z7KVnCNiJfo47i3K4unPhW</text:p>
          </table:table-cell>
          <table:table-cell office:value-type="string" calcext:value-type="string">
            <text:p>b4f6c70a</text:p>
          </table:table-cell>
          <table:table-cell office:value-type="string" calcext:value-type="string">
            <text:p>https://attachments.cheqroomcdn.com/app/groups/PcxFCbYNX5ZroUMdZeaUs/e0ce404c-a737-11ed-914b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EM Mini</text:p>
          </table:table-cell>
          <table:table-cell office:value-type="string" calcext:value-type="string">
            <text:p>Switch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SWATEMMINI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0</text:p>
          </table:table-cell>
          <table:table-cell/>
          <table:table-cell office:value-type="string" calcext:value-type="string">
            <text:p>5vof72pxbPQaqC9MvabYRX</text:p>
          </table:table-cell>
          <table:table-cell/>
          <table:table-cell office:value-type="string" calcext:value-type="string">
            <text:p>https://attachments.cheqroomcdn.com/app/groups/PcxFCbYNX5ZroUMdZeaUs/d988f118-7c50-11ed-85d1-0a58a9feac02.jpg</text:p>
          </table:table-cell>
          <table:table-cell table:number-columns-repeated="11"/>
          <table:table-cell office:value-type="float" office:value="6315982" calcext:value-type="float">
            <text:p>6315982</text:p>
          </table:table-cell>
          <table:table-cell office:value-type="string" calcext:value-type="string">
            <text:p>HDMI Switcher</text:p>
          </table:table-cell>
          <table:table-cell/>
          <table:table-cell office:value-type="string" calcext:value-type="string">
            <text:p>https://bhphotovideo.com/c/product/1507214-REG/blackmagic_design_swatemmini_atem_mini_switcher_control.html</text:p>
          </table:table-cell>
          <table:table-cell office:value-type="string" calcext:value-type="string">
            <text:p>BLSWATEMMIN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EM Mini Extreme ISO</text:p>
          </table:table-cell>
          <table:table-cell office:value-type="string" calcext:value-type="string">
            <text:p>Switch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SWATEMMINICEXTISO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6:39:58</text:p>
          </table:table-cell>
          <table:table-cell/>
          <table:table-cell office:value-type="string" calcext:value-type="string">
            <text:p>qxVUQCHU7PH9vcVAcrLUw6</text:p>
          </table:table-cell>
          <table:table-cell/>
          <table:table-cell office:value-type="string" calcext:value-type="string">
            <text:p>https://attachments.cheqroomcdn.com/app/groups/PcxFCbYNX5ZroUMdZeaUs/5035dd90-d4d4-11ed-bcfa-0a58a9feac02.jpg</text:p>
          </table:table-cell>
          <table:table-cell office:value-type="string" calcext:value-type="string">
            <text:p>B5-0023, 9394114, B5-0024</text:p>
          </table:table-cell>
          <table:table-cell table:number-columns-repeated="10"/>
          <table:table-cell office:value-type="float" office:value="9394114" calcext:value-type="float">
            <text:p>9394114</text:p>
          </table:table-cell>
          <table:table-cell table:number-columns-repeated="2"/>
          <table:table-cell office:value-type="string" calcext:value-type="string">
            <text:p>https://www.bhphotovideo.com/c/product/1625669-REG/blackmagic_design_atem_extreme_iso_switchter.html</text:p>
          </table:table-cell>
          <table:table-cell office:value-type="string" calcext:value-type="string">
            <text:p>BLATEMME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0BALL 75mm Half Ball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520BALL</text:p>
          </table:table-cell>
          <table:table-cell/>
          <table:table-cell office:value-type="float" office:value="61.82" calcext:value-type="float">
            <text:p>61.82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5</text:p>
          </table:table-cell>
          <table:table-cell/>
          <table:table-cell office:value-type="string" calcext:value-type="string">
            <text:p>w7Tnw8EQDyiZEesRk6b8dD</text:p>
          </table:table-cell>
          <table:table-cell/>
          <table:table-cell office:value-type="string" calcext:value-type="string">
            <text:p>https://attachments.cheqroomcdn.com/app/groups/PcxFCbYNX5ZroUMdZeaUs/e2b91ec0-7c50-11ed-85d1-0a58a9feac02.jpg</text:p>
          </table:table-cell>
          <table:table-cell table:number-columns-repeated="12"/>
          <table:table-cell office:value-type="string" calcext:value-type="string">
            <text:p>Half Ball</text:p>
          </table:table-cell>
          <table:table-cell/>
          <table:table-cell office:value-type="string" calcext:value-type="string">
            <text:p>https://www.bhphotovideo.com/c/product/553993-REG/Manfrotto_520BALL_520BALL_75mm_Half_Ball.html</text:p>
          </table:table-cell>
          <table:table-cell office:value-type="string" calcext:value-type="string">
            <text:p>MA520BAL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20BALL 75mm Half Ball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520BALL</text:p>
          </table:table-cell>
          <table:table-cell/>
          <table:table-cell office:value-type="float" office:value="61.82" calcext:value-type="float">
            <text:p>61.82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6</text:p>
          </table:table-cell>
          <table:table-cell/>
          <table:table-cell office:value-type="string" calcext:value-type="string">
            <text:p>p6TaTHiFvoRNQmjYFgiXKH</text:p>
          </table:table-cell>
          <table:table-cell/>
          <table:table-cell office:value-type="string" calcext:value-type="string">
            <text:p>https://attachments.cheqroomcdn.com/app/groups/PcxFCbYNX5ZroUMdZeaUs/e2b91ec0-7c50-11ed-85d1-0a58a9feac02.jpg</text:p>
          </table:table-cell>
          <table:table-cell table:number-columns-repeated="12"/>
          <table:table-cell office:value-type="string" calcext:value-type="string">
            <text:p>Half Ball</text:p>
          </table:table-cell>
          <table:table-cell/>
          <table:table-cell office:value-type="string" calcext:value-type="string">
            <text:p>https://www.bhphotovideo.com/c/product/553993-REG/Manfrotto_520BALL_520BALL_75mm_Half_Ball.html</text:p>
          </table:table-cell>
          <table:table-cell office:value-type="string" calcext:value-type="string">
            <text:p>MA520BALL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0BALL 75mm Half Ball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520BALL</text:p>
          </table:table-cell>
          <table:table-cell/>
          <table:table-cell office:value-type="float" office:value="61.82" calcext:value-type="float">
            <text:p>61.82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7</text:p>
          </table:table-cell>
          <table:table-cell/>
          <table:table-cell office:value-type="string" calcext:value-type="string">
            <text:p>zygGNvzGsc5i4ePedBcNq3</text:p>
          </table:table-cell>
          <table:table-cell/>
          <table:table-cell office:value-type="string" calcext:value-type="string">
            <text:p>https://attachments.cheqroomcdn.com/app/groups/PcxFCbYNX5ZroUMdZeaUs/e2b91ec0-7c50-11ed-85d1-0a58a9feac02.jpg</text:p>
          </table:table-cell>
          <table:table-cell table:number-columns-repeated="12"/>
          <table:table-cell office:value-type="string" calcext:value-type="string">
            <text:p>Half Ball</text:p>
          </table:table-cell>
          <table:table-cell/>
          <table:table-cell office:value-type="string" calcext:value-type="string">
            <text:p>https://www.bhphotovideo.com/c/product/553993-REG/Manfrotto_520BALL_520BALL_75mm_Half_Ball.html</text:p>
          </table:table-cell>
          <table:table-cell office:value-type="string" calcext:value-type="string">
            <text:p>MA520BALL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20BALL 75mm Half Ball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520BALL</text:p>
          </table:table-cell>
          <table:table-cell/>
          <table:table-cell office:value-type="float" office:value="61.82" calcext:value-type="float">
            <text:p>61.82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7</text:p>
          </table:table-cell>
          <table:table-cell/>
          <table:table-cell office:value-type="string" calcext:value-type="string">
            <text:p>QcWpBAdYnqyLmxWJZ5wXeB</text:p>
          </table:table-cell>
          <table:table-cell/>
          <table:table-cell office:value-type="string" calcext:value-type="string">
            <text:p>https://attachments.cheqroomcdn.com/app/groups/PcxFCbYNX5ZroUMdZeaUs/e2b91ec0-7c50-11ed-85d1-0a58a9feac02.jpg</text:p>
          </table:table-cell>
          <table:table-cell table:number-columns-repeated="12"/>
          <table:table-cell office:value-type="string" calcext:value-type="string">
            <text:p>Half Ball</text:p>
          </table:table-cell>
          <table:table-cell/>
          <table:table-cell office:value-type="string" calcext:value-type="string">
            <text:p>https://www.bhphotovideo.com/c/product/553993-REG/Manfrotto_520BALL_520BALL_75mm_Half_Ball.html</text:p>
          </table:table-cell>
          <table:table-cell office:value-type="string" calcext:value-type="string">
            <text:p>MA520BALL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520BALL 75mm Half Ball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520BALL</text:p>
          </table:table-cell>
          <table:table-cell/>
          <table:table-cell office:value-type="float" office:value="61.82" calcext:value-type="float">
            <text:p>61.8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2.9305555555556" calcext:value-type="float">
            <text:p>42.9305555555556</text:p>
          </table:table-cell>
          <table:table-cell/>
          <table:table-cell office:value-type="string" calcext:value-type="string">
            <text:p>36.365622, -94.214669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8</text:p>
          </table:table-cell>
          <table:table-cell/>
          <table:table-cell office:value-type="string" calcext:value-type="string">
            <text:p>kDHioRoRTGqfq4hRBvEGST</text:p>
          </table:table-cell>
          <table:table-cell/>
          <table:table-cell office:value-type="string" calcext:value-type="string">
            <text:p>https://attachments.cheqroomcdn.com/app/groups/PcxFCbYNX5ZroUMdZeaUs/e2b91ec0-7c50-11ed-85d1-0a58a9feac02.jpg</text:p>
          </table:table-cell>
          <table:table-cell table:number-columns-repeated="12"/>
          <table:table-cell office:value-type="string" calcext:value-type="string">
            <text:p>Half Ball</text:p>
          </table:table-cell>
          <table:table-cell/>
          <table:table-cell office:value-type="string" calcext:value-type="string">
            <text:p>https://www.bhphotovideo.com/c/product/553993-REG/Manfrotto_520BALL_520BALL_75mm_Half_Ball.html</text:p>
          </table:table-cell>
          <table:table-cell office:value-type="string" calcext:value-type="string">
            <text:p>MA520BALL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BALL 75mm Half Ball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520BALL</text:p>
          </table:table-cell>
          <table:table-cell/>
          <table:table-cell office:value-type="float" office:value="61.82" calcext:value-type="float">
            <text:p>61.8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2.9305555555556" calcext:value-type="float">
            <text:p>42.9305555555556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8</text:p>
          </table:table-cell>
          <table:table-cell/>
          <table:table-cell office:value-type="string" calcext:value-type="string">
            <text:p>aYHs2V7sBYpTqFz7JKpX6V</text:p>
          </table:table-cell>
          <table:table-cell/>
          <table:table-cell office:value-type="string" calcext:value-type="string">
            <text:p>https://attachments.cheqroomcdn.com/app/groups/PcxFCbYNX5ZroUMdZeaUs/e2b91ec0-7c50-11ed-85d1-0a58a9feac02.jpg</text:p>
          </table:table-cell>
          <table:table-cell table:number-columns-repeated="12"/>
          <table:table-cell office:value-type="string" calcext:value-type="string">
            <text:p>Half Ball</text:p>
          </table:table-cell>
          <table:table-cell/>
          <table:table-cell office:value-type="string" calcext:value-type="string">
            <text:p>https://www.bhphotovideo.com/c/product/553993-REG/Manfrotto_520BALL_520BALL_75mm_Half_Ball.html</text:p>
          </table:table-cell>
          <table:table-cell office:value-type="string" calcext:value-type="string">
            <text:p>MA520BALL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520BALL 75mm Half Ball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520BALL</text:p>
          </table:table-cell>
          <table:table-cell/>
          <table:table-cell office:value-type="float" office:value="61.82" calcext:value-type="float">
            <text:p>61.8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2.9305555555556" calcext:value-type="float">
            <text:p>42.9305555555556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9</text:p>
          </table:table-cell>
          <table:table-cell/>
          <table:table-cell office:value-type="string" calcext:value-type="string">
            <text:p>9TRNaTieVYHxR2sJpeGoyT</text:p>
          </table:table-cell>
          <table:table-cell/>
          <table:table-cell office:value-type="string" calcext:value-type="string">
            <text:p>https://attachments.cheqroomcdn.com/app/groups/PcxFCbYNX5ZroUMdZeaUs/e2b91ec0-7c50-11ed-85d1-0a58a9feac02.jpg</text:p>
          </table:table-cell>
          <table:table-cell table:number-columns-repeated="12"/>
          <table:table-cell office:value-type="string" calcext:value-type="string">
            <text:p>Half Ball</text:p>
          </table:table-cell>
          <table:table-cell/>
          <table:table-cell office:value-type="string" calcext:value-type="string">
            <text:p>https://www.bhphotovideo.com/c/product/553993-REG/Manfrotto_520BALL_520BALL_75mm_Half_Ball.html</text:p>
          </table:table-cell>
          <table:table-cell office:value-type="string" calcext:value-type="string">
            <text:p>MA520BALL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75mm Half Ball Adapt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enro</text:p>
          </table:table-cell>
          <table:table-cell office:value-type="string" calcext:value-type="string">
            <text:p>BL75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8</text:p>
          </table:table-cell>
          <table:table-cell/>
          <table:table-cell office:value-type="string" calcext:value-type="string">
            <text:p>B4UPSfjyXXaBuMLsFBk2dS</text:p>
          </table:table-cell>
          <table:table-cell/>
          <table:table-cell office:value-type="string" calcext:value-type="string">
            <text:p>https://attachments.cheqroomcdn.com/app/groups/PcxFCbYNX5ZroUMdZeaUs/d81d15d4-7c50-11ed-85d1-0a58a9feac02.jpg</text:p>
          </table:table-cell>
          <table:table-cell table:number-columns-repeated="12"/>
          <table:table-cell office:value-type="string" calcext:value-type="string">
            <text:p>Ball Head</text:p>
          </table:table-cell>
          <table:table-cell/>
          <table:table-cell office:value-type="string" calcext:value-type="string">
            <text:p>https://www.bhphotovideo.com/c/product/1290729-REG/benro_bl75s_75mm_half_ball_adapter.html</text:p>
          </table:table-cell>
          <table:table-cell office:value-type="string" calcext:value-type="string">
            <text:p>BEBL75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lly for flowtech 75 Trip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string" calcext:value-type="string">
            <text:p>S2055-0001</text:p>
          </table:table-cell>
          <table:table-cell/>
          <table:table-cell office:value-type="float" office:value="641.25" calcext:value-type="float">
            <text:p>641.25</text:p>
          </table:table-cell>
          <table:table-cell office:value-type="string" calcext:value-type="string">
            <text:p>2018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8</text:p>
          </table:table-cell>
          <table:table-cell/>
          <table:table-cell office:value-type="string" calcext:value-type="string">
            <text:p>jLHvsZLHKoJ66rRgesQyGH</text:p>
          </table:table-cell>
          <table:table-cell office:value-type="string" calcext:value-type="string">
            <text:p>d6c13a1e</text:p>
          </table:table-cell>
          <table:table-cell office:value-type="string" calcext:value-type="string">
            <text:p>https://attachments.cheqroomcdn.com/app/groups/PcxFCbYNX5ZroUMdZeaUs/ea0eda7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Wheels</text:p>
          </table:table-cell>
          <table:table-cell/>
          <table:table-cell office:value-type="string" calcext:value-type="string">
            <text:p>https://www.bhphotovideo.com/c/product/1389939-REG/sachtler_s2055_0001_sachtler_dolly_flowtech_75.html</text:p>
          </table:table-cell>
          <table:table-cell office:value-type="string" calcext:value-type="string">
            <text:p>SAS2055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lly for flowtech 75 Trip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string" calcext:value-type="string">
            <text:p>S2055-0001</text:p>
          </table:table-cell>
          <table:table-cell/>
          <table:table-cell office:value-type="float" office:value="641.25" calcext:value-type="float">
            <text:p>641.25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566984028966, -94.21485260446066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8</text:p>
          </table:table-cell>
          <table:table-cell/>
          <table:table-cell office:value-type="string" calcext:value-type="string">
            <text:p>f4iK8q2WjPWjdQbtmJRA2K</text:p>
          </table:table-cell>
          <table:table-cell office:value-type="string" calcext:value-type="string">
            <text:p>dc3231f8</text:p>
          </table:table-cell>
          <table:table-cell office:value-type="string" calcext:value-type="string">
            <text:p>https://attachments.cheqroomcdn.com/app/groups/PcxFCbYNX5ZroUMdZeaUs/ea0eda7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Wheels</text:p>
          </table:table-cell>
          <table:table-cell/>
          <table:table-cell office:value-type="string" calcext:value-type="string">
            <text:p>https://www.bhphotovideo.com/c/product/1389939-REG/sachtler_s2055_0001_sachtler_dolly_flowtech_75.html</text:p>
          </table:table-cell>
          <table:table-cell office:value-type="string" calcext:value-type="string">
            <text:p>SAS2055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lly for flowtech 75 Trip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string" calcext:value-type="string">
            <text:p>S2055-0001</text:p>
          </table:table-cell>
          <table:table-cell/>
          <table:table-cell office:value-type="float" office:value="641.25" calcext:value-type="float">
            <text:p>641.2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179, -94.214706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9</text:p>
          </table:table-cell>
          <table:table-cell/>
          <table:table-cell office:value-type="string" calcext:value-type="string">
            <text:p>yWStpfAZn8RRYYQH4e84yP</text:p>
          </table:table-cell>
          <table:table-cell office:value-type="string" calcext:value-type="string">
            <text:p>de10f91d</text:p>
          </table:table-cell>
          <table:table-cell office:value-type="string" calcext:value-type="string">
            <text:p>https://attachments.cheqroomcdn.com/app/groups/PcxFCbYNX5ZroUMdZeaUs/ea0eda7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Wheels</text:p>
          </table:table-cell>
          <table:table-cell/>
          <table:table-cell office:value-type="string" calcext:value-type="string">
            <text:p>https://www.bhphotovideo.com/c/product/1389939-REG/sachtler_s2055_0001_sachtler_dolly_flowtech_75.html</text:p>
          </table:table-cell>
          <table:table-cell office:value-type="string" calcext:value-type="string">
            <text:p>SAS2055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lly for flowtech 75 Trip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string" calcext:value-type="string">
            <text:p>S2055-0001</text:p>
          </table:table-cell>
          <table:table-cell/>
          <table:table-cell office:value-type="float" office:value="641.25" calcext:value-type="float">
            <text:p>641.25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9</text:p>
          </table:table-cell>
          <table:table-cell/>
          <table:table-cell office:value-type="string" calcext:value-type="string">
            <text:p>Vc2CnRgB3wrDuSk5TNzU8o</text:p>
          </table:table-cell>
          <table:table-cell office:value-type="string" calcext:value-type="string">
            <text:p>de694b42</text:p>
          </table:table-cell>
          <table:table-cell office:value-type="string" calcext:value-type="string">
            <text:p>https://attachments.cheqroomcdn.com/app/groups/PcxFCbYNX5ZroUMdZeaUs/ea0eda7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Wheels</text:p>
          </table:table-cell>
          <table:table-cell/>
          <table:table-cell office:value-type="string" calcext:value-type="string">
            <text:p>https://www.bhphotovideo.com/c/product/1389939-REG/sachtler_s2055_0001_sachtler_dolly_flowtech_75.html</text:p>
          </table:table-cell>
          <table:table-cell office:value-type="string" calcext:value-type="string">
            <text:p>SAS2055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olly for flowtech 75 Trip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string" calcext:value-type="string">
            <text:p>S2055-0001</text:p>
          </table:table-cell>
          <table:table-cell/>
          <table:table-cell office:value-type="float" office:value="641.25" calcext:value-type="float">
            <text:p>641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45.3125" calcext:value-type="float">
            <text:p>445.312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9</text:p>
          </table:table-cell>
          <table:table-cell/>
          <table:table-cell office:value-type="string" calcext:value-type="string">
            <text:p>GF3bEsv7TiyaJRCHZwfZVj</text:p>
          </table:table-cell>
          <table:table-cell office:value-type="string" calcext:value-type="string">
            <text:p>b41a4e88</text:p>
          </table:table-cell>
          <table:table-cell office:value-type="string" calcext:value-type="string">
            <text:p>https://attachments.cheqroomcdn.com/app/groups/PcxFCbYNX5ZroUMdZeaUs/ea0eda7a-7c50-11ed-85d1-0a58a9feac02.jpg</text:p>
          </table:table-cell>
          <table:table-cell table:number-columns-repeated="11"/>
          <table:table-cell office:value-type="string" calcext:value-type="string">
            <text:p>S2055210384</text:p>
          </table:table-cell>
          <table:table-cell office:value-type="string" calcext:value-type="string">
            <text:p>Tripod Wheels</text:p>
          </table:table-cell>
          <table:table-cell/>
          <table:table-cell office:value-type="string" calcext:value-type="string">
            <text:p>https://www.bhphotovideo.com/c/product/1389939-REG/sachtler_s2055_0001_sachtler_dolly_flowtech_75.html</text:p>
          </table:table-cell>
          <table:table-cell office:value-type="string" calcext:value-type="string">
            <text:p>SAS2055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lly for flowtech 75 Trip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string" calcext:value-type="string">
            <text:p>S2055-0001</text:p>
          </table:table-cell>
          <table:table-cell/>
          <table:table-cell office:value-type="float" office:value="641.25" calcext:value-type="float">
            <text:p>641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45.3125" calcext:value-type="float">
            <text:p>445.312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9</text:p>
          </table:table-cell>
          <table:table-cell/>
          <table:table-cell office:value-type="string" calcext:value-type="string">
            <text:p>LriHJkTtZMgRLoYPaXVUae</text:p>
          </table:table-cell>
          <table:table-cell office:value-type="string" calcext:value-type="string">
            <text:p>ae425443</text:p>
          </table:table-cell>
          <table:table-cell office:value-type="string" calcext:value-type="string">
            <text:p>https://attachments.cheqroomcdn.com/app/groups/PcxFCbYNX5ZroUMdZeaUs/ea0eda7a-7c50-11ed-85d1-0a58a9feac02.jpg</text:p>
          </table:table-cell>
          <table:table-cell table:number-columns-repeated="11"/>
          <table:table-cell office:value-type="string" calcext:value-type="string">
            <text:p>S2055210477</text:p>
          </table:table-cell>
          <table:table-cell office:value-type="string" calcext:value-type="string">
            <text:p>Tripod Wheels</text:p>
          </table:table-cell>
          <table:table-cell/>
          <table:table-cell office:value-type="string" calcext:value-type="string">
            <text:p>https://www.bhphotovideo.com/c/product/1389939-REG/sachtler_s2055_0001_sachtler_dolly_flowtech_75.html</text:p>
          </table:table-cell>
          <table:table-cell office:value-type="string" calcext:value-type="string">
            <text:p>SAS2055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olly for flowtech 75 Trip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string" calcext:value-type="string">
            <text:p>S2055-0001</text:p>
          </table:table-cell>
          <table:table-cell/>
          <table:table-cell office:value-type="float" office:value="641.25" calcext:value-type="float">
            <text:p>641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45.3125" calcext:value-type="float">
            <text:p>445.312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0</text:p>
          </table:table-cell>
          <table:table-cell/>
          <table:table-cell office:value-type="string" calcext:value-type="string">
            <text:p>9gyKNsMUQBnNYTV8iYT9qf</text:p>
          </table:table-cell>
          <table:table-cell office:value-type="string" calcext:value-type="string">
            <text:p>b0ffaff2</text:p>
          </table:table-cell>
          <table:table-cell office:value-type="string" calcext:value-type="string">
            <text:p>https://attachments.cheqroomcdn.com/app/groups/PcxFCbYNX5ZroUMdZeaUs/ea0eda7a-7c50-11ed-85d1-0a58a9feac02.jpg</text:p>
          </table:table-cell>
          <table:table-cell table:number-columns-repeated="11"/>
          <table:table-cell office:value-type="string" calcext:value-type="string">
            <text:p>S2055210479</text:p>
          </table:table-cell>
          <table:table-cell office:value-type="string" calcext:value-type="string">
            <text:p>Tripod Wheels</text:p>
          </table:table-cell>
          <table:table-cell/>
          <table:table-cell office:value-type="string" calcext:value-type="string">
            <text:p>https://www.bhphotovideo.com/c/product/1389939-REG/sachtler_s2055_0001_sachtler_dolly_flowtech_75.html</text:p>
          </table:table-cell>
          <table:table-cell office:value-type="string" calcext:value-type="string">
            <text:p>SAS2055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2</text:p>
          </table:table-cell>
          <table:table-cell/>
          <table:table-cell office:value-type="string" calcext:value-type="string">
            <text:p>N9baCHxtUB8VUwCKTw55TX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2</text:p>
          </table:table-cell>
          <table:table-cell/>
          <table:table-cell office:value-type="string" calcext:value-type="string">
            <text:p>bd8FkZJwzWJBgR2WQWoXRf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2</text:p>
          </table:table-cell>
          <table:table-cell/>
          <table:table-cell office:value-type="string" calcext:value-type="string">
            <text:p>aRqdKEc4pdj93jG6mCAyAY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3</text:p>
          </table:table-cell>
          <table:table-cell/>
          <table:table-cell office:value-type="string" calcext:value-type="string">
            <text:p>GjovEhpBzuRxZ5NLefLREJ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3</text:p>
          </table:table-cell>
          <table:table-cell/>
          <table:table-cell office:value-type="string" calcext:value-type="string">
            <text:p>MUkzRZsdpCPSGyWDPKKTxk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4</text:p>
          </table:table-cell>
          <table:table-cell/>
          <table:table-cell office:value-type="string" calcext:value-type="string">
            <text:p>k2vuJjfLArr93G5PNpGzAe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4</text:p>
          </table:table-cell>
          <table:table-cell/>
          <table:table-cell office:value-type="string" calcext:value-type="string">
            <text:p>qAXD2Ar7u3PFqF4crpS6PR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4</text:p>
          </table:table-cell>
          <table:table-cell/>
          <table:table-cell office:value-type="string" calcext:value-type="string">
            <text:p>WU2gRZ4WCoHRDLv5HVX6Y5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9</text:p>
          </table:table-cell>
          <table:table-cell/>
          <table:table-cell office:value-type="string" calcext:value-type="string">
            <text:p>iF2hV5bkg8aSk9PSdLJCTj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1</text:p>
          </table:table-cell>
          <table:table-cell/>
          <table:table-cell office:value-type="float" office:value="79.95" calcext:value-type="float">
            <text:p>79.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Portl Kit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7</text:p>
          </table:table-cell>
          <table:table-cell/>
          <table:table-cell office:value-type="string" calcext:value-type="string">
            <text:p>SwjsTZAPcuYWAA3fpSo57Q</text:p>
          </table:table-cell>
          <table:table-cell/>
          <table:table-cell office:value-type="string" calcext:value-type="string">
            <text:p>https://attachments.cheqroomcdn.com/app/groups/PcxFCbYNX5ZroUMdZeaUs/fbb511ea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7-REG/kessler_crane_mg1031_kwik_stand.html</text:p>
          </table:table-cell>
          <table:table-cell office:value-type="string" calcext:value-type="string">
            <text:p>KEMG1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1</text:p>
          </table:table-cell>
          <table:table-cell/>
          <table:table-cell office:value-type="float" office:value="79.95" calcext:value-type="float">
            <text:p>79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33</text:p>
          </table:table-cell>
          <table:table-cell/>
          <table:table-cell office:value-type="string" calcext:value-type="string">
            <text:p>FaM68Q59uWSbprfErRKVUd</text:p>
          </table:table-cell>
          <table:table-cell/>
          <table:table-cell office:value-type="string" calcext:value-type="string">
            <text:p>https://attachments.cheqroomcdn.com/app/groups/PcxFCbYNX5ZroUMdZeaUs/fbb511ea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7-REG/kessler_crane_mg1031_kwik_stand.html</text:p>
          </table:table-cell>
          <table:table-cell office:value-type="string" calcext:value-type="string">
            <text:p>KEMG1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1</text:p>
          </table:table-cell>
          <table:table-cell/>
          <table:table-cell office:value-type="float" office:value="79.95" calcext:value-type="float">
            <text:p>79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9</text:p>
          </table:table-cell>
          <table:table-cell/>
          <table:table-cell office:value-type="string" calcext:value-type="string">
            <text:p>hWirL6H2sv2WXWJDQGMQCR</text:p>
          </table:table-cell>
          <table:table-cell/>
          <table:table-cell office:value-type="string" calcext:value-type="string">
            <text:p>https://attachments.cheqroomcdn.com/app/groups/PcxFCbYNX5ZroUMdZeaUs/fbb511ea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7-REG/kessler_crane_mg1031_kwik_stand.html</text:p>
          </table:table-cell>
          <table:table-cell office:value-type="string" calcext:value-type="string">
            <text:p>KEMG1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1</text:p>
          </table:table-cell>
          <table:table-cell/>
          <table:table-cell office:value-type="float" office:value="79.95" calcext:value-type="float">
            <text:p>7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9</text:p>
          </table:table-cell>
          <table:table-cell/>
          <table:table-cell office:value-type="string" calcext:value-type="string">
            <text:p>AZoLTGvaqo2Fb5Db8w8bM8</text:p>
          </table:table-cell>
          <table:table-cell/>
          <table:table-cell office:value-type="string" calcext:value-type="string">
            <text:p>https://attachments.cheqroomcdn.com/app/groups/PcxFCbYNX5ZroUMdZeaUs/fbb511ea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7-REG/kessler_crane_mg1031_kwik_stand.html</text:p>
          </table:table-cell>
          <table:table-cell office:value-type="string" calcext:value-type="string">
            <text:p>KEMG1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 Mini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2</text:p>
          </table:table-cell>
          <table:table-cell/>
          <table:table-cell office:value-type="float" office:value="64.95" calcext:value-type="float">
            <text:p>64.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3</text:p>
          </table:table-cell>
          <table:table-cell/>
          <table:table-cell office:value-type="string" calcext:value-type="string">
            <text:p>Y42Y4PDD7uTmn79GzxbuuX</text:p>
          </table:table-cell>
          <table:table-cell/>
          <table:table-cell office:value-type="string" calcext:value-type="string">
            <text:p>https://attachments.cheqroomcdn.com/app/groups/PcxFCbYNX5ZroUMdZeaUs/db43bc40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8-REG/kessler_crane_mg1032_kwik_stand_mini.html</text:p>
          </table:table-cell>
          <table:table-cell office:value-type="string" calcext:value-type="string">
            <text:p>KEMG1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 Mini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2</text:p>
          </table:table-cell>
          <table:table-cell/>
          <table:table-cell office:value-type="float" office:value="64.95" calcext:value-type="float">
            <text:p>64.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EOS R5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3</text:p>
          </table:table-cell>
          <table:table-cell/>
          <table:table-cell office:value-type="string" calcext:value-type="string">
            <text:p>KeMNNMxqqLsDQWsDzDSHXJ</text:p>
          </table:table-cell>
          <table:table-cell/>
          <table:table-cell office:value-type="string" calcext:value-type="string">
            <text:p>https://attachments.cheqroomcdn.com/app/groups/PcxFCbYNX5ZroUMdZeaUs/db43bc40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8-REG/kessler_crane_mg1032_kwik_stand_mini.html</text:p>
          </table:table-cell>
          <table:table-cell office:value-type="string" calcext:value-type="string">
            <text:p>KEMG1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 Mini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2</text:p>
          </table:table-cell>
          <table:table-cell/>
          <table:table-cell office:value-type="float" office:value="64.95" calcext:value-type="float">
            <text:p>64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13, -94.2147243</text:p>
          </table:table-cell>
          <table:table-cell office:value-type="string" calcext:value-type="string">
            <text:p>Camera | EOS R5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6</text:p>
          </table:table-cell>
          <table:table-cell/>
          <table:table-cell office:value-type="string" calcext:value-type="string">
            <text:p>sishjWtNT4Yr2eXSK98r2f</text:p>
          </table:table-cell>
          <table:table-cell/>
          <table:table-cell office:value-type="string" calcext:value-type="string">
            <text:p>https://attachments.cheqroomcdn.com/app/groups/PcxFCbYNX5ZroUMdZeaUs/db43bc40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8-REG/kessler_crane_mg1032_kwik_stand_mini.html</text:p>
          </table:table-cell>
          <table:table-cell office:value-type="string" calcext:value-type="string">
            <text:p>KEMG1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 Mini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2</text:p>
          </table:table-cell>
          <table:table-cell/>
          <table:table-cell office:value-type="float" office:value="64.95" calcext:value-type="float">
            <text:p>6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9</text:p>
          </table:table-cell>
          <table:table-cell/>
          <table:table-cell office:value-type="string" calcext:value-type="string">
            <text:p>ivNuYThHEnBw3H5rfAM8Dc</text:p>
          </table:table-cell>
          <table:table-cell/>
          <table:table-cell office:value-type="string" calcext:value-type="string">
            <text:p>https://attachments.cheqroomcdn.com/app/groups/PcxFCbYNX5ZroUMdZeaUs/db43bc40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8-REG/kessler_crane_mg1032_kwik_stand_mini.html</text:p>
          </table:table-cell>
          <table:table-cell office:value-type="string" calcext:value-type="string">
            <text:p>KEMG1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 Tripod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N12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9</text:p>
          </table:table-cell>
          <table:table-cell/>
          <table:table-cell office:value-type="string" calcext:value-type="string">
            <text:p>e4yz3623i299nteGuLcHvb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2"/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?fromDisList=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N12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9</text:p>
          </table:table-cell>
          <table:table-cell/>
          <table:table-cell office:value-type="string" calcext:value-type="string">
            <text:p>KfTKjWKceE5w7frQeTw7wW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0003593581-009</text:p>
          </table:table-cell>
          <table:table-cell office:value-type="string" calcext:value-type="string">
            <text:p>Video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HN12AHUS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0</text:p>
          </table:table-cell>
          <table:table-cell/>
          <table:table-cell office:value-type="string" calcext:value-type="string">
            <text:p>kAQixBVNG8YbZ5QWEFRXBJ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HN12AHUS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0</text:p>
          </table:table-cell>
          <table:table-cell/>
          <table:table-cell office:value-type="string" calcext:value-type="string">
            <text:p>YEMf4NzeRWHbLca2oCBRzK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HN12AHUS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0</text:p>
          </table:table-cell>
          <table:table-cell/>
          <table:table-cell office:value-type="string" calcext:value-type="string">
            <text:p>SatJDLysAygZSmoifPfrUB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HN12AHUS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1</text:p>
          </table:table-cell>
          <table:table-cell/>
          <table:table-cell office:value-type="string" calcext:value-type="string">
            <text:p>L8wgex2xc4WjzHtnpGyEp7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H608AH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39.576388888889" calcext:value-type="float">
            <text:p>339.5763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1</text:p>
          </table:table-cell>
          <table:table-cell/>
          <table:table-cell office:value-type="string" calcext:value-type="string">
            <text:p>aeWo75du7bSqch5Ndvo6QY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C2909310</text:p>
          </table:table-cell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H608AH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39.576388888889" calcext:value-type="float">
            <text:p>339.5763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1</text:p>
          </table:table-cell>
          <table:table-cell/>
          <table:table-cell office:value-type="string" calcext:value-type="string">
            <text:p>9HXgqCaauWqYMVCSSLvXWn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C2909313</text:p>
          </table:table-cell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H608AH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39.576388888889" calcext:value-type="float">
            <text:p>339.5763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2</text:p>
          </table:table-cell>
          <table:table-cell/>
          <table:table-cell office:value-type="string" calcext:value-type="string">
            <text:p>TGgiW6CuKktP4CQzSUwfoR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C2909319</text:p>
          </table:table-cell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added Bag for flowtech 7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ler</text:p>
          </table:table-cell>
          <table:table-cell office:value-type="float" office:value="9116" calcext:value-type="float">
            <text:p>9116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3"/>
          <table:table-cell office:value-type="string" calcext:value-type="string">
            <text:p>36.365451125219906, -94.214604143010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5</text:p>
          </table:table-cell>
          <table:table-cell/>
          <table:table-cell office:value-type="string" calcext:value-type="string">
            <text:p>cY5o7xDAApsCRCjEygNoHC</text:p>
          </table:table-cell>
          <table:table-cell office:value-type="string" calcext:value-type="string">
            <text:p>80f52ff9</text:p>
          </table:table-cell>
          <table:table-cell office:value-type="string" calcext:value-type="string">
            <text:p>https://attachments.cheqroomcdn.com/app/groups/PcxFCbYNX5ZroUMdZeaUs/e8450ff2-7c50-11ed-85d1-0a58a9feac02.jpg</text:p>
          </table:table-cell>
          <table:table-cell table:number-columns-repeated="12"/>
          <table:table-cell office:value-type="string" calcext:value-type="string">
            <text:p>Tripod Bag</text:p>
          </table:table-cell>
          <table:table-cell/>
          <table:table-cell office:value-type="string" calcext:value-type="string">
            <text:p>https://www.bhphotovideo.com/c/product/1342686-REG/sachtler_9116_padded_bag_75_for.html</text:p>
          </table:table-cell>
          <table:table-cell office:value-type="string" calcext:value-type="string">
            <text:p>SA9116PB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dded Bag for flowtech 7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ler</text:p>
          </table:table-cell>
          <table:table-cell office:value-type="float" office:value="9116" calcext:value-type="float">
            <text:p>9116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3"/>
          <table:table-cell office:value-type="string" calcext:value-type="string">
            <text:p>36.3655593, -94.214739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5</text:p>
          </table:table-cell>
          <table:table-cell/>
          <table:table-cell office:value-type="string" calcext:value-type="string">
            <text:p>VpT2kBiasmWJ9JhsrAKVbS</text:p>
          </table:table-cell>
          <table:table-cell office:value-type="string" calcext:value-type="string">
            <text:p>d8a43eac</text:p>
          </table:table-cell>
          <table:table-cell office:value-type="string" calcext:value-type="string">
            <text:p>https://attachments.cheqroomcdn.com/app/groups/PcxFCbYNX5ZroUMdZeaUs/e8450ff2-7c50-11ed-85d1-0a58a9feac02.jpg</text:p>
          </table:table-cell>
          <table:table-cell table:number-columns-repeated="12"/>
          <table:table-cell office:value-type="string" calcext:value-type="string">
            <text:p>Tripod Bag</text:p>
          </table:table-cell>
          <table:table-cell/>
          <table:table-cell office:value-type="string" calcext:value-type="string">
            <text:p>https://www.bhphotovideo.com/c/product/1342686-REG/sachtler_9116_padded_bag_75_for.html</text:p>
          </table:table-cell>
          <table:table-cell office:value-type="string" calcext:value-type="string">
            <text:p>SA9116PB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dded Bag for flowtech 7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ler</text:p>
          </table:table-cell>
          <table:table-cell office:value-type="float" office:value="9116" calcext:value-type="float">
            <text:p>9116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6</text:p>
          </table:table-cell>
          <table:table-cell/>
          <table:table-cell office:value-type="string" calcext:value-type="string">
            <text:p>ZyQLeYV7zmcghgrcocYwyW</text:p>
          </table:table-cell>
          <table:table-cell office:value-type="string" calcext:value-type="string">
            <text:p>d7eb522c</text:p>
          </table:table-cell>
          <table:table-cell office:value-type="string" calcext:value-type="string">
            <text:p>https://attachments.cheqroomcdn.com/app/groups/PcxFCbYNX5ZroUMdZeaUs/e8450ff2-7c50-11ed-85d1-0a58a9feac02.jpg</text:p>
          </table:table-cell>
          <table:table-cell table:number-columns-repeated="12"/>
          <table:table-cell office:value-type="string" calcext:value-type="string">
            <text:p>Tripod Bag</text:p>
          </table:table-cell>
          <table:table-cell/>
          <table:table-cell office:value-type="string" calcext:value-type="string">
            <text:p>https://www.bhphotovideo.com/c/product/1342686-REG/sachtler_9116_padded_bag_75_for.html</text:p>
          </table:table-cell>
          <table:table-cell office:value-type="string" calcext:value-type="string">
            <text:p>SA9116PB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dded Bag for flowtech 7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ler</text:p>
          </table:table-cell>
          <table:table-cell office:value-type="float" office:value="9116" calcext:value-type="float">
            <text:p>9116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6</text:p>
          </table:table-cell>
          <table:table-cell/>
          <table:table-cell office:value-type="string" calcext:value-type="string">
            <text:p>UBA5ecdRwzN5zsEHRrgL3</text:p>
          </table:table-cell>
          <table:table-cell office:value-type="string" calcext:value-type="string">
            <text:p>2bce2918</text:p>
          </table:table-cell>
          <table:table-cell office:value-type="string" calcext:value-type="string">
            <text:p>https://attachments.cheqroomcdn.com/app/groups/PcxFCbYNX5ZroUMdZeaUs/e8450ff2-7c50-11ed-85d1-0a58a9feac02.jpg</text:p>
          </table:table-cell>
          <table:table-cell table:number-columns-repeated="12"/>
          <table:table-cell office:value-type="string" calcext:value-type="string">
            <text:p>Tripod Bag</text:p>
          </table:table-cell>
          <table:table-cell/>
          <table:table-cell office:value-type="string" calcext:value-type="string">
            <text:p>https://www.bhphotovideo.com/c/product/1342686-REG/sachtler_9116_padded_bag_75_for.html</text:p>
          </table:table-cell>
          <table:table-cell office:value-type="string" calcext:value-type="string">
            <text:p>SA9116PB7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dded Bag for flowtech 7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ler</text:p>
          </table:table-cell>
          <table:table-cell office:value-type="float" office:value="9116" calcext:value-type="float">
            <text:p>9116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6</text:p>
          </table:table-cell>
          <table:table-cell/>
          <table:table-cell office:value-type="string" calcext:value-type="string">
            <text:p>phaTgrNaT7DZzJXcJ5kWVS</text:p>
          </table:table-cell>
          <table:table-cell office:value-type="string" calcext:value-type="string">
            <text:p>800f0f17</text:p>
          </table:table-cell>
          <table:table-cell office:value-type="string" calcext:value-type="string">
            <text:p>https://attachments.cheqroomcdn.com/app/groups/PcxFCbYNX5ZroUMdZeaUs/e8450ff2-7c50-11ed-85d1-0a58a9feac02.jpg</text:p>
          </table:table-cell>
          <table:table-cell table:number-columns-repeated="12"/>
          <table:table-cell office:value-type="string" calcext:value-type="string">
            <text:p>Tripod Bag</text:p>
          </table:table-cell>
          <table:table-cell/>
          <table:table-cell office:value-type="string" calcext:value-type="string">
            <text:p>https://www.bhphotovideo.com/c/product/1342686-REG/sachtler_9116_padded_bag_75_for.html</text:p>
          </table:table-cell>
          <table:table-cell office:value-type="string" calcext:value-type="string">
            <text:p>SA9116PB7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dded Bag for flowtech 7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ler</text:p>
          </table:table-cell>
          <table:table-cell office:value-type="float" office:value="9116" calcext:value-type="float">
            <text:p>9116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7</text:p>
          </table:table-cell>
          <table:table-cell/>
          <table:table-cell office:value-type="string" calcext:value-type="string">
            <text:p>GqLrz89HQxbbBnLqiHv7TS</text:p>
          </table:table-cell>
          <table:table-cell office:value-type="string" calcext:value-type="string">
            <text:p>7f157095</text:p>
          </table:table-cell>
          <table:table-cell office:value-type="string" calcext:value-type="string">
            <text:p>https://attachments.cheqroomcdn.com/app/groups/PcxFCbYNX5ZroUMdZeaUs/e8450ff2-7c50-11ed-85d1-0a58a9feac02.jpg</text:p>
          </table:table-cell>
          <table:table-cell table:number-columns-repeated="12"/>
          <table:table-cell office:value-type="string" calcext:value-type="string">
            <text:p>Tripod Bag</text:p>
          </table:table-cell>
          <table:table-cell/>
          <table:table-cell office:value-type="string" calcext:value-type="string">
            <text:p>https://www.bhphotovideo.com/c/product/1342686-REG/sachtler_9116_padded_bag_75_for.html</text:p>
          </table:table-cell>
          <table:table-cell office:value-type="string" calcext:value-type="string">
            <text:p>SA9116PB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added Bag for flowtech 7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ler</text:p>
          </table:table-cell>
          <table:table-cell office:value-type="float" office:value="9116" calcext:value-type="float">
            <text:p>9116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7</text:p>
          </table:table-cell>
          <table:table-cell/>
          <table:table-cell office:value-type="string" calcext:value-type="string">
            <text:p>hiBzHy5evncosqTsxJFVYE</text:p>
          </table:table-cell>
          <table:table-cell office:value-type="string" calcext:value-type="string">
            <text:p>2ae3a028</text:p>
          </table:table-cell>
          <table:table-cell office:value-type="string" calcext:value-type="string">
            <text:p>https://attachments.cheqroomcdn.com/app/groups/PcxFCbYNX5ZroUMdZeaUs/e8450ff2-7c50-11ed-85d1-0a58a9feac02.jpg</text:p>
          </table:table-cell>
          <table:table-cell table:number-columns-repeated="12"/>
          <table:table-cell office:value-type="string" calcext:value-type="string">
            <text:p>Tripod Bag</text:p>
          </table:table-cell>
          <table:table-cell/>
          <table:table-cell office:value-type="string" calcext:value-type="string">
            <text:p>https://www.bhphotovideo.com/c/product/1342686-REG/sachtler_9116_padded_bag_75_for.html</text:p>
          </table:table-cell>
          <table:table-cell office:value-type="string" calcext:value-type="string">
            <text:p>SA9116PB7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75mm Hi-Ha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enro</text:p>
          </table:table-cell>
          <table:table-cell office:value-type="string" calcext:value-type="string">
            <text:p>HH75AV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9</text:p>
          </table:table-cell>
          <table:table-cell/>
          <table:table-cell office:value-type="string" calcext:value-type="string">
            <text:p>t7LWYZxyiqxS4jC5PQMMtj</text:p>
          </table:table-cell>
          <table:table-cell office:value-type="string" calcext:value-type="string">
            <text:p>2f0bfcb6</text:p>
          </table:table-cell>
          <table:table-cell office:value-type="string" calcext:value-type="string">
            <text:p>https://attachments.cheqroomcdn.com/app/groups/PcxFCbYNX5ZroUMdZeaUs/d8ad2354-7c50-11ed-85d1-0a58a9feac02.jpg</text:p>
          </table:table-cell>
          <table:table-cell office:value-type="string" calcext:value-type="string">
            <text:p>B2-0005</text:p>
          </table:table-cell>
          <table:table-cell table:number-columns-repeated="10"/>
          <table:table-cell office:value-type="string" calcext:value-type="string">
            <text:p>HH005032</text:p>
          </table:table-cell>
          <table:table-cell office:value-type="string" calcext:value-type="string">
            <text:p>High Hat</text:p>
          </table:table-cell>
          <table:table-cell/>
          <table:table-cell office:value-type="string" calcext:value-type="string">
            <text:p>https://www.bhphotovideo.com/c/product/1236881-REG/benro_hh75av_video_hi_hat_75mm_bowl.html</text:p>
          </table:table-cell>
          <table:table-cell office:value-type="string" calcext:value-type="string">
            <text:p>BEHH75AV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 M Aluminum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850.25" calcext:value-type="float">
            <text:p>850.2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6:43:05</text:p>
          </table:table-cell>
          <table:table-cell/>
          <table:table-cell office:value-type="string" calcext:value-type="string">
            <text:p>bVmLQoHnQGJjpH3LUr5UHL</text:p>
          </table:table-cell>
          <table:table-cell/>
          <table:table-cell office:value-type="string" calcext:value-type="string">
            <text:p>https://attachments.cheqroomcdn.com/app/groups/PcxFCbYNX5ZroUMdZeaUs/c059fffc-d4d4-11ed-b6d8-0a58a9feac02.jpg</text:p>
          </table:table-cell>
          <table:table-cell office:value-type="string" calcext:value-type="string">
            <text:p>B5-0010</text:p>
          </table:table-cell>
          <table:table-cell table:number-columns-repeated="13"/>
          <table:table-cell office:value-type="string" calcext:value-type="string">
            <text:p>https://www.bhphotovideo.com/c/product/822102-REG/Sachtler_1001_Ace_Fluid_Head_with.html</text:p>
          </table:table-cell>
          <table:table-cell office:value-type="string" calcext:value-type="string">
            <text:p>SASACEMM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VT502AM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T502AM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1-06 05:35:08</text:p>
          </table:table-cell>
          <table:table-cell/>
          <table:table-cell office:value-type="string" calcext:value-type="string">
            <text:p>DWCNHqUcLgdpQr4C43uvyK</text:p>
          </table:table-cell>
          <table:table-cell/>
          <table:table-cell office:value-type="string" calcext:value-type="string">
            <text:p>https://attachments.cheqroomcdn.com/app/groups/PcxFCbYNX5ZroUMdZeaUs/2c9c5202-8db6-11ed-8e87-0a58a9feac02.jpg</text:p>
          </table:table-cell>
          <table:table-cell office:value-type="string" calcext:value-type="string">
            <text:p>B5-0008</text:p>
          </table:table-cell>
          <table:table-cell table:number-columns-repeated="10"/>
          <table:table-cell office:value-type="string" calcext:value-type="string">
            <text:p>R0207613</text:p>
          </table:table-cell>
          <table:table-cell office:value-type="string" calcext:value-type="string">
            <text:p>Tripod</text:p>
          </table:table-cell>
          <table:table-cell/>
          <table:table-cell office:value-type="string" calcext:value-type="string">
            <text:p>https://www.bhphotovideo.com/c/product/1044490-REG/manfrotto_mvk502am_1_mvh502a_head_with_mvt502am.html</text:p>
          </table:table-cell>
          <table:table-cell office:value-type="string" calcext:value-type="string">
            <text:p>MAMVK502AM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VT502AM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T502AM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1-06 05:35:09</text:p>
          </table:table-cell>
          <table:table-cell/>
          <table:table-cell office:value-type="string" calcext:value-type="string">
            <text:p>9QA98YrFU8RvGZ96i8KpHb</text:p>
          </table:table-cell>
          <table:table-cell/>
          <table:table-cell office:value-type="string" calcext:value-type="string">
            <text:p>https://attachments.cheqroomcdn.com/app/groups/PcxFCbYNX5ZroUMdZeaUs/2c9c5202-8db6-11ed-8e87-0a58a9feac02.jpg</text:p>
          </table:table-cell>
          <table:table-cell office:value-type="string" calcext:value-type="string">
            <text:p>B5-0007</text:p>
          </table:table-cell>
          <table:table-cell table:number-columns-repeated="10"/>
          <table:table-cell office:value-type="string" calcext:value-type="string">
            <text:p>R0207487</text:p>
          </table:table-cell>
          <table:table-cell office:value-type="string" calcext:value-type="string">
            <text:p>Tripod</text:p>
          </table:table-cell>
          <table:table-cell/>
          <table:table-cell office:value-type="string" calcext:value-type="string">
            <text:p>https://www.bhphotovideo.com/c/product/1044490-REG/manfrotto_mvk502am_1_mvh502a_head_with_mvt502am.html</text:p>
          </table:table-cell>
          <table:table-cell office:value-type="string" calcext:value-type="string">
            <text:p>MAMVK502AM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VT502AM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T502AM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4 01:50:18</text:p>
          </table:table-cell>
          <table:table-cell/>
          <table:table-cell office:value-type="string" calcext:value-type="string">
            <text:p>UYReERCY5rt5MVh5BwAM8K</text:p>
          </table:table-cell>
          <table:table-cell/>
          <table:table-cell office:value-type="string" calcext:value-type="string">
            <text:p>https://attachments.cheqroomcdn.com/app/groups/PcxFCbYNX5ZroUMdZeaUs/2c9c5202-8db6-11ed-8e87-0a58a9feac02.jpg</text:p>
          </table:table-cell>
          <table:table-cell office:value-type="string" calcext:value-type="string">
            <text:p>B5-0006</text:p>
          </table:table-cell>
          <table:table-cell table:number-columns-repeated="11"/>
          <table:table-cell office:value-type="string" calcext:value-type="string">
            <text:p>Tripod</text:p>
          </table:table-cell>
          <table:table-cell/>
          <table:table-cell office:value-type="string" calcext:value-type="string">
            <text:p>https://www.bhphotovideo.com/c/product/1044490-REG/manfrotto_mvk502am_1_mvh502a_head_with_mvt502am.html</text:p>
          </table:table-cell>
          <table:table-cell office:value-type="string" calcext:value-type="string">
            <text:p>MAMVK502AM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nfrotto MT055XPRO3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T055XPRO3</text:p>
          </table:table-cell>
          <table:table-cell/>
          <table:table-cell office:value-type="float" office:value="369.95" calcext:value-type="float">
            <text:p>369.95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4 01:44:13</text:p>
          </table:table-cell>
          <table:table-cell/>
          <table:table-cell office:value-type="string" calcext:value-type="string">
            <text:p>RGFbHxGnM7sy2NaZgBLesH</text:p>
          </table:table-cell>
          <table:table-cell/>
          <table:table-cell office:value-type="string" calcext:value-type="string">
            <text:p>https://attachments.cheqroomcdn.com/app/groups/PcxFCbYNX5ZroUMdZeaUs/c446ea7a-d318-11ed-8066-0a58a9feac02.jpg</text:p>
          </table:table-cell>
          <table:table-cell office:value-type="string" calcext:value-type="string">
            <text:p>B5-0009</text:p>
          </table:table-cell>
          <table:table-cell table:number-columns-repeated="10"/>
          <table:table-cell office:value-type="string" calcext:value-type="string">
            <text:p>a6188418</text:p>
          </table:table-cell>
          <table:table-cell table:number-columns-repeated="2"/>
          <table:table-cell office:value-type="string" calcext:value-type="string">
            <text:p>https://www.bhphotovideo.com/c/product/1034139-REG/manfrotto_mt055xpro3_aluminum_tripod.html</text:p>
          </table:table-cell>
          <table:table-cell office:value-type="string" calcext:value-type="string">
            <text:p>MAMT055XPRO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stolGrip Mini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t Line</text:p>
          </table:table-cell>
          <table:table-cell office:value-type="string" calcext:value-type="string">
            <text:p>DL-0918KT</text:p>
          </table:table-cell>
          <table:table-cell/>
          <table:table-cell office:value-type="float" office:value="20.95" calcext:value-type="float">
            <text:p>20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361, -94.1950461</text:p>
          </table:table-cell>
          <table:table-cell office:value-type="string" calcext:value-type="string">
            <text:p>Small Field Audio Kit 01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6:34:30</text:p>
          </table:table-cell>
          <table:table-cell/>
          <table:table-cell office:value-type="string" calcext:value-type="string">
            <text:p>AxHmmW6oxSKLuzNfvbGJjb</text:p>
          </table:table-cell>
          <table:table-cell/>
          <table:table-cell office:value-type="string" calcext:value-type="string">
            <text:p>https://attachments.cheqroomcdn.com/app/groups/PcxFCbYNX5ZroUMdZeaUs/757d8630-d4d3-11ed-8400-0a58a9feac02.jpg</text:p>
          </table:table-cell>
          <table:table-cell office:value-type="string" calcext:value-type="string">
            <text:p>D1-0050</text:p>
          </table:table-cell>
          <table:table-cell table:number-columns-repeated="13"/>
          <table:table-cell office:value-type="string" calcext:value-type="string">
            <text:p>https://www.bhphotovideo.com/c/product/1523833-REG/dot_line_dl_0918kt_pistolgrip_mini_tripod_for.html</text:p>
          </table:table-cell>
          <table:table-cell office:value-type="string" calcext:value-type="string">
            <text:p>DODL0918K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stolGrip Mini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t Line</text:p>
          </table:table-cell>
          <table:table-cell office:value-type="string" calcext:value-type="string">
            <text:p>DL-0918KT</text:p>
          </table:table-cell>
          <table:table-cell/>
          <table:table-cell office:value-type="float" office:value="20.95" calcext:value-type="float">
            <text:p>20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52, -94.1950889</text:p>
          </table:table-cell>
          <table:table-cell office:value-type="string" calcext:value-type="string">
            <text:p>Small Field Audio Kit 2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18 03:33:09</text:p>
          </table:table-cell>
          <table:table-cell/>
          <table:table-cell office:value-type="string" calcext:value-type="string">
            <text:p>6ujVqW2UBvCh9ppY3WMJhi</text:p>
          </table:table-cell>
          <table:table-cell/>
          <table:table-cell office:value-type="string" calcext:value-type="string">
            <text:p>https://attachments.cheqroomcdn.com/app/groups/PcxFCbYNX5ZroUMdZeaUs/757d8630-d4d3-11ed-8400-0a58a9feac02.jpg</text:p>
          </table:table-cell>
          <table:table-cell office:value-type="string" calcext:value-type="string">
            <text:p>D1-0049</text:p>
          </table:table-cell>
          <table:table-cell table:number-columns-repeated="13"/>
          <table:table-cell office:value-type="string" calcext:value-type="string">
            <text:p>https://www.bhphotovideo.com/c/product/1523833-REG/dot_line_dl_0918kt_pistolgrip_mini_tripod_for.html</text:p>
          </table:table-cell>
          <table:table-cell office:value-type="string" calcext:value-type="string">
            <text:p>DODL0918K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istolGrip Mini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t Line</text:p>
          </table:table-cell>
          <table:table-cell office:value-type="string" calcext:value-type="string">
            <text:p>DL-0918KT</text:p>
          </table:table-cell>
          <table:table-cell/>
          <table:table-cell office:value-type="float" office:value="20.95" calcext:value-type="float">
            <text:p>20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361, -94.1950461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3:35:52</text:p>
          </table:table-cell>
          <table:table-cell/>
          <table:table-cell office:value-type="string" calcext:value-type="string">
            <text:p>f6cnfWQ6wxL6Fu6Hcc2Sqc</text:p>
          </table:table-cell>
          <table:table-cell/>
          <table:table-cell office:value-type="string" calcext:value-type="string">
            <text:p>https://attachments.cheqroomcdn.com/app/groups/PcxFCbYNX5ZroUMdZeaUs/757d8630-d4d3-11ed-8400-0a58a9feac02.jpg</text:p>
          </table:table-cell>
          <table:table-cell table:number-columns-repeated="14"/>
          <table:table-cell office:value-type="string" calcext:value-type="string">
            <text:p>https://www.bhphotovideo.com/c/product/1523833-REG/dot_line_dl_0918kt_pistolgrip_mini_tripod_for.html</text:p>
          </table:table-cell>
          <table:table-cell office:value-type="string" calcext:value-type="string">
            <text:p>DODL0918K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wtech 75 GS Tripod with Ground Spreader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float" office:value="1344.55" calcext:value-type="float">
            <text:p>1344.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33.715277777778" calcext:value-type="float">
            <text:p>933.715277777778</text:p>
          </table:table-cell>
          <table:table-cell/>
          <table:table-cell office:value-type="string" calcext:value-type="string">
            <text:p>36.365622, -94.214669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4</text:p>
          </table:table-cell>
          <table:table-cell/>
          <table:table-cell office:value-type="string" calcext:value-type="string">
            <text:p>KaB6DZUs9MA2eXR9LXFUy5</text:p>
          </table:table-cell>
          <table:table-cell/>
          <table:table-cell office:value-type="string" calcext:value-type="string">
            <text:p>https://attachments.cheqroomcdn.com/app/groups/PcxFCbYNX5ZroUMdZeaUs/2ede356a-d313-11ed-9972-0a58a9feac02.jpg</text:p>
          </table:table-cell>
          <table:table-cell office:value-type="string" calcext:value-type="string">
            <text:p>B2-0074</text:p>
          </table:table-cell>
          <table:table-cell table:number-columns-repeated="10"/>
          <table:table-cell office:value-type="string" calcext:value-type="string">
            <text:p>S20512204347</text:p>
          </table:table-cell>
          <table:table-cell office:value-type="string" calcext:value-type="string">
            <text:p>Carbon Fiber Tripod</text:p>
          </table:table-cell>
          <table:table-cell/>
          <table:table-cell office:value-type="string" calcext:value-type="string">
            <text:p>https://www.bhphotovideo.com/c/product/1457665-REG/sachtler_4587_flowtech_75_mm_carbon.html</text:p>
          </table:table-cell>
          <table:table-cell office:value-type="string" calcext:value-type="string">
            <text:p>SAF75GS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lowtech 75 GS Tripod with Ground Spreader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float" office:value="1344.55" calcext:value-type="float">
            <text:p>1344.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33.715277777778" calcext:value-type="float">
            <text:p>933.7152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5</text:p>
          </table:table-cell>
          <table:table-cell/>
          <table:table-cell office:value-type="string" calcext:value-type="string">
            <text:p>2ykjWMdEwEiH3s6Gbc2ApV</text:p>
          </table:table-cell>
          <table:table-cell/>
          <table:table-cell office:value-type="string" calcext:value-type="string">
            <text:p>https://attachments.cheqroomcdn.com/app/groups/PcxFCbYNX5ZroUMdZeaUs/2ede356a-d313-11ed-9972-0a58a9feac02.jpg</text:p>
          </table:table-cell>
          <table:table-cell office:value-type="string" calcext:value-type="string">
            <text:p>B2-0086</text:p>
          </table:table-cell>
          <table:table-cell table:number-columns-repeated="10"/>
          <table:table-cell office:value-type="string" calcext:value-type="string">
            <text:p>S20512204349</text:p>
          </table:table-cell>
          <table:table-cell office:value-type="string" calcext:value-type="string">
            <text:p>Carbon Fiber Tripod</text:p>
          </table:table-cell>
          <table:table-cell/>
          <table:table-cell office:value-type="string" calcext:value-type="string">
            <text:p>https://www.bhphotovideo.com/c/product/1457665-REG/sachtler_4587_flowtech_75_mm_carbon.html</text:p>
          </table:table-cell>
          <table:table-cell office:value-type="string" calcext:value-type="string">
            <text:p>SAF75G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lowtech 75 GS Tripod with Ground Spreader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float" office:value="1344.55" calcext:value-type="float">
            <text:p>1344.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33.715277777778" calcext:value-type="float">
            <text:p>933.7152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5</text:p>
          </table:table-cell>
          <table:table-cell/>
          <table:table-cell office:value-type="string" calcext:value-type="string">
            <text:p>GKZiTotvpti8LpjY2DhUg9</text:p>
          </table:table-cell>
          <table:table-cell/>
          <table:table-cell office:value-type="string" calcext:value-type="string">
            <text:p>https://attachments.cheqroomcdn.com/app/groups/PcxFCbYNX5ZroUMdZeaUs/2ede356a-d313-11ed-9972-0a58a9feac02.jpg</text:p>
          </table:table-cell>
          <table:table-cell office:value-type="string" calcext:value-type="string">
            <text:p>B2-0073</text:p>
          </table:table-cell>
          <table:table-cell table:number-columns-repeated="10"/>
          <table:table-cell office:value-type="string" calcext:value-type="string">
            <text:p>S20512204351</text:p>
          </table:table-cell>
          <table:table-cell office:value-type="string" calcext:value-type="string">
            <text:p>Carbon Fiber Tripod</text:p>
          </table:table-cell>
          <table:table-cell/>
          <table:table-cell office:value-type="string" calcext:value-type="string">
            <text:p>https://www.bhphotovideo.com/c/product/1457665-REG/sachtler_4587_flowtech_75_mm_carbon.html</text:p>
          </table:table-cell>
          <table:table-cell office:value-type="string" calcext:value-type="string">
            <text:p>SAF75GS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lowtech 75 MS Tripod with Mid-Level Spreader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4585" calcext:value-type="float">
            <text:p>4585</text:p>
          </table:table-cell>
          <table:table-cell/>
          <table:table-cell office:value-type="float" office:value="1344.55" calcext:value-type="float">
            <text:p>1344.55</text:p>
          </table:table-cell>
          <table:table-cell office:value-type="string" calcext:value-type="string">
            <text:p>2018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2</text:p>
          </table:table-cell>
          <table:table-cell/>
          <table:table-cell office:value-type="string" calcext:value-type="string">
            <text:p>GJeDRoTgDEz3ARgFUd2oBc</text:p>
          </table:table-cell>
          <table:table-cell/>
          <table:table-cell office:value-type="string" calcext:value-type="string">
            <text:p>https://attachments.cheqroomcdn.com/app/groups/PcxFCbYNX5ZroUMdZeaUs/23e234f4-d313-11ed-82f2-0a58a9feac02.jpg</text:p>
          </table:table-cell>
          <table:table-cell office:value-type="string" calcext:value-type="string">
            <text:p>B2-0098</text:p>
          </table:table-cell>
          <table:table-cell table:number-columns-repeated="10"/>
          <table:table-cell office:value-type="string" calcext:value-type="string">
            <text:p>S20511702735</text:p>
          </table:table-cell>
          <table:table-cell office:value-type="string" calcext:value-type="string">
            <text:p>Carbon Fiber Tripod</text:p>
          </table:table-cell>
          <table:table-cell/>
          <table:table-cell office:value-type="string" calcext:value-type="string">
            <text:p>https://www.bhphotovideo.com/c/product/1354184-REG/sachtler_4585_tripod_flowtech_75_carbon.html</text:p>
          </table:table-cell>
          <table:table-cell office:value-type="string" calcext:value-type="string">
            <text:p>SA458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wtech 75 MS Tripod with Mid-Level Spreader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4585" calcext:value-type="float">
            <text:p>4585</text:p>
          </table:table-cell>
          <table:table-cell/>
          <table:table-cell office:value-type="float" office:value="1344.55" calcext:value-type="float">
            <text:p>1344.55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5428, -94.214740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3</text:p>
          </table:table-cell>
          <table:table-cell/>
          <table:table-cell office:value-type="string" calcext:value-type="string">
            <text:p>85YvXoqHFYrTm5MVQhBKg8</text:p>
          </table:table-cell>
          <table:table-cell/>
          <table:table-cell office:value-type="string" calcext:value-type="string">
            <text:p>https://attachments.cheqroomcdn.com/app/groups/PcxFCbYNX5ZroUMdZeaUs/23e234f4-d313-11ed-82f2-0a58a9feac02.jpg</text:p>
          </table:table-cell>
          <table:table-cell office:value-type="string" calcext:value-type="string">
            <text:p>B2-0087</text:p>
          </table:table-cell>
          <table:table-cell table:number-columns-repeated="10"/>
          <table:table-cell office:value-type="string" calcext:value-type="string">
            <text:p>S20511702724</text:p>
          </table:table-cell>
          <table:table-cell office:value-type="string" calcext:value-type="string">
            <text:p>Carbon Fiber Tripod</text:p>
          </table:table-cell>
          <table:table-cell/>
          <table:table-cell office:value-type="string" calcext:value-type="string">
            <text:p>https://www.bhphotovideo.com/c/product/1354184-REG/sachtler_4585_tripod_flowtech_75_carbon.html</text:p>
          </table:table-cell>
          <table:table-cell office:value-type="string" calcext:value-type="string">
            <text:p>SA458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owtech 75 MS Tripod with Mid-Level Spreader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4585" calcext:value-type="float">
            <text:p>4585</text:p>
          </table:table-cell>
          <table:table-cell/>
          <table:table-cell office:value-type="float" office:value="1344.55" calcext:value-type="float">
            <text:p>1344.5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49886, -94.199652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3</text:p>
          </table:table-cell>
          <table:table-cell/>
          <table:table-cell office:value-type="string" calcext:value-type="string">
            <text:p>q8JhRXa6bRQdZgSNYyqwuc</text:p>
          </table:table-cell>
          <table:table-cell/>
          <table:table-cell office:value-type="string" calcext:value-type="string">
            <text:p>https://attachments.cheqroomcdn.com/app/groups/PcxFCbYNX5ZroUMdZeaUs/23e234f4-d313-11ed-82f2-0a58a9feac02.jpg</text:p>
          </table:table-cell>
          <table:table-cell office:value-type="string" calcext:value-type="string">
            <text:p>B2-0075</text:p>
          </table:table-cell>
          <table:table-cell table:number-columns-repeated="10"/>
          <table:table-cell office:value-type="string" calcext:value-type="string">
            <text:p>S20511906787</text:p>
          </table:table-cell>
          <table:table-cell office:value-type="string" calcext:value-type="string">
            <text:p>Carbon Fiber Tripod</text:p>
          </table:table-cell>
          <table:table-cell/>
          <table:table-cell office:value-type="string" calcext:value-type="string">
            <text:p>https://www.bhphotovideo.com/c/product/1354184-REG/sachtler_4585_tripod_flowtech_75_carbon.html</text:p>
          </table:table-cell>
          <table:table-cell office:value-type="string" calcext:value-type="string">
            <text:p>SA458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lowtech 75 MS Tripod with Mid-Level Spreader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4585" calcext:value-type="float">
            <text:p>4585</text:p>
          </table:table-cell>
          <table:table-cell/>
          <table:table-cell office:value-type="float" office:value="1344.55" calcext:value-type="float">
            <text:p>1344.5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49579, -94.19965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4</text:p>
          </table:table-cell>
          <table:table-cell/>
          <table:table-cell office:value-type="string" calcext:value-type="string">
            <text:p>c6TxDQXNHddZz8W6khhuYM</text:p>
          </table:table-cell>
          <table:table-cell/>
          <table:table-cell office:value-type="string" calcext:value-type="string">
            <text:p>https://attachments.cheqroomcdn.com/app/groups/PcxFCbYNX5ZroUMdZeaUs/23e234f4-d313-11ed-82f2-0a58a9feac02.jpg</text:p>
          </table:table-cell>
          <table:table-cell office:value-type="string" calcext:value-type="string">
            <text:p>B2-0097</text:p>
          </table:table-cell>
          <table:table-cell table:number-columns-repeated="10"/>
          <table:table-cell office:value-type="string" calcext:value-type="string">
            <text:p>S20511906864</text:p>
          </table:table-cell>
          <table:table-cell office:value-type="string" calcext:value-type="string">
            <text:p>Carbon Fiber Tripod</text:p>
          </table:table-cell>
          <table:table-cell/>
          <table:table-cell office:value-type="string" calcext:value-type="string">
            <text:p>https://www.bhphotovideo.com/c/product/1354184-REG/sachtler_4585_tripod_flowtech_75_carbon.html</text:p>
          </table:table-cell>
          <table:table-cell office:value-type="string" calcext:value-type="string">
            <text:p>SA458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/4" Stand Adapte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4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hpAG6fxb8cpjCZ2wTfeGg6</text:p>
          </table:table-cell>
          <table:table-cell table:number-columns-repeated="14"/>
          <table:table-cell office:value-type="string" calcext:value-type="string">
            <text:p>1/4" Stand Adap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 Degree Rail Adapters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LanParte</text:p>
          </table:table-cell>
          <table:table-cell table:number-columns-repeated="3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VqKbtmLNQo5QRpNAtReH4D</text:p>
          </table:table-cell>
          <table:table-cell table:number-columns-repeated="14"/>
          <table:table-cell office:value-type="string" calcext:value-type="string">
            <text:p>90 Degree Rail Adapte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iculating Arm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table:number-columns-repeated="3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kTgPcpnH9kQmQ4NmTaFWtP</text:p>
          </table:table-cell>
          <table:table-cell table:number-columns-repeated="14"/>
          <table:table-cell office:value-type="string" calcext:value-type="string">
            <text:p>Articulating Ar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l Head Adapters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3"/>
          <table:table-cell office:value-type="float" office:value="7.66" calcext:value-type="float">
            <text:p>7.66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0</text:p>
          </table:table-cell>
          <table:table-cell/>
          <table:table-cell office:value-type="string" calcext:value-type="string">
            <text:p>WhMYvTw7BwJMsKj2xe8Wo9</text:p>
          </table:table-cell>
          <table:table-cell table:number-columns-repeated="14"/>
          <table:table-cell office:value-type="string" calcext:value-type="string">
            <text:p>Ball Head Adapters</text:p>
          </table:table-cell>
          <table:table-cell/>
          <table:table-cell office:value-type="string" calcext:value-type="string">
            <text:p>https://www.ebay.com/itm/1-4-Clamp-Double-Ball-Head-Arm-Mount-Adapter-For-DSLR-Camera-LED-Monitor-H3M0/3623302493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t Shoe to 1/4" Ballhead Adpate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4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EnoiXrCa8h64ji4SLuTvz9</text:p>
          </table:table-cell>
          <table:table-cell table:number-columns-repeated="14"/>
          <table:table-cell office:value-type="string" calcext:value-type="string">
            <text:p>Hot Shoe to 1/4" Ballhead Adpa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cleus-Nano Mo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4-M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Wireless Focu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5</text:p>
          </table:table-cell>
          <table:table-cell/>
          <table:table-cell office:value-type="string" calcext:value-type="string">
            <text:p>qdESULvHZKBr3jsUbGpSED</text:p>
          </table:table-cell>
          <table:table-cell office:value-type="float" office:value="71304706" calcext:value-type="float">
            <text:p>71304706</text:p>
          </table:table-cell>
          <table:table-cell office:value-type="string" calcext:value-type="string">
            <text:p>https://attachments.cheqroomcdn.com/app/groups/PcxFCbYNX5ZroUMdZeaUs/d6e05ae6-7c50-11ed-85d1-0a58a9feac02.webp</text:p>
          </table:table-cell>
          <table:table-cell table:number-columns-repeated="11"/>
          <table:table-cell office:value-type="string" calcext:value-type="string">
            <text:p>NM0190610503</text:p>
          </table:table-cell>
          <table:table-cell office:value-type="string" calcext:value-type="string">
            <text:p>Wireless Focus Control Motor</text:p>
          </table:table-cell>
          <table:table-cell/>
          <table:table-cell office:value-type="string" calcext:value-type="string">
            <text:p>https://www.bhphotovideo.com/c/product/1514011-REG/tilta_wlc_t04_m1_nucleus_nano_motor_kit.html</text:p>
          </table:table-cell>
          <table:table-cell office:value-type="string" calcext:value-type="string">
            <text:p>TIWLCT04M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cleus-Nano Mo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4-M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Wireless Focu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7</text:p>
          </table:table-cell>
          <table:table-cell/>
          <table:table-cell office:value-type="string" calcext:value-type="string">
            <text:p>5662d8C7Ygpxue92vzgpe9</text:p>
          </table:table-cell>
          <table:table-cell office:value-type="string" calcext:value-type="string">
            <text:p>70bd46a8</text:p>
          </table:table-cell>
          <table:table-cell office:value-type="string" calcext:value-type="string">
            <text:p>https://attachments.cheqroomcdn.com/app/groups/PcxFCbYNX5ZroUMdZeaUs/d6e05ae6-7c50-11ed-85d1-0a58a9feac02.webp</text:p>
          </table:table-cell>
          <table:table-cell table:number-columns-repeated="11"/>
          <table:table-cell office:value-type="string" calcext:value-type="string">
            <text:p>NM0190610861</text:p>
          </table:table-cell>
          <table:table-cell office:value-type="string" calcext:value-type="string">
            <text:p>Wireless Focus Control Motor</text:p>
          </table:table-cell>
          <table:table-cell/>
          <table:table-cell office:value-type="string" calcext:value-type="string">
            <text:p>https://www.bhphotovideo.com/c/product/1514011-REG/tilta_wlc_t04_m1_nucleus_nano_motor_kit.html</text:p>
          </table:table-cell>
          <table:table-cell office:value-type="string" calcext:value-type="string">
            <text:p>TIWLCT04M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 Arm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LanParte</text:p>
          </table:table-cell>
          <table:table-cell table:number-columns-repeated="3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rHYLxQaoZHNZM4FXJnD3hh</text:p>
          </table:table-cell>
          <table:table-cell table:number-columns-repeated="14"/>
          <table:table-cell office:value-type="string" calcext:value-type="string">
            <text:p>Rail Ar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 Monitor Arm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LanParte</text:p>
          </table:table-cell>
          <table:table-cell office:value-type="string" calcext:value-type="string">
            <text:p>MA-01</text:p>
          </table:table-cell>
          <table:table-cell table:number-columns-repeated="2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kqaEBCC2EbWsyHysk4UWiQ</text:p>
          </table:table-cell>
          <table:table-cell table:number-columns-repeated="14"/>
          <table:table-cell office:value-type="string" calcext:value-type="string">
            <text:p>Rail Monitor Ar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 to Rail Conector/Rise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LanParte</text:p>
          </table:table-cell>
          <table:table-cell table:number-columns-repeated="3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yyGgMfsUt9GCDNwEdskh5k</text:p>
          </table:table-cell>
          <table:table-cell table:number-columns-repeated="14"/>
          <table:table-cell office:value-type="string" calcext:value-type="string">
            <text:p>Rail to Rail Conector/Ris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 to Rail Conector/Rise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4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KugWRnji2bqsqSC6RWXfDR</text:p>
          </table:table-cell>
          <table:table-cell table:number-columns-repeated="14"/>
          <table:table-cell office:value-type="string" calcext:value-type="string">
            <text:p>Rail to Rail Conector/Ris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pid Baby to 1/4” Adpaters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3"/>
          <table:table-cell office:value-type="float" office:value="13.45" calcext:value-type="float">
            <text:p>13.45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0</text:p>
          </table:table-cell>
          <table:table-cell/>
          <table:table-cell office:value-type="string" calcext:value-type="string">
            <text:p>ukZCNApMbx7KvxsLJAPxfG</text:p>
          </table:table-cell>
          <table:table-cell table:number-columns-repeated="14"/>
          <table:table-cell office:value-type="string" calcext:value-type="string">
            <text:p>Rapid Baby to 1/4” Adpaters</text:p>
          </table:table-cell>
          <table:table-cell/>
          <table:table-cell office:value-type="string" calcext:value-type="string">
            <text:p>https://www.ebay.com/itm/4x-Impact-Rapid-Baby-to-1-4inch-Male-Threaded-Adapter-Light-Stand-Converter/2023524881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5</text:p>
          </table:table-cell>
          <table:table-cell/>
          <table:table-cell office:value-type="string" calcext:value-type="string">
            <text:p>WLzErHkcuT4THUmxNFJjXY</text:p>
          </table:table-cell>
          <table:table-cell office:value-type="string" calcext:value-type="string">
            <text:p>71ff2044</text:p>
          </table:table-cell>
          <table:table-cell office:value-type="string" calcext:value-type="string">
            <text:p>https://attachments.cheqroomcdn.com/app/groups/PcxFCbYNX5ZroUMdZeaUs/1e2b3132-7c51-11ed-85d1-0a58a9feac02.jpg</text:p>
          </table:table-cell>
          <table:table-cell office:value-type="string" calcext:value-type="string">
            <text:p>B2-0077</text:p>
          </table:table-cell>
          <table:table-cell table:number-columns-repeated="10"/>
          <table:table-cell office:value-type="float" office:value="190336864928" calcext:value-type="float">
            <text:p>190336864928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6</text:p>
          </table:table-cell>
          <table:table-cell/>
          <table:table-cell office:value-type="string" calcext:value-type="string">
            <text:p>5qLcgBpcCvRkGGY3PL59oa</text:p>
          </table:table-cell>
          <table:table-cell office:value-type="string" calcext:value-type="string">
            <text:p>71fd7727</text:p>
          </table:table-cell>
          <table:table-cell office:value-type="string" calcext:value-type="string">
            <text:p>https://attachments.cheqroomcdn.com/app/groups/PcxFCbYNX5ZroUMdZeaUs/c28cd2d2-7d62-11ed-96bc-0a58a9feac02.png</text:p>
          </table:table-cell>
          <table:table-cell office:value-type="string" calcext:value-type="string">
            <text:p>B2-0077</text:p>
          </table:table-cell>
          <table:table-cell table:number-columns-repeated="10"/>
          <table:table-cell office:value-type="float" office:value="190336864553" calcext:value-type="float">
            <text:p>190336864553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6</text:p>
          </table:table-cell>
          <table:table-cell/>
          <table:table-cell office:value-type="string" calcext:value-type="string">
            <text:p>3suRdzHCLmUx6zp2b5UpDX</text:p>
          </table:table-cell>
          <table:table-cell office:value-type="string" calcext:value-type="string">
            <text:p>72cd388f</text:p>
          </table:table-cell>
          <table:table-cell office:value-type="string" calcext:value-type="string">
            <text:p>https://attachments.cheqroomcdn.com/app/groups/PcxFCbYNX5ZroUMdZeaUs/d7256506-7d62-11ed-8f9e-0a58a9feac02.png</text:p>
          </table:table-cell>
          <table:table-cell office:value-type="string" calcext:value-type="string">
            <text:p>B2-0100</text:p>
          </table:table-cell>
          <table:table-cell table:number-columns-repeated="10"/>
          <table:table-cell office:value-type="float" office:value="190336864796" calcext:value-type="float">
            <text:p>190336864796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6</text:p>
          </table:table-cell>
          <table:table-cell/>
          <table:table-cell office:value-type="string" calcext:value-type="string">
            <text:p>vbxazoDJ9PEEtR4NgEAm66</text:p>
          </table:table-cell>
          <table:table-cell office:value-type="string" calcext:value-type="string">
            <text:p>71aaee18</text:p>
          </table:table-cell>
          <table:table-cell office:value-type="string" calcext:value-type="string">
            <text:p>https://attachments.cheqroomcdn.com/app/groups/PcxFCbYNX5ZroUMdZeaUs/d88da148-7d61-11ed-92a6-0a58a9feac02.png</text:p>
          </table:table-cell>
          <table:table-cell office:value-type="string" calcext:value-type="string">
            <text:p>B2-0100</text:p>
          </table:table-cell>
          <table:table-cell table:number-columns-repeated="10"/>
          <table:table-cell office:value-type="float" office:value="190336864552" calcext:value-type="float">
            <text:p>190336864552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13, -94.214724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7</text:p>
          </table:table-cell>
          <table:table-cell/>
          <table:table-cell office:value-type="string" calcext:value-type="string">
            <text:p>pbzTAdYFVeQFg2b8WPQG65</text:p>
          </table:table-cell>
          <table:table-cell office:value-type="string" calcext:value-type="string">
            <text:p>71d5992d</text:p>
          </table:table-cell>
          <table:table-cell office:value-type="string" calcext:value-type="string">
            <text:p>https://attachments.cheqroomcdn.com/app/groups/PcxFCbYNX5ZroUMdZeaUs/0ffcf0fc-7d62-11ed-a153-0a58a9feac02.png</text:p>
          </table:table-cell>
          <table:table-cell office:value-type="string" calcext:value-type="string">
            <text:p>B2-0088</text:p>
          </table:table-cell>
          <table:table-cell table:number-columns-repeated="10"/>
          <table:table-cell office:value-type="float" office:value="171211801736" calcext:value-type="float">
            <text:p>171211801736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13, -94.214724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7</text:p>
          </table:table-cell>
          <table:table-cell/>
          <table:table-cell office:value-type="string" calcext:value-type="string">
            <text:p>UxvMFH6D2qKxsXdnGtteCR</text:p>
          </table:table-cell>
          <table:table-cell/>
          <table:table-cell office:value-type="string" calcext:value-type="string">
            <text:p>https://attachments.cheqroomcdn.com/app/groups/PcxFCbYNX5ZroUMdZeaUs/64414f3c-7d62-11ed-b6e0-0a58a9feac02.png</text:p>
          </table:table-cell>
          <table:table-cell office:value-type="string" calcext:value-type="string">
            <text:p>B2-0088</text:p>
          </table:table-cell>
          <table:table-cell table:number-columns-repeated="10"/>
          <table:table-cell office:value-type="float" office:value="170806011864" calcext:value-type="float">
            <text:p>170806011864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2:17:37</text:p>
          </table:table-cell>
          <table:table-cell/>
          <table:table-cell office:value-type="string" calcext:value-type="string">
            <text:p>i7nuLfaex2dzaQGCxrEfMX</text:p>
          </table:table-cell>
          <table:table-cell office:value-type="string" calcext:value-type="string">
            <text:p>6a8a0fdf</text:p>
          </table:table-cell>
          <table:table-cell office:value-type="string" calcext:value-type="string">
            <text:p>https://attachments.cheqroomcdn.com/app/groups/PcxFCbYNX5ZroUMdZeaUs/c28cd2d2-7d62-11ed-96bc-0a58a9feac02.png</text:p>
          </table:table-cell>
          <table:table-cell office:value-type="string" calcext:value-type="string">
            <text:p>B4-0020</text:p>
          </table:table-cell>
          <table:table-cell table:number-columns-repeated="10"/>
          <table:table-cell office:value-type="float" office:value="190336864927" calcext:value-type="float">
            <text:p>190336864927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2:20:09</text:p>
          </table:table-cell>
          <table:table-cell/>
          <table:table-cell office:value-type="string" calcext:value-type="string">
            <text:p>XGE4SZA56RWsdB8TEVHfv8</text:p>
          </table:table-cell>
          <table:table-cell office:value-type="string" calcext:value-type="string">
            <text:p>6a957d2a</text:p>
          </table:table-cell>
          <table:table-cell office:value-type="string" calcext:value-type="string">
            <text:p>https://attachments.cheqroomcdn.com/app/groups/PcxFCbYNX5ZroUMdZeaUs/0ffcf0fc-7d62-11ed-a153-0a58a9feac02.png</text:p>
          </table:table-cell>
          <table:table-cell office:value-type="string" calcext:value-type="string">
            <text:p>B4-0020</text:p>
          </table:table-cell>
          <table:table-cell table:number-columns-repeated="10"/>
          <table:table-cell office:value-type="float" office:value="190336864917" calcext:value-type="float">
            <text:p>190336864917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hearter Clamp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4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8</text:p>
          </table:table-cell>
          <table:table-cell/>
          <table:table-cell office:value-type="string" calcext:value-type="string">
            <text:p>kTyaYhTNR98AMAwz8aDr8G</text:p>
          </table:table-cell>
          <table:table-cell table:number-columns-repeated="14"/>
          <table:table-cell office:value-type="string" calcext:value-type="string">
            <text:p>Thearter Clam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ple Shoe Bracket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Vello</text:p>
          </table:table-cell>
          <table:table-cell office:value-type="string" calcext:value-type="string">
            <text:p>BQ0616</text:p>
          </table:table-cell>
          <table:table-cell table:number-columns-repeated="2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gUgdmYV3fKmMysaYwNGwRJ</text:p>
          </table:table-cell>
          <table:table-cell table:number-columns-repeated="14"/>
          <table:table-cell office:value-type="string" calcext:value-type="string">
            <text:p>Triple Shoe Brack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neBAT</text:p>
          </table:table-cell>
          <table:table-cell office:value-type="string" calcext:value-type="string">
            <text:p>V-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BAT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8:00</text:p>
          </table:table-cell>
          <table:table-cell/>
          <table:table-cell office:value-type="string" calcext:value-type="string">
            <text:p>NTxF9US3VkS3s9exesknaV</text:p>
          </table:table-cell>
          <table:table-cell office:value-type="string" calcext:value-type="string">
            <text:p>834c852a</text:p>
          </table:table-cell>
          <table:table-cell office:value-type="string" calcext:value-type="string">
            <text:p>https://attachments.cheqroomcdn.com/app/groups/PcxFCbYNX5ZroUMdZeaUs/9b6b8f1c-8da8-11ed-9b48-0a58a9feac02.jpg</text:p>
          </table:table-cell>
          <table:table-cell table:number-columns-repeated="12"/>
          <table:table-cell office:value-type="string" calcext:value-type="string">
            <text:p>V-Mount Battery</text:p>
          </table:table-cell>
          <table:table-cell/>
          <table:table-cell office:value-type="string" calcext:value-type="string">
            <text:p>https://www.kinefinity.com/en/shop/kinebat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eBAT</text:p>
          </table:table-cell>
          <table:table-cell office:value-type="string" calcext:value-type="string">
            <text:p>V-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BAT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8:02</text:p>
          </table:table-cell>
          <table:table-cell/>
          <table:table-cell office:value-type="string" calcext:value-type="string">
            <text:p>VH5e9pWyQoRTPpC8ozNLnf</text:p>
          </table:table-cell>
          <table:table-cell office:value-type="string" calcext:value-type="string">
            <text:p>83433b13</text:p>
          </table:table-cell>
          <table:table-cell office:value-type="string" calcext:value-type="string">
            <text:p>https://attachments.cheqroomcdn.com/app/groups/PcxFCbYNX5ZroUMdZeaUs/9b6b8f1c-8da8-11ed-9b48-0a58a9feac02.jpg</text:p>
          </table:table-cell>
          <table:table-cell table:number-columns-repeated="12"/>
          <table:table-cell office:value-type="string" calcext:value-type="string">
            <text:p>V-Mount Battery</text:p>
          </table:table-cell>
          <table:table-cell/>
          <table:table-cell office:value-type="string" calcext:value-type="string">
            <text:p>https://www.kinefinity.com/en/shop/kinebat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ineBAT</text:p>
          </table:table-cell>
          <table:table-cell office:value-type="string" calcext:value-type="string">
            <text:p>V-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BAT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8:02</text:p>
          </table:table-cell>
          <table:table-cell/>
          <table:table-cell office:value-type="string" calcext:value-type="string">
            <text:p>E5pFEGp8musP4SLKZdo9Z4</text:p>
          </table:table-cell>
          <table:table-cell office:value-type="string" calcext:value-type="string">
            <text:p>822b7ee8</text:p>
          </table:table-cell>
          <table:table-cell office:value-type="string" calcext:value-type="string">
            <text:p>https://attachments.cheqroomcdn.com/app/groups/PcxFCbYNX5ZroUMdZeaUs/9b6b8f1c-8da8-11ed-9b48-0a58a9feac02.jpg</text:p>
          </table:table-cell>
          <table:table-cell table:number-columns-repeated="12"/>
          <table:table-cell office:value-type="string" calcext:value-type="string">
            <text:p>V-Mount Battery</text:p>
          </table:table-cell>
          <table:table-cell/>
          <table:table-cell office:value-type="string" calcext:value-type="string">
            <text:p>https://www.kinefinity.com/en/shop/kinebat/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ineBAT</text:p>
          </table:table-cell>
          <table:table-cell office:value-type="string" calcext:value-type="string">
            <text:p>V-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BAT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8:02</text:p>
          </table:table-cell>
          <table:table-cell/>
          <table:table-cell office:value-type="string" calcext:value-type="string">
            <text:p>VWybiq8VXH4iRHnamHyk95</text:p>
          </table:table-cell>
          <table:table-cell office:value-type="string" calcext:value-type="string">
            <text:p>7f934c09</text:p>
          </table:table-cell>
          <table:table-cell office:value-type="string" calcext:value-type="string">
            <text:p>https://attachments.cheqroomcdn.com/app/groups/PcxFCbYNX5ZroUMdZeaUs/9b6b8f1c-8da8-11ed-9b48-0a58a9feac02.jpg</text:p>
          </table:table-cell>
          <table:table-cell table:number-columns-repeated="12"/>
          <table:table-cell office:value-type="string" calcext:value-type="string">
            <text:p>V-Mount Battery</text:p>
          </table:table-cell>
          <table:table-cell/>
          <table:table-cell office:value-type="string" calcext:value-type="string">
            <text:p>https://www.kinefinity.com/en/shop/kinebat/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ineBAT</text:p>
          </table:table-cell>
          <table:table-cell office:value-type="string" calcext:value-type="string">
            <text:p>V-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BAT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4:18:36</text:p>
          </table:table-cell>
          <table:table-cell/>
          <table:table-cell office:value-type="string" calcext:value-type="string">
            <text:p>c9Ck9N53V8EELKT6okRRDA</text:p>
          </table:table-cell>
          <table:table-cell office:value-type="string" calcext:value-type="string">
            <text:p>7f0495ee</text:p>
          </table:table-cell>
          <table:table-cell office:value-type="string" calcext:value-type="string">
            <text:p>https://attachments.cheqroomcdn.com/app/groups/PcxFCbYNX5ZroUMdZeaUs/9b6b8f1c-8da8-11ed-9b48-0a58a9feac02.jpg</text:p>
          </table:table-cell>
          <table:table-cell table:number-columns-repeated="12"/>
          <table:table-cell office:value-type="string" calcext:value-type="string">
            <text:p>V-Mount Battery</text:p>
          </table:table-cell>
          <table:table-cell/>
          <table:table-cell office:value-type="string" calcext:value-type="string">
            <text:p>https://www.kinefinity.com/en/shop/kinebat/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TG-2 | Shotgun Mic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NTG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Audio | Shotgun Mic and Blimp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2:51:33</text:p>
          </table:table-cell>
          <table:table-cell/>
          <table:table-cell office:value-type="string" calcext:value-type="string">
            <text:p>mv6fRhcu69vx2ix7VP793R</text:p>
          </table:table-cell>
          <table:table-cell office:value-type="string" calcext:value-type="string">
            <text:p>4b3f39f2</text:p>
          </table:table-cell>
          <table:table-cell office:value-type="string" calcext:value-type="string">
            <text:p>https://attachments.cheqroomcdn.com/app/groups/PcxFCbYNX5ZroUMdZeaUs/6d357e44-7d83-11ed-8431-0a58a9feac02.jpg</text:p>
          </table:table-cell>
          <table:table-cell table:number-columns-repeated="11"/>
          <table:table-cell office:value-type="float" office:value="214597" calcext:value-type="float">
            <text:p>214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dMic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ODMIC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Podcast Kit | Recorder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5:13:00</text:p>
          </table:table-cell>
          <table:table-cell/>
          <table:table-cell office:value-type="string" calcext:value-type="string">
            <text:p>uQ3beFLiAEDivtLtwdeTfF</text:p>
          </table:table-cell>
          <table:table-cell/>
          <table:table-cell office:value-type="string" calcext:value-type="string">
            <text:p>https://attachments.cheqroomcdn.com/app/groups/PcxFCbYNX5ZroUMdZeaUs/969c1e52-d335-11ed-a943-0a58a9feac02.jpg</text:p>
          </table:table-cell>
          <table:table-cell office:value-type="string" calcext:value-type="string">
            <text:p>D1-0001</text:p>
          </table:table-cell>
          <table:table-cell table:number-columns-repeated="10"/>
          <table:table-cell office:value-type="string" calcext:value-type="string">
            <text:p>FG0148930</text:p>
          </table:table-cell>
          <table:table-cell table:number-columns-repeated="2"/>
          <table:table-cell office:value-type="string" calcext:value-type="string">
            <text:p>https://www.bhphotovideo.com/c/product/1449997-REG/rode_podmic_dynamic_podcasting_microphone.html</text:p>
          </table:table-cell>
          <table:table-cell office:value-type="string" calcext:value-type="string">
            <text:p>ROPODMI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dMic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ODMIC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Podcast Kit | Recorder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5:13:00</text:p>
          </table:table-cell>
          <table:table-cell/>
          <table:table-cell office:value-type="string" calcext:value-type="string">
            <text:p>hcajRUpADqphr74oyoYHPR</text:p>
          </table:table-cell>
          <table:table-cell/>
          <table:table-cell office:value-type="string" calcext:value-type="string">
            <text:p>https://attachments.cheqroomcdn.com/app/groups/PcxFCbYNX5ZroUMdZeaUs/969c1e52-d335-11ed-a943-0a58a9feac02.jpg</text:p>
          </table:table-cell>
          <table:table-cell office:value-type="string" calcext:value-type="string">
            <text:p>D1-0010</text:p>
          </table:table-cell>
          <table:table-cell table:number-columns-repeated="10"/>
          <table:table-cell office:value-type="string" calcext:value-type="string">
            <text:p>FG0148928</text:p>
          </table:table-cell>
          <table:table-cell table:number-columns-repeated="2"/>
          <table:table-cell office:value-type="string" calcext:value-type="string">
            <text:p>https://www.bhphotovideo.com/c/product/1449997-REG/rode_podmic_dynamic_podcasting_microphone.html</text:p>
          </table:table-cell>
          <table:table-cell office:value-type="string" calcext:value-type="string">
            <text:p>ROPODMI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dMic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ODMIC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Podcast Kit | Recorder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5:13:00</text:p>
          </table:table-cell>
          <table:table-cell/>
          <table:table-cell office:value-type="string" calcext:value-type="string">
            <text:p>Kpo7Gzy6ySpHDZwopyTGhb</text:p>
          </table:table-cell>
          <table:table-cell/>
          <table:table-cell office:value-type="string" calcext:value-type="string">
            <text:p>https://attachments.cheqroomcdn.com/app/groups/PcxFCbYNX5ZroUMdZeaUs/969c1e52-d335-11ed-a943-0a58a9feac02.jpg</text:p>
          </table:table-cell>
          <table:table-cell office:value-type="string" calcext:value-type="string">
            <text:p>D1-0037</text:p>
          </table:table-cell>
          <table:table-cell table:number-columns-repeated="10"/>
          <table:table-cell office:value-type="string" calcext:value-type="string">
            <text:p>FG0148929</text:p>
          </table:table-cell>
          <table:table-cell table:number-columns-repeated="2"/>
          <table:table-cell office:value-type="string" calcext:value-type="string">
            <text:p>https://www.bhphotovideo.com/c/product/1449997-REG/rode_podmic_dynamic_podcasting_microphone.html</text:p>
          </table:table-cell>
          <table:table-cell office:value-type="string" calcext:value-type="string">
            <text:p>ROPODMI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odMic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ODMIC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Podcast Kit | Recorder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5:13:00</text:p>
          </table:table-cell>
          <table:table-cell/>
          <table:table-cell office:value-type="string" calcext:value-type="string">
            <text:p>7eYZG8CgqGn6q4yPzJGCW5</text:p>
          </table:table-cell>
          <table:table-cell/>
          <table:table-cell office:value-type="string" calcext:value-type="string">
            <text:p>https://attachments.cheqroomcdn.com/app/groups/PcxFCbYNX5ZroUMdZeaUs/969c1e52-d335-11ed-a943-0a58a9feac02.jpg</text:p>
          </table:table-cell>
          <table:table-cell office:value-type="string" calcext:value-type="string">
            <text:p>D1-0028</text:p>
          </table:table-cell>
          <table:table-cell table:number-columns-repeated="10"/>
          <table:table-cell office:value-type="string" calcext:value-type="string">
            <text:p>FG0148933</text:p>
          </table:table-cell>
          <table:table-cell table:number-columns-repeated="2"/>
          <table:table-cell office:value-type="string" calcext:value-type="string">
            <text:p>https://www.bhphotovideo.com/c/product/1449997-REG/rode_podmic_dynamic_podcasting_microphone.html</text:p>
          </table:table-cell>
          <table:table-cell office:value-type="string" calcext:value-type="string">
            <text:p>ROPODMIC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DE NT-USB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RODNTUSB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7:16:51</text:p>
          </table:table-cell>
          <table:table-cell/>
          <table:table-cell office:value-type="string" calcext:value-type="string">
            <text:p>24xHryzy2B6GJLZky6rwQZ</text:p>
          </table:table-cell>
          <table:table-cell/>
          <table:table-cell office:value-type="string" calcext:value-type="string">
            <text:p>https://attachments.cheqroomcdn.com/app/groups/PcxFCbYNX5ZroUMdZeaUs/b5bac820-a9a9-11ed-a5c9-0a58a9feac02.jpg</text:p>
          </table:table-cell>
          <table:table-cell office:value-type="string" calcext:value-type="string">
            <text:p>B4-0092</text:p>
          </table:table-cell>
          <table:table-cell table:number-columns-repeated="13"/>
          <table:table-cell office:value-type="string" calcext:value-type="string">
            <text:p>https://www.bhphotovideo.com/c/product/1057722-REG/rode_rodntusb_versatile_usb_condenser_microphone.html</text:p>
          </table:table-cell>
          <table:table-cell office:value-type="string" calcext:value-type="string">
            <text:p>RORODNTUS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DE NT-USB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RODNTUSB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7:16:51</text:p>
          </table:table-cell>
          <table:table-cell/>
          <table:table-cell office:value-type="string" calcext:value-type="string">
            <text:p>FP5o4qcrzTgYFp5ExmbVD</text:p>
          </table:table-cell>
          <table:table-cell/>
          <table:table-cell office:value-type="string" calcext:value-type="string">
            <text:p>https://attachments.cheqroomcdn.com/app/groups/PcxFCbYNX5ZroUMdZeaUs/b5bac820-a9a9-11ed-a5c9-0a58a9feac02.jpg</text:p>
          </table:table-cell>
          <table:table-cell office:value-type="string" calcext:value-type="string">
            <text:p>B4-0091</text:p>
          </table:table-cell>
          <table:table-cell table:number-columns-repeated="13"/>
          <table:table-cell office:value-type="string" calcext:value-type="string">
            <text:p>https://www.bhphotovideo.com/c/product/1057722-REG/rode_rodntusb_versatile_usb_condenser_microphone.html</text:p>
          </table:table-cell>
          <table:table-cell office:value-type="string" calcext:value-type="string">
            <text:p>RORODNTUS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ODE NT1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NT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2019-02-06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25:08</text:p>
          </table:table-cell>
          <table:table-cell/>
          <table:table-cell office:value-type="string" calcext:value-type="string">
            <text:p>5xM2xDUQmmp8JTjvgAqVGN</text:p>
          </table:table-cell>
          <table:table-cell/>
          <table:table-cell office:value-type="string" calcext:value-type="string">
            <text:p>https://attachments.cheqroomcdn.com/app/groups/PcxFCbYNX5ZroUMdZeaUs/6e7df6e6-a9a2-11ed-a206-0a58a9feac02.jpg</text:p>
          </table:table-cell>
          <table:table-cell office:value-type="string" calcext:value-type="string">
            <text:p>B4-0099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1011563-REG/rode_nt_1_kit_1_fixed_cardioid_condenser.html</text:p>
          </table:table-cell>
          <table:table-cell office:value-type="string" calcext:value-type="string">
            <text:p>RONT1KI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DE NT1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NT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2019-02-06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25:08</text:p>
          </table:table-cell>
          <table:table-cell/>
          <table:table-cell office:value-type="string" calcext:value-type="string">
            <text:p>Ctt7rCaSbSXCdtdagKMfV8</text:p>
          </table:table-cell>
          <table:table-cell/>
          <table:table-cell office:value-type="string" calcext:value-type="string">
            <text:p>https://attachments.cheqroomcdn.com/app/groups/PcxFCbYNX5ZroUMdZeaUs/6e7df6e6-a9a2-11ed-a206-0a58a9feac02.jpg</text:p>
          </table:table-cell>
          <table:table-cell office:value-type="string" calcext:value-type="string">
            <text:p>B4-0087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1011563-REG/rode_nt_1_kit_1_fixed_cardioid_condenser.html</text:p>
          </table:table-cell>
          <table:table-cell office:value-type="string" calcext:value-type="string">
            <text:p>RONT1KI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ODE NT1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NT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2019-02-06 12:00:00</text:p>
          </table:table-cell>
          <table:table-cell table:number-columns-repeated="3"/>
          <table:table-cell office:value-type="string" calcext:value-type="string">
            <text:p>36.365537, -94.214704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25:08</text:p>
          </table:table-cell>
          <table:table-cell/>
          <table:table-cell office:value-type="string" calcext:value-type="string">
            <text:p>aoBWXFPpgh3aNNTDBhfT5M</text:p>
          </table:table-cell>
          <table:table-cell/>
          <table:table-cell office:value-type="string" calcext:value-type="string">
            <text:p>https://attachments.cheqroomcdn.com/app/groups/PcxFCbYNX5ZroUMdZeaUs/6e7df6e6-a9a2-11ed-a206-0a58a9feac02.jpg</text:p>
          </table:table-cell>
          <table:table-cell office:value-type="string" calcext:value-type="string">
            <text:p>B4-0078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1011563-REG/rode_nt_1_kit_1_fixed_cardioid_condenser.html</text:p>
          </table:table-cell>
          <table:table-cell office:value-type="string" calcext:value-type="string">
            <text:p>RONT1KI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-Mic 2 | Shotgun Mic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SMICKIT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4</text:p>
          </table:table-cell>
          <table:table-cell/>
          <table:table-cell office:value-type="string" calcext:value-type="string">
            <text:p>UkESByYRAqjHb7sn9dFPZ8</text:p>
          </table:table-cell>
          <table:table-cell office:value-type="string" calcext:value-type="string">
            <text:p>694189e6, 253ec5a0</text:p>
          </table:table-cell>
          <table:table-cell office:value-type="string" calcext:value-type="string">
            <text:p>https://attachments.cheqroomcdn.com/app/groups/PcxFCbYNX5ZroUMdZeaUs/828020f0-808b-11ed-a8b8-0a58a9feac02.jpg</text:p>
          </table:table-cell>
          <table:table-cell table:number-columns-repeated="11"/>
          <table:table-cell office:value-type="string" calcext:value-type="string">
            <text:p>6CA002278</text:p>
          </table:table-cell>
          <table:table-cell office:value-type="string" calcext:value-type="string">
            <text:p>Microphone - Shotgun</text:p>
          </table:table-cell>
          <table:table-cell/>
          <table:table-cell office:value-type="string" calcext:value-type="string">
            <text:p>https://www.bhphotovideo.com/c/product/1424788-REG/deity_microphones_smickit_s_mic_shotgun_mic_location.html</text:p>
          </table:table-cell>
          <table:table-cell office:value-type="string" calcext:value-type="string">
            <text:p>DESMICKI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-Mic 2 | Shotgun Mic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SMICKIT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373603499044, -94.21447366309076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4</text:p>
          </table:table-cell>
          <table:table-cell/>
          <table:table-cell office:value-type="string" calcext:value-type="string">
            <text:p>A5AhxsQ8xCLGK4ZQ5jrZsS</text:p>
          </table:table-cell>
          <table:table-cell office:value-type="string" calcext:value-type="string">
            <text:p>6934b9f3, 22e08f1e</text:p>
          </table:table-cell>
          <table:table-cell office:value-type="string" calcext:value-type="string">
            <text:p>https://attachments.cheqroomcdn.com/app/groups/PcxFCbYNX5ZroUMdZeaUs/828020f0-808b-11ed-a8b8-0a58a9feac02.jpg</text:p>
          </table:table-cell>
          <table:table-cell table:number-columns-repeated="11"/>
          <table:table-cell office:value-type="string" calcext:value-type="string">
            <text:p>6CA003361</text:p>
          </table:table-cell>
          <table:table-cell office:value-type="string" calcext:value-type="string">
            <text:p>Microphone - Shotgun</text:p>
          </table:table-cell>
          <table:table-cell/>
          <table:table-cell office:value-type="string" calcext:value-type="string">
            <text:p>https://www.bhphotovideo.com/c/product/1424788-REG/deity_microphones_smickit_s_mic_shotgun_mic_location.html</text:p>
          </table:table-cell>
          <table:table-cell office:value-type="string" calcext:value-type="string">
            <text:p>DESMICKI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-Mic 2 | Shotgun Mic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SMICKIT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4</text:p>
          </table:table-cell>
          <table:table-cell/>
          <table:table-cell office:value-type="string" calcext:value-type="string">
            <text:p>7yQBthjaYqR7cqnBmfWCiN</text:p>
          </table:table-cell>
          <table:table-cell office:value-type="string" calcext:value-type="string">
            <text:p>693431a8, 1adfae94</text:p>
          </table:table-cell>
          <table:table-cell office:value-type="string" calcext:value-type="string">
            <text:p>https://attachments.cheqroomcdn.com/app/groups/PcxFCbYNX5ZroUMdZeaUs/828020f0-808b-11ed-a8b8-0a58a9feac02.jpg</text:p>
          </table:table-cell>
          <table:table-cell table:number-columns-repeated="11"/>
          <table:table-cell office:value-type="string" calcext:value-type="string">
            <text:p>6CA003248</text:p>
          </table:table-cell>
          <table:table-cell office:value-type="string" calcext:value-type="string">
            <text:p>Microphone - Shotgun</text:p>
          </table:table-cell>
          <table:table-cell/>
          <table:table-cell office:value-type="string" calcext:value-type="string">
            <text:p>https://www.bhphotovideo.com/c/product/1424788-REG/deity_microphones_smickit_s_mic_shotgun_mic_location.html</text:p>
          </table:table-cell>
          <table:table-cell office:value-type="string" calcext:value-type="string">
            <text:p>DESMICKI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-Mic 2 | Shotgun Mic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SMICKIT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5</text:p>
          </table:table-cell>
          <table:table-cell/>
          <table:table-cell office:value-type="string" calcext:value-type="string">
            <text:p>xZazrmKHvjgkhuuJXkYg8d</text:p>
          </table:table-cell>
          <table:table-cell office:value-type="string" calcext:value-type="string">
            <text:p>1bacd6d7</text:p>
          </table:table-cell>
          <table:table-cell office:value-type="string" calcext:value-type="string">
            <text:p>https://attachments.cheqroomcdn.com/app/groups/PcxFCbYNX5ZroUMdZeaUs/828020f0-808b-11ed-a8b8-0a58a9feac02.jpg</text:p>
          </table:table-cell>
          <table:table-cell table:number-columns-repeated="11"/>
          <table:table-cell office:value-type="string" calcext:value-type="string">
            <text:p>6CA002764</text:p>
          </table:table-cell>
          <table:table-cell office:value-type="string" calcext:value-type="string">
            <text:p>Microphone - Shotgun</text:p>
          </table:table-cell>
          <table:table-cell/>
          <table:table-cell office:value-type="string" calcext:value-type="string">
            <text:p>https://www.bhphotovideo.com/c/product/1424788-REG/deity_microphones_smickit_s_mic_shotgun_mic_location.html</text:p>
          </table:table-cell>
          <table:table-cell office:value-type="string" calcext:value-type="string">
            <text:p>DESMICKI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tgun Microphone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udio-Technica</text:p>
          </table:table-cell>
          <table:table-cell office:value-type="string" calcext:value-type="string">
            <text:p>AT897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58, -94.1951064</text:p>
          </table:table-cell>
          <table:table-cell office:value-type="string" calcext:value-type="string">
            <text:p>Field Audio Recording Kit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7:15:46</text:p>
          </table:table-cell>
          <table:table-cell/>
          <table:table-cell office:value-type="string" calcext:value-type="string">
            <text:p>iEYtYfgdiMHaKgB8LmHpe6</text:p>
          </table:table-cell>
          <table:table-cell/>
          <table:table-cell office:value-type="string" calcext:value-type="string">
            <text:p>https://attachments.cheqroomcdn.com/app/groups/PcxFCbYNX5ZroUMdZeaUs/586868fc-d4d9-11ed-8452-0a58a9feac02.jpg</text:p>
          </table:table-cell>
          <table:table-cell office:value-type="string" calcext:value-type="string">
            <text:p>D1-0021</text:p>
          </table:table-cell>
          <table:table-cell table:number-columns-repeated="13"/>
          <table:table-cell office:value-type="string" calcext:value-type="string">
            <text:p>https://www.bhphotovideo.com/c/product/300615-REG/Audio_Technica_AT897_AT897_Short_Condenser.html</text:p>
          </table:table-cell>
          <table:table-cell office:value-type="string" calcext:value-type="string">
            <text:p>AUAT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ure SM7B Mic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hure</text:p>
          </table:table-cell>
          <table:table-cell office:value-type="string" calcext:value-type="string">
            <text:p>SM7B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5:38:45</text:p>
          </table:table-cell>
          <table:table-cell/>
          <table:table-cell office:value-type="string" calcext:value-type="string">
            <text:p>XJa3DfEhAouAJnX34DiHge</text:p>
          </table:table-cell>
          <table:table-cell/>
          <table:table-cell office:value-type="string" calcext:value-type="string">
            <text:p>https://attachments.cheqroomcdn.com/app/groups/PcxFCbYNX5ZroUMdZeaUs/2cebc77e-d339-11ed-b78a-0a58a9feac02.jpg</text:p>
          </table:table-cell>
          <table:table-cell office:value-type="string" calcext:value-type="string">
            <text:p>D1-0012</text:p>
          </table:table-cell>
          <table:table-cell table:number-columns-repeated="13"/>
          <table:table-cell office:value-type="string" calcext:value-type="string">
            <text:p>https://www.bhphotovideo.com/c/product/225820-REG/Shure_SM7B_SM7B_Cardioid_Dynamic.html</text:p>
          </table:table-cell>
          <table:table-cell office:value-type="string" calcext:value-type="string">
            <text:p>SHSM7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ure SM7B Mic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hure</text:p>
          </table:table-cell>
          <table:table-cell office:value-type="string" calcext:value-type="string">
            <text:p>SM7B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5:38:45</text:p>
          </table:table-cell>
          <table:table-cell/>
          <table:table-cell office:value-type="string" calcext:value-type="string">
            <text:p>4AetHiR92NFNuYhs7r4zn</text:p>
          </table:table-cell>
          <table:table-cell/>
          <table:table-cell office:value-type="string" calcext:value-type="string">
            <text:p>https://attachments.cheqroomcdn.com/app/groups/PcxFCbYNX5ZroUMdZeaUs/2cebc77e-d339-11ed-b78a-0a58a9feac02.jpg</text:p>
          </table:table-cell>
          <table:table-cell office:value-type="string" calcext:value-type="string">
            <text:p>D1-0003</text:p>
          </table:table-cell>
          <table:table-cell table:number-columns-repeated="13"/>
          <table:table-cell office:value-type="string" calcext:value-type="string">
            <text:p>https://www.bhphotovideo.com/c/product/225820-REG/Shure_SM7B_SM7B_Cardioid_Dynamic.html</text:p>
          </table:table-cell>
          <table:table-cell office:value-type="string" calcext:value-type="string">
            <text:p>SHSM7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25:24</text:p>
          </table:table-cell>
          <table:table-cell/>
          <table:table-cell office:value-type="string" calcext:value-type="string">
            <text:p>VKdgnaDjSL8L6HnHyAPk2N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FBsmLD5E4uGSpwdLfbX2Dm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YboxhvgeVeYS8MvwXA5ZEm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RrN5KMyUr2cPQTdsgkMzt6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8VM8NyMUNeHiCzNJide3G6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iVr9yQdN3kzAbEc38SzBRU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nZ2pMdidR5oikVKUbF9S25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vRCX55tAnbPRkWBacGoMeX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ijk2SopXsb2PbGTF4bJFEH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3UR8Rh4xAySm9UUuhPwBtY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nect Wireless System | Gray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2-05 12:00:00</text:p>
          </table:table-cell>
          <table:table-cell table:number-columns-repeated="2"/>
          <table:table-cell office:value-type="string" calcext:value-type="string">
            <text:p>Broken</text:p>
          </table:table-cell>
          <table:table-cell/>
          <table:table-cell office:value-type="string" calcext:value-type="string">
            <text:p>Wireless Lav Kit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8</text:p>
          </table:table-cell>
          <table:table-cell/>
          <table:table-cell office:value-type="string" calcext:value-type="string">
            <text:p>C4o4GrBZy6xKUABxexS8QT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T24300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nnect Wireless System | Green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1-27 12:00:00</text:p>
          </table:table-cell>
          <table:table-cell table:number-columns-repeated="2"/>
          <table:table-cell office:value-type="string" calcext:value-type="string">
            <text:p>Broken</text:p>
          </table:table-cell>
          <table:table-cell/>
          <table:table-cell office:value-type="string" calcext:value-type="string">
            <text:p>Wireless Lav Kit 04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9</text:p>
          </table:table-cell>
          <table:table-cell/>
          <table:table-cell office:value-type="string" calcext:value-type="string">
            <text:p>nF7TfVBMXJK7r8Ps74UBfY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U24481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nnect Wireless System | Neon Yellow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Wireless Lav Kit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8</text:p>
          </table:table-cell>
          <table:table-cell/>
          <table:table-cell office:value-type="string" calcext:value-type="string">
            <text:p>wN56FNJo98TcwHNcNqtcKZ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C24400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nect Wireless System | Orange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Wireless Lav Kit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8</text:p>
          </table:table-cell>
          <table:table-cell/>
          <table:table-cell office:value-type="string" calcext:value-type="string">
            <text:p>ZJ5fUW4NhDdScB9K2qYQQW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N24478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nect Wireless System | Pink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Wireless Lav Kit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9</text:p>
          </table:table-cell>
          <table:table-cell/>
          <table:table-cell office:value-type="string" calcext:value-type="string">
            <text:p>XbcuqKkVx4ekjwcNh3YwQV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Q23981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nect Wireless System | Purple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1-27 12:00:00</text:p>
          </table:table-cell>
          <table:table-cell table:number-columns-repeated="2"/>
          <table:table-cell office:value-type="string" calcext:value-type="string">
            <text:p>Broken</text:p>
          </table:table-cell>
          <table:table-cell/>
          <table:table-cell office:value-type="string" calcext:value-type="string">
            <text:p>Wireless Lav Kit 04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9</text:p>
          </table:table-cell>
          <table:table-cell/>
          <table:table-cell office:value-type="string" calcext:value-type="string">
            <text:p>UbM7UkeLqhXzhMwCj6mdJo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A24652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onnect Wireless System | Red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2-05 12:00:00</text:p>
          </table:table-cell>
          <table:table-cell table:number-columns-repeated="2"/>
          <table:table-cell office:value-type="string" calcext:value-type="string">
            <text:p>Broken</text:p>
          </table:table-cell>
          <table:table-cell/>
          <table:table-cell office:value-type="string" calcext:value-type="string">
            <text:p>Wireless Lav Kit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8</text:p>
          </table:table-cell>
          <table:table-cell/>
          <table:table-cell office:value-type="string" calcext:value-type="string">
            <text:p>ACrVYrqviQJSh5uEpphGB7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B24627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nnect Wireless System | Silv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Wireless Lav Kit 05 | Audio Bag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9</text:p>
          </table:table-cell>
          <table:table-cell/>
          <table:table-cell office:value-type="string" calcext:value-type="string">
            <text:p>UnvxXYk9wmEfBdHNo8WAN4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C24635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nect Wireless System | White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2-05 12:00:00</text:p>
          </table:table-cell>
          <table:table-cell table:number-columns-repeated="2"/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Wireless Lav Kit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9</text:p>
          </table:table-cell>
          <table:table-cell/>
          <table:table-cell office:value-type="string" calcext:value-type="string">
            <text:p>oh852XPdVnUXnmKkb6YvsG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X24500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nnect Wireless System | Yellow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Wireless Lav Kit 05 | Audio Bag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9</text:p>
          </table:table-cell>
          <table:table-cell/>
          <table:table-cell office:value-type="string" calcext:value-type="string">
            <text:p>jy6zDyUvvbiJD9KbwjAP85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G24469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arkTower 2000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DT2000</text:p>
          </table:table-cell>
          <table:table-cell/>
          <table:table-cell office:value-type="float" office:value="3900" calcext:value-type="float">
            <text:p>3900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4</text:p>
          </table:table-cell>
          <table:table-cell/>
          <table:table-cell office:value-type="string" calcext:value-type="string">
            <text:p>qfWWSypEUFcrKeVXhJ4WCV</text:p>
          </table:table-cell>
          <table:table-cell/>
          <table:table-cell office:value-type="string" calcext:value-type="string">
            <text:p>https://attachments.cheqroomcdn.com/app/groups/PcxFCbYNX5ZroUMdZeaUs/182fa97a-7c51-11ed-85d1-0a58a9feac02.jpg</text:p>
          </table:table-cell>
          <table:table-cell table:number-columns-repeated="11"/>
          <table:table-cell office:value-type="string" calcext:value-type="string">
            <text:p>T836029</text:p>
          </table:table-cell>
          <table:table-cell office:value-type="string" calcext:value-type="string">
            <text:p>Wireless Card</text:p>
          </table:table-cell>
          <table:table-cell/>
          <table:table-cell office:value-type="string" calcext:value-type="string">
            <text:p>https://www.kinefinity.com/wp-content/uploads/2018/04/DT_5.jpg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rkTower 2000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DT2000</text:p>
          </table:table-cell>
          <table:table-cell/>
          <table:table-cell office:value-type="float" office:value="3900" calcext:value-type="float">
            <text:p>3900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2</text:p>
          </table:table-cell>
          <table:table-cell/>
          <table:table-cell office:value-type="string" calcext:value-type="string">
            <text:p>paNnWoWE6LhqtjCnUssJoN</text:p>
          </table:table-cell>
          <table:table-cell/>
          <table:table-cell office:value-type="string" calcext:value-type="string">
            <text:p>https://attachments.cheqroomcdn.com/app/groups/PcxFCbYNX5ZroUMdZeaUs/172abeb6-7c51-11ed-85d1-0a58a9feac02.jpg</text:p>
          </table:table-cell>
          <table:table-cell table:number-columns-repeated="11"/>
          <table:table-cell office:value-type="string" calcext:value-type="string">
            <text:p>T836027</text:p>
          </table:table-cell>
          <table:table-cell office:value-type="string" calcext:value-type="string">
            <text:p>Wireless Card</text:p>
          </table:table-cell>
          <table:table-cell/>
          <table:table-cell office:value-type="string" calcext:value-type="string">
            <text:p>https://www.kinefinity.com/en/shop/battle_tested_kineback-w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arkTower Dock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DT Dock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6</text:p>
          </table:table-cell>
          <table:table-cell/>
          <table:table-cell office:value-type="string" calcext:value-type="string">
            <text:p>X9SKqegfiFjW9G4C76qXzF</text:p>
          </table:table-cell>
          <table:table-cell/>
          <table:table-cell office:value-type="string" calcext:value-type="string">
            <text:p>https://attachments.cheqroomcdn.com/app/groups/PcxFCbYNX5ZroUMdZeaUs/193acdc2-7c51-11ed-85d1-0a58a9feac02.jpg</text:p>
          </table:table-cell>
          <table:table-cell table:number-columns-repeated="11"/>
          <table:table-cell office:value-type="string" calcext:value-type="string">
            <text:p>D836029</text:p>
          </table:table-cell>
          <table:table-cell office:value-type="string" calcext:value-type="string">
            <text:p>Wireless Transmitter</text:p>
          </table:table-cell>
          <table:table-cell/>
          <table:table-cell office:value-type="string" calcext:value-type="string">
            <text:p>https://www.kinefinity.com/wp-content/uploads/2018/04/DT_5.jpg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rkTower Dock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DT Dock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2</text:p>
          </table:table-cell>
          <table:table-cell/>
          <table:table-cell office:value-type="string" calcext:value-type="string">
            <text:p>Ei9ukMiyBzedwVXhULZJyc</text:p>
          </table:table-cell>
          <table:table-cell/>
          <table:table-cell office:value-type="string" calcext:value-type="string">
            <text:p>https://attachments.cheqroomcdn.com/app/groups/PcxFCbYNX5ZroUMdZeaUs/182fa97a-7c51-11ed-85d1-0a58a9feac02.jpg</text:p>
          </table:table-cell>
          <table:table-cell table:number-columns-repeated="11"/>
          <table:table-cell office:value-type="string" calcext:value-type="string">
            <text:p>D836027</text:p>
          </table:table-cell>
          <table:table-cell office:value-type="string" calcext:value-type="string">
            <text:p>Wireless Transmitter</text:p>
          </table:table-cell>
          <table:table-cell/>
          <table:table-cell office:value-type="string" calcext:value-type="string">
            <text:p>https://www.kinefinity.com/wp-content/uploads/2018/04/DT_5.jpg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arkTower Reciev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DT Reciever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8</text:p>
          </table:table-cell>
          <table:table-cell/>
          <table:table-cell office:value-type="string" calcext:value-type="string">
            <text:p>PP9pTmxqYDD6DmFuZQpztG</text:p>
          </table:table-cell>
          <table:table-cell/>
          <table:table-cell office:value-type="string" calcext:value-type="string">
            <text:p>https://attachments.cheqroomcdn.com/app/groups/PcxFCbYNX5ZroUMdZeaUs/1c7db99e-7c52-11ed-b098-0a58a9feac02.jpg</text:p>
          </table:table-cell>
          <table:table-cell table:number-columns-repeated="11"/>
          <table:table-cell office:value-type="string" calcext:value-type="string">
            <text:p>R836029</text:p>
          </table:table-cell>
          <table:table-cell office:value-type="string" calcext:value-type="string">
            <text:p>Wireless Reciever</text:p>
          </table:table-cell>
          <table:table-cell/>
          <table:table-cell office:value-type="string" calcext:value-type="string">
            <text:p>https://www.kinefinity.com/wp-content/uploads/2018/04/DT_5.jpg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rkTower Reciev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DT Reciever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3</text:p>
          </table:table-cell>
          <table:table-cell/>
          <table:table-cell office:value-type="string" calcext:value-type="string">
            <text:p>z835BcacTAiu94jKndxiJU</text:p>
          </table:table-cell>
          <table:table-cell/>
          <table:table-cell office:value-type="string" calcext:value-type="string">
            <text:p>https://attachments.cheqroomcdn.com/app/groups/PcxFCbYNX5ZroUMdZeaUs/193acdc2-7c51-11ed-85d1-0a58a9feac02.jpg</text:p>
          </table:table-cell>
          <table:table-cell table:number-columns-repeated="11"/>
          <table:table-cell office:value-type="string" calcext:value-type="string">
            <text:p>R836027</text:p>
          </table:table-cell>
          <table:table-cell office:value-type="string" calcext:value-type="string">
            <text:p>Wireless Reciever</text:p>
          </table:table-cell>
          <table:table-cell/>
          <table:table-cell office:value-type="string" calcext:value-type="string">
            <text:p>https://www.kinefinity.com/wp-content/uploads/2018/04/DT_5.jpg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2019-12-25 12:00:00</text:p>
          </table:table-cell>
          <table:table-cell table:number-columns-repeated="4"/>
          <table:table-cell office:value-type="string" calcext:value-type="string">
            <text:p>Hollyland Wireles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0</text:p>
          </table:table-cell>
          <table:table-cell/>
          <table:table-cell office:value-type="string" calcext:value-type="string">
            <text:p>mGGB56Sw7BzAVdzwh3dHkK</text:p>
          </table:table-cell>
          <table:table-cell office:value-type="string" calcext:value-type="string">
            <text:p>6ed8d258</text:p>
          </table:table-cell>
          <table:table-cell office:value-type="string" calcext:value-type="string">
            <text:p>https://attachments.cheqroomcdn.com/app/groups/PcxFCbYNX5ZroUMdZeaUs/fd9b8b6a-7c50-11ed-85d1-0a58a9feac02.jpg</text:p>
          </table:table-cell>
          <table:table-cell table:number-columns-repeated="11"/>
          <table:table-cell office:value-type="string" calcext:value-type="string">
            <text:p>002104T B00C301</text:p>
          </table:table-cell>
          <table:table-cell office:value-type="string" calcext:value-type="string">
            <text:p>Wireless Video Transmitter</text:p>
          </table:table-cell>
          <table:table-cell/>
          <table:table-cell office:value-type="string" calcext:value-type="string">
            <text:p>https://www.bhphotovideo.com/c/product/1596638-REG/hollyland_mars_400s_pro_sdi_hdmi.html</text:p>
          </table:table-cell>
          <table:table-cell office:value-type="string" calcext:value-type="string">
            <text:p>HOMARS400SP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-RX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2019-12-25 12:00:00</text:p>
          </table:table-cell>
          <table:table-cell table:number-columns-repeated="4"/>
          <table:table-cell office:value-type="string" calcext:value-type="string">
            <text:p>Hollyland Wireles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1</text:p>
          </table:table-cell>
          <table:table-cell/>
          <table:table-cell office:value-type="string" calcext:value-type="string">
            <text:p>hydBJqDmmhBA9Ka9V55boM</text:p>
          </table:table-cell>
          <table:table-cell/>
          <table:table-cell office:value-type="string" calcext:value-type="string">
            <text:p>https://attachments.cheqroomcdn.com/app/groups/PcxFCbYNX5ZroUMdZeaUs/fe14428a-7c50-11ed-85d1-0a58a9feac02.jpg</text:p>
          </table:table-cell>
          <table:table-cell table:number-columns-repeated="11"/>
          <table:table-cell office:value-type="string" calcext:value-type="string">
            <text:p>002104R B00C4C9</text:p>
          </table:table-cell>
          <table:table-cell office:value-type="string" calcext:value-type="string">
            <text:p>Wireless Video Receiver</text:p>
          </table:table-cell>
          <table:table-cell/>
          <table:table-cell office:value-type="string" calcext:value-type="string">
            <text:p>https://www.bhphotovideo.com/c/product/1601440-REG/hollyland_hl_mars_400s_pro_rx_mars_400s_sdi_hdmi_wireless.html</text:p>
          </table:table-cell>
          <table:table-cell office:value-type="string" calcext:value-type="string">
            <text:p>HOM400SPROR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50.694444444444" calcext:value-type="float">
            <text:p>450.694444444444</text:p>
          </table:table-cell>
          <table:table-cell table:number-columns-repeated="2"/>
          <table:table-cell office:value-type="string" calcext:value-type="string">
            <text:p>Hollyland Wireles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2</text:p>
          </table:table-cell>
          <table:table-cell/>
          <table:table-cell office:value-type="string" calcext:value-type="string">
            <text:p>MrbxZuaZTDcFapSLsDas9W</text:p>
          </table:table-cell>
          <table:table-cell office:value-type="string" calcext:value-type="string">
            <text:p>6eeeff19</text:p>
          </table:table-cell>
          <table:table-cell office:value-type="string" calcext:value-type="string">
            <text:p>https://attachments.cheqroomcdn.com/app/groups/PcxFCbYNX5ZroUMdZeaUs/fd9b8b6a-7c50-11ed-85d1-0a58a9feac02.jpg</text:p>
          </table:table-cell>
          <table:table-cell table:number-columns-repeated="11"/>
          <table:table-cell office:value-type="string" calcext:value-type="string">
            <text:p>002148R E00A8B9</text:p>
          </table:table-cell>
          <table:table-cell office:value-type="string" calcext:value-type="string">
            <text:p>Wireless Video Transmitter</text:p>
          </table:table-cell>
          <table:table-cell/>
          <table:table-cell office:value-type="string" calcext:value-type="string">
            <text:p>https://www.bhphotovideo.com/c/product/1596638-REG/hollyland_mars_400s_pro_sdi_hdmi.html</text:p>
          </table:table-cell>
          <table:table-cell office:value-type="string" calcext:value-type="string">
            <text:p>HOMARS400SP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-RX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28.472222222222" calcext:value-type="float">
            <text:p>228.472222222222</text:p>
          </table:table-cell>
          <table:table-cell table:number-columns-repeated="2"/>
          <table:table-cell office:value-type="string" calcext:value-type="string">
            <text:p>Hollyland Wireles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2</text:p>
          </table:table-cell>
          <table:table-cell/>
          <table:table-cell office:value-type="string" calcext:value-type="string">
            <text:p>PhwxdDJBMStjGjcSCgE7gh</text:p>
          </table:table-cell>
          <table:table-cell office:value-type="string" calcext:value-type="string">
            <text:p>6ef10c72</text:p>
          </table:table-cell>
          <table:table-cell office:value-type="string" calcext:value-type="string">
            <text:p>https://attachments.cheqroomcdn.com/app/groups/PcxFCbYNX5ZroUMdZeaUs/fe14428a-7c50-11ed-85d1-0a58a9feac02.jpg</text:p>
          </table:table-cell>
          <table:table-cell table:number-columns-repeated="11"/>
          <table:table-cell office:value-type="string" calcext:value-type="string">
            <text:p>002148R E00A9DE</text:p>
          </table:table-cell>
          <table:table-cell office:value-type="string" calcext:value-type="string">
            <text:p>Wireless Video Receiver</text:p>
          </table:table-cell>
          <table:table-cell/>
          <table:table-cell office:value-type="string" calcext:value-type="string">
            <text:p>https://www.bhphotovideo.com/c/product/1601440-REG/hollyland_hl_mars_400s_pro_rx_mars_400s_sdi_hdmi_wireless.html</text:p>
          </table:table-cell>
          <table:table-cell office:value-type="string" calcext:value-type="string">
            <text:p>HOM400SPROR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50.694444444444" calcext:value-type="float">
            <text:p>450.694444444444</text:p>
          </table:table-cell>
          <table:table-cell table:number-columns-repeated="2"/>
          <table:table-cell office:value-type="string" calcext:value-type="string">
            <text:p>Hollyland Wireless B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3</text:p>
          </table:table-cell>
          <table:table-cell/>
          <table:table-cell office:value-type="string" calcext:value-type="string">
            <text:p>gnHCt4tVKk2JSUkgDAFRu3</text:p>
          </table:table-cell>
          <table:table-cell office:value-type="string" calcext:value-type="string">
            <text:p>6ef4678f</text:p>
          </table:table-cell>
          <table:table-cell office:value-type="string" calcext:value-type="string">
            <text:p>https://attachments.cheqroomcdn.com/app/groups/PcxFCbYNX5ZroUMdZeaUs/fd9b8b6a-7c50-11ed-85d1-0a58a9feac02.jpg</text:p>
          </table:table-cell>
          <table:table-cell table:number-columns-repeated="11"/>
          <table:table-cell office:value-type="string" calcext:value-type="string">
            <text:p>002148T E00A93A</text:p>
          </table:table-cell>
          <table:table-cell office:value-type="string" calcext:value-type="string">
            <text:p>Wireless Video Transmitter</text:p>
          </table:table-cell>
          <table:table-cell/>
          <table:table-cell office:value-type="string" calcext:value-type="string">
            <text:p>https://www.bhphotovideo.com/c/product/1596638-REG/hollyland_mars_400s_pro_sdi_hdmi.html</text:p>
          </table:table-cell>
          <table:table-cell office:value-type="string" calcext:value-type="string">
            <text:p>HOMARS400SPR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-RX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28.472222222222" calcext:value-type="float">
            <text:p>228.472222222222</text:p>
          </table:table-cell>
          <table:table-cell table:number-columns-repeated="2"/>
          <table:table-cell office:value-type="string" calcext:value-type="string">
            <text:p>Hollyland Wireless B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3</text:p>
          </table:table-cell>
          <table:table-cell/>
          <table:table-cell office:value-type="string" calcext:value-type="string">
            <text:p>iCratQjSPHuSoXQMcFo8sE</text:p>
          </table:table-cell>
          <table:table-cell office:value-type="string" calcext:value-type="string">
            <text:p>6e5313b8</text:p>
          </table:table-cell>
          <table:table-cell office:value-type="string" calcext:value-type="string">
            <text:p>https://attachments.cheqroomcdn.com/app/groups/PcxFCbYNX5ZroUMdZeaUs/fe14428a-7c50-11ed-85d1-0a58a9feac02.jpg</text:p>
          </table:table-cell>
          <table:table-cell table:number-columns-repeated="11"/>
          <table:table-cell office:value-type="string" calcext:value-type="string">
            <text:p>002148R E00AA75</text:p>
          </table:table-cell>
          <table:table-cell office:value-type="string" calcext:value-type="string">
            <text:p>Wireless Video Receiver</text:p>
          </table:table-cell>
          <table:table-cell/>
          <table:table-cell office:value-type="string" calcext:value-type="string">
            <text:p>https://www.bhphotovideo.com/c/product/1601440-REG/hollyland_hl_mars_400s_pro_rx_mars_400s_sdi_hdmi_wireless.html</text:p>
          </table:table-cell>
          <table:table-cell office:value-type="string" calcext:value-type="string">
            <text:p>HOM400SPRORX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50.694444444444" calcext:value-type="float">
            <text:p>450.694444444444</text:p>
          </table:table-cell>
          <table:table-cell table:number-columns-repeated="2"/>
          <table:table-cell office:value-type="string" calcext:value-type="string">
            <text:p>Hollyland Wireless B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4</text:p>
          </table:table-cell>
          <table:table-cell/>
          <table:table-cell office:value-type="string" calcext:value-type="string">
            <text:p>ACk2gMMCsUoaCZoPvqEcZN</text:p>
          </table:table-cell>
          <table:table-cell office:value-type="string" calcext:value-type="string">
            <text:p>6e23522a</text:p>
          </table:table-cell>
          <table:table-cell office:value-type="string" calcext:value-type="string">
            <text:p>https://attachments.cheqroomcdn.com/app/groups/PcxFCbYNX5ZroUMdZeaUs/fd9b8b6a-7c50-11ed-85d1-0a58a9feac02.jpg</text:p>
          </table:table-cell>
          <table:table-cell table:number-columns-repeated="11"/>
          <table:table-cell office:value-type="string" calcext:value-type="string">
            <text:p>002148T E00A920</text:p>
          </table:table-cell>
          <table:table-cell office:value-type="string" calcext:value-type="string">
            <text:p>Wireless Video Transmitter</text:p>
          </table:table-cell>
          <table:table-cell/>
          <table:table-cell office:value-type="string" calcext:value-type="string">
            <text:p>https://www.bhphotovideo.com/c/product/1596638-REG/hollyland_mars_400s_pro_sdi_hdmi.html</text:p>
          </table:table-cell>
          <table:table-cell office:value-type="string" calcext:value-type="string">
            <text:p>HOMARS400SP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-RX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28.472222222222" calcext:value-type="float">
            <text:p>228.472222222222</text:p>
          </table:table-cell>
          <table:table-cell table:number-columns-repeated="2"/>
          <table:table-cell office:value-type="string" calcext:value-type="string">
            <text:p>Hollyland Wireless B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4</text:p>
          </table:table-cell>
          <table:table-cell/>
          <table:table-cell office:value-type="string" calcext:value-type="string">
            <text:p>aTFNfCvMPu4bmvyUHhUXVA</text:p>
          </table:table-cell>
          <table:table-cell office:value-type="string" calcext:value-type="string">
            <text:p>6e23bb6a</text:p>
          </table:table-cell>
          <table:table-cell office:value-type="string" calcext:value-type="string">
            <text:p>https://attachments.cheqroomcdn.com/app/groups/PcxFCbYNX5ZroUMdZeaUs/fe14428a-7c50-11ed-85d1-0a58a9feac02.jpg</text:p>
          </table:table-cell>
          <table:table-cell table:number-columns-repeated="11"/>
          <table:table-cell office:value-type="string" calcext:value-type="string">
            <text:p>002148R E00AA51</text:p>
          </table:table-cell>
          <table:table-cell office:value-type="string" calcext:value-type="string">
            <text:p>Wireless Video Receiver</text:p>
          </table:table-cell>
          <table:table-cell/>
          <table:table-cell office:value-type="string" calcext:value-type="string">
            <text:p>https://www.bhphotovideo.com/c/product/1601440-REG/hollyland_hl_mars_400s_pro_rx_mars_400s_sdi_hdmi_wireless.html</text:p>
          </table:table-cell>
          <table:table-cell office:value-type="string" calcext:value-type="string">
            <text:p>HOM400SPRORX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EYE-3G Electronic Viewfind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ORTKEYS</text:p>
          </table:table-cell>
          <table:table-cell office:value-type="string" calcext:value-type="string">
            <text:p>OEYE 3G EVF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371, -94.2147471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9:00</text:p>
          </table:table-cell>
          <table:table-cell/>
          <table:table-cell office:value-type="string" calcext:value-type="string">
            <text:p>4kBBDdCHtmDsSB7fsMKWyV</text:p>
          </table:table-cell>
          <table:table-cell office:value-type="string" calcext:value-type="string">
            <text:p>70cc9433, 129244e9</text:p>
          </table:table-cell>
          <table:table-cell office:value-type="string" calcext:value-type="string">
            <text:p>https://attachments.cheqroomcdn.com/app/groups/PcxFCbYNX5ZroUMdZeaUs/20e322ea-7c51-11ed-85d1-0a58a9feac02.jpg</text:p>
          </table:table-cell>
          <table:table-cell table:number-columns-repeated="11"/>
          <table:table-cell office:value-type="string" calcext:value-type="string">
            <text:p>US0007YN2203</text:p>
          </table:table-cell>
          <table:table-cell office:value-type="string" calcext:value-type="string">
            <text:p>EVF</text:p>
          </table:table-cell>
          <table:table-cell/>
          <table:table-cell office:value-type="string" calcext:value-type="string">
            <text:p>https://www.bhphotovideo.com/c/product/1472974-REG/portkeys_oeye_3g_evf_oeye_3g_electronic_viewfinder.html</text:p>
          </table:table-cell>
          <table:table-cell office:value-type="string" calcext:value-type="string">
            <text:p>POOEYE3GEVF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.5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oluber</text:p>
          </table:table-cell>
          <table:table-cell office:value-type="string" calcext:value-type="string">
            <text:p>1.5ft</text:p>
          </table:table-cell>
          <table:table-cell/>
          <table:table-cell office:value-type="float" office:value="9.49" calcext:value-type="float">
            <text:p>9.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YjSyNpSRhJr3iyKT2WZUbU</text:p>
          </table:table-cell>
          <table:table-cell/>
          <table:table-cell office:value-type="string" calcext:value-type="string">
            <text:p>https://attachments.cheqroomcdn.com/app/groups/PcxFCbYNX5ZroUMdZeaUs/1205bd1c-7d25-11ed-8929-0a58a9feac02.jpg</text:p>
          </table:table-cell>
          <table:table-cell office:value-type="string" calcext:value-type="string">
            <text:p>CW1-0012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183920105482</text:p>
          </table:table-cell>
          <table:table-cell/>
          <table:table-cell office:value-type="string" calcext:value-type="string">
            <text:p>Coluber Cable Pro Seri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1.5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oluber</text:p>
          </table:table-cell>
          <table:table-cell office:value-type="string" calcext:value-type="string">
            <text:p>1.5ft</text:p>
          </table:table-cell>
          <table:table-cell/>
          <table:table-cell office:value-type="float" office:value="9.49" calcext:value-type="float">
            <text:p>9.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11:51:08</text:p>
          </table:table-cell>
          <table:table-cell/>
          <table:table-cell office:value-type="string" calcext:value-type="string">
            <text:p>a7L5j7dQB38k6XD3a2hBM7</text:p>
          </table:table-cell>
          <table:table-cell/>
          <table:table-cell office:value-type="string" calcext:value-type="string">
            <text:p>https://attachments.cheqroomcdn.com/app/groups/PcxFCbYNX5ZroUMdZeaUs/1205bd1c-7d25-11ed-8929-0a58a9feac02.jpg</text:p>
          </table:table-cell>
          <table:table-cell office:value-type="string" calcext:value-type="string">
            <text:p>CW1-0005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183920105482</text:p>
          </table:table-cell>
          <table:table-cell/>
          <table:table-cell office:value-type="string" calcext:value-type="string">
            <text:p>Coluber Cable Pro Serie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.5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oluber</text:p>
          </table:table-cell>
          <table:table-cell office:value-type="string" calcext:value-type="string">
            <text:p>1.5ft</text:p>
          </table:table-cell>
          <table:table-cell/>
          <table:table-cell office:value-type="float" office:value="9.49" calcext:value-type="float">
            <text:p>9.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11:51:08</text:p>
          </table:table-cell>
          <table:table-cell/>
          <table:table-cell office:value-type="string" calcext:value-type="string">
            <text:p>szr6JN6p8dC9KcpyALRRHo</text:p>
          </table:table-cell>
          <table:table-cell/>
          <table:table-cell office:value-type="string" calcext:value-type="string">
            <text:p>https://attachments.cheqroomcdn.com/app/groups/PcxFCbYNX5ZroUMdZeaUs/1205bd1c-7d25-11ed-8929-0a58a9feac02.jpg</text:p>
          </table:table-cell>
          <table:table-cell office:value-type="string" calcext:value-type="string">
            <text:p>CW1-0006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183920105482</text:p>
          </table:table-cell>
          <table:table-cell/>
          <table:table-cell office:value-type="string" calcext:value-type="string">
            <text:p>Coluber Cable Pro Serie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3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3ft</text:p>
          </table:table-cell>
          <table:table-cell/>
          <table:table-cell office:value-type="float" office:value="9.99" calcext:value-type="float">
            <text:p>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AfGAETWPx8yTRazdg3387a</text:p>
          </table:table-cell>
          <table:table-cell/>
          <table:table-cell office:value-type="string" calcext:value-type="string">
            <text:p>https://attachments.cheqroomcdn.com/app/groups/PcxFCbYNX5ZroUMdZeaUs/19cfc1d2-7d25-11ed-9dce-0a58a9feac02.jpg</text:p>
          </table:table-cell>
          <table:table-cell office:value-type="string" calcext:value-type="string">
            <text:p>CW1-0007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1839201054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2m - 6ft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S3mKg2RFKhd6KoVENDdt4T</text:p>
          </table:table-cell>
          <table:table-cell/>
          <table:table-cell office:value-type="string" calcext:value-type="string">
            <text:p>https://attachments.cheqroomcdn.com/app/groups/PcxFCbYNX5ZroUMdZeaUs/20d9ec5a-7d25-11ed-9482-0a58a9feac02.jpg</text:p>
          </table:table-cell>
          <table:table-cell office:value-type="string" calcext:value-type="string">
            <text:p>CW1-0015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6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2m - 6ft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12:20:58</text:p>
          </table:table-cell>
          <table:table-cell/>
          <table:table-cell office:value-type="string" calcext:value-type="string">
            <text:p>fZq4w2H3idMafZ2r3f9bEX</text:p>
          </table:table-cell>
          <table:table-cell/>
          <table:table-cell office:value-type="string" calcext:value-type="string">
            <text:p>https://attachments.cheqroomcdn.com/app/groups/PcxFCbYNX5ZroUMdZeaUs/20d9ec5a-7d25-11ed-9482-0a58a9feac02.jpg</text:p>
          </table:table-cell>
          <table:table-cell office:value-type="string" calcext:value-type="string">
            <text:p>CW1-0008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6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2m - 6ft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12:20:58</text:p>
          </table:table-cell>
          <table:table-cell/>
          <table:table-cell office:value-type="string" calcext:value-type="string">
            <text:p>gB5JgezUXGrktafabdKcXn</text:p>
          </table:table-cell>
          <table:table-cell/>
          <table:table-cell office:value-type="string" calcext:value-type="string">
            <text:p>https://attachments.cheqroomcdn.com/app/groups/PcxFCbYNX5ZroUMdZeaUs/20d9ec5a-7d25-11ed-9482-0a58a9feac02.jpg</text:p>
          </table:table-cell>
          <table:table-cell office:value-type="string" calcext:value-type="string">
            <text:p>CW1-0009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6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2m - 6ft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1:14:11</text:p>
          </table:table-cell>
          <table:table-cell/>
          <table:table-cell office:value-type="string" calcext:value-type="string">
            <text:p>rm57oiJCxk25pV3ChmE4Wg</text:p>
          </table:table-cell>
          <table:table-cell/>
          <table:table-cell office:value-type="string" calcext:value-type="string">
            <text:p>https://attachments.cheqroomcdn.com/app/groups/PcxFCbYNX5ZroUMdZeaUs/20d9ec5a-7d25-11ed-9482-0a58a9feac02.jpg</text:p>
          </table:table-cell>
          <table:table-cell office:value-type="string" calcext:value-type="string">
            <text:p>CW1-0017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6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opul</text:p>
          </table:table-cell>
          <table:table-cell office:value-type="string" calcext:value-type="string">
            <text:p>M3006</text:p>
          </table:table-cell>
          <table:table-cell/>
          <table:table-cell office:value-type="float" office:value="17.95" calcext:value-type="float">
            <text:p>17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58, -94.1951064</text:p>
          </table:table-cell>
          <table:table-cell office:value-type="string" calcext:value-type="string">
            <text:p>Field Audio Recording Kit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6:43:49</text:p>
          </table:table-cell>
          <table:table-cell/>
          <table:table-cell office:value-type="string" calcext:value-type="string">
            <text:p>ntJWugnSZcD9CFGuZtRszR</text:p>
          </table:table-cell>
          <table:table-cell/>
          <table:table-cell office:value-type="string" calcext:value-type="string">
            <text:p>https://attachments.cheqroomcdn.com/app/groups/PcxFCbYNX5ZroUMdZeaUs/8767e2fa-d343-11ed-b94f-0a58a9feac02.jpg</text:p>
          </table:table-cell>
          <table:table-cell office:value-type="string" calcext:value-type="string">
            <text:p>CB1-0010</text:p>
          </table:table-cell>
          <table:table-cell table:number-columns-repeated="13"/>
          <table:table-cell office:value-type="string" calcext:value-type="string">
            <text:p>https://www.bhphotovideo.com/c/product/867219-REG/Kopul_m3010_Premium_Performance_3000_Series.html</text:p>
          </table:table-cell>
          <table:table-cell office:value-type="string" calcext:value-type="string">
            <text:p>KOM3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6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opul</text:p>
          </table:table-cell>
          <table:table-cell office:value-type="string" calcext:value-type="string">
            <text:p>M3006</text:p>
          </table:table-cell>
          <table:table-cell/>
          <table:table-cell office:value-type="float" office:value="17.95" calcext:value-type="float">
            <text:p>17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58, -94.1951064</text:p>
          </table:table-cell>
          <table:table-cell office:value-type="string" calcext:value-type="string">
            <text:p>Field Audio Recording Kit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6:51:49</text:p>
          </table:table-cell>
          <table:table-cell/>
          <table:table-cell office:value-type="string" calcext:value-type="string">
            <text:p>7SvAeP5h64MMRNpr7sxGgh</text:p>
          </table:table-cell>
          <table:table-cell/>
          <table:table-cell office:value-type="string" calcext:value-type="string">
            <text:p>https://attachments.cheqroomcdn.com/app/groups/PcxFCbYNX5ZroUMdZeaUs/8767e2fa-d343-11ed-b94f-0a58a9feac02.jpg</text:p>
          </table:table-cell>
          <table:table-cell office:value-type="string" calcext:value-type="string">
            <text:p>CB1-0009</text:p>
          </table:table-cell>
          <table:table-cell table:number-columns-repeated="13"/>
          <table:table-cell office:value-type="string" calcext:value-type="string">
            <text:p>https://www.bhphotovideo.com/c/product/867219-REG/Kopul_m3010_Premium_Performance_3000_Series.html</text:p>
          </table:table-cell>
          <table:table-cell office:value-type="string" calcext:value-type="string">
            <text:p>KOM3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opul</text:p>
          </table:table-cell>
          <table:table-cell office:value-type="string" calcext:value-type="string">
            <text:p>M3010</text:p>
          </table:table-cell>
          <table:table-cell/>
          <table:table-cell office:value-type="float" office:value="17.95" calcext:value-type="float">
            <text:p>17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6:42:34</text:p>
          </table:table-cell>
          <table:table-cell/>
          <table:table-cell office:value-type="string" calcext:value-type="string">
            <text:p>fJ7F9MqoeGGKhPuTGRNvE9</text:p>
          </table:table-cell>
          <table:table-cell/>
          <table:table-cell office:value-type="string" calcext:value-type="string">
            <text:p>https://attachments.cheqroomcdn.com/app/groups/PcxFCbYNX5ZroUMdZeaUs/4d284d9c-d342-11ed-8b15-0a58a9feac02.jpg</text:p>
          </table:table-cell>
          <table:table-cell office:value-type="string" calcext:value-type="string">
            <text:p>CB1-0007</text:p>
          </table:table-cell>
          <table:table-cell table:number-columns-repeated="13"/>
          <table:table-cell office:value-type="string" calcext:value-type="string">
            <text:p>https://www.bhphotovideo.com/c/product/867219-REG/Kopul_m3010_Premium_Performance_3000_Series.html</text:p>
          </table:table-cell>
          <table:table-cell office:value-type="string" calcext:value-type="string">
            <text:p>KOM30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opul</text:p>
          </table:table-cell>
          <table:table-cell office:value-type="string" calcext:value-type="string">
            <text:p>M3010</text:p>
          </table:table-cell>
          <table:table-cell/>
          <table:table-cell office:value-type="float" office:value="17.95" calcext:value-type="float">
            <text:p>17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6:42:34</text:p>
          </table:table-cell>
          <table:table-cell/>
          <table:table-cell office:value-type="string" calcext:value-type="string">
            <text:p>R7iy6zLsyq9b5fE4cjrpVQ</text:p>
          </table:table-cell>
          <table:table-cell/>
          <table:table-cell office:value-type="string" calcext:value-type="string">
            <text:p>https://attachments.cheqroomcdn.com/app/groups/PcxFCbYNX5ZroUMdZeaUs/4d284d9c-d342-11ed-8b15-0a58a9feac02.jpg</text:p>
          </table:table-cell>
          <table:table-cell office:value-type="string" calcext:value-type="string">
            <text:p>CB1-0008</text:p>
          </table:table-cell>
          <table:table-cell table:number-columns-repeated="13"/>
          <table:table-cell office:value-type="string" calcext:value-type="string">
            <text:p>https://www.bhphotovideo.com/c/product/867219-REG/Kopul_m3010_Premium_Performance_3000_Series.html</text:p>
          </table:table-cell>
          <table:table-cell office:value-type="string" calcext:value-type="string">
            <text:p>KOM30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6m - 20ft</text:p>
          </table:table-cell>
          <table:table-cell/>
          <table:table-cell office:value-type="float" office:value="7.47" calcext:value-type="float">
            <text:p>7.47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9rEYtTHxfy5VcFpVxMhSRS</text:p>
          </table:table-cell>
          <table:table-cell/>
          <table:table-cell office:value-type="string" calcext:value-type="string">
            <text:p>https://attachments.cheqroomcdn.com/app/groups/PcxFCbYNX5ZroUMdZeaUs/278ebd00-7d25-11ed-ba83-0a58a9feac02.jpg</text:p>
          </table:table-cell>
          <table:table-cell table:number-columns-repeated="12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ig Hog</text:p>
          </table:table-cell>
          <table:table-cell office:value-type="string" calcext:value-type="string">
            <text:p>PHM20</text:p>
          </table:table-cell>
          <table:table-cell/>
          <table:table-cell office:value-type="float" office:value="25.9" calcext:value-type="float">
            <text:p>25.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58, -94.1951064</text:p>
          </table:table-cell>
          <table:table-cell office:value-type="string" calcext:value-type="string">
            <text:p>Field Audio Recording Kit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7:13:42</text:p>
          </table:table-cell>
          <table:table-cell/>
          <table:table-cell office:value-type="string" calcext:value-type="string">
            <text:p>UkqFxVj6ch7eNN3YiDHYoe</text:p>
          </table:table-cell>
          <table:table-cell/>
          <table:table-cell office:value-type="string" calcext:value-type="string">
            <text:p>https://attachments.cheqroomcdn.com/app/groups/PcxFCbYNX5ZroUMdZeaUs/0ade707c-d4d9-11ed-83a6-0a58a9feac02.jpg</text:p>
          </table:table-cell>
          <table:table-cell office:value-type="string" calcext:value-type="string">
            <text:p>CB1-0006</text:p>
          </table:table-cell>
          <table:table-cell table:number-columns-repeated="13"/>
          <table:table-cell office:value-type="string" calcext:value-type="string">
            <text:p>https://www.bhphotovideo.com/c/product/1135396-REG/strukture_phm20_pig_hog_8mm_mic.html</text:p>
          </table:table-cell>
          <table:table-cell office:value-type="string" calcext:value-type="string">
            <text:p>PIPHM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8m - 25ft</text:p>
          </table:table-cell>
          <table:table-cell/>
          <table:table-cell office:value-type="float" office:value="9.46" calcext:value-type="float">
            <text:p>9.46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f3up3mhCngxS5abZRE5zdW</text:p>
          </table:table-cell>
          <table:table-cell/>
          <table:table-cell office:value-type="string" calcext:value-type="string">
            <text:p>https://attachments.cheqroomcdn.com/app/groups/PcxFCbYNX5ZroUMdZeaUs/2ecd4384-7d25-11ed-8929-0a58a9feac02.jpg</text:p>
          </table:table-cell>
          <table:table-cell office:value-type="string" calcext:value-type="string">
            <text:p>CW1-0013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8m - 25ft</text:p>
          </table:table-cell>
          <table:table-cell/>
          <table:table-cell office:value-type="float" office:value="9.46" calcext:value-type="float">
            <text:p>9.46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12:30:10</text:p>
          </table:table-cell>
          <table:table-cell/>
          <table:table-cell office:value-type="string" calcext:value-type="string">
            <text:p>KgasXNSyVMgT7HgtXV6QvW</text:p>
          </table:table-cell>
          <table:table-cell/>
          <table:table-cell office:value-type="string" calcext:value-type="string">
            <text:p>https://attachments.cheqroomcdn.com/app/groups/PcxFCbYNX5ZroUMdZeaUs/2ecd4384-7d25-11ed-8929-0a58a9feac02.jpg</text:p>
          </table:table-cell>
          <table:table-cell office:value-type="string" calcext:value-type="string">
            <text:p>CW1-0014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8m - 25ft</text:p>
          </table:table-cell>
          <table:table-cell/>
          <table:table-cell office:value-type="float" office:value="9.46" calcext:value-type="float">
            <text:p>9.46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12:30:10</text:p>
          </table:table-cell>
          <table:table-cell/>
          <table:table-cell office:value-type="string" calcext:value-type="string">
            <text:p>g6BN6TxwNXQ2U8Fj4XKxL6</text:p>
          </table:table-cell>
          <table:table-cell/>
          <table:table-cell office:value-type="string" calcext:value-type="string">
            <text:p>https://attachments.cheqroomcdn.com/app/groups/PcxFCbYNX5ZroUMdZeaUs/2ecd4384-7d25-11ed-8929-0a58a9feac02.jpg</text:p>
          </table:table-cell>
          <table:table-cell office:value-type="string" calcext:value-type="string">
            <text:p>CW1-0018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0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table:number-columns-repeated="3"/>
          <table:table-cell office:value-type="float" office:value="9.46" calcext:value-type="float">
            <text:p>9.46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Audio | Shotgun Mic and Blimp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18:12</text:p>
          </table:table-cell>
          <table:table-cell/>
          <table:table-cell office:value-type="string" calcext:value-type="string">
            <text:p>iGjq5kxEqmbPZtH8gYqtk3</text:p>
          </table:table-cell>
          <table:table-cell/>
          <table:table-cell office:value-type="string" calcext:value-type="string">
            <text:p>https://attachments.cheqroomcdn.com/app/groups/PcxFCbYNX5ZroUMdZeaUs/ac4a04d4-7d87-11ed-919a-0a58a9feac02.jpeg</text:p>
          </table:table-cell>
          <table:table-cell office:value-type="string" calcext:value-type="string">
            <text:p>CW1-0016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F 16-35mm f/2.8L II USM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1910B002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37358049295, -94.21447317760064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1:15:56</text:p>
          </table:table-cell>
          <table:table-cell/>
          <table:table-cell office:value-type="string" calcext:value-type="string">
            <text:p>Djbp9TfLM9zaTLHBRJpkpk</text:p>
          </table:table-cell>
          <table:table-cell/>
          <table:table-cell office:value-type="string" calcext:value-type="string">
            <text:p>https://attachments.cheqroomcdn.com/app/groups/PcxFCbYNX5ZroUMdZeaUs/e1418e9a-7cac-11ed-9b2e-0a58a9feac02.jpg</text:p>
          </table:table-cell>
          <table:table-cell office:value-type="string" calcext:value-type="string">
            <text:p>E2-020</text:p>
          </table:table-cell>
          <table:table-cell table:number-columns-repeated="13"/>
          <table:table-cell office:value-type="string" calcext:value-type="string">
            <text:p>https://www.bhphotovideo.com/c/product/486708-USA/Canon_1910B002AA_EF_16_35mm_f_2_8L_II.html?fromDisList=y</text:p>
          </table:table-cell>
          <table:table-cell office:value-type="string" calcext:value-type="string">
            <text:p>CA163528LEF2</text:p>
          </table:table-cell>
          <table:table-cell table:number-columns-repeated="3"/>
          <table:table-cell office:value-type="float" office:value="264305" calcext:value-type="float">
            <text:p>26430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18-35mm T2 High-Speed Zoom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igma</text:p>
          </table:table-cell>
          <table:table-cell office:value-type="float" office:value="210966" calcext:value-type="float">
            <text:p>210966</text:p>
          </table:table-cell>
          <table:table-cell/>
          <table:table-cell office:value-type="float" office:value="3999" calcext:value-type="float">
            <text:p>399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Lens Kit | Sigma Cin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5</text:p>
          </table:table-cell>
          <table:table-cell/>
          <table:table-cell office:value-type="string" calcext:value-type="string">
            <text:p>MmCYKaVf8j8eZqE63UsanN</text:p>
          </table:table-cell>
          <table:table-cell/>
          <table:table-cell office:value-type="string" calcext:value-type="string">
            <text:p>https://attachments.cheqroomcdn.com/app/groups/PcxFCbYNX5ZroUMdZeaUs/0c4d3bd6-7c51-11ed-85d1-0a58a9feac02.jpg</text:p>
          </table:table-cell>
          <table:table-cell office:value-type="string" calcext:value-type="string">
            <text:p>E2-017</text:p>
          </table:table-cell>
          <table:table-cell table:number-columns-repeated="11"/>
          <table:table-cell office:value-type="string" calcext:value-type="string">
            <text:p>18-35mm Zoom Cine Lens</text:p>
          </table:table-cell>
          <table:table-cell/>
          <table:table-cell office:value-type="string" calcext:value-type="string">
            <text:p>https://www.bhphotovideo.com/c/product/1324192-REG/sigma_210966_18_35mm_t2_cine_zoom.html</text:p>
          </table:table-cell>
          <table:table-cell office:value-type="string" calcext:value-type="string">
            <text:p>SI1835T2CEF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18-35mm Zoom Cine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inematics</text:p>
          </table:table-cell>
          <table:table-cell office:value-type="string" calcext:value-type="string">
            <text:p>210-101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Lens Kit | Zoom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0</text:p>
          </table:table-cell>
          <table:table-cell/>
          <table:table-cell office:value-type="string" calcext:value-type="string">
            <text:p>vFuyxQPTziSuSa2UULtR9K</text:p>
          </table:table-cell>
          <table:table-cell/>
          <table:table-cell office:value-type="string" calcext:value-type="string">
            <text:p>https://attachments.cheqroomcdn.com/app/groups/PcxFCbYNX5ZroUMdZeaUs/0991c920-7c51-11ed-85d1-0a58a9feac02.jpg</text:p>
          </table:table-cell>
          <table:table-cell office:value-type="string" calcext:value-type="string">
            <text:p>E2-026</text:p>
          </table:table-cell>
          <table:table-cell table:number-columns-repeated="11"/>
          <table:table-cell office:value-type="string" calcext:value-type="string">
            <text:p>18-35mm Zoom Cine Lens (Rehoused Sigma Lens)</text:p>
          </table:table-cell>
          <table:table-cell/>
          <table:table-cell office:value-type="string" calcext:value-type="string">
            <text:p>http://www.pchood.com/cinematics?product_id=3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18-35mm Zoom Cine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inematics</text:p>
          </table:table-cell>
          <table:table-cell office:value-type="string" calcext:value-type="string">
            <text:p>210-101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Zoom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4</text:p>
          </table:table-cell>
          <table:table-cell/>
          <table:table-cell office:value-type="string" calcext:value-type="string">
            <text:p>aV7vY6xgJPHNPWm6NvNn33</text:p>
          </table:table-cell>
          <table:table-cell/>
          <table:table-cell office:value-type="string" calcext:value-type="string">
            <text:p>https://attachments.cheqroomcdn.com/app/groups/PcxFCbYNX5ZroUMdZeaUs/0991c920-7c51-11ed-85d1-0a58a9feac02.jpg</text:p>
          </table:table-cell>
          <table:table-cell office:value-type="string" calcext:value-type="string">
            <text:p>E2-028</text:p>
          </table:table-cell>
          <table:table-cell table:number-columns-repeated="11"/>
          <table:table-cell office:value-type="string" calcext:value-type="string">
            <text:p>18-35mm Zoom Cine Lens (Rehoused Sigma Lens)</text:p>
          </table:table-cell>
          <table:table-cell/>
          <table:table-cell office:value-type="string" calcext:value-type="string">
            <text:p>http://www.pchood.com/cinematics?product_id=37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24-70mm f/2.8L II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5175B002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18.75" calcext:value-type="float">
            <text:p>1318.75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1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51</text:p>
          </table:table-cell>
          <table:table-cell/>
          <table:table-cell office:value-type="string" calcext:value-type="string">
            <text:p>naRkKdBHkm9FvR3oQJrXDE</text:p>
          </table:table-cell>
          <table:table-cell/>
          <table:table-cell office:value-type="string" calcext:value-type="string">
            <text:p>https://attachments.cheqroomcdn.com/app/groups/PcxFCbYNX5ZroUMdZeaUs/f7c7b434-7c50-11ed-85d1-0a58a9feac02.jpg</text:p>
          </table:table-cell>
          <table:table-cell office:value-type="string" calcext:value-type="string">
            <text:p>D1-0038</text:p>
          </table:table-cell>
          <table:table-cell table:number-columns-repeated="10"/>
          <table:table-cell office:value-type="float" office:value="916001550" calcext:value-type="float">
            <text:p>916001550</text:p>
          </table:table-cell>
          <table:table-cell office:value-type="string" calcext:value-type="string">
            <text:p>Lens</text:p>
          </table:table-cell>
          <table:table-cell/>
          <table:table-cell office:value-type="string" calcext:value-type="string">
            <text:p>https://www.bhphotovideo.com/c/product/843008-GREY/Canon_5175B002_EF_24_70mm_f_2_8L_II.html</text:p>
          </table:table-cell>
          <table:table-cell office:value-type="string" calcext:value-type="string">
            <text:p>CA247028LI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24-70mm f/2.8L II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5175B002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18.75" calcext:value-type="float">
            <text:p>1318.75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2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52</text:p>
          </table:table-cell>
          <table:table-cell/>
          <table:table-cell office:value-type="string" calcext:value-type="string">
            <text:p>VL2MQg7csqbMoEifrwEG2S</text:p>
          </table:table-cell>
          <table:table-cell/>
          <table:table-cell office:value-type="string" calcext:value-type="string">
            <text:p>https://attachments.cheqroomcdn.com/app/groups/PcxFCbYNX5ZroUMdZeaUs/f7c7b434-7c50-11ed-85d1-0a58a9feac02.jpg</text:p>
          </table:table-cell>
          <table:table-cell office:value-type="string" calcext:value-type="string">
            <text:p>D1-0029</text:p>
          </table:table-cell>
          <table:table-cell table:number-columns-repeated="10"/>
          <table:table-cell office:value-type="float" office:value="1016000850" calcext:value-type="float">
            <text:p>1016000850</text:p>
          </table:table-cell>
          <table:table-cell office:value-type="string" calcext:value-type="string">
            <text:p>Lens</text:p>
          </table:table-cell>
          <table:table-cell/>
          <table:table-cell office:value-type="string" calcext:value-type="string">
            <text:p>https://www.bhphotovideo.com/c/product/843008-GREY/Canon_5175B002_EF_24_70mm_f_2_8L_II.html</text:p>
          </table:table-cell>
          <table:table-cell office:value-type="string" calcext:value-type="string">
            <text:p>CA247028LII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24-70mm f/2.8L II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5175B002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18.75" calcext:value-type="float">
            <text:p>1318.75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3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52</text:p>
          </table:table-cell>
          <table:table-cell/>
          <table:table-cell office:value-type="string" calcext:value-type="string">
            <text:p>mpxvFzySH3CdCDSyNVKUNe</text:p>
          </table:table-cell>
          <table:table-cell/>
          <table:table-cell office:value-type="string" calcext:value-type="string">
            <text:p>https://attachments.cheqroomcdn.com/app/groups/PcxFCbYNX5ZroUMdZeaUs/f7c7b434-7c50-11ed-85d1-0a58a9feac02.jpg</text:p>
          </table:table-cell>
          <table:table-cell office:value-type="string" calcext:value-type="string">
            <text:p>D1-0002</text:p>
          </table:table-cell>
          <table:table-cell table:number-columns-repeated="10"/>
          <table:table-cell office:value-type="float" office:value="1216001751" calcext:value-type="float">
            <text:p>1216001751</text:p>
          </table:table-cell>
          <table:table-cell office:value-type="string" calcext:value-type="string">
            <text:p>Lens</text:p>
          </table:table-cell>
          <table:table-cell/>
          <table:table-cell office:value-type="string" calcext:value-type="string">
            <text:p>https://www.bhphotovideo.com/c/product/843008-GREY/Canon_5175B002_EF_24_70mm_f_2_8L_II.html</text:p>
          </table:table-cell>
          <table:table-cell office:value-type="string" calcext:value-type="string">
            <text:p>CA247028LII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F 28-135mm f/3.5-5.6 IS USM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2562A002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18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1:21:06</text:p>
          </table:table-cell>
          <table:table-cell/>
          <table:table-cell office:value-type="string" calcext:value-type="string">
            <text:p>y3Gy6RUecqE7jFKdzw4Fu7</text:p>
          </table:table-cell>
          <table:table-cell/>
          <table:table-cell office:value-type="string" calcext:value-type="string">
            <text:p>https://attachments.cheqroomcdn.com/app/groups/PcxFCbYNX5ZroUMdZeaUs/6db7ccf4-7cad-11ed-a37b-0a58a9feac02.jpg</text:p>
          </table:table-cell>
          <table:table-cell office:value-type="string" calcext:value-type="string">
            <text:p>E2-019</text:p>
          </table:table-cell>
          <table:table-cell table:number-columns-repeated="10"/>
          <table:table-cell office:value-type="float" office:value="96101805" calcext:value-type="float">
            <text:p>96101805</text:p>
          </table:table-cell>
          <table:table-cell table:number-columns-repeated="2"/>
          <table:table-cell office:value-type="string" calcext:value-type="string">
            <text:p>https://www.bhphotovideo.com/c/product/802633370-USE/canon_2562a002_ef_28_135mm_f_3_5_5_6_is.html</text:p>
          </table:table-cell>
          <table:table-cell office:value-type="float" office:value="2633370" calcext:value-type="float">
            <text:p>2633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 50-100mm T2 High-Speed Zoom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igma</text:p>
          </table:table-cell>
          <table:table-cell office:value-type="float" office:value="693966" calcext:value-type="float">
            <text:p>693966</text:p>
          </table:table-cell>
          <table:table-cell/>
          <table:table-cell office:value-type="float" office:value="3999" calcext:value-type="float">
            <text:p>399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Lens Kit | Sigma Cin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6</text:p>
          </table:table-cell>
          <table:table-cell/>
          <table:table-cell office:value-type="string" calcext:value-type="string">
            <text:p>37m5kk8BirZz8BqrV8J3KP</text:p>
          </table:table-cell>
          <table:table-cell/>
          <table:table-cell office:value-type="string" calcext:value-type="string">
            <text:p>https://attachments.cheqroomcdn.com/app/groups/PcxFCbYNX5ZroUMdZeaUs/0cc8a780-7c51-11ed-85d1-0a58a9feac02.jpg</text:p>
          </table:table-cell>
          <table:table-cell office:value-type="string" calcext:value-type="string">
            <text:p>E2-016</text:p>
          </table:table-cell>
          <table:table-cell table:number-columns-repeated="11"/>
          <table:table-cell office:value-type="string" calcext:value-type="string">
            <text:p>50-100mm Zoom Cine Lens</text:p>
          </table:table-cell>
          <table:table-cell/>
          <table:table-cell office:value-type="string" calcext:value-type="string">
            <text:p>https://www.bhphotovideo.com/c/product/1324194-REG/sigma_693966_50_100mm_t2_cine_zoom.html</text:p>
          </table:table-cell>
          <table:table-cell office:value-type="string" calcext:value-type="string">
            <text:p>SI50100T2CE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50-100mm Zoom Cine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inematics</text:p>
          </table:table-cell>
          <table:table-cell office:value-type="float" office:value="693954" calcext:value-type="float">
            <text:p>693954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Lens Kit | Zoom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1</text:p>
          </table:table-cell>
          <table:table-cell/>
          <table:table-cell office:value-type="string" calcext:value-type="string">
            <text:p>GggVDjf4sniepgAP58swJn</text:p>
          </table:table-cell>
          <table:table-cell/>
          <table:table-cell office:value-type="string" calcext:value-type="string">
            <text:p>https://attachments.cheqroomcdn.com/app/groups/PcxFCbYNX5ZroUMdZeaUs/0a7555be-7c51-11ed-85d1-0a58a9feac02.jpg</text:p>
          </table:table-cell>
          <table:table-cell office:value-type="string" calcext:value-type="string">
            <text:p>E2-027</text:p>
          </table:table-cell>
          <table:table-cell table:number-columns-repeated="11"/>
          <table:table-cell office:value-type="string" calcext:value-type="string">
            <text:p>50-100mm Zoom Cine Lens (Rehoused Sigma Lens)</text:p>
          </table:table-cell>
          <table:table-cell/>
          <table:table-cell office:value-type="string" calcext:value-type="string">
            <text:p>http://www.pchood.com/cinematics?product_id=35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50-100mm Zoom Cine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inematics</text:p>
          </table:table-cell>
          <table:table-cell office:value-type="float" office:value="693954" calcext:value-type="float">
            <text:p>693954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Lens Kit | Zoom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4</text:p>
          </table:table-cell>
          <table:table-cell/>
          <table:table-cell office:value-type="string" calcext:value-type="string">
            <text:p>ZRKMWjDcJ2ZXRtoStjNbgn</text:p>
          </table:table-cell>
          <table:table-cell/>
          <table:table-cell office:value-type="string" calcext:value-type="string">
            <text:p>https://attachments.cheqroomcdn.com/app/groups/PcxFCbYNX5ZroUMdZeaUs/0a7555be-7c51-11ed-85d1-0a58a9feac02.jpg</text:p>
          </table:table-cell>
          <table:table-cell office:value-type="string" calcext:value-type="string">
            <text:p>E2-029</text:p>
          </table:table-cell>
          <table:table-cell table:number-columns-repeated="11"/>
          <table:table-cell office:value-type="string" calcext:value-type="string">
            <text:p>50-100mm Zoom Cine Lens (Rehoused Sigma Lens)</text:p>
          </table:table-cell>
          <table:table-cell/>
          <table:table-cell office:value-type="string" calcext:value-type="string">
            <text:p>http://www.pchood.com/cinematics?product_id=35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70-200mm f/2.8L IS II USM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2751B002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7</text:p>
          </table:table-cell>
          <table:table-cell/>
          <table:table-cell office:value-type="string" calcext:value-type="string">
            <text:p>HLbh6wHvZLsnt6y9QGzzTD</text:p>
          </table:table-cell>
          <table:table-cell/>
          <table:table-cell office:value-type="string" calcext:value-type="string">
            <text:p>https://attachments.cheqroomcdn.com/app/groups/PcxFCbYNX5ZroUMdZeaUs/072ce00c-7c51-11ed-85d1-0a58a9feac02.jpg</text:p>
          </table:table-cell>
          <table:table-cell table:number-columns-repeated="11"/>
          <table:table-cell office:value-type="float" office:value="3910007758" calcext:value-type="float">
            <text:p>3910007758</text:p>
          </table:table-cell>
          <table:table-cell office:value-type="string" calcext:value-type="string">
            <text:p>70-200mm Zoom Photo Lens</text:p>
          </table:table-cell>
          <table:table-cell/>
          <table:table-cell office:value-type="string" calcext:value-type="string">
            <text:p>https://www.bhphotovideo.com/c/product/680103-USA/Canon_2751B002_EF_70_200mm_f_2_8L_IS.html?fromDisList=y</text:p>
          </table:table-cell>
          <table:table-cell office:value-type="string" calcext:value-type="string">
            <text:p>CA7020028LIQ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70-200mm f/2.8L IS II USM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2751B002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8</text:p>
          </table:table-cell>
          <table:table-cell/>
          <table:table-cell office:value-type="string" calcext:value-type="string">
            <text:p>ehbEeVvAtbvtCT2bsuH4TN</text:p>
          </table:table-cell>
          <table:table-cell/>
          <table:table-cell office:value-type="string" calcext:value-type="string">
            <text:p>https://attachments.cheqroomcdn.com/app/groups/PcxFCbYNX5ZroUMdZeaUs/072ce00c-7c51-11ed-85d1-0a58a9feac02.jpg</text:p>
          </table:table-cell>
          <table:table-cell office:value-type="string" calcext:value-type="string">
            <text:p>E2-013</text:p>
          </table:table-cell>
          <table:table-cell table:number-columns-repeated="10"/>
          <table:table-cell office:value-type="float" office:value="3910007819" calcext:value-type="float">
            <text:p>3910007819</text:p>
          </table:table-cell>
          <table:table-cell office:value-type="string" calcext:value-type="string">
            <text:p>70-200mm Zoom Photo Lens</text:p>
          </table:table-cell>
          <table:table-cell/>
          <table:table-cell office:value-type="string" calcext:value-type="string">
            <text:p>https://www.bhphotovideo.com/c/product/680103-USA/Canon_2751B002_EF_70_200mm_f_2_8L_IS.html?fromDisList=y</text:p>
          </table:table-cell>
          <table:table-cell office:value-type="string" calcext:value-type="string">
            <text:p>CA7020028LIQ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-S 17-55mm f/2.8 IS USM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1242B002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655469, -94.214771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6</text:p>
          </table:table-cell>
          <table:table-cell/>
          <table:table-cell office:value-type="string" calcext:value-type="string">
            <text:p>MGYgf7BmeJwfvbtq6aUxtk</text:p>
          </table:table-cell>
          <table:table-cell/>
          <table:table-cell office:value-type="string" calcext:value-type="string">
            <text:p>https://attachments.cheqroomcdn.com/app/groups/PcxFCbYNX5ZroUMdZeaUs/06a02932-7c51-11ed-85d1-0a58a9feac02.jpg</text:p>
          </table:table-cell>
          <table:table-cell office:value-type="string" calcext:value-type="string">
            <text:p>E2-024</text:p>
          </table:table-cell>
          <table:table-cell table:number-columns-repeated="10"/>
          <table:table-cell office:value-type="float" office:value="41170486" calcext:value-type="float">
            <text:p>41170486</text:p>
          </table:table-cell>
          <table:table-cell office:value-type="string" calcext:value-type="string">
            <text:p>17-55mm Zoom Photo Lens</text:p>
          </table:table-cell>
          <table:table-cell/>
          <table:table-cell office:value-type="string" calcext:value-type="string">
            <text:p>https://www.bhphotovideo.com/c/product/425812-USA/Canon_1242B002AA_EF_S_17_55mm_f_2_8_IS.html</text:p>
          </table:table-cell>
          <table:table-cell office:value-type="string" calcext:value-type="string">
            <text:p>CA175528I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-S 17-55mm f/2.8 IS USM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1242B002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6</text:p>
          </table:table-cell>
          <table:table-cell/>
          <table:table-cell office:value-type="string" calcext:value-type="string">
            <text:p>53TLXM9zWQqQYn5hfvTBkc</text:p>
          </table:table-cell>
          <table:table-cell/>
          <table:table-cell office:value-type="string" calcext:value-type="string">
            <text:p>https://attachments.cheqroomcdn.com/app/groups/PcxFCbYNX5ZroUMdZeaUs/06a02932-7c51-11ed-85d1-0a58a9feac02.jpg</text:p>
          </table:table-cell>
          <table:table-cell table:number-columns-repeated="11"/>
          <table:table-cell office:value-type="float" office:value="41171080" calcext:value-type="float">
            <text:p>41171080</text:p>
          </table:table-cell>
          <table:table-cell office:value-type="string" calcext:value-type="string">
            <text:p>17-55mm Zoom Photo Lens</text:p>
          </table:table-cell>
          <table:table-cell/>
          <table:table-cell office:value-type="string" calcext:value-type="string">
            <text:p>https://www.bhphotovideo.com/c/product/425812-USA/Canon_1242B002AA_EF_S_17_55mm_f_2_8_IS.html</text:p>
          </table:table-cell>
          <table:table-cell office:value-type="string" calcext:value-type="string">
            <text:p>CA175528I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F 28-70mm f/2L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2965C002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152.08333333333" calcext:value-type="float">
            <text:p>2152.08333333333</text:p>
          </table:table-cell>
          <table:table-cell table:number-columns-repeated="2"/>
          <table:table-cell office:value-type="string" calcext:value-type="string">
            <text:p>Portl Kit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8</text:p>
          </table:table-cell>
          <table:table-cell/>
          <table:table-cell office:value-type="string" calcext:value-type="string">
            <text:p>JTp4PVaBGrVWmTPyEfS7zh</text:p>
          </table:table-cell>
          <table:table-cell/>
          <table:table-cell office:value-type="string" calcext:value-type="string">
            <text:p>https://attachments.cheqroomcdn.com/app/groups/PcxFCbYNX5ZroUMdZeaUs/fc3769c4-7c50-11ed-85d1-0a58a9feac02.jpg</text:p>
          </table:table-cell>
          <table:table-cell table:number-columns-repeated="11"/>
          <table:table-cell office:value-type="float" office:value="1320000915" calcext:value-type="float">
            <text:p>1320000915</text:p>
          </table:table-cell>
          <table:table-cell office:value-type="string" calcext:value-type="string">
            <text:p>Lens</text:p>
          </table:table-cell>
          <table:table-cell/>
          <table:table-cell office:value-type="string" calcext:value-type="string">
            <text:p>https://www.bhphotovideo.com/c/product/1433713-REG/canon_rf_28_70mm_f_2l_usm.html</text:p>
          </table:table-cell>
          <table:table-cell office:value-type="string" calcext:value-type="string">
            <text:p>CA28702LR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0" table:target-range-address="'items-2023-08-12 21_06_57'.A1:'items-2023-08-12 21_06_57'.AQ78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 style:data-style-name="N2" text:time-value="05:22:23.0766857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3-09-18T02:01:15.912983292</dc:date>
    <meta:editing-duration>P2DT1H36S</meta:editing-duration>
    <meta:editing-cycles>22</meta:editing-cycles>
    <meta:document-statistic meta:table-count="1" meta:cell-count="13503" meta:object-count="0"/>
  </office:meta>
</office:document-meta>
</file>